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sine Nerd Font Mono" svg:font-family="'Cousine Nerd Font Mono'" style:font-pitch="fixed"/>
    <style:font-face style:name="JetBrains Mono" svg:font-family="'JetBrains Mono'" style:font-pitch="fixed"/>
    <style:font-face style:name="JetBrains Mono1" svg:font-family="'JetBrains Mono'" style:font-family-generic="roman" style:font-pitch="variable"/>
    <style:font-face style:name="JetBrainsMono NF" svg:font-family="'JetBrainsMono NF'" style:font-pitch="fixed"/>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29b662"/>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4"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5"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3a08bc" officeooo:paragraph-rsid="003a08bc" style:font-name-asian="Noto Sans CJK SC" style:font-size-asian="28pt" style:font-weight-asian="bold" style:font-name-complex="Lohit Devanagari1" style:font-size-complex="28pt" style:font-weight-complex="bold"/>
    </style:style>
    <style:style style:name="P6" style:family="paragraph" style:parent-style-name="Table_20_Contents">
      <style:paragraph-properties fo:text-align="end" style:justify-single-word="false"/>
      <style:text-properties officeooo:rsid="003a08bc" officeooo:paragraph-rsid="003a08bc"/>
    </style:style>
    <style:style style:name="P7" style:family="paragraph" style:parent-style-name="Text_20_body">
      <style:text-properties fo:language="es" fo:country="ES" officeooo:rsid="004ac11d" officeooo:paragraph-rsid="004ac11d"/>
    </style:style>
    <style:style style:name="P8" style:family="paragraph" style:parent-style-name="Standard">
      <style:text-properties fo:language="es" fo:country="ES" officeooo:rsid="00384ff8" officeooo:paragraph-rsid="0034d7ab" style:language-asian="zxx" style:country-asian="none" style:language-complex="zxx" style:country-complex="none"/>
    </style:style>
    <style:style style:name="P9" style:family="paragraph" style:parent-style-name="Text_20_body">
      <style:text-properties fo:language="es" fo:country="ES" officeooo:paragraph-rsid="0048d3c6" style:language-asian="zxx" style:country-asian="none" style:language-complex="zxx" style:country-complex="none"/>
    </style:style>
    <style:style style:name="P10" style:family="paragraph" style:parent-style-name="Text_20_body">
      <style:text-properties fo:language="es" fo:country="ES" officeooo:rsid="00529df3" officeooo:paragraph-rsid="00529df3" style:language-asian="zxx" style:country-asian="none" style:language-complex="zxx" style:country-complex="none"/>
    </style:style>
    <style:style style:name="P11" style:family="paragraph" style:parent-style-name="Text_20_body">
      <style:text-properties fo:language="es" fo:country="ES" officeooo:rsid="0052e5ac" officeooo:paragraph-rsid="0052e5ac" style:language-asian="zxx" style:country-asian="none" style:language-complex="zxx" style:country-complex="none"/>
    </style:style>
    <style:style style:name="P12" style:family="paragraph" style:parent-style-name="Text_20_body">
      <style:text-properties fo:language="es" fo:country="ES" officeooo:rsid="00585b63" officeooo:paragraph-rsid="005a411c" style:language-asian="zxx" style:country-asian="none" style:language-complex="zxx" style:country-complex="none"/>
    </style:style>
    <style:style style:name="P13" style:family="paragraph" style:parent-style-name="Text_20_body">
      <style:text-properties fo:language="es" fo:country="ES" officeooo:rsid="00585b63" officeooo:paragraph-rsid="00585b63" style:language-asian="zxx" style:country-asian="none" style:language-complex="zxx" style:country-complex="none"/>
    </style:style>
    <style:style style:name="P14" style:family="paragraph" style:parent-style-name="Text_20_body">
      <style:text-properties fo:language="es" fo:country="ES" officeooo:rsid="005bd0ac" officeooo:paragraph-rsid="005bd0ac" style:language-asian="zxx" style:country-asian="none" style:language-complex="zxx" style:country-complex="none"/>
    </style:style>
    <style:style style:name="P15" style:family="paragraph" style:parent-style-name="Text_20_body">
      <style:text-properties fo:language="es" fo:country="ES" fo:font-weight="normal" officeooo:rsid="00408625" officeooo:paragraph-rsid="005589ae" style:font-weight-asian="normal" style:font-weight-complex="normal"/>
    </style:style>
    <style:style style:name="P16" style:family="paragraph" style:parent-style-name="Text_20_body">
      <style:text-properties fo:language="es" fo:country="ES" fo:font-weight="normal" officeooo:rsid="002ca5ea" officeooo:paragraph-rsid="002ca5ea" style:language-asian="zxx" style:country-asian="none" style:font-weight-asian="normal" style:language-complex="zxx" style:country-complex="none" style:font-weight-complex="normal"/>
    </style:style>
    <style:style style:name="P17" style:family="paragraph" style:parent-style-name="Text_20_body">
      <style:text-properties fo:language="es" fo:country="ES" fo:font-weight="normal" officeooo:rsid="002e34a1" officeooo:paragraph-rsid="002e34a1" style:language-asian="zxx" style:country-asian="none" style:font-weight-asian="normal" style:language-complex="zxx" style:country-complex="none" style:font-weight-complex="normal"/>
    </style:style>
    <style:style style:name="P18" style:family="paragraph" style:parent-style-name="Text_20_body">
      <style:text-properties fo:language="es" fo:country="ES" fo:font-weight="normal" officeooo:rsid="00408625" officeooo:paragraph-rsid="005589ae" style:language-asian="zxx" style:country-asian="none" style:font-weight-asian="normal" style:language-complex="zxx" style:country-complex="none" style:font-weight-complex="normal"/>
    </style:style>
    <style:style style:name="P19" style:family="paragraph" style:parent-style-name="Text_20_body">
      <style:text-properties fo:language="es" fo:country="ES" fo:font-weight="bold" officeooo:paragraph-rsid="002ca5ea" style:language-asian="zxx" style:country-asian="none" style:font-weight-asian="bold" style:language-complex="zxx" style:country-complex="none" style:font-weight-complex="bold"/>
    </style:style>
    <style:style style:name="P20" style:family="paragraph" style:parent-style-name="Text_20_body">
      <style:text-properties fo:language="es" fo:country="ES" fo:font-weight="bold" officeooo:paragraph-rsid="0033e41f" style:language-asian="zxx" style:country-asian="none" style:font-weight-asian="bold" style:language-complex="zxx" style:country-complex="none" style:font-weight-complex="bold"/>
    </style:style>
    <style:style style:name="P21" style:family="paragraph" style:parent-style-name="Text_20_body">
      <style:text-properties fo:language="es" fo:country="ES" fo:font-weight="bold" officeooo:paragraph-rsid="0048d3c6" style:language-asian="zxx" style:country-asian="none" style:font-weight-asian="bold" style:language-complex="zxx" style:country-complex="none" style:font-weight-complex="bold"/>
    </style:style>
    <style:style style:name="P22" style:family="paragraph" style:parent-style-name="Text_20_body">
      <style:text-properties fo:language="es" fo:country="ES" fo:font-weight="bold" officeooo:rsid="004ac11d" officeooo:paragraph-rsid="004ac11d" style:font-weight-asian="bold" style:font-weight-complex="bold"/>
    </style:style>
    <style:style style:name="P23" style:family="paragraph" style:parent-style-name="Text_20_body">
      <style:text-properties fo:language="es" fo:country="ES" fo:font-weight="bold" officeooo:paragraph-rsid="004ac11d" style:font-weight-asian="bold" style:font-weight-complex="bold"/>
    </style:style>
    <style:style style:name="P24" style:family="paragraph" style:parent-style-name="Text_20_body">
      <style:text-properties fo:language="es" fo:country="ES" officeooo:rsid="0052e5ac" officeooo:paragraph-rsid="0052e5ac"/>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6929in" style:type="right" style:leader-style="dotted" style:leader-text="."/>
        </style:tab-stops>
      </style:paragraph-properties>
    </style:style>
    <style:style style:name="P27" style:family="paragraph" style:parent-style-name="Contents_20_3">
      <style:paragraph-properties>
        <style:tab-stops>
          <style:tab-stop style:position="6.6929in" style:type="right" style:leader-style="dotted" style:leader-text="."/>
        </style:tab-stops>
      </style:paragraph-properties>
    </style:style>
    <style:style style:name="P28" style:family="paragraph" style:parent-style-name="Contents_20_4">
      <style:paragraph-properties>
        <style:tab-stops>
          <style:tab-stop style:position="6.6929in" style:type="right" style:leader-style="dotted" style:leader-text="."/>
        </style:tab-stops>
      </style:paragraph-properties>
    </style:style>
    <style:style style:name="P29" style:family="paragraph" style:parent-style-name="Standard">
      <loext:graphic-properties draw:fill="solid" draw:fill-color="#1e1f22"/>
      <style:paragraph-properties fo:background-color="#1e1f22" fo:padding="0in" fo:border="none" style:shadow="none"/>
      <style:text-properties fo:language="zxx" fo:country="none" style:language-asian="zxx" style:country-asian="none" style:language-complex="zxx" style:country-complex="none"/>
    </style:style>
    <style:style style:name="P30" style:family="paragraph" style:parent-style-name="Text_20_body">
      <style:paragraph-properties fo:line-height="115%"/>
      <style:text-properties fo:language="zxx" fo:country="none" style:language-asian="zxx" style:country-asian="none" style:language-complex="zxx" style:country-complex="none"/>
    </style:style>
    <style:style style:name="P31" style:family="paragraph" style:parent-style-name="Text_20_body">
      <style:text-properties officeooo:rsid="004e065e" officeooo:paragraph-rsid="004e065e"/>
    </style:style>
    <style:style style:name="P32" style:family="paragraph" style:parent-style-name="Text_20_body">
      <style:paragraph-properties fo:margin-top="0in" fo:margin-bottom="0in" style:contextual-spacing="false" fo:line-height="100%"/>
      <style:text-properties style:font-name="Cousine Nerd Font Mono" fo:font-size="10pt" fo:language="zxx" fo:country="none" officeooo:rsid="0034d7ab" officeooo:paragraph-rsid="0034d7ab" style:font-size-asian="10pt" style:language-asian="zxx" style:country-asian="none" style:font-size-complex="10pt" style:language-complex="zxx" style:country-complex="none"/>
    </style:style>
    <style:style style:name="P33" style:family="paragraph" style:parent-style-name="Text_20_body">
      <style:paragraph-properties fo:margin-top="0in" fo:margin-bottom="0in" style:contextual-spacing="false" fo:text-align="start" style:justify-single-word="false"/>
      <style:text-properties style:font-name="Cousine Nerd Font Mono" fo:font-size="10pt" fo:language="zxx" fo:country="none" officeooo:paragraph-rsid="003deb03" style:font-size-asian="10pt" style:language-asian="zxx" style:country-asian="none" style:font-size-complex="10pt" style:language-complex="zxx" style:country-complex="none"/>
    </style:style>
    <style:style style:name="P34" style:family="paragraph" style:parent-style-name="Text_20_body">
      <style:paragraph-properties fo:margin-top="0in" fo:margin-bottom="0in" style:contextual-spacing="false" fo:text-align="start" style:justify-single-word="false"/>
      <style:text-properties fo:color="#000000" loext:opacity="100%" style:font-name="Cousine Nerd Font Mono" fo:font-size="10pt" fo:language="zxx" fo:country="none" officeooo:rsid="0035b271" officeooo:paragraph-rsid="003deb03" fo:background-color="transparent" style:font-size-asian="10pt" style:language-asian="zxx" style:country-asian="none" style:font-size-complex="10pt" style:language-complex="zxx" style:country-complex="none"/>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officeooo:rsid="004fb5b5" officeooo:paragraph-rsid="004fb5b5"/>
    </style:style>
    <style:style style:name="P37" style:family="paragraph" style:parent-style-name="Text_20_body">
      <style:text-properties officeooo:paragraph-rsid="004fef93"/>
    </style:style>
    <style:style style:name="P38" style:family="paragraph" style:parent-style-name="Text_20_body">
      <style:text-properties officeooo:rsid="0051884e" officeooo:paragraph-rsid="0051884e"/>
    </style:style>
    <style:style style:name="P39" style:family="paragraph" style:parent-style-name="Text_20_body">
      <style:text-properties officeooo:rsid="00529df3" officeooo:paragraph-rsid="00529df3"/>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6929in" style:type="right" style:leader-style="dotted" style:leader-text="."/>
        </style:tab-stops>
      </style:paragraph-properties>
    </style:style>
    <style:style style:name="P42" style:family="paragraph" style:parent-style-name="Contents_20_3">
      <style:paragraph-properties>
        <style:tab-stops>
          <style:tab-stop style:position="6.6929in" style:type="right" style:leader-style="dotted" style:leader-text="."/>
        </style:tab-stops>
      </style:paragraph-properties>
    </style:style>
    <style:style style:name="P43" style:family="paragraph" style:parent-style-name="Contents_20_4">
      <style:paragraph-properties>
        <style:tab-stops>
          <style:tab-stop style:position="6.6929in" style:type="right" style:leader-style="dotted" style:leader-text="."/>
        </style:tab-stops>
      </style:paragraph-properties>
    </style:style>
    <style:style style:name="P44" style:family="paragraph" style:parent-style-name="Contents_20_Heading" style:master-page-name="Standard">
      <style:paragraph-properties style:page-number="auto"/>
    </style:style>
    <style:style style:name="P45" style:family="paragraph" style:parent-style-name="Heading_20_1" style:master-page-name="Standard">
      <style:paragraph-properties style:page-number="auto"/>
      <style:text-properties fo:language="zxx" fo:country="none" officeooo:rsid="002ca5ea" officeooo:paragraph-rsid="002ca5ea" style:language-asian="zxx" style:country-asian="none" style:language-complex="zxx" style:country-complex="none"/>
    </style:style>
    <style:style style:name="P46" style:family="paragraph" style:parent-style-name="Heading_20_1">
      <style:text-properties fo:language="zxx" fo:country="none" officeooo:rsid="003deb03" officeooo:paragraph-rsid="003deb03" style:language-asian="zxx" style:country-asian="none" style:language-complex="zxx" style:country-complex="none"/>
    </style:style>
    <style:style style:name="P47" style:family="paragraph" style:parent-style-name="Heading_20_1">
      <style:text-properties fo:language="es" fo:country="ES" officeooo:rsid="003deb03" officeooo:paragraph-rsid="003deb03" style:language-asian="zxx" style:country-asian="none" style:language-complex="zxx" style:country-complex="none"/>
    </style:style>
    <style:style style:name="P48" style:family="paragraph" style:parent-style-name="Heading_20_1">
      <style:text-properties fo:language="es" fo:country="ES" officeooo:rsid="002ca5ea" officeooo:paragraph-rsid="003deb03" style:language-asian="zxx" style:country-asian="none" style:language-complex="zxx" style:country-complex="none"/>
    </style:style>
    <style:style style:name="P49" style:family="paragraph" style:parent-style-name="Heading_20_2">
      <style:text-properties fo:language="es" fo:country="ES" officeooo:rsid="00384ff8" officeooo:paragraph-rsid="0057299f" style:language-asian="zxx" style:country-asian="none" style:language-complex="zxx" style:country-complex="none"/>
    </style:style>
    <style:style style:name="P50" style:family="paragraph" style:parent-style-name="Heading_20_2">
      <style:text-properties fo:language="es" fo:country="ES" officeooo:rsid="00380648" officeooo:paragraph-rsid="00380648" style:language-asian="zxx" style:country-asian="none" style:language-complex="zxx" style:country-complex="none"/>
    </style:style>
    <style:style style:name="P51" style:family="paragraph" style:parent-style-name="Heading_20_2">
      <style:text-properties fo:language="es" fo:country="ES" officeooo:rsid="003deb03" officeooo:paragraph-rsid="003deb03" style:language-asian="zxx" style:country-asian="none" style:language-complex="zxx" style:country-complex="none"/>
    </style:style>
    <style:style style:name="P52" style:family="paragraph" style:parent-style-name="Heading_20_2">
      <style:text-properties fo:language="es" fo:country="ES" officeooo:paragraph-rsid="00529df3" style:language-asian="zxx" style:country-asian="none" style:language-complex="zxx" style:country-complex="none"/>
    </style:style>
    <style:style style:name="P53" style:family="paragraph" style:parent-style-name="Heading_20_2">
      <style:text-properties fo:language="es" fo:country="ES" officeooo:rsid="0048a277" officeooo:paragraph-rsid="0048a277" style:language-asian="zxx" style:country-asian="none" style:language-complex="zxx" style:country-complex="none"/>
    </style:style>
    <style:style style:name="P54" style:family="paragraph" style:parent-style-name="Heading_20_2">
      <style:text-properties fo:language="es" fo:country="ES" officeooo:rsid="0034d7ab" officeooo:paragraph-rsid="003deb03" style:language-asian="zxx" style:country-asian="none" style:language-complex="zxx" style:country-complex="none"/>
    </style:style>
    <style:style style:name="P55" style:family="paragraph" style:parent-style-name="Heading_20_2">
      <style:text-properties fo:language="es" fo:country="ES" officeooo:rsid="00408625" officeooo:paragraph-rsid="004cbdb4"/>
    </style:style>
    <style:style style:name="P56" style:family="paragraph" style:parent-style-name="Heading_20_2">
      <style:text-properties fo:language="es" fo:country="ES" officeooo:rsid="00408625" officeooo:paragraph-rsid="005589ae"/>
    </style:style>
    <style:style style:name="P57" style:family="paragraph" style:parent-style-name="Heading_20_2">
      <style:text-properties fo:language="es" fo:country="ES" officeooo:rsid="004ac11d" officeooo:paragraph-rsid="004ac11d"/>
    </style:style>
    <style:style style:name="P58" style:family="paragraph" style:parent-style-name="Heading_20_2">
      <style:text-properties fo:language="zxx" fo:country="none" officeooo:rsid="0034d7ab" officeooo:paragraph-rsid="0034d7ab" style:language-asian="zxx" style:country-asian="none" style:language-complex="zxx" style:country-complex="none"/>
    </style:style>
    <style:style style:name="P59" style:family="paragraph" style:parent-style-name="Heading_20_2">
      <style:text-properties fo:language="zxx" fo:country="none" officeooo:rsid="003deb03" officeooo:paragraph-rsid="003deb03" style:language-asian="zxx" style:country-asian="none" style:language-complex="zxx" style:country-complex="none"/>
    </style:style>
    <style:style style:name="P60" style:family="paragraph" style:parent-style-name="Heading_20_2">
      <style:text-properties officeooo:rsid="004e065e" officeooo:paragraph-rsid="004e065e"/>
    </style:style>
    <style:style style:name="P61" style:family="paragraph" style:parent-style-name="Heading_20_3">
      <style:text-properties fo:language="zxx" fo:country="none" style:language-asian="zxx" style:country-asian="none" style:language-complex="zxx" style:country-complex="none"/>
    </style:style>
    <style:style style:name="P62" style:family="paragraph" style:parent-style-name="Heading_20_3">
      <style:text-properties fo:language="zxx" fo:country="none" officeooo:rsid="003deb03" officeooo:paragraph-rsid="003deb03" style:language-asian="zxx" style:country-asian="none" style:language-complex="zxx" style:country-complex="none"/>
    </style:style>
    <style:style style:name="P63" style:family="paragraph" style:parent-style-name="Heading_20_3">
      <style:text-properties fo:language="zxx" fo:country="none" officeooo:paragraph-rsid="003deb03" style:language-asian="zxx" style:country-asian="none" style:language-complex="zxx" style:country-complex="none"/>
    </style:style>
    <style:style style:name="P64" style:family="paragraph" style:parent-style-name="Heading_20_3">
      <style:text-properties fo:language="zxx" fo:country="none" officeooo:rsid="0034d7ab" officeooo:paragraph-rsid="003deb03" style:language-asian="zxx" style:country-asian="none" style:language-complex="zxx" style:country-complex="none"/>
    </style:style>
    <style:style style:name="P65" style:family="paragraph" style:parent-style-name="Heading_20_3">
      <style:text-properties fo:language="es" fo:country="ES" officeooo:rsid="0034d7ab" officeooo:paragraph-rsid="0034d7ab" style:language-asian="zxx" style:country-asian="none" style:language-complex="zxx" style:country-complex="none"/>
    </style:style>
    <style:style style:name="P66" style:family="paragraph" style:parent-style-name="Heading_20_3">
      <style:text-properties fo:language="es" fo:country="ES" style:language-asian="zxx" style:country-asian="none" style:language-complex="zxx" style:country-complex="none"/>
    </style:style>
    <style:style style:name="P67" style:family="paragraph" style:parent-style-name="Heading_20_3">
      <style:text-properties fo:language="es" fo:country="ES" officeooo:rsid="003deb03" officeooo:paragraph-rsid="004d3ed2" style:language-asian="zxx" style:country-asian="none" style:language-complex="zxx" style:country-complex="none"/>
    </style:style>
    <style:style style:name="P68" style:family="paragraph" style:parent-style-name="Heading_20_3">
      <style:text-properties fo:language="es" fo:country="ES" officeooo:rsid="003deb03" officeooo:paragraph-rsid="003deb03" style:language-asian="zxx" style:country-asian="none" style:language-complex="zxx" style:country-complex="none"/>
    </style:style>
    <style:style style:name="P69" style:family="paragraph" style:parent-style-name="Heading_20_3">
      <style:text-properties fo:language="es" fo:country="ES" officeooo:rsid="0048d3c6" officeooo:paragraph-rsid="0048d3c6" style:language-asian="zxx" style:country-asian="none" style:language-complex="zxx" style:country-complex="none"/>
    </style:style>
    <style:style style:name="P70" style:family="paragraph" style:parent-style-name="Heading_20_3">
      <style:text-properties fo:language="es" fo:country="ES" officeooo:rsid="004ac11d" officeooo:paragraph-rsid="004ac11d"/>
    </style:style>
    <style:style style:name="P71" style:family="paragraph" style:parent-style-name="Heading_20_3">
      <style:text-properties officeooo:rsid="004cbdb4" officeooo:paragraph-rsid="004cbdb4"/>
    </style:style>
    <style:style style:name="P72" style:family="paragraph" style:parent-style-name="Heading_20_4">
      <style:text-properties fo:language="es" fo:country="ES" officeooo:rsid="00402624" officeooo:paragraph-rsid="00402624" style:language-asian="zxx" style:country-asian="none" style:language-complex="zxx" style:country-complex="none"/>
    </style:style>
    <style:style style:name="P73" style:family="paragraph" style:parent-style-name="Heading_20_4">
      <style:text-properties fo:language="es" fo:country="ES" style:language-asian="zxx" style:country-asian="none" style:language-complex="zxx" style:country-complex="none"/>
    </style:style>
    <style:style style:name="P74" style:family="paragraph" style:parent-style-name="Heading_20_4">
      <style:text-properties fo:language="zxx" fo:country="none" officeooo:paragraph-rsid="003deb03" style:language-asian="zxx" style:country-asian="none" style:language-complex="zxx" style:country-complex="none"/>
    </style:style>
    <style:style style:name="P75" style:family="paragraph" style:parent-style-name="Heading_20_4">
      <style:text-properties fo:language="zxx" fo:country="none" style:language-asian="zxx" style:country-asian="none" style:language-complex="zxx" style:country-complex="none"/>
    </style:style>
    <style:style style:name="P76" style:family="paragraph" style:parent-style-name="Heading_20_4">
      <style:text-properties officeooo:rsid="0065b1fa" officeooo:paragraph-rsid="0065b1fa"/>
    </style:style>
    <style:style style:name="P77" style:family="paragraph" style:parent-style-name="Heading_20_4">
      <style:text-properties officeooo:paragraph-rsid="0065b1fa"/>
    </style:style>
    <style:style style:name="P78" style:family="paragraph" style:parent-style-name="Heading_20_4">
      <style:text-properties officeooo:rsid="006ce9af" officeooo:paragraph-rsid="006ce9af"/>
    </style:style>
    <style:style style:name="P79" style:family="paragraph" style:parent-style-name="Heading_20_4">
      <style:text-properties officeooo:paragraph-rsid="003deb03"/>
    </style:style>
    <style:style style:name="P80" style:family="paragraph" style:parent-style-name="Heading_20_4">
      <style:text-properties officeooo:rsid="006eeac5" officeooo:paragraph-rsid="006eeac5"/>
    </style:style>
    <style:style style:name="P81" style:family="paragraph" style:parent-style-name="Heading_20_4">
      <style:text-properties officeooo:paragraph-rsid="006eeac5"/>
    </style:style>
    <style:style style:name="P82" style:family="paragraph" style:parent-style-name="Standard">
      <loext:graphic-properties draw:fill="solid" draw:fill-color="#1e1f22"/>
      <style:paragraph-properties fo:background-color="#1e1f22" fo:padding="0in" fo:border="none" style:shadow="none"/>
    </style:style>
    <style:style style:name="P83" style:family="paragraph" style:parent-style-name="Standard">
      <style:text-properties officeooo:paragraph-rsid="0065b1fa"/>
    </style:style>
    <style:style style:name="P84" style:family="paragraph" style:parent-style-name="Standard">
      <style:text-properties officeooo:rsid="0065b1fa" officeooo:paragraph-rsid="0065b1fa"/>
    </style:style>
    <style:style style:name="P85" style:family="paragraph" style:parent-style-name="Standard">
      <loext:graphic-properties draw:fill="solid" draw:fill-color="#1e1f22"/>
      <style:paragraph-properties fo:background-color="#1e1f22" fo:padding="0in" fo:border="none" style:shadow="none"/>
      <style:text-properties officeooo:paragraph-rsid="006ce9af"/>
    </style:style>
    <style:style style:name="P86" style:family="paragraph" style:parent-style-name="Standard">
      <style:text-properties fo:language="es" fo:country="ES" fo:font-weight="normal" officeooo:rsid="00408625" officeooo:paragraph-rsid="003deb03" style:font-weight-asian="normal" style:font-weight-complex="normal"/>
    </style:style>
    <style:style style:name="P87" style:family="paragraph" style:parent-style-name="Standard">
      <style:text-properties officeooo:paragraph-rsid="006eeac5"/>
    </style:style>
    <style:style style:name="P88" style:family="paragraph" style:parent-style-name="Table_20_Contents" style:master-page-name="First_20_Page">
      <style:paragraph-properties fo:text-align="end" style:justify-single-word="false" style:page-number="auto"/>
      <style:text-properties officeooo:rsid="0024826b" officeooo:paragraph-rsid="003a08bc"/>
    </style:style>
    <style:style style:name="P89" style:family="paragraph" style:parent-style-name="Table_20_Contents">
      <style:paragraph-properties fo:text-align="end" style:justify-single-word="false"/>
      <style:text-properties officeooo:rsid="003a08bc" officeooo:paragraph-rsid="003a08bc"/>
    </style:style>
    <style:style style:name="P90" style:family="paragraph" style:parent-style-name="Text_20_body">
      <style:text-properties fo:language="es" fo:country="ES" officeooo:rsid="00667c69" officeooo:paragraph-rsid="00667c69" style:language-asian="zxx" style:country-asian="none" style:language-complex="zxx" style:country-complex="none"/>
    </style:style>
    <style:style style:name="P91" style:family="paragraph" style:parent-style-name="Text_20_body">
      <style:text-properties fo:language="es" fo:country="ES" officeooo:rsid="00679182" officeooo:paragraph-rsid="00679182" style:language-asian="zxx" style:country-asian="none" style:language-complex="zxx" style:country-complex="none"/>
    </style:style>
    <style:style style:name="P92" style:family="paragraph" style:parent-style-name="Text_20_body">
      <style:text-properties fo:language="es" fo:country="ES" officeooo:rsid="006eeac5" officeooo:paragraph-rsid="006eeac5" style:language-asian="zxx" style:country-asian="none" style:language-complex="zxx" style:country-complex="none"/>
    </style:style>
    <style:style style:name="P93" style:family="paragraph" style:parent-style-name="Text_20_body">
      <style:text-properties fo:language="es" fo:country="ES" fo:font-weight="normal" officeooo:paragraph-rsid="006eeac5" style:language-asian="zxx" style:country-asian="none" style:font-weight-asian="normal" style:language-complex="zxx" style:country-complex="none" style:font-weight-complex="normal"/>
    </style:style>
    <style:style style:name="P94" style:family="paragraph" style:parent-style-name="Text_20_body">
      <style:text-properties fo:language="es" fo:country="ES" fo:font-weight="bold" officeooo:paragraph-rsid="002ca5ea" style:language-asian="zxx" style:country-asian="none" style:font-weight-asian="bold" style:language-complex="zxx" style:country-complex="none" style:font-weight-complex="bold"/>
    </style:style>
    <style:style style:name="P95" style:family="paragraph" style:parent-style-name="Text_20_body">
      <style:text-properties officeooo:rsid="00697f72" officeooo:paragraph-rsid="00697f72"/>
    </style:style>
    <style:style style:name="P96" style:family="paragraph" style:parent-style-name="Text_20_body">
      <style:paragraph-properties fo:margin-top="0in" fo:margin-bottom="0in" style:contextual-spacing="false" fo:text-align="start" style:justify-single-word="false"/>
      <style:text-properties fo:color="#000000" loext:opacity="100%" style:font-name="Cousine Nerd Font Mono" fo:font-size="10pt" fo:language="zxx" fo:country="none" officeooo:rsid="0035b271" officeooo:paragraph-rsid="003deb03" fo:background-color="transparent" style:font-size-asian="10pt" style:language-asian="zxx" style:country-asian="none" style:font-size-complex="10pt" style:language-complex="zxx" style:country-complex="none"/>
    </style:style>
    <style:style style:name="P97" style:family="paragraph" style:parent-style-name="Text_20_body">
      <style:text-properties officeooo:paragraph-rsid="005a411c"/>
    </style:style>
    <style:style style:name="T1" style:family="text">
      <style:text-properties officeooo:rsid="002ada16"/>
    </style:style>
    <style:style style:name="T2" style:family="text">
      <style:text-properties fo:color="#7f7f7f" loext:opacity="100%" style:font-name="arial" fo:font-size="10pt" officeooo:rsid="002ada16"/>
    </style:style>
    <style:style style:name="T3" style:family="text">
      <style:text-properties fo:color="#7f7f7f" loext:opacity="100%" style:font-name="arial" fo:font-size="10pt" officeooo:rsid="0029b662"/>
    </style:style>
    <style:style style:name="T4" style:family="text">
      <style:text-properties style:font-name="Liberation Serif"/>
    </style:style>
    <style:style style:name="T5" style:family="text">
      <style:text-properties fo:font-style="italic" style:font-style-asian="italic" style:font-style-complex="italic"/>
    </style:style>
    <style:style style:name="T6" style:family="text">
      <style:text-properties officeooo:rsid="002e2682"/>
    </style:style>
    <style:style style:name="T7" style:family="text">
      <style:text-properties officeooo:rsid="002ff846"/>
    </style:style>
    <style:style style:name="T8" style:family="text">
      <style:text-properties officeooo:rsid="0031250e"/>
    </style:style>
    <style:style style:name="T9" style:family="text">
      <style:text-properties officeooo:rsid="003207f7"/>
    </style:style>
    <style:style style:name="T10" style:family="text">
      <style:text-properties fo:font-weight="bold" style:font-weight-asian="bold" style:font-weight-complex="bold"/>
    </style:style>
    <style:style style:name="T11" style:family="text">
      <style:text-properties officeooo:rsid="00408625"/>
    </style:style>
    <style:style style:name="T12" style:family="text">
      <style:text-properties fo:color="#bcbec4" loext:opacity="100%" fo:font-size="10pt" fo:font-style="normal" fo:font-weight="normal" style:font-size-asian="10pt" style:font-style-asian="normal" style:font-weight-asian="normal"/>
    </style:style>
    <style:style style:name="T13" style:family="text">
      <style:text-properties fo:color="#bcbec4" loext:opacity="100%" fo:font-style="normal" fo:font-weight="normal" style:font-style-asian="normal" style:font-weight-asian="normal"/>
    </style:style>
    <style:style style:name="T14" style:family="text">
      <style:text-properties fo:color="#bcbec4" loext:opacity="100%" style:font-name="JetBrains Mono1" fo:font-size="10pt" fo:font-style="normal" fo:font-weight="normal" style:font-size-asian="10pt" style:font-style-asian="normal" style:font-weight-asian="normal"/>
    </style:style>
    <style:style style:name="T15" style:family="text">
      <style:text-properties fo:color="#bcbec4" loext:opacity="100%" style:font-name="JetBrains Mono1" fo:font-size="10pt" fo:font-style="normal" fo:font-weight="normal" style:font-size-asian="10pt" style:font-style-asian="normal" style:font-weight-asian="normal"/>
    </style:style>
    <style:style style:name="T16" style:family="text">
      <style:text-properties fo:color="#bcbec4" loext:opacity="100%" style:font-name="JetBrains Mono1" fo:font-size="10pt" fo:font-style="normal" fo:font-weight="normal" officeooo:rsid="006bbacf" style:font-size-asian="10pt" style:font-style-asian="normal" style:font-weight-asian="normal"/>
    </style:style>
    <style:style style:name="T17" style:family="text">
      <style:text-properties fo:color="#bcbec4" loext:opacity="100%" style:font-name="JetBrains Mono1" fo:font-size="10pt" fo:font-style="normal" style:font-size-asian="10pt" style:font-style-asian="normal"/>
    </style:style>
    <style:style style:name="T18" style:family="text">
      <style:text-properties fo:color="#bcbec4" loext:opacity="100%" style:font-name="JetBrains Mono1" fo:font-size="10pt" fo:font-style="italic" fo:font-weight="normal" style:font-size-asian="10pt" style:font-style-asian="italic" style:font-weight-asian="normal"/>
    </style:style>
    <style:style style:name="T19" style:family="text">
      <style:text-properties fo:color="#cf8e6d" loext:opacity="100%" style:font-name="JetBrains Mono1" fo:font-size="10pt" fo:font-style="normal" fo:font-weight="normal" style:font-size-asian="10pt" style:font-style-asian="normal" style:font-weight-asian="normal"/>
    </style:style>
    <style:style style:name="T20" style:family="text">
      <style:text-properties fo:color="#cf8e6d" loext:opacity="100%" style:font-name="JetBrains Mono1" fo:font-size="10pt" fo:font-style="normal" style:font-size-asian="10pt" style:font-style-asian="normal"/>
    </style:style>
    <style:style style:name="T21" style:family="text">
      <style:text-properties fo:color="#cf8e6d" loext:opacity="100%" style:font-name="JetBrains Mono" fo:font-size="10pt" fo:font-style="normal" style:font-size-asian="10pt" style:font-style-asian="normal"/>
    </style:style>
    <style:style style:name="T22" style:family="text">
      <style:text-properties fo:color="#c77dbb" loext:opacity="100%" style:font-name="JetBrains Mono1" fo:font-size="10pt" fo:font-style="italic" fo:font-weight="normal" style:font-size-asian="10pt" style:font-style-asian="italic" style:font-weight-asian="normal"/>
    </style:style>
    <style:style style:name="T23" style:family="text">
      <style:text-properties fo:color="#c77dbb" loext:opacity="100%" style:font-name="JetBrains Mono1" fo:font-size="10pt" fo:font-style="italic" style:font-size-asian="10pt" style:font-style-asian="italic"/>
    </style:style>
    <style:style style:name="T24" style:family="text">
      <style:text-properties fo:color="#c77dbb" loext:opacity="100%" style:font-name="JetBrains Mono1" fo:font-size="10pt" fo:font-style="normal" fo:font-weight="normal" style:font-size-asian="10pt" style:font-style-asian="normal" style:font-weight-asian="normal"/>
    </style:style>
    <style:style style:name="T25" style:family="text">
      <style:text-properties fo:color="#2aacb8" loext:opacity="100%" style:font-name="JetBrains Mono1" fo:font-size="10pt" fo:font-style="normal" fo:font-weight="normal" style:font-size-asian="10pt" style:font-style-asian="normal" style:font-weight-asian="normal"/>
    </style:style>
    <style:style style:name="T26" style:family="text">
      <style:text-properties fo:color="#2aacb8" loext:opacity="100%" style:font-name="JetBrains Mono1" fo:font-size="10pt" fo:font-style="normal" style:font-size-asian="10pt" style:font-style-asian="normal"/>
    </style:style>
    <style:style style:name="T27" style:family="text">
      <style:text-properties fo:color="#56a8f5" loext:opacity="100%" style:font-name="JetBrains Mono1" fo:font-size="10pt" fo:font-style="normal" fo:font-weight="normal" style:font-size-asian="10pt" style:font-style-asian="normal" style:font-weight-asian="normal"/>
    </style:style>
    <style:style style:name="T28" style:family="text">
      <style:text-properties fo:color="#56a8f5" loext:opacity="100%" style:font-name="JetBrains Mono1" fo:font-size="10pt" fo:font-style="normal" style:font-size-asian="10pt" style:font-style-asian="normal"/>
    </style:style>
    <style:style style:name="T29" style:family="text">
      <style:text-properties fo:color="#7a7e85" loext:opacity="100%" style:font-name="JetBrains Mono1" fo:font-size="10pt" fo:font-style="normal" fo:font-weight="normal" style:font-size-asian="10pt" style:font-style-asian="normal" style:font-weight-asian="normal"/>
    </style:style>
    <style:style style:name="T30" style:family="text">
      <style:text-properties fo:color="#7a7e85" loext:opacity="100%" style:font-name="JetBrains Mono1" fo:font-size="10pt" fo:font-style="normal" style:font-size-asian="10pt" style:font-style-asian="normal"/>
    </style:style>
    <style:style style:name="T31" style:family="text">
      <style:text-properties fo:color="#6aab73" loext:opacity="100%" style:font-name="JetBrains Mono1" fo:font-size="10pt" fo:font-style="normal" fo:font-weight="normal" style:font-size-asian="10pt" style:font-style-asian="normal" style:font-weight-asian="normal"/>
    </style:style>
    <style:style style:name="T32" style:family="text">
      <style:text-properties fo:color="#6aab73" loext:opacity="100%" style:font-name="JetBrains Mono1" fo:font-size="10pt" fo:font-style="normal" style:font-size-asian="10pt" style:font-style-asian="normal"/>
    </style:style>
    <style:style style:name="T33" style:family="text">
      <style:text-properties fo:color="#5f826b" loext:opacity="100%" style:font-name="JetBrains Mono1" fo:font-size="10pt" fo:font-style="italic" fo:font-weight="normal" style:font-size-asian="10pt" style:font-style-asian="italic" style:font-weight-asian="normal"/>
    </style:style>
    <style:style style:name="T34" style:family="text">
      <style:text-properties fo:color="#5f826b" loext:opacity="100%" style:font-name="JetBrains Mono1" fo:font-size="10pt" fo:font-style="italic" style:font-size-asian="10pt" style:font-style-asian="italic"/>
    </style:style>
    <style:style style:name="T35" style:family="text">
      <style:text-properties fo:color="#b3ae60" loext:opacity="100%" style:font-name="JetBrains Mono1" fo:font-size="10pt" fo:font-style="normal" fo:font-weight="normal" style:font-size-asian="10pt" style:font-style-asian="normal" style:font-weight-asian="normal"/>
    </style:style>
    <style:style style:name="T36" style:family="text">
      <style:text-properties fo:color="#67a37c" loext:opacity="100%" style:font-name="JetBrains Mono1" fo:font-size="10pt" fo:font-style="italic" fo:font-weight="normal" style:font-size-asian="10pt" style:font-style-asian="italic" style:font-weight-asian="normal"/>
    </style:style>
    <style:style style:name="T37" style:family="text">
      <style:text-properties fo:color="#67a37c" loext:opacity="100%" style:font-name="JetBrains Mono1" fo:font-size="10pt" fo:font-style="italic" style:font-size-asian="10pt" style:font-style-asian="italic"/>
    </style:style>
    <style:style style:name="T38" style:family="text">
      <style:text-properties fo:color="#abadb3" loext:opacity="100%" style:font-name="JetBrains Mono1" fo:font-size="10pt" fo:font-style="italic" fo:font-weight="normal" style:font-size-asian="10pt" style:font-style-asian="italic" style:font-weight-asian="normal"/>
    </style:style>
    <style:style style:name="T39" style:family="text">
      <style:text-properties fo:color="#abadb3" loext:opacity="100%" style:font-name="JetBrains Mono1" fo:font-size="10pt" fo:font-style="italic" style:font-size-asian="10pt" style:font-style-asian="italic"/>
    </style:style>
    <style:style style:name="T40" style:family="text">
      <style:text-properties style:font-name="Cousine Nerd Font Mono" fo:font-style="italic" style:font-style-asian="italic" style:font-style-complex="italic"/>
    </style:style>
    <style:style style:name="T41" style:family="text">
      <style:text-properties officeooo:rsid="003deb03"/>
    </style:style>
    <style:style style:name="T42" style:family="text">
      <style:text-properties fo:color="#8bb33d" loext:opacity="100%" style:font-name="JetBrains Mono1" fo:font-size="10pt" fo:font-style="italic" fo:font-weight="normal" style:font-size-asian="10pt" style:font-style-asian="italic" style:font-weight-asian="normal"/>
    </style:style>
    <style:style style:name="T43" style:family="text">
      <style:text-properties officeooo:rsid="0044b08d"/>
    </style:style>
    <style:style style:name="T44" style:family="text">
      <style:text-properties officeooo:rsid="0048a277"/>
    </style:style>
    <style:style style:name="T45" style:family="text">
      <style:text-properties officeooo:rsid="004d3ed2"/>
    </style:style>
    <style:style style:name="T46" style:family="text">
      <style:text-properties officeooo:rsid="004fb5b5"/>
    </style:style>
    <style:style style:name="T47" style:family="text">
      <style:text-properties officeooo:rsid="004fef93"/>
    </style:style>
    <style:style style:name="T48" style:family="text">
      <style:text-properties fo:language="zxx" fo:country="none"/>
    </style:style>
    <style:style style:name="T49" style:family="text">
      <style:text-properties fo:language="zxx" fo:country="none" officeooo:rsid="002ca5ea"/>
    </style:style>
    <style:style style:name="T50" style:family="text">
      <style:text-properties fo:language="zxx" fo:country="none" officeooo:rsid="005a411c"/>
    </style:style>
    <style:style style:name="T51" style:family="text">
      <style:text-properties fo:language="zxx" fo:country="none" officeooo:rsid="005bd0ac"/>
    </style:style>
    <style:style style:name="T52" style:family="text">
      <style:text-properties fo:language="zxx" fo:country="none" officeooo:rsid="005da3cd"/>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3deb03" style:language-asian="zxx" style:country-asian="none" style:language-complex="zxx" style:country-complex="none"/>
    </style:style>
    <style:style style:name="T55" style:family="text">
      <style:text-properties fo:language="zxx" fo:country="none" officeooo:rsid="00585b63" style:language-asian="zxx" style:country-asian="none" style:language-complex="zxx" style:country-complex="none"/>
    </style:style>
    <style:style style:name="T56" style:family="text">
      <style:text-properties fo:language="zxx" fo:country="none" officeooo:rsid="005a411c" style:language-asian="zxx" style:country-asian="none" style:language-complex="zxx" style:country-complex="none"/>
    </style:style>
    <style:style style:name="T57" style:family="text">
      <style:text-properties fo:language="zxx" fo:country="none" officeooo:rsid="002ca5ea" style:language-asian="zxx" style:country-asian="none" style:language-complex="zxx" style:country-complex="none"/>
    </style:style>
    <style:style style:name="T58" style:family="text">
      <style:text-properties fo:language="zxx" fo:country="none" officeooo:rsid="006eeac5" style:language-asian="zxx" style:country-asian="none" style:language-complex="zxx" style:country-complex="none"/>
    </style:style>
    <style:style style:name="T59" style:family="text">
      <style:text-properties officeooo:rsid="0052e5ac"/>
    </style:style>
    <style:style style:name="T60" style:family="text">
      <style:text-properties officeooo:rsid="0054d591"/>
    </style:style>
    <style:style style:name="T61" style:family="text">
      <style:text-properties officeooo:rsid="005589ae"/>
    </style:style>
    <style:style style:name="T62" style:family="text">
      <style:text-properties officeooo:rsid="00629b4e"/>
    </style:style>
    <style:style style:name="T63" style:family="text">
      <style:text-properties officeooo:rsid="00632672"/>
    </style:style>
    <style:style style:name="T64" style:family="text">
      <style:text-properties officeooo:rsid="0065b1fa"/>
    </style:style>
    <style:style style:name="T65" style:family="text">
      <style:text-properties officeooo:rsid="00679182"/>
    </style:style>
    <style:style style:name="T66" style:family="text">
      <style:text-properties style:font-name="Cousine Nerd Font Mono"/>
    </style:style>
    <style:style style:name="T67" style:family="text">
      <style:text-properties style:font-name="Cousine Nerd Font Mono" officeooo:rsid="00679182"/>
    </style:style>
    <style:style style:name="T68" style:family="text">
      <style:text-properties style:font-name="Cousine Nerd Font Mono" fo:background-color="transparent" loext:char-shading-value="0"/>
    </style:style>
    <style:style style:name="T69" style:family="text">
      <style:text-properties officeooo:rsid="00402624"/>
    </style:style>
    <style:style style:name="T70" style:family="text">
      <style:text-properties officeooo:rsid="006eeac5"/>
    </style:style>
    <style:style style:name="T71" style:family="text">
      <style:text-properties officeooo:rsid="002e34a1"/>
    </style:style>
    <style:style style:name="T72" style:family="text">
      <style:text-properties officeooo:rsid="00709fd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Marquina Meseguer, Alfredo</text:p>
      <text:p text:style-name="P6">Programación Concurrente y Distribuida</text:p>
      <text:p text:style-name="P6">Grupo 2, Subgrupo <text:span text:style-name="T72">3</text:span></text:p>
      <text:p text:style-name="P6">Junio 23/24</text:p>
      <text:p text:style-name="P6"><text:span text:style-name="T72">López Bernal</text:span>, <text:span text:style-name="T72">Sergio</text:span></text:p>
      <text:p text:style-name="P3"/>
      <text:p text:style-name="P4"/>
      <text:p text:style-name="P4"/>
      <text:p text:style-name="P3"/>
      <text:p text:style-name="P5">Proyecto Programación Concurrente Y Distribuid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4">Índice</text:p>
          </text:index-title>
          <text:p text:style-name="P40"><text:a xlink:type="simple" xlink:href="#__RefHeading___Toc344_2849791591" text:style-name="Index_20_Link" text:visited-style-name="Index_20_Link">1 Ejercicio 1<text:tab/>4</text:a></text:p>
          <text:p text:style-name="P41"><text:a xlink:type="simple" xlink:href="#__RefHeading___Toc2440_2849791591" text:style-name="Index_20_Link" text:visited-style-name="Index_20_Link">1.1 Recursos No Compartibles Y Condiciones de Sincronización<text:tab/>4</text:a></text:p>
          <text:p text:style-name="P41"><text:a xlink:type="simple" xlink:href="#__RefHeading___Toc346_2849791591" text:style-name="Index_20_Link" text:visited-style-name="Index_20_Link">1.2 Código<text:tab/>4</text:a></text:p>
          <text:p text:style-name="P42"><text:a xlink:type="simple" xlink:href="#__RefHeading___Toc348_2849791591" text:style-name="Index_20_Link" text:visited-style-name="Index_20_Link">1.2.1 Pseudocódigo<text:tab/>4</text:a></text:p>
          <text:p text:style-name="P42"><text:a xlink:type="simple" xlink:href="#__RefHeading___Toc350_2849791591" text:style-name="Index_20_Link" text:visited-style-name="Index_20_Link">1.2.2 Código Java<text:tab/>8</text:a></text:p>
          <text:p text:style-name="P43"><text:a xlink:type="simple" xlink:href="#__RefHeading___Toc28210_3450645550" text:style-name="Index_20_Link" text:visited-style-name="Index_20_Link">Generador<text:tab/>8</text:a></text:p>
          <text:p text:style-name="P43"><text:a xlink:type="simple" xlink:href="#__RefHeading___Toc28212_3450645550" text:style-name="Index_20_Link" text:visited-style-name="Index_20_Link">Consumidor<text:tab/>8</text:a></text:p>
          <text:p text:style-name="P43"><text:a xlink:type="simple" xlink:href="#__RefHeading___Toc28214_3450645550" text:style-name="Index_20_Link" text:visited-style-name="Index_20_Link">Sumador<text:tab/>10</text:a></text:p>
          <text:p text:style-name="P43"><text:a xlink:type="simple" xlink:href="#__RefHeading___Toc28216_3450645550" text:style-name="Index_20_Link" text:visited-style-name="Index_20_Link">Main<text:tab/>11</text:a></text:p>
          <text:p text:style-name="P41"><text:a xlink:type="simple" xlink:href="#__RefHeading___Toc2438_2849791591" text:style-name="Index_20_Link" text:visited-style-name="Index_20_Link">1.3 Cuestiones<text:tab/>12</text:a></text:p>
          <text:p text:style-name="P42"><text:a xlink:type="simple" xlink:href="#__RefHeading___Toc352_2849791591" text:style-name="Index_20_Link" text:visited-style-name="Index_20_Link">1.3.1 Apartado A<text:tab/>12</text:a></text:p>
          <text:p text:style-name="P42"><text:a xlink:type="simple" xlink:href="#__RefHeading___Toc354_2849791591" text:style-name="Index_20_Link" text:visited-style-name="Index_20_Link">1.3.2 Apartado B<text:tab/>13</text:a></text:p>
          <text:p text:style-name="P42"><text:a xlink:type="simple" xlink:href="#__RefHeading___Toc356_2849791591" text:style-name="Index_20_Link" text:visited-style-name="Index_20_Link">1.3.3 Apartado C<text:tab/>13</text:a></text:p>
          <text:p text:style-name="P40"><text:a xlink:type="simple" xlink:href="#__RefHeading___Toc5877_3573721" text:style-name="Index_20_Link" text:visited-style-name="Index_20_Link">2 Ejercicio 2<text:tab/>14</text:a></text:p>
          <text:p text:style-name="P41"><text:a xlink:type="simple" xlink:href="#__RefHeading___Toc10764_1666581054" text:style-name="Index_20_Link" text:visited-style-name="Index_20_Link">2.1 Recursos No Compartibles Y Condiciones de Sincronización<text:tab/>14</text:a></text:p>
          <text:p text:style-name="P41"><text:a xlink:type="simple" xlink:href="#__RefHeading___Toc5879_3573721" text:style-name="Index_20_Link" text:visited-style-name="Index_20_Link">2.2 Código<text:tab/>15</text:a></text:p>
          <text:p text:style-name="P42"><text:a xlink:type="simple" xlink:href="#__RefHeading___Toc10766_1666581054" text:style-name="Index_20_Link" text:visited-style-name="Index_20_Link">2.2.1 Pseudocódigo<text:tab/>15</text:a></text:p>
          <text:p text:style-name="P42"><text:a xlink:type="simple" xlink:href="#__RefHeading___Toc5883_3573721" text:style-name="Index_20_Link" text:visited-style-name="Index_20_Link">2.2.2 Código Java<text:tab/>18</text:a></text:p>
          <text:p text:style-name="P43"><text:a xlink:type="simple" xlink:href="#__RefHeading___Toc10768_1666581054" text:style-name="Index_20_Link" text:visited-style-name="Index_20_Link">Semáforo Carretera<text:tab/>18</text:a></text:p>
          <text:p text:style-name="P43"><text:a xlink:type="simple" xlink:href="#__RefHeading___Toc10770_1666581054" text:style-name="Index_20_Link" text:visited-style-name="Index_20_Link">Coche<text:tab/>21</text:a></text:p>
          <text:p text:style-name="P43"><text:a xlink:type="simple" xlink:href="#__RefHeading___Toc10772_1666581054" text:style-name="Index_20_Link" text:visited-style-name="Index_20_Link">Peatón<text:tab/>24</text:a></text:p>
          <text:p text:style-name="P43"><text:a xlink:type="simple" xlink:href="#__RefHeading___Toc10774_1666581054" text:style-name="Index_20_Link" text:visited-style-name="Index_20_Link">Main<text:tab/>27</text:a></text:p>
          <text:p text:style-name="P41"><text:a xlink:type="simple" xlink:href="#__RefHeading___Toc10776_1666581054" text:style-name="Index_20_Link" text:visited-style-name="Index_20_Link">2.3 Cuestiones<text:tab/>28</text:a></text:p>
          <text:p text:style-name="P42"><text:a xlink:type="simple" xlink:href="#__RefHeading___Toc10778_1666581054" text:style-name="Index_20_Link" text:visited-style-name="Index_20_Link">2.3.1 Cuestión A<text:tab/>28</text:a></text:p>
          <text:p text:style-name="P42"><text:a xlink:type="simple" xlink:href="#__RefHeading___Toc10780_1666581054" text:style-name="Index_20_Link" text:visited-style-name="Index_20_Link">2.3.2 Cuestión B<text:tab/>29</text:a></text:p>
          <text:p text:style-name="P42"><text:a xlink:type="simple" xlink:href="#__RefHeading___Toc10782_1666581054" text:style-name="Index_20_Link" text:visited-style-name="Index_20_Link">2.3.3 Cuestión C<text:tab/>29</text:a></text:p>
          <text:p text:style-name="P40"><text:a xlink:type="simple" xlink:href="#__RefHeading___Toc5885_3573721" text:style-name="Index_20_Link" text:visited-style-name="Index_20_Link">3 Ejercicio 3<text:tab/>30</text:a></text:p>
          <text:p text:style-name="P41"><text:a xlink:type="simple" xlink:href="#__RefHeading___Toc10784_1666581054" text:style-name="Index_20_Link" text:visited-style-name="Index_20_Link">3.1 <text:s/>Recursos No Compartibles Y Sincronización<text:tab/>30</text:a></text:p>
          <text:p text:style-name="P41"><text:a xlink:type="simple" xlink:href="#__RefHeading___Toc5887_3573721" text:style-name="Index_20_Link" text:visited-style-name="Index_20_Link">3.2 Código<text:tab/>31</text:a></text:p>
          <text:p text:style-name="P42"><text:a xlink:type="simple" xlink:href="#__RefHeading___Toc5889_3573721" text:style-name="Index_20_Link" text:visited-style-name="Index_20_Link">3.2.1 Pseudocódigo<text:tab/>31</text:a></text:p>
          <text:p text:style-name="P42"><text:a xlink:type="simple" xlink:href="#__RefHeading___Toc5891_3573721" text:style-name="Index_20_Link" text:visited-style-name="Index_20_Link">3.2.2 Código Java<text:tab/>34</text:a></text:p>
          <text:p text:style-name="P43"><text:a xlink:type="simple" xlink:href="#__RefHeading___Toc28218_3450645550" text:style-name="Index_20_Link" text:visited-style-name="Index_20_Link"><text:soft-page-break/>Banco<text:tab/>35</text:a></text:p>
          <text:p text:style-name="P43"><text:a xlink:type="simple" xlink:href="#__RefHeading___Toc28220_3450645550" text:style-name="Index_20_Link" text:visited-style-name="Index_20_Link">Cliente<text:tab/>39</text:a></text:p>
          <text:p text:style-name="P43"><text:a xlink:type="simple" xlink:href="#__RefHeading___Toc28222_3450645550" text:style-name="Index_20_Link" text:visited-style-name="Index_20_Link">Pantalla<text:tab/>41</text:a></text:p>
          <text:p text:style-name="P43"><text:a xlink:type="simple" xlink:href="#__RefHeading___Toc28224_3450645550" text:style-name="Index_20_Link" text:visited-style-name="Index_20_Link">Mensaje<text:tab/>43</text:a></text:p>
          <text:p text:style-name="P43"><text:a xlink:type="simple" xlink:href="#__RefHeading___Toc28226_3450645550" text:style-name="Index_20_Link" text:visited-style-name="Index_20_Link">Main<text:tab/>43</text:a></text:p>
          <text:p text:style-name="P41"><text:a xlink:type="simple" xlink:href="#__RefHeading___Toc10786_1666581054" text:style-name="Index_20_Link" text:visited-style-name="Index_20_Link">3.3 Cuestiones<text:tab/>44</text:a></text:p>
          <text:p text:style-name="P42"><text:a xlink:type="simple" xlink:href="#__RefHeading___Toc10788_1666581054" text:style-name="Index_20_Link" text:visited-style-name="Index_20_Link">3.3.1 Cuestión A<text:tab/>44</text:a></text:p>
          <text:p text:style-name="P42"><text:a xlink:type="simple" xlink:href="#__RefHeading___Toc10790_1666581054" text:style-name="Index_20_Link" text:visited-style-name="Index_20_Link">3.3.2 Cuestión B<text:tab/>44</text:a></text:p>
          <text:p text:style-name="P42"><text:a xlink:type="simple" xlink:href="#__RefHeading___Toc10792_1666581054" text:style-name="Index_20_Link" text:visited-style-name="Index_20_Link">3.3.3 Cuestión C<text:tab/>45</text:a></text:p>
          <text:p text:style-name="P42"><text:a xlink:type="simple" xlink:href="#__RefHeading___Toc10794_1666581054" text:style-name="Index_20_Link" text:visited-style-name="Index_20_Link">3.3.4 Cuestión D<text:tab/>45</text:a></text:p>
          <text:p text:style-name="P40"><text:a xlink:type="simple" xlink:href="#__RefHeading___Toc344_2849791591%20Copy%201" text:style-name="Index_20_Link" text:visited-style-name="Index_20_Link">4 Ejercicio 4<text:tab/>45</text:a></text:p>
          <text:p text:style-name="P41"><text:a xlink:type="simple" xlink:href="#__RefHeading___Toc5135_3379123473" text:style-name="Index_20_Link" text:visited-style-name="Index_20_Link">4.1 Recursos No Compartibles y Secciones Críticas<text:tab/>45</text:a></text:p>
          <text:p text:style-name="P41"><text:a xlink:type="simple" xlink:href="#__RefHeading___Toc346_2849791591%20Copy%201" text:style-name="Index_20_Link" text:visited-style-name="Index_20_Link">4.2 Código<text:tab/>46</text:a></text:p>
          <text:p text:style-name="P42"><text:a xlink:type="simple" xlink:href="#__RefHeading___Toc348_2849791591%20Copy%201" text:style-name="Index_20_Link" text:visited-style-name="Index_20_Link">4.2.1 Pseudocódigo<text:tab/>46</text:a></text:p>
          <text:p text:style-name="P42"><text:a xlink:type="simple" xlink:href="#__RefHeading___Toc350_2849791591%20Copy%201" text:style-name="Index_20_Link" text:visited-style-name="Index_20_Link">4.2.2 Código Java<text:tab/>51</text:a></text:p>
          <text:p text:style-name="P43"><text:a xlink:type="simple" xlink:href="#__RefHeading___Toc5131_3379123473" text:style-name="Index_20_Link" text:visited-style-name="Index_20_Link">Controlador<text:tab/>51</text:a></text:p>
          <text:p text:style-name="P43"><text:a xlink:type="simple" xlink:href="#__RefHeading___Toc5133_3379123473" text:style-name="Index_20_Link" text:visited-style-name="Index_20_Link">Persona<text:tab/>56</text:a></text:p>
          <text:p text:style-name="P43"><text:a xlink:type="simple" xlink:href="#__RefHeading___Toc5129_3379123473" text:style-name="Index_20_Link" text:visited-style-name="Index_20_Link">Main<text:tab/>60</text:a></text:p>
          <text:p text:style-name="P41"><text:a xlink:type="simple" xlink:href="#__RefHeading___Toc10796_1666581054" text:style-name="Index_20_Link" text:visited-style-name="Index_20_Link">4.3 Cuestiones<text:tab/>63</text:a></text:p>
          <text:p text:style-name="P42"><text:a xlink:type="simple" xlink:href="#__RefHeading___Toc10798_1666581054" text:style-name="Index_20_Link" text:visited-style-name="Index_20_Link">4.3.1 Cuestión A<text:tab/>63</text:a></text:p>
          <text:p text:style-name="P42"><text:a xlink:type="simple" xlink:href="#__RefHeading___Toc10800_1666581054" text:style-name="Index_20_Link" text:visited-style-name="Index_20_Link">4.3.2 Cuestión B<text:tab/>63</text:a></text:p>
        </text:index-body>
      </text:table-of-content>
      <text:p text:style-name="P30"/>
      <text:h text:style-name="P45" text:outline-level="1"><text:bookmark-start text:name="__RefHeading___Toc344_2849791591"/>Ejercicio 1<text:bookmark-end text:name="__RefHeading___Toc344_2849791591"/></text:h>
      <text:h text:style-name="P49" text:outline-level="2"><text:bookmark-start text:name="__RefHeading___Toc2440_2849791591"/>Recursos No Compartibles Y <text:span text:style-name="T46">Condiciones de Sincronización</text:span><text:bookmark-end text:name="__RefHeading___Toc2440_2849791591"/></text:h>
      <text:p text:style-name="P97"><text:span text:style-name="T58">Los</text:span><text:span text:style-name="T55"> único</text:span><text:span text:style-name="T58">s</text:span><text:span text:style-name="T55"> recurso</text:span><text:span text:style-name="T58">s</text:span><text:span text:style-name="T55"> no compartible</text:span><text:span text:style-name="T58">s</text:span><text:span text:style-name="T55"> </text:span><text:span text:style-name="T58">son: </text:span><text:span text:style-name="T55">el array que contiene todos los número y operaciones, </text:span><text:span text:style-name="T56">llamado arrayLectura</text:span><text:span text:style-name="T55"> </text:span><text:span text:style-name="T56">y el array que contiene los subtotales llamado arrayEscritura </text:span><text:span text:style-name="T55">. </text:span><text:span text:style-name="T57">E</text:span><text:span text:style-name="T55">l problema cuenta con tres tipos de procesos: generador, consumidor y sumador. </text:span></text:p>
      <text:p text:style-name="P12"><text:span text:style-name="T48">Los procesos de tipo generador y sumador tiene un solo proceso de cada tipo y requieren el acceso a </text:span><text:span text:style-name="T50">un</text:span><text:span text:style-name="T48"> array completo, </text:span><text:span text:style-name="T50">siendo estos arrayLectura y arrayEscritura, respectivamente</text:span><text:span text:style-name="T48">. </text:span></text:p>
      <text:p text:style-name="P12"><text:span text:style-name="T48">El tipo de proceso consumidor tiene once ocurrencias. </text:span><text:span text:style-name="T50">Este tipo lee del arrayLectura, calcula un subtotal y lo escribe en el arrayEscritura</text:span><text:span text:style-name="T48">, aunque cada una accede a una parte de </text:span><text:span text:style-name="T50">los</text:span><text:span text:style-name="T48"> array</text:span><text:span text:style-name="T50">s</text:span><text:span text:style-name="T48"> diferente, por lo que no tienen problemas con la exclusión mutua entre sí. </text:span></text:p>
      <text:p text:style-name="P12"><text:span text:style-name="T48">Sin embargo, por lo que hemos visto, dos tipos de proceso diferentes nos pueden estar ejecutandose al mismo tiempo, pues </text:span><text:span text:style-name="T50">como un tipo quiere leer de un array y el otro escribir, se están rompiendo la condición de Bernstein y no se puede asegurar que estos se ejecuten correctamente, </text:span><text:span text:style-name="T51">por lo que se tiene que aseguarar la exclusión mutua mediantel cerrojos</text:span><text:span text:style-name="T48">.</text:span></text:p>
      <text:p text:style-name="P13"><text:span text:style-name="T48">De la misma manera, también existe un orden en el que los procesos deben ejecutarse. </text:span><text:span text:style-name="T50">Primero debe ejecutarse el porceso generador, para rellenar el array</text:span><text:span text:style-name="T51">Lectura</text:span><text:span text:style-name="T50">. Después, se tienen que ejecutar los procesos consumidores </text:span><text:span text:style-name="T51">que leen el arrayLectura y llenan arrayEscritura con los resultados de las operacioens.Y, finalmente, el proceso sumador tiene que leer del arrayEscritura para calcular el resultado final.</text:span></text:p>
      <text:p text:style-name="P14"><text:span text:style-name="T48">En resumen, los recursos no compartibles son el arrayLectura, el arrayEscritura </text:span><text:span text:style-name="T52">y la pantalla, </text:span><text:span text:style-name="T48">cada uno siendo protegido por una serie de cerrojos que protegen secciones concretas, </text:span><text:span text:style-name="T52">salvo por la pantalla que tiene un único cerrojo</text:span><text:span text:style-name="T48">. Además, también se tiene que ejecutar en el orden generador, consumirdores y sumador.</text:span></text:p>
      <text:h text:style-name="P58" text:outline-level="2"><text:bookmark-start text:name="__RefHeading___Toc346_2849791591"/>Código<text:bookmark-end text:name="__RefHeading___Toc346_2849791591"/></text:h>
      <text:h text:style-name="P61" text:outline-level="3"><text:bookmark-start text:name="__RefHeading___Toc348_2849791591"/>Pseudocódigo<text:bookmark-end text:name="__RefHeading___Toc348_2849791591"/></text:h>
      <text:p text:style-name="P32">// Variables goblales</text:p>
      <text:p text:style-name="P32">arrayLectura: array[110] de entero</text:p>
      <text:p text:style-name="P32">arrayEscritura: array[11] de entero</text:p>
      <text:p text:style-name="P32">semaforoEscritura: semaphore</text:p>
      <text:p text:style-name="P32">semaforoConsumidor: semaphore</text:p>
      <text:p text:style-name="P32"><text:soft-page-break/>semaforoSumador: array[10] de semaphore</text:p>
      <text:p text:style-name="P32"/>
      <text:p text:style-name="P32">process type generador():</text:p>
      <text:p text:style-name="P32">begin</text:p>
      <text:p text:style-name="P32"><text:tab/>// Calculo</text:p>
      <text:p text:style-name="P32"><text:tab/>total = arrayEscritura[0];</text:p>
      <text:p text:style-name="P32"/>
      <text:p text:style-name="P32"><text:tab/>// El arrayLectura se divide en grupos de once (de ahí mod 11) y dentro de esos</text:p>
      <text:p text:style-name="P32"><text:tab/>// grupos, si se empieza a contar por 0, los que son pares son números y los</text:p>
      <text:p text:style-name="P32"><text:tab/>// impares operaciones (de ahí mod 2).</text:p>
      <text:p text:style-name="P32"><text:tab/>for i = 0 .. len(arrayLectura)-1:</text:p>
      <text:p text:style-name="P32"><text:tab/><text:tab/>if i%11%2 == 0 then // Comprobamos si es posición de entero</text:p>
      <text:p text:style-name="P32"><text:tab/><text:tab/><text:tab/>arrayLectura[i] = RandomInt(/*Rango no especificado en ejercicio*/);</text:p>
      <text:p text:style-name="P32"><text:tab/><text:tab/>else <text:s/>// Sino es de operación</text:p>
      <text:p text:style-name="P32"><text:tab/><text:tab/><text:tab/>arrayLectura[i] = RandomInt(min=1,max=3);</text:p>
      <text:p text:style-name="P32"><text:tab/><text:tab/>finif</text:p>
      <text:p text:style-name="P32"><text:tab/>finfor</text:p>
      <text:p text:style-name="P32"/>
      <text:p text:style-name="P32"><text:tab/>/* Versión alternativa, condición simple:</text:p>
      <text:p text:style-name="P32"><text:tab/><text:tab/>for i=0; i&lt;len(arrayLectura); i+=11 do</text:p>
      <text:p text:style-name="P32"><text:tab/><text:tab/><text:tab/>for j=0; j&lt;11; j++ do</text:p>
      <text:p text:style-name="P32"><text:tab/><text:tab/><text:tab/><text:tab/>if j%2 == 0 then // Si par es posición de entero</text:p>
      <text:p text:style-name="P32"><text:tab/><text:tab/><text:tab/><text:tab/><text:tab/>arrayLectura[i+j] = RandomInt(/*Rango no especificado en ejercicio*/);</text:p>
      <text:p text:style-name="P32"><text:tab/><text:tab/><text:tab/><text:tab/>else <text:s/>// Sino es de operación</text:p>
      <text:p text:style-name="P32"><text:tab/><text:tab/><text:tab/><text:tab/><text:tab/>arrayLectura[i+j] = RandomInt(min=1,max=3);</text:p>
      <text:p text:style-name="P32"><text:tab/><text:tab/><text:tab/><text:tab/>finif</text:p>
      <text:p text:style-name="P32"><text:tab/><text:tab/><text:tab/>finfor</text:p>
      <text:p text:style-name="P32"><text:tab/><text:tab/>finfor</text:p>
      <text:p text:style-name="P32"><text:tab/><text:tab/>*/</text:p>
      <text:p text:style-name="P32"/>
      <text:p text:style-name="P32"><text:tab/>wait(semaforoEscritura); // No debería ser necesario porque es el primero</text:p>
      <text:p text:style-name="P32"><text:tab/>writeln("Generador terminado.");</text:p>
      <text:p text:style-name="P32"><text:tab/>signal(semaforoEscritura);</text:p>
      <text:p text:style-name="P32"/>
      <text:p text:style-name="P32"><text:tab/>signal(semaforoConsumidor);</text:p>
      <text:p text:style-name="P32">end;</text:p>
      <text:p text:style-name="P32"/>
      <text:p text:style-name="P32">// También se puede calcular el inicio y final dentro del proceso, </text:p>
      <text:p text:style-name="P32">// pero para ello tendríamos que asumir que la distancia entre inicio y final</text:p>
      <text:p text:style-name="P32">// es de 11, de esta manera funciona para cualquier N donde el primer elemento </text:p>
      <text:p text:style-name="P32">// es un número y la distancia enter inicio y final es impar. </text:p>
      <text:p text:style-name="P32">// Si fuera par funcionaría pero la última operación se la compería </text:p>
      <text:p text:style-name="P32">proccess type consumidor (id:entero, inicio:entero, final: entero)</text:p>
      <text:p text:style-name="P32">begin </text:p>
      <text:p text:style-name="P32"><text:tab/>total: entero</text:p>
      <text:p text:style-name="P32"><text:tab/>operación: entero</text:p>
      <text:p text:style-name="P32"><text:tab/>temp: entero</text:p>
      <text:p text:style-name="P32">end;</text:p>
      <text:p text:style-name="P32">begin</text:p>
      <text:p text:style-name="P32"><text:tab/>// Espera a que el generador termine</text:p>
      <text:p text:style-name="P32"><text:tab/>wait(semaforoConsumidor);</text:p>
      <text:p text:style-name="P32"><text:tab/>// Cuando se despierta, levanta al siguiente</text:p>
      <text:p text:style-name="P32"><text:tab/>signal(semaforoConsumidor);</text:p>
      <text:p text:style-name="P32"><text:tab/>// Inicialización variables</text:p>
      <text:p text:style-name="P32"><text:tab/>operación = 0;</text:p>
      <text:p text:style-name="P32"><text:soft-page-break/></text:p>
      <text:p text:style-name="P32"><text:tab/>// Guardamos el valor del primer elemento pues se añade</text:p>
      <text:p text:style-name="P32"><text:tab/>// al total de forma diferente al resto.</text:p>
      <text:p text:style-name="P32"><text:tab/>total = arrayLectura[inicio];</text:p>
      <text:p text:style-name="P32"/>
      <text:p text:style-name="P32"><text:tab/>// Recorremos solo los números (posiciones impares en el grupo de 11 si se empieza</text:p>
      <text:p text:style-name="P32"><text:tab/>// por 1, y pare si se empieza por 0), y consideramos el espacio anterior de</text:p>
      <text:p text:style-name="P32"><text:tab/>// operación.</text:p>
      <text:p text:style-name="P32"><text:tab/>i = inicio+2;</text:p>
      <text:p text:style-name="P32"><text:tab/>while i&lt;=final then</text:p>
      <text:p text:style-name="P32"><text:tab/><text:tab/>temp = arrayLectura[i] // guardamos en local por buenas prácticas</text:p>
      <text:p text:style-name="P32"><text:tab/><text:tab/>operación = arrayLectura[i-1]</text:p>
      <text:p text:style-name="P32"><text:tab/><text:tab/>total = calcular(total, temp, operación)</text:p>
      <text:p text:style-name="P32"><text:tab/><text:tab/>i+=2</text:p>
      <text:p text:style-name="P32"><text:tab/>finwhile</text:p>
      <text:p text:style-name="P32"/>
      <text:p text:style-name="P32"><text:tab/>arrayEscritura[id] = total; // Guardar resultado en global</text:p>
      <text:p text:style-name="P32"><text:tab/>// La sección crítica solo requiere el uso de la salida</text:p>
      <text:p text:style-name="P32"><text:tab/>wait(semaforoEscritura);</text:p>
      <text:p text:style-name="P32"><text:tab/>writeln(id,total); // Imprimir el mensaje</text:p>
      <text:p text:style-name="P32"><text:tab/>signal(semaforoEscritura);</text:p>
      <text:p text:style-name="P32"><text:tab/>signal(semaforoSumador[id]);</text:p>
      <text:p text:style-name="P32">end;</text:p>
      <text:p text:style-name="P32"/>
      <text:p text:style-name="P32"/>
      <text:p text:style-name="P32">/* <text:tab/>Función que realiza una operación sobre los números num1 y num2</text:p>
      <text:p text:style-name="P32"><text:tab/>según el valor de op</text:p>
      <text:p text:style-name="P32"><text:tab/>Si el valor de op es:</text:p>
      <text:p text:style-name="P32"><text:tab/><text:tab/>1 - Suma</text:p>
      <text:p text:style-name="P32"><text:tab/><text:tab/>2 - resta</text:p>
      <text:p text:style-name="P32"><text:tab/><text:tab/>3 - Multiplicación</text:p>
      <text:p text:style-name="P32"><text:tab/><text:tab/>otro - error</text:p>
      <text:p text:style-name="P32">*/</text:p>
      <text:p text:style-name="P32">entero function calcular(num1: entero, num2: entero, op: entero)</text:p>
      <text:p text:style-name="P32">begin<text:tab/></text:p>
      <text:p text:style-name="P32"><text:tab/>total:entero;</text:p>
      <text:p text:style-name="P32">end;</text:p>
      <text:p text:style-name="P32">begin</text:p>
      <text:p text:style-name="P32"><text:tab/>switch temp then</text:p>
      <text:p text:style-name="P32"><text:tab/><text:tab/>case 1:</text:p>
      <text:p text:style-name="P32"><text:tab/><text:tab/><text:tab/>total = num1 + num2;<text:tab/><text:tab/></text:p>
      <text:p text:style-name="P32"><text:tab/><text:tab/>case 2:</text:p>
      <text:p text:style-name="P32"><text:tab/><text:tab/><text:tab/>total = num1 - num2;</text:p>
      <text:p text:style-name="P32"><text:tab/><text:tab/>case 3:</text:p>
      <text:p text:style-name="P32"><text:tab/><text:tab/><text:tab/>total = num1 * num2;</text:p>
      <text:p text:style-name="P32"><text:tab/><text:tab/>default:</text:p>
      <text:p text:style-name="P32"><text:tab/><text:tab/><text:tab/>// Lanzar error</text:p>
      <text:p text:style-name="P32"><text:tab/>finswitch</text:p>
      <text:p text:style-name="P32"><text:tab/>return total</text:p>
      <text:p text:style-name="P32">end;</text:p>
      <text:p text:style-name="P32"/>
      <text:p text:style-name="P32">/* <text:tab/>Caculamos la suma de todos los valores guardados en</text:p>
      <text:p text:style-name="P32"><text:tab/>el array de escritura.</text:p>
      <text:p text:style-name="P32">*/</text:p>
      <text:p text:style-name="P32"/>
      <text:p text:style-name="P32">process type sumador():</text:p>
      <text:p text:style-name="P32">begin</text:p>
      <text:p text:style-name="P32"><text:soft-page-break/><text:tab/>total:entero // Esta variable puede ser global si queremos utilizar el total en el main</text:p>
      <text:p text:style-name="P32">end</text:p>
      <text:p text:style-name="P32">begin</text:p>
      <text:p text:style-name="P32"><text:tab/>// Cada consumidor hace un signal, cuando todos hallan terminado,</text:p>
      <text:p text:style-name="P32"><text:tab/>// entonces podemos sumar.</text:p>
      <text:p text:style-name="P32"><text:tab/>for i:=0.. len(semaforoSumador) do:</text:p>
      <text:p text:style-name="P32"><text:tab/><text:tab/>wait(semaforoSumador[i]);</text:p>
      <text:p text:style-name="P32"><text:tab/>// Calculo</text:p>
      <text:p text:style-name="P32"><text:tab/>total = arrayEscritura[0];</text:p>
      <text:p text:style-name="P32"><text:tab/>for i = 1 .. len(arrayEscritura)-1:</text:p>
      <text:p text:style-name="P32"><text:tab/><text:tab/>total += arrayEscritura[i];</text:p>
      <text:p text:style-name="P32"/>
      <text:p text:style-name="P32"><text:tab/>wait(semaforoEscritura); // No debería ser necesario porque es el último</text:p>
      <text:p text:style-name="P32"><text:tab/>writeln("Sumador terminado. Total:", total);</text:p>
      <text:p text:style-name="P32"><text:tab/>signal(semaforoEscritura);</text:p>
      <text:p text:style-name="P32"/>
      <text:p text:style-name="P32"><text:tab/>// OPTIONAL: Se pueden "liberar" los semáforos</text:p>
      <text:p text:style-name="P32"><text:tab/>for i:=0.. len(semaforoSumador) do:</text:p>
      <text:p text:style-name="P32"><text:tab/><text:tab/>signal(semaforoSumador[i]);</text:p>
      <text:p text:style-name="P32">end;</text:p>
      <text:p text:style-name="P32"/>
      <text:p text:style-name="P32"/>
      <text:p text:style-name="P32"/>
      <text:p text:style-name="P32">main()</text:p>
      <text:p text:style-name="P32">begin</text:p>
      <text:p text:style-name="P32"><text:tab/>procesos: array[1..11] de process; // De Process consumidor</text:p>
      <text:p text:style-name="P32"><text:tab/>solución: entero;</text:p>
      <text:p text:style-name="P32">end</text:p>
      <text:p text:style-name="P32">begin</text:p>
      <text:p text:style-name="P32"/>
      <text:p text:style-name="P32"/>
      <text:p text:style-name="P32"><text:tab/>writeln("Comienzo de ejecución");</text:p>
      <text:p text:style-name="P32"/>
      <text:p text:style-name="P32"><text:tab/>// Inicialización de semáforos</text:p>
      <text:p text:style-name="P32"><text:tab/>initial(semaforoEscritura, 1)</text:p>
      <text:p text:style-name="P32"><text:tab/>initial(semaforoConsumidor, 0)</text:p>
      <text:p text:style-name="P32"><text:tab/>for i =0..len(semaforoSumador) do</text:p>
      <text:p text:style-name="P32"><text:tab/><text:tab/>initial(semaforoSumador[i],0)</text:p>
      <text:p text:style-name="P32"/>
      <text:p text:style-name="P32"><text:tab/>// Definimos consumidores,</text:p>
      <text:p text:style-name="P32"><text:tab/>for i = 0 .. len(arrayEscritura)-1 do</text:p>
      <text:p text:style-name="P32"><text:tab/><text:tab/>procesos[i] = consumidor(i, i*11, (i+1)*11-1)</text:p>
      <text:p text:style-name="P32"><text:tab/></text:p>
      <text:p text:style-name="P32"><text:tab/>// lanzar procesos</text:p>
      <text:p text:style-name="P32"><text:tab/>cobegin </text:p>
      <text:p text:style-name="P32"><text:tab/>generador; // No inicializo porque no argumentos</text:p>
      <text:p text:style-name="P32"><text:tab/>for i = 0 .. len(arrayEscritura)-1 do</text:p>
      <text:p text:style-name="P32"><text:tab/><text:tab/>procesos[i];</text:p>
      <text:p text:style-name="P32"><text:tab/>sumador(); // No inicializo porque no argumentos</text:p>
      <text:p text:style-name="P32"><text:tab/>coend;</text:p>
      <text:p text:style-name="P32"/>
      <text:p text:style-name="P32"><text:tab/>writeln ("Procesos terminados");</text:p>
      <text:p text:style-name="P32">end;</text:p>
      <text:h text:style-name="P65" text:outline-level="3"><text:bookmark-start text:name="__RefHeading___Toc350_2849791591"/><text:soft-page-break/>Código Java<text:bookmark-end text:name="__RefHeading___Toc350_2849791591"/></text:h>
      <text:h text:style-name="P81" text:outline-level="4"><text:bookmark-start text:name="__RefHeading___Toc28210_3450645550"/><text:span text:style-name="T70">Generador</text:span><text:bookmark-end text:name="__RefHeading___Toc28210_3450645550"/></text:h>
      <text:p text:style-name="P82" loext:marker-style-name="T14"><text:span text:style-name="T19">package </text:span><text:span text:style-name="T14">ejercicio1;<text:line-break/><text:line-break/></text:span><text:span text:style-name="T19">import </text:span><text:span text:style-name="T14">java.util.concurrent.locks.Condition;<text:line-break/></text:span><text:span text:style-name="T19">import </text:span><text:span text:style-name="T14">java.util.concurrent.locks.ReentrantLock;<text:line-break/><text:line-break/></text:span><text:span text:style-name="T19">public class </text:span><text:span text:style-name="T14">Generador </text:span><text:span text:style-name="T19">extends </text:span><text:span text:style-name="T14">Thread {<text:line-break/><text:line-break/> <text:s text:c="3"/></text:span><text:span text:style-name="T19">private </text:span><text:span text:style-name="T14">ReentrantLock </text:span><text:span text:style-name="T24">l</text:span><text:span text:style-name="T14">;<text:line-break/> <text:s text:c="3"/></text:span><text:span text:style-name="T19">private </text:span><text:span text:style-name="T14">Condition </text:span><text:span text:style-name="T24">c</text:span><text:span text:style-name="T14">;<text:line-break/><text:line-break/> <text:s text:c="3"/></text:span><text:span text:style-name="T19">public void </text:span><text:span text:style-name="T27">run</text:span><text:span text:style-name="T14">() {<text:line-break/> <text:s text:c="7"/>Ejercicio1.</text:span><text:span text:style-name="T22">cerrojo</text:span><text:span text:style-name="T14">.lock();<text:line-break/> <text:s text:c="7"/></text:span><text:span text:style-name="T19">try </text:span><text:span text:style-name="T14">{<text:line-break/> <text:s text:c="11"/></text:span><text:span text:style-name="T19">for </text:span><text:span text:style-name="T14">(</text:span><text:span text:style-name="T19">int </text:span><text:span text:style-name="T14">i = </text:span><text:span text:style-name="T25">0</text:span><text:span text:style-name="T14">; i &lt; </text:span><text:span text:style-name="T25">110</text:span><text:span text:style-name="T14">; i++) {<text:line-break/> <text:s text:c="15"/></text:span><text:span text:style-name="T19">if </text:span><text:span text:style-name="T14">(i % </text:span><text:span text:style-name="T25">11 </text:span><text:span text:style-name="T14">% </text:span><text:span text:style-name="T25">2 </text:span><text:span text:style-name="T14">== </text:span><text:span text:style-name="T25">1</text:span><text:span text:style-name="T14">)<text:line-break/> <text:s text:c="19"/>Ejercicio1.</text:span><text:span text:style-name="T22">arrayLectura</text:span><text:span text:style-name="T14">[i] = (</text:span><text:span text:style-name="T19">int</text:span><text:span text:style-name="T14">) (Math.</text:span><text:span text:style-name="T18">random</text:span><text:span text:style-name="T14">() * (</text:span><text:span text:style-name="T25">3</text:span><text:span text:style-name="T14">)) + </text:span><text:span text:style-name="T25">1</text:span><text:span text:style-name="T14">;<text:line-break/> <text:s text:c="15"/></text:span><text:span text:style-name="T19">else<text:line-break/> <text:s text:c="19"/></text:span><text:span text:style-name="T14">Ejercicio1.</text:span><text:span text:style-name="T22">arrayLectura</text:span><text:span text:style-name="T14">[i] = (</text:span><text:span text:style-name="T19">int</text:span><text:span text:style-name="T14">) (Math.</text:span><text:span text:style-name="T18">random</text:span><text:span text:style-name="T14">() * (</text:span><text:span text:style-name="T25">5</text:span><text:span text:style-name="T14">)) + </text:span><text:span text:style-name="T25">1</text:span><text:span text:style-name="T14">;<text:line-break/> <text:s text:c="11"/>}<text:line-break/> <text:s text:c="11"/>Ejercicio1.</text:span><text:span text:style-name="T22">turno</text:span><text:span text:style-name="T14">++;<text:line-break/> <text:s text:c="7"/>} </text:span><text:span text:style-name="T19">finally </text:span><text:span text:style-name="T14">{<text:line-break/> <text:s text:c="11"/>Ejercicio1.</text:span><text:span text:style-name="T22">cerrojo</text:span><text:span text:style-name="T14">.unlock();<text:line-break/> <text:s text:c="7"/>}<text:line-break/> <text:s text:c="3"/>}<text:line-break/>}<text:line-break/></text:span></text:p>
      <text:p text:style-name="P87"/>
      <text:h text:style-name="P80" text:outline-level="4"><text:bookmark-start text:name="__RefHeading___Toc28212_3450645550"/>Consumidor<text:bookmark-end text:name="__RefHeading___Toc28212_3450645550"/></text:h>
      <text:p text:style-name="P82" loext:marker-style-name="T14"><text:span text:style-name="T19">package </text:span><text:span text:style-name="T14">ejercicio1;<text:line-break/><text:line-break/></text:span><text:span text:style-name="T33">/**<text:line-break/> * Procesos que lee una porción del array de lectura y calcula un subtotal que acaba colocando en el array de escritura<text:line-break/> */<text:line-break/></text:span><text:span text:style-name="T19">public class </text:span><text:span text:style-name="T14">Consumidor </text:span><text:span text:style-name="T19">extends </text:span><text:span text:style-name="T14">Thread {<text:line-break/><text:tab/></text:span><text:span text:style-name="T19">private final int </text:span><text:span text:style-name="T24">processId</text:span><text:span text:style-name="T14">;<text:line-break/><text:tab/></text:span><text:span text:style-name="T19">private final int </text:span><text:span text:style-name="T24">inicioArrayLectura</text:span><text:span text:style-name="T14">;<text:line-break/><text:tab/></text:span><text:span text:style-name="T19">private final int </text:span><text:span text:style-name="T24">finArrayLectura</text:span><text:span text:style-name="T14">;<text:line-break/><text:line-break/><text:tab/></text:span><text:span text:style-name="T33">/**<text:line-break/><text:tab/> * Constructor con los datos exclusivos del proceso concreto<text:line-break/><text:tab/> * </text:span><text:span text:style-name="T36">@param </text:span><text:span text:style-name="T38">processId </text:span><text:span text:style-name="T33">el id del proceso <text:line-break/><text:tab/> * </text:span><text:span text:style-name="T36">@param </text:span><text:span text:style-name="T38">inicioArrayLectura </text:span><text:span text:style-name="T33">el inicio del trozo que puede acceder <text:line-break/></text:span><text:soft-page-break/><text:span text:style-name="T33"><text:tab/> * </text:span><text:span text:style-name="T36">@param </text:span><text:span text:style-name="T38">finArrayLectura </text:span><text:span text:style-name="T33">el fin del trozo que puede acceder<text:line-break/><text:tab/> */<text:line-break/><text:tab/></text:span><text:span text:style-name="T19">public </text:span><text:span text:style-name="T27">Consumidor</text:span><text:span text:style-name="T14">(</text:span><text:span text:style-name="T19">int </text:span><text:span text:style-name="T14">processId, </text:span><text:span text:style-name="T19">int </text:span><text:span text:style-name="T14">inicioArrayLectura, </text:span><text:span text:style-name="T19">int </text:span><text:span text:style-name="T14">finArrayLectura) {<text:line-break/><text:tab/><text:tab/></text:span><text:span text:style-name="T19">super</text:span><text:span text:style-name="T14">();<text:line-break/><text:tab/><text:tab/></text:span><text:span text:style-name="T19">this</text:span><text:span text:style-name="T14">.</text:span><text:span text:style-name="T24">processId </text:span><text:span text:style-name="T14">= processId;<text:line-break/><text:tab/><text:tab/></text:span><text:span text:style-name="T19">this</text:span><text:span text:style-name="T14">.</text:span><text:span text:style-name="T24">inicioArrayLectura </text:span><text:span text:style-name="T14">= inicioArrayLectura;<text:line-break/><text:tab/><text:tab/></text:span><text:span text:style-name="T19">this</text:span><text:span text:style-name="T14">.</text:span><text:span text:style-name="T24">finArrayLectura </text:span><text:span text:style-name="T14">= finArrayLectura;<text:line-break/><text:tab/>}<text:line-break/><text:line-break/><text:tab/> </text:span><text:span text:style-name="T35">@Override<text:line-break/><text:tab/></text:span><text:span text:style-name="T19">public void </text:span><text:span text:style-name="T27">run</text:span><text:span text:style-name="T14">() {<text:line-break/><text:line-break/><text:tab/><text:tab/>Ejercicio1.</text:span><text:span text:style-name="T22">cerrojo</text:span><text:span text:style-name="T14">.lock();<text:line-break/> <text:s text:c="7"/></text:span><text:span text:style-name="T19">try </text:span><text:span text:style-name="T14">{<text:line-break/><text:tab/><text:tab/><text:tab/></text:span><text:span text:style-name="T19">while</text:span><text:span text:style-name="T14">(Ejercicio1.</text:span><text:span text:style-name="T22">turno </text:span><text:span text:style-name="T14">!= </text:span><text:span text:style-name="T25">1</text:span><text:span text:style-name="T14">){<text:line-break/><text:tab/><text:tab/><text:tab/><text:tab/>Ejercicio1.</text:span><text:span text:style-name="T22">cerrojo</text:span><text:span text:style-name="T14">.unlock();<text:line-break/><text:tab/><text:tab/><text:tab/><text:tab/>Ejercicio1.</text:span><text:span text:style-name="T22">cerrojo</text:span><text:span text:style-name="T14">.lock();<text:line-break/><text:tab/><text:tab/><text:tab/>}<text:line-break/> <text:s text:c="7"/>} </text:span><text:span text:style-name="T19">finally </text:span><text:span text:style-name="T14">{<text:line-break/><text:tab/><text:tab/><text:tab/>Ejercicio1.</text:span><text:span text:style-name="T22">cerrojo</text:span><text:span text:style-name="T14">.unlock();<text:line-break/> <text:s text:c="7"/>}<text:line-break/> <text:s text:c="7"/></text:span><text:span text:style-name="T19">int </text:span><text:span text:style-name="T14">operacion;<text:line-break/><text:tab/><text:tab/></text:span><text:span text:style-name="T19">int </text:span><text:span text:style-name="T14">temp;<text:line-break/><text:tab/><text:tab/></text:span><text:span text:style-name="T19">int </text:span><text:span text:style-name="T14">total = Ejercicio1.</text:span><text:span text:style-name="T22">arrayLectura</text:span><text:span text:style-name="T14">[</text:span><text:span text:style-name="T24">inicioArrayLectura</text:span><text:span text:style-name="T14">];<text:line-break/><text:line-break/><text:tab/><text:tab/></text:span><text:span text:style-name="T19">for </text:span><text:span text:style-name="T14">(</text:span><text:span text:style-name="T19">int </text:span><text:span text:style-name="T14">i = </text:span><text:span text:style-name="T24">inicioArrayLectura </text:span><text:span text:style-name="T14">+ </text:span><text:span text:style-name="T25">2</text:span><text:span text:style-name="T14">; i &lt;= </text:span><text:span text:style-name="T24">finArrayLectura</text:span><text:span text:style-name="T14">; i+=</text:span><text:span text:style-name="T25">2</text:span><text:span text:style-name="T14">) {<text:line-break/><text:tab/><text:tab/><text:tab/>temp = Ejercicio1.</text:span><text:span text:style-name="T22">arrayLectura</text:span><text:span text:style-name="T14">[i];<text:line-break/><text:tab/><text:tab/><text:tab/>operacion= Ejercicio1.</text:span><text:span text:style-name="T22">arrayLectura</text:span><text:span text:style-name="T14">[i-</text:span><text:span text:style-name="T25">1</text:span><text:span text:style-name="T14">];<text:line-break/><text:tab/><text:tab/><text:tab/>total = calcular(total, temp, operacion);<text:line-break/><text:tab/><text:tab/>}<text:line-break/><text:tab/><text:tab/>Ejercicio1.</text:span><text:span text:style-name="T22">arrayEscritura</text:span><text:span text:style-name="T14">[</text:span><text:span text:style-name="T24">processId</text:span><text:span text:style-name="T14">] = total;<text:line-break/><text:line-break/><text:tab/><text:tab/>Ejercicio1.</text:span><text:span text:style-name="T22">cerrojo</text:span><text:span text:style-name="T14">.lock();<text:line-break/><text:tab/><text:tab/>Ejercicio1.</text:span><text:span text:style-name="T22">consumidoresEjecutando</text:span><text:span text:style-name="T14">--;<text:line-break/><text:tab/><text:tab/></text:span><text:span text:style-name="T19">if </text:span><text:span text:style-name="T14">(Ejercicio1.</text:span><text:span text:style-name="T22">consumidoresEjecutando </text:span><text:span text:style-name="T14">== </text:span><text:span text:style-name="T25">0</text:span><text:span text:style-name="T14">)<text:line-break/><text:tab/><text:tab/><text:tab/>Ejercicio1.</text:span><text:span text:style-name="T22">turno </text:span><text:span text:style-name="T14">= </text:span><text:span text:style-name="T25">2</text:span><text:span text:style-name="T14">;<text:line-break/><text:tab/><text:tab/>Ejercicio1.</text:span><text:span text:style-name="T22">cerrojo</text:span><text:span text:style-name="T14">.unlock();<text:line-break/><text:line-break/><text:tab/><text:tab/>Ejercicio1.</text:span><text:span text:style-name="T22">lockPrint</text:span><text:span text:style-name="T14">.lock();<text:line-break/><text:tab/><text:tab/>System.</text:span><text:span text:style-name="T22">out</text:span><text:span text:style-name="T14">.println(</text:span><text:span text:style-name="T31">"***************</text:span><text:span text:style-name="T19">\n</text:span><text:span text:style-name="T31">Proceso terminado: " </text:span><text:span text:style-name="T14">+ </text:span><text:span text:style-name="T24">processId </text:span><text:span text:style-name="T14">+ </text:span><text:span text:style-name="T31">"</text:span><text:span text:style-name="T19">\n</text:span><text:span text:style-name="T31">Da como resultado: " </text:span><text:span text:style-name="T14">+ total<text:line-break/><text:tab/><text:tab/><text:tab/><text:tab/>+ </text:span><text:span text:style-name="T31">"</text:span><text:span text:style-name="T19">\n</text:span><text:span text:style-name="T31">***************"</text:span><text:span text:style-name="T14">);<text:line-break/><text:tab/><text:tab/>Ejercicio1.</text:span><text:span text:style-name="T22">lockPrint</text:span><text:span text:style-name="T14">.unlock();<text:line-break/><text:line-break/><text:tab/>}<text:line-break/><text:line-break/><text:tab/></text:span><text:span text:style-name="T33">/**<text:line-break/><text:tab/> * Método auxiliar que calcula una opearación entre dos número<text:line-break/><text:tab/> * </text:span><text:span text:style-name="T36">@param </text:span><text:span text:style-name="T38">num1 </text:span><text:span text:style-name="T33">primer número de la operación <text:line-break/></text:span><text:soft-page-break/><text:span text:style-name="T33"><text:tab/> * </text:span><text:span text:style-name="T36">@param </text:span><text:span text:style-name="T38">num2 </text:span><text:span text:style-name="T33">segundo número de la operación<text:line-break/><text:tab/> * </text:span><text:span text:style-name="T36">@param </text:span><text:span text:style-name="T38">operacion </text:span><text:span text:style-name="T33">operación a realizar<text:line-break/><text:tab/> * </text:span><text:span text:style-name="T36">@return </text:span><text:span text:style-name="T33">el resultado<text:line-break/><text:tab/> */<text:line-break/><text:tab/></text:span><text:span text:style-name="T19">private int </text:span><text:span text:style-name="T27">calcular</text:span><text:span text:style-name="T14">(</text:span><text:span text:style-name="T19">int </text:span><text:span text:style-name="T14">num1, </text:span><text:span text:style-name="T19">int </text:span><text:span text:style-name="T14">num2, </text:span><text:span text:style-name="T19">int </text:span><text:span text:style-name="T14">operacion) {<text:line-break/><text:tab/><text:tab/></text:span><text:span text:style-name="T19">int </text:span><text:span text:style-name="T14">total;<text:line-break/><text:line-break/><text:tab/><text:tab/></text:span><text:span text:style-name="T19">try </text:span><text:span text:style-name="T14">{<text:line-break/><text:tab/><text:tab/><text:tab/></text:span><text:span text:style-name="T19">switch </text:span><text:span text:style-name="T14">(operacion) {<text:line-break/><text:tab/><text:tab/><text:tab/></text:span><text:span text:style-name="T19">case </text:span><text:span text:style-name="T25">1</text:span><text:span text:style-name="T14">:<text:line-break/><text:tab/><text:tab/><text:tab/><text:tab/>total = num1 + num2;<text:line-break/><text:tab/><text:tab/><text:tab/><text:tab/></text:span><text:span text:style-name="T19">break</text:span><text:span text:style-name="T14">;<text:line-break/><text:tab/><text:tab/><text:tab/></text:span><text:span text:style-name="T19">case </text:span><text:span text:style-name="T25">2</text:span><text:span text:style-name="T14">:<text:line-break/><text:tab/><text:tab/><text:tab/><text:tab/>total = num1 - num2;<text:line-break/><text:tab/><text:tab/><text:tab/><text:tab/></text:span><text:span text:style-name="T19">break</text:span><text:span text:style-name="T14">;<text:line-break/><text:line-break/><text:tab/><text:tab/><text:tab/></text:span><text:span text:style-name="T19">case </text:span><text:span text:style-name="T25">3</text:span><text:span text:style-name="T14">:<text:line-break/><text:tab/><text:tab/><text:tab/><text:tab/>total = num1 * num2;<text:line-break/><text:tab/><text:tab/><text:tab/><text:tab/></text:span><text:span text:style-name="T19">break</text:span><text:span text:style-name="T14">;<text:line-break/><text:tab/><text:tab/><text:tab/></text:span><text:span text:style-name="T19">default</text:span><text:span text:style-name="T14">:<text:line-break/><text:tab/><text:tab/><text:tab/><text:tab/></text:span><text:span text:style-name="T19">throw new </text:span><text:span text:style-name="T14">IllegalArgumentException(</text:span><text:span text:style-name="T31">"Error calculando la operacion " </text:span><text:span text:style-name="T14">+ num1 + </text:span><text:span text:style-name="T31">" " </text:span><text:span text:style-name="T14">+ num2 + </text:span><text:span text:style-name="T31">" "<text:line-break/><text:tab/><text:tab/><text:tab/><text:tab/><text:tab/><text:tab/></text:span><text:span text:style-name="T14">+ operacion + </text:span><text:span text:style-name="T31">" En el proceso " </text:span><text:span text:style-name="T14">+ </text:span><text:span text:style-name="T24">processId</text:span><text:span text:style-name="T14">);<text:line-break/><text:tab/><text:tab/><text:tab/>}<text:line-break/><text:tab/><text:tab/>} </text:span><text:span text:style-name="T19">catch </text:span><text:span text:style-name="T14">(Exception e) {<text:line-break/><text:tab/><text:tab/><text:tab/>e.printStackTrace();<text:line-break/><text:tab/><text:tab/><text:tab/>total = </text:span><text:span text:style-name="T25">0</text:span><text:span text:style-name="T14">;<text:line-break/><text:tab/><text:tab/>}<text:line-break/><text:tab/><text:tab/></text:span><text:span text:style-name="T19">return </text:span><text:span text:style-name="T14">total;<text:line-break/><text:tab/>}<text:line-break/>}<text:line-break/></text:span></text:p>
      <text:p text:style-name="P87"/>
      <text:h text:style-name="P80" text:outline-level="4"><text:bookmark-start text:name="__RefHeading___Toc28214_3450645550"/>Sumador<text:bookmark-end text:name="__RefHeading___Toc28214_3450645550"/></text:h>
      <text:p text:style-name="P82" loext:marker-style-name="T14"><text:span text:style-name="T19">package </text:span><text:span text:style-name="T14">ejercicio1;<text:line-break/><text:line-break/></text:span><text:span text:style-name="T19">import </text:span><text:span text:style-name="T14">java.util.Arrays;<text:line-break/><text:line-break/></text:span><text:span text:style-name="T19">public class </text:span><text:span text:style-name="T14">Sumador </text:span><text:span text:style-name="T19">extends </text:span><text:span text:style-name="T14">Thread {<text:line-break/><text:line-break/> <text:s text:c="3"/></text:span><text:span text:style-name="T19">public void </text:span><text:span text:style-name="T27">run</text:span><text:span text:style-name="T14">() {<text:line-break/> <text:s text:c="7"/></text:span><text:span text:style-name="T19">super</text:span><text:span text:style-name="T14">.run();<text:line-break/> <text:s text:c="7"/></text:span><text:span text:style-name="T19">int </text:span><text:span text:style-name="T14">resultado = </text:span><text:span text:style-name="T25">0</text:span><text:span text:style-name="T14">;<text:line-break/> <text:s text:c="7"/>Ejercicio1.</text:span><text:span text:style-name="T22">cerrojo</text:span><text:span text:style-name="T14">.lock();<text:line-break/> <text:s text:c="7"/></text:span><text:span text:style-name="T19">try </text:span><text:span text:style-name="T14">{<text:line-break/> <text:s text:c="11"/></text:span><text:span text:style-name="T19">while</text:span><text:span text:style-name="T14">(Ejercicio1.</text:span><text:span text:style-name="T22">turno </text:span><text:span text:style-name="T14">!= </text:span><text:span text:style-name="T25">2</text:span><text:span text:style-name="T14">){<text:line-break/> <text:s text:c="15"/>Ejercicio1.</text:span><text:span text:style-name="T22">cerrojo</text:span><text:span text:style-name="T14">.unlock();<text:line-break/> <text:s text:c="15"/>Ejercicio1.</text:span><text:span text:style-name="T22">cerrojo</text:span><text:span text:style-name="T14">.lock();<text:line-break/></text:span><text:soft-page-break/><text:span text:style-name="T14"> <text:s text:c="11"/>}<text:line-break/><text:line-break/> <text:s text:c="11"/>resultado = </text:span><text:span text:style-name="T18">totalArrayEscritura</text:span><text:span text:style-name="T14">(Ejercicio1.</text:span><text:span text:style-name="T22">arrayEscritura</text:span><text:span text:style-name="T14">);<text:line-break/> <text:s text:c="7"/>} </text:span><text:span text:style-name="T19">finally </text:span><text:span text:style-name="T14">{<text:line-break/> <text:s text:c="11"/>Ejercicio1.</text:span><text:span text:style-name="T22">cerrojo</text:span><text:span text:style-name="T14">.unlock();<text:line-break/> <text:s text:c="7"/>}<text:line-break/><text:line-break/> <text:s text:c="7"/>Ejercicio1.</text:span><text:span text:style-name="T22">lockPrint</text:span><text:span text:style-name="T14">.lock();<text:line-break/> <text:s text:c="7"/></text:span><text:span text:style-name="T19">try </text:span><text:span text:style-name="T14">{<text:line-break/> <text:s text:c="11"/>System.</text:span><text:span text:style-name="T22">out</text:span><text:span text:style-name="T14">.println(</text:span><text:span text:style-name="T31">"El total es: " </text:span><text:span text:style-name="T14">+ resultado + </text:span><text:span text:style-name="T31">"."</text:span><text:span text:style-name="T14">);<text:line-break/> <text:s text:c="7"/>} </text:span><text:span text:style-name="T19">finally </text:span><text:span text:style-name="T14">{<text:line-break/> <text:s text:c="11"/>Ejercicio1.</text:span><text:span text:style-name="T22">lockPrint</text:span><text:span text:style-name="T14">.unlock();<text:line-break/> <text:s text:c="7"/>}<text:line-break/> <text:s text:c="3"/>}<text:line-break/><text:line-break/> <text:s text:c="3"/></text:span><text:span text:style-name="T19">public static int </text:span><text:span text:style-name="T27">totalArrayEscritura</text:span><text:span text:style-name="T14">(Integer... arrayEscritura) {<text:line-break/> <text:s text:c="7"/></text:span><text:span text:style-name="T19">return </text:span><text:span text:style-name="T14">Arrays.</text:span><text:span text:style-name="T18">stream</text:span><text:span text:style-name="T14">(arrayEscritura).reduce(</text:span><text:span text:style-name="T25">0</text:span><text:span text:style-name="T14">, Integer::</text:span><text:span text:style-name="T18">sum</text:span><text:span text:style-name="T14">);<text:line-break/> <text:s text:c="3"/>}<text:line-break/>}<text:line-break/></text:span></text:p>
      <text:p text:style-name="P87"/>
      <text:h text:style-name="P80" text:outline-level="4"><text:bookmark-start text:name="__RefHeading___Toc28216_3450645550"/>Main<text:bookmark-end text:name="__RefHeading___Toc28216_3450645550"/></text:h>
      <text:p text:style-name="P82" loext:marker-style-name="T14"><text:span text:style-name="T19">package </text:span><text:span text:style-name="T14">ejercicio1;<text:line-break/><text:line-break/></text:span><text:span text:style-name="T19">import </text:span><text:span text:style-name="T14">java.util.concurrent.locks.ReentrantLock;<text:line-break/><text:line-break/></text:span><text:span text:style-name="T33">/**<text:line-break/> * Clase principal que contine el main y las variables compartidas<text:line-break/> */<text:line-break/></text:span><text:span text:style-name="T19">public class </text:span><text:span text:style-name="T14">Ejercicio1 {<text:line-break/><text:tab/></text:span><text:span text:style-name="T19">public static </text:span><text:span text:style-name="T14">ReentrantLock </text:span><text:span text:style-name="T22">lockPrint </text:span><text:span text:style-name="T14">= </text:span><text:span text:style-name="T19">new </text:span><text:span text:style-name="T14">ReentrantLock();<text:line-break/><text:tab/></text:span><text:span text:style-name="T19">public static </text:span><text:span text:style-name="T14">ReentrantLock </text:span><text:span text:style-name="T22">cerrojo </text:span><text:span text:style-name="T14">= </text:span><text:span text:style-name="T19">new </text:span><text:span text:style-name="T14">ReentrantLock();<text:line-break/><text:line-break/><text:tab/></text:span><text:span text:style-name="T19">public static </text:span><text:span text:style-name="T14">Integer[] </text:span><text:span text:style-name="T22">arrayLectura </text:span><text:span text:style-name="T14">= </text:span><text:span text:style-name="T19">new </text:span><text:span text:style-name="T14">Integer[</text:span><text:span text:style-name="T25">110</text:span><text:span text:style-name="T14">];<text:line-break/><text:tab/></text:span><text:span text:style-name="T19">public static </text:span><text:span text:style-name="T14">Integer[] </text:span><text:span text:style-name="T22">arrayEscritura </text:span><text:span text:style-name="T14">= </text:span><text:span text:style-name="T19">new </text:span><text:span text:style-name="T14">Integer[</text:span><text:span text:style-name="T25">10</text:span><text:span text:style-name="T14">];<text:line-break/><text:tab/></text:span><text:span text:style-name="T19">public static int </text:span><text:span text:style-name="T22">consumidoresEjecutando </text:span><text:span text:style-name="T14">= </text:span><text:span text:style-name="T25">10</text:span><text:span text:style-name="T14">;<text:line-break/><text:tab/></text:span><text:span text:style-name="T29">// Como con Reentrant lock no se puede crear un semáforo nulo, que sería lo necesario para sincronizar los procesos<text:line-break/><text:tab/>// lo sustituimos por una variable turno que se va actualizando conforme terminan los turnos.<text:line-break/><text:tab/></text:span><text:span text:style-name="T19">public static int </text:span><text:span text:style-name="T22">turno </text:span><text:span text:style-name="T14">= </text:span><text:span text:style-name="T25">0</text:span><text:span text:style-name="T14">;<text:line-break/><text:line-break/><text:tab/></text:span><text:span text:style-name="T33">/**<text:line-break/><text:tab/> * El problema<text:line-break/><text:tab/> * </text:span><text:span text:style-name="T36">@param </text:span><text:span text:style-name="T38">args </text:span><text:span text:style-name="T33">lo que quieras, no se usa<text:line-break/><text:tab/> */<text:line-break/><text:tab/></text:span><text:span text:style-name="T19">public static void </text:span><text:span text:style-name="T27">main</text:span><text:span text:style-name="T14">(String[] args) {<text:line-break/><text:tab/><text:tab/>Consumidor[] procesos = </text:span><text:span text:style-name="T19">new </text:span><text:span text:style-name="T14">Consumidor[</text:span><text:span text:style-name="T25">10</text:span><text:span text:style-name="T14">];<text:line-break/><text:tab/><text:tab/>Generador generador = </text:span><text:span text:style-name="T19">new </text:span><text:span text:style-name="T14">Generador();<text:line-break/></text:span><text:soft-page-break/><text:span text:style-name="T14"><text:tab/><text:tab/>Sumador sumador = </text:span><text:span text:style-name="T19">new </text:span><text:span text:style-name="T14">Sumador();<text:line-break/><text:line-break/><text:tab/><text:tab/>System.</text:span><text:span text:style-name="T22">out</text:span><text:span text:style-name="T14">.println(</text:span><text:span text:style-name="T31">"Comienzo"</text:span><text:span text:style-name="T14">);<text:line-break/><text:line-break/><text:tab/><text:tab/>System.</text:span><text:span text:style-name="T22">out</text:span><text:span text:style-name="T14">.println(</text:span><text:span text:style-name="T31">"Creando procesos"</text:span><text:span text:style-name="T14">);<text:line-break/><text:tab/><text:tab/></text:span><text:span text:style-name="T19">for </text:span><text:span text:style-name="T14">(</text:span><text:span text:style-name="T19">int </text:span><text:span text:style-name="T14">i = </text:span><text:span text:style-name="T25">0</text:span><text:span text:style-name="T14">; i &lt; </text:span><text:span text:style-name="T25">10</text:span><text:span text:style-name="T14">; i++) {<text:line-break/><text:tab/><text:tab/><text:tab/>procesos[i] = </text:span><text:span text:style-name="T19">new </text:span><text:span text:style-name="T14">Consumidor(i, i * </text:span><text:span text:style-name="T25">11</text:span><text:span text:style-name="T14">, (i + </text:span><text:span text:style-name="T25">1</text:span><text:span text:style-name="T14">) * </text:span><text:span text:style-name="T25">11 </text:span><text:span text:style-name="T14">- </text:span><text:span text:style-name="T25">1</text:span><text:span text:style-name="T14">);<text:line-break/><text:tab/><text:tab/>}<text:line-break/><text:line-break/><text:tab/><text:tab/>System.</text:span><text:span text:style-name="T22">out</text:span><text:span text:style-name="T14">.println(</text:span><text:span text:style-name="T31">"Ejecutando procesos"</text:span><text:span text:style-name="T14">);<text:line-break/><text:tab/><text:tab/>sumador.start();<text:line-break/><text:tab/><text:tab/></text:span><text:span text:style-name="T19">for</text:span><text:span text:style-name="T14">(Consumidor p: procesos) p.start();<text:line-break/><text:tab/><text:tab/>generador.start();<text:line-break/><text:line-break/><text:tab/><text:tab/></text:span><text:span text:style-name="T19">try </text:span><text:span text:style-name="T14">{<text:line-break/><text:tab/><text:tab/><text:tab/>generador.join();<text:line-break/><text:tab/><text:tab/><text:tab/></text:span><text:span text:style-name="T19">for </text:span><text:span text:style-name="T14">(Consumidor p: procesos) p.join();<text:line-break/><text:tab/><text:tab/><text:tab/>sumador.join();<text:line-break/><text:tab/><text:tab/>} </text:span><text:span text:style-name="T19">catch </text:span><text:span text:style-name="T14">(InterruptedException e) {<text:line-break/><text:tab/><text:tab/><text:tab/>e.printStackTrace();<text:line-break/><text:tab/><text:tab/>}<text:line-break/><text:tab/><text:tab/>System.</text:span><text:span text:style-name="T22">out</text:span><text:span text:style-name="T14">.println(</text:span><text:span text:style-name="T31">"Fin de ejecución de procesos."</text:span><text:span text:style-name="T14">);<text:line-break/><text:line-break/><text:tab/><text:tab/>System.</text:span><text:span text:style-name="T22">out</text:span><text:span text:style-name="T14">.println(</text:span><text:span text:style-name="T31">"Array Lectura:["</text:span><text:span text:style-name="T14">);<text:line-break/><text:tab/><text:tab/></text:span><text:span text:style-name="T19">for </text:span><text:span text:style-name="T14">(Integer i : </text:span><text:span text:style-name="T22">arrayLectura</text:span><text:span text:style-name="T14">)<text:line-break/><text:tab/><text:tab/><text:tab/>System.</text:span><text:span text:style-name="T22">out</text:span><text:span text:style-name="T14">.print(i + </text:span><text:span text:style-name="T31">", "</text:span><text:span text:style-name="T14">);<text:line-break/><text:tab/><text:tab/>System.</text:span><text:span text:style-name="T22">out</text:span><text:span text:style-name="T14">.print(</text:span><text:span text:style-name="T31">"].</text:span><text:span text:style-name="T19">\n</text:span><text:span text:style-name="T31">Array Escritura:["</text:span><text:span text:style-name="T14">);<text:line-break/><text:tab/><text:tab/></text:span><text:span text:style-name="T19">for </text:span><text:span text:style-name="T14">(Integer i : </text:span><text:span text:style-name="T22">arrayEscritura</text:span><text:span text:style-name="T14">)<text:line-break/><text:tab/><text:tab/><text:tab/>System.</text:span><text:span text:style-name="T22">out</text:span><text:span text:style-name="T14">.print(i + </text:span><text:span text:style-name="T31">","</text:span><text:span text:style-name="T14">);<text:line-break/><text:tab/><text:tab/>System.</text:span><text:span text:style-name="T22">out</text:span><text:span text:style-name="T14">.println(</text:span><text:span text:style-name="T31">"]."</text:span><text:span text:style-name="T14">);<text:line-break/><text:tab/>}<text:line-break/>}<text:line-break/></text:span></text:p>
      <text:p text:style-name="P8"/>
      <text:h text:style-name="P50" text:outline-level="2"><text:bookmark-start text:name="__RefHeading___Toc2438_2849791591"/>Cuestiones<text:bookmark-end text:name="__RefHeading___Toc2438_2849791591"/></text:h>
      <text:h text:style-name="P66" text:outline-level="3"><text:bookmark-start text:name="__RefHeading___Toc352_2849791591"/>Apartado A<text:bookmark-end text:name="__RefHeading___Toc352_2849791591"/></text:h>
      <text:p text:style-name="P19">¿Qué acciones pueden realizar los hilos concurrentemente? Justifica la respuesta.</text:p>
      <text:p text:style-name="P16">Los diferentes procesos pueden realizar las acciones concurrentemente siempre que no estén utilizando un recurso global no compartible. Estos recursos pueden ser tanto software (una variable) como hardware (pantalla), los problemas suelen surgir cuando los procesos escriben en ellos. En este caso, en cada proceso podemos identificar tres recursos que utilizan todos los procesos, el array de lectura, el array de escritura y la pantalla. </text:p>
      <text:p text:style-name="P16"><text:soft-page-break/>El array de lectura (si lo consideramos un solo recurso) cumple la condición de Bernstein ya que ninguno de los procesos, salvo el método main donde no hay concurrencia, edita dicho array, por lo que no hay que preocuparse de su uso.</text:p>
      <text:p text:style-name="P16">El array de escritura en un principio parece no cumplir dicha condición pues todos los procesos escriben en él. Sin embargo, si miramos fijamente al comportamiento de los hilos, estos tiene una sola posición donde pueden escribir, sin compartirla con ningún otro proceso. Esto provoca que este recurso no sea, de hecho, compartido, por lo que no hace falta defenderlo. De la misma manera se podría analizar el array de lectura, sin embargo, como nunca se llega a escribir en este no es necesario.</text:p>
      <text:p text:style-name="P16">Finalmente, tenemos la pantalla, que es accedida mediante la llamada a sistema <text:span text:style-name="T40">System.out.println</text:span>. Este sí que se trata de un recurso no compartible, pues si bien cada proceso es diferente, todos comparten la misma consola de salida estándar.</text:p>
      <text:p text:style-name="P16">Con esto llegamos a la conclusión de que todas las acciones se pueden realizar concurrentemente salvo <text:span text:style-name="T6">las impresiones por </text:span>pantalla que tiene<text:span text:style-name="T6">n</text:span> que ser protegid<text:span text:style-name="T6">as</text:span>.</text:p>
      <text:h text:style-name="P66" text:outline-level="3"><text:bookmark-start text:name="__RefHeading___Toc354_2849791591"/>Apartado B<text:bookmark-end text:name="__RefHeading___Toc354_2849791591"/></text:h>
      <text:p text:style-name="P19">Las impresiones que hacen los hilos, ¿son consecutivas o están desordenadas con las de los demás hilos? ¿Cuál de las opciones consideras que es la correcta? Justifica la respuesta.</text:p>
      <text:p text:style-name="P93"><text:span text:style-name="T70">Se escriben de forma ordenada según el tipo: primero generador, luego consumidores y finalmente sumador, pero se realizan de forma desordenada entre los consumidores. </text:span><text:span text:style-name="T71">Las impresiones realizadas por los diferentes hilos se realizan de forma desordenada según cada proceso llegue a la sección crítica. Esto es porque los procesos se ejecutan </text:span><text:span text:style-name="T9">en</text:span><text:span text:style-name="T71"> un orden parcial, es decir, que los procesos se pueden ejecutar en un orden diferente al llamado. </text:span><text:span text:style-name="T9">S</text:span><text:span text:style-name="T71">in embargo, es probable que la primera llamada sí que sigan dicho orden y se vallan cambiando mientras las instrucciones de los procesos se vayan entremezclando.</text:span></text:p>
      <text:p text:style-name="P17">En este ejercicio, parece que <text:span text:style-name="T7">los procesos se están ejecutando de forma síncrona, </text:span><text:span text:style-name="T9">en</text:span><text:span text:style-name="T7"> un orden total, porque el primer hilos en terminar es el primero y </text:span><text:span text:style-name="T9">sigue el </text:span><text:span text:style-name="T7">orden hasta el final. </text:span><text:span text:style-name="T9">No obstante</text:span><text:span text:style-name="T7">, es probable que esto se deba a que l</text:span><text:span text:style-name="T9">a cantidad de código a ejecutar es </text:span><text:span text:style-name="T7">muy pequeñ</text:span><text:span text:style-name="T9">a</text:span><text:span text:style-name="T7"> y </text:span><text:span text:style-name="T9">es igual de larga </text:span><text:span text:style-name="T7">en todos ellos. Es posible, que para poder observar la diferencia sea necesario un problema de mayor magnitud y/o que l</text:span><text:span text:style-name="T9">a ejecución varíe </text:span><text:span text:style-name="T7">según la entrada. Si se quisiera observar en este problema, se podría pausar la función del proceso una cantidad aleatoria de segundos </text:span><text:span text:style-name="T8">(por ejemplo, entre 0 y 3)</text:span><text:span text:style-name="T7">.</text:span></text:p>
      <text:h text:style-name="P66" text:outline-level="3"><text:bookmark-start text:name="__RefHeading___Toc356_2849791591"/>Apartado C<text:bookmark-end text:name="__RefHeading___Toc356_2849791591"/></text:h>
      <text:p text:style-name="P20">Si no usaras ningún mecanismo para sincronización, ¿cómo podría ser la salida en pantalla del programa anterior?</text:p>
      <text:p text:style-name="P92"><text:soft-page-break/>Sería desordenada y estaría mal, pues como los programas accederían a partes del array que todavía no han sido rellenadas, los número utilizados para los cálculos serían los incorrectos.</text:p>
      <text:h text:style-name="P47" text:outline-level="1"><text:bookmark-start text:name="__RefHeading___Toc5877_3573721"/>Ejercicio 2<text:bookmark-end text:name="__RefHeading___Toc5877_3573721"/></text:h>
      <text:h text:style-name="P60" text:outline-level="2"><text:bookmark-start text:name="__RefHeading___Toc10764_1666581054"/>Recursos No Compartibles <text:span text:style-name="T46">Y Condiciones de Sincronización</text:span><text:bookmark-end text:name="__RefHeading___Toc10764_1666581054"/></text:h>
      <text:p text:style-name="P31">En este problema tenemos una serie de transeúntes (coches y peatones) que quieren pasar por un cruce. El cruce tiene tres direcciones, dos para los coches (Norte-Sur y Este-Oeste) y una para los peatones, y solo se puede utilizar una a la vez, por lo que se tiene que compartir es el cruce en sí. La manera en la que se controlaría en la vida real sería una semáforo, este semáforo controlaría el turno de cada dirección.</text:p>
      <text:p text:style-name="P36">De la misma manera, podríamos crear tres tipos de procesos, uno coche, otro peatones y finalmente un semáforo que controle los turnos. Si seguimos inspirándonos en la vida real, podríamos pensar en los semáforos que tiene cada transeúnte, que le dicen si puede o no pasar, y crear una variable booleana por dirección y que cada proceso comprobase si puede pasar según su valor. Si bien esta solución podría ser viable, tener que manejar tres variables puede resultar complicado, y como sabemos que estas solo representan un turno, podemos crear una variable <text:span text:style-name="T47">entera </text:span>turno y que cada proceso comprueba si es su turno para poder pasar. <text:span text:style-name="T47">Esta variable también podría indicar el final de la ejecución si le pone un valor como -1. Turno también podría ser una variable de enumerado, aunque esto no se ha implementado.</text:span></text:p>
      <text:p text:style-name="P36">Además, en caso de que un proceso no pudiese pasar directamente (porque no es su turno o el cruce se encuentra ocupado), tenemos que tener una manera de saber cuantos procesos se encuentran esperando y despertarlos. Para solucionar este problema podemos inspirarnos en la solución del problema clásico de lectores y escritores. En esta solución tenemos una variable compartida para contar el número de procesos de un tipo esperando y un semáforo binario que los despierta cuando es su momento de ser ejecutados. Esto es similar a las variables booleanas propuestas anteriormente. Para mayor comodidad y evitar código repetido en coche, que tiene dos direcciones, se ha representados los semáforos binarios de nuestro problema en un array. <text:span text:style-name="T47">De esta manera, cada proceso tiene que despertar a su compañero y cuando se termina su turno, despiertan al siguiente.</text:span></text:p>
      <text:p text:style-name="P36">También tenemos que tener en cuenta, que no todos los transeúntes de una dirección pueden pasar al mismo tiempo, pues el tamaño del cruce es limitado. <text:span text:style-name="T47">Por lo que se tiene que seguir el número de transeúntes pasando y limitar de acuerdo al máximo. Es decir, si un transeúnte quiere pasar, normalmente despertaría a otro proceso antes de hacerlo, </text:span><text:soft-page-break/><text:span text:style-name="T47">pero no lo debería en caso de que el número de transeúntes en su misma dirección pasando esté al máximo. De la misma manera, cuando un transeúnte termine de pasar, deberá despertar a otro de su misma dirección si sigue siendo su turno o en caso de que no lo sea y él sea el último transeúnte pasando, despertar al del siguiente turno, pues el cruce solo se puede pasar una dirección a la vez. Si no es su turno, pero no es el último, no hará nada.</text:span></text:p>
      <text:p text:style-name="P37">En <text:span text:style-name="T47">conclusión</text:span>, los recursos a compartir van a ser el turno, un array con el número de procesos esperando <text:span text:style-name="T47">y un array con el número de procesos cruzando (un elemento en cada array por dirección), la exclusión mutua de estos elementos se asegurará con el uso de un semáforo binario “mutex”. La sincronización se va a asegurar mediante un array de semáforos binarios (al igual que con los arrays anteriores un elemento por dirección), donde los procesos esperarán en el semáforo correspondiente a su turno, siendo despertados por el proceso anterior y despertando al siguiente turno cuando el suyo acabe.</text:span></text:p>
      <text:p text:style-name="P39">Como en la implementación se ha impreso por pantalla, esta también es un recurso no compartido y también está gestionado por el semáforo mutex.</text:p>
      <text:h text:style-name="P51" text:outline-level="2"><text:bookmark-start text:name="__RefHeading___Toc5879_3573721"/>Código<text:bookmark-end text:name="__RefHeading___Toc5879_3573721"/></text:h>
      <text:h text:style-name="P67" text:outline-level="3"><text:bookmark-start text:name="__RefHeading___Toc10766_1666581054"/>Pseudo<text:span text:style-name="T45">c</text:span>ódigo<text:bookmark-end text:name="__RefHeading___Toc10766_1666581054"/></text:h>
      <text:p text:style-name="P33">// La variable turno informa a qué grupo de le toca pasar. </text:p>
      <text:p text:style-name="P33">// Siendo 0 calle norte-sur, 1 calle este-oeste y 3 peatones. </text:p>
      <text:p text:style-name="P33">// Cuando turno se pone a -1 significa que la simulación ha terminado.</text:p>
      <text:p text:style-name="P33">// NOTA: Turno <text:span text:style-name="T45">podría</text:span> ser enum.</text:p>
      <text:p text:style-name="P33">turno:int;</text:p>
      <text:p text:style-name="P33">mutex:semaphore;</text:p>
      <text:p text:style-name="P33">semaforosTurnos: array[0..2] semaphore;</text:p>
      <text:p text:style-name="P33">esperando, pasando:array[0..2] of int;</text:p>
      <text:p text:style-name="P33"/>
      <text:p text:style-name="P33">// Este proceso se encarga de actualizar la variable turno.</text:p>
      <text:p text:style-name="P33">// Simula los semáforos de la carretera cambiando</text:p>
      <text:p text:style-name="P33">process type semaforoCarretera()</text:p>
      <text:p text:style-name="P33">begin</text:p>
      <text:p text:style-name="P33"><text:tab/>// Estas líneas se hacen en el constructor en Java para que sea menos lioso</text:p>
      <text:p text:style-name="P33"><text:tab/>wait(mutex);</text:p>
      <text:p text:style-name="P33"><text:tab/>turno:= 0;</text:p>
      <text:p text:style-name="P33"><text:tab/>signal(mutex);</text:p>
      <text:p text:style-name="P33"><text:tab/>// Aquí se pone un número arbitrario de turnos que queremos que dure el programa</text:p>
      <text:p text:style-name="P33"><text:tab/>for i:=0 to 100 do </text:p>
      <text:p text:style-name="P33"><text:tab/>begin</text:p>
      <text:p text:style-name="P33"><text:tab/><text:tab/>wait(mutex);</text:p>
      <text:p text:style-name="P33"><text:tab/><text:tab/>turno := (turno+1) mod 3;</text:p>
      <text:p text:style-name="P33"><text:tab/><text:tab/>signal(mutex);</text:p>
      <text:p text:style-name="P33"><text:soft-page-break/><text:tab/>// La función de dormir de Java pero parámetro en segundos</text:p>
      <text:p text:style-name="P33"><text:tab/><text:tab/>sleep(5); </text:p>
      <text:p text:style-name="P33"><text:tab/>end;</text:p>
      <text:p text:style-name="P33"><text:tab/>wait(mutex);</text:p>
      <text:p text:style-name="P33"><text:tab/>turno := -1;</text:p>
      <text:p text:style-name="P33"><text:tab/>for i:= 0 .. 2 do // Despertamos a todos los procesos esperando para que salgan</text:p>
      <text:p text:style-name="P33"><text:tab/><text:tab/>signal(semaforosTurnos[i])</text:p>
      <text:p text:style-name="P33"><text:tab/>signal(mutex);</text:p>
      <text:p text:style-name="P33">end;</text:p>
      <text:p text:style-name="P33"/>
      <text:p text:style-name="P33">process type coche(int calleInicial)</text:p>
      <text:p text:style-name="P33">var</text:p>
      <text:p text:style-name="P33"><text:tab/>turnoPasar:int;</text:p>
      <text:p text:style-name="P33">begin</text:p>
      <text:p text:style-name="P33"><text:tab/>turnoPasar:= calleInicial</text:p>
      <text:p text:style-name="P33"><text:tab/>wait(mutex);</text:p>
      <text:p text:style-name="P33"><text:tab/>while(turno != -1)</text:p>
      <text:p text:style-name="P33"><text:tab/>begin</text:p>
      <text:p text:style-name="P33"><text:tab/><text:tab/>/* Las condiciones son que no puede pasar si:</text:p>
      <text:p text:style-name="P33"><text:tab/><text:tab/>1. no es su turno</text:p>
      <text:p text:style-name="P33"><text:tab/><text:tab/>2. hay gente pasando del anterior</text:p>
      <text:p text:style-name="P33"><text:tab/><text:tab/>3. hay demasiados pasando en este turno</text:p>
      <text:p text:style-name="P33"><text:tab/><text:tab/>*/</text:p>
      <text:p text:style-name="P33"><text:tab/><text:tab/>if turno != turnoPasar || pasando[(turnoPasar-1) mod 3] != <text:s/>0 || pasando[turnoPasar] &gt;= MAX_PASAR_COCHES then</text:p>
      <text:p text:style-name="P33"><text:tab/><text:tab/>begin<text:tab/><text:tab/><text:tab/></text:p>
      <text:p text:style-name="P33"><text:tab/><text:tab/><text:tab/>esperando[turnoPasar]++;</text:p>
      <text:p text:style-name="P33"><text:tab/><text:tab/><text:tab/>signal(mutex);</text:p>
      <text:p text:style-name="P33"><text:tab/><text:tab/><text:tab/>wait(semaforosTurnos[turnoPasar]);</text:p>
      <text:p text:style-name="P33"><text:tab/><text:tab/><text:tab/>esperando[turnoPasar]--;</text:p>
      <text:p text:style-name="P33"><text:tab/><text:tab/>end;</text:p>
      <text:p text:style-name="P33"><text:tab/><text:tab/>if turno == -1: // Si el turno es el final salir</text:p>
      <text:p text:style-name="P33"><text:tab/><text:tab/><text:tab/>break;</text:p>
      <text:p text:style-name="P33"/>
      <text:p text:style-name="P33"><text:tab/><text:tab/>pasando[turnoPasar]++;</text:p>
      <text:p text:style-name="P33"/>
      <text:p text:style-name="P33"><text:tab/><text:tab/>// Liberamos si el cuace no está lleno</text:p>
      <text:p text:style-name="P33"><text:tab/><text:tab/>if esperando[turnoPasar] != 0 and pasando[turnoPasar] &lt; MAX_PASAR_COCHES then</text:p>
      <text:p text:style-name="P33"><text:tab/><text:tab/><text:tab/>signal(semaforosTurnos[turnoPasar]); // Cesión exclusión mutua al siguiente</text:p>
      <text:p text:style-name="P33"><text:tab/><text:tab/>else // Si está lleno liberamos el mutex</text:p>
      <text:p text:style-name="P33"><text:tab/><text:tab/><text:tab/>signal(mutex);</text:p>
      <text:p text:style-name="P33"><text:tab/><text:tab/></text:p>
      <text:p text:style-name="P33"><text:tab/><text:tab/>// pasar </text:p>
      <text:p text:style-name="P33"><text:tab/><text:tab/>sleep(0.5);</text:p>
      <text:p text:style-name="P33"><text:tab/><text:tab/></text:p>
      <text:p text:style-name="P33"><text:tab/><text:tab/>wait(mutex);</text:p>
      <text:p text:style-name="P33"><text:tab/><text:tab/>pasando[turnoPasar]--;</text:p>
      <text:p text:style-name="P33"><text:tab/><text:tab/></text:p>
      <text:p text:style-name="P33"><text:tab/><text:tab/>// Liberamos del mismo proceso si (todas ciertas):</text:p>
      <text:p text:style-name="P33"><text:soft-page-break/><text:tab/><text:tab/>// 1. es nuetro turno</text:p>
      <text:p text:style-name="P33"><text:s/><text:tab/><text:tab/>// 2. hay otros procesos esperando</text:p>
      <text:p text:style-name="P33"><text:tab/><text:tab/>if turno == turnoPasar &amp;&amp; esperando[turnoPasar] != 0 then</text:p>
      <text:p text:style-name="P33"><text:tab/><text:tab/><text:tab/>signal(semaforosTurnos[turnoPasar]);</text:p>
      <text:p text:style-name="P33"><text:tab/><text:tab/>// Liberamos del siguiente si (todas ciertas);</text:p>
      <text:p text:style-name="P33"><text:tab/><text:tab/>// 1. no hay ninguno de nuestro turno pasando</text:p>
      <text:p text:style-name="P33"><text:tab/><text:tab/>// 2. no es nuestro turno</text:p>
      <text:p text:style-name="P33"><text:tab/><text:tab/>// 3. hay procesos del siguiente turno esperando</text:p>
      <text:p text:style-name="P33"><text:tab/><text:tab/>else if pasando[turnoPasar] == 0 and turnoPasar != turno and esperando[turnoPasar+1] &gt; 0 then</text:p>
      <text:p text:style-name="P33"><text:tab/><text:tab/><text:tab/>signal(semaforoTurnos[turnoPasar + 1]);</text:p>
      <text:p text:style-name="P33"><text:tab/><text:tab/>else // Si ninguna de las anteriores entonces liberamos mutex</text:p>
      <text:p text:style-name="P33"><text:tab/><text:tab/><text:tab/>signal(mutex);</text:p>
      <text:p text:style-name="P33"><text:tab/><text:tab/></text:p>
      <text:p text:style-name="P33"><text:tab/><text:tab/>sleep(7);</text:p>
      <text:p text:style-name="P33"><text:tab/><text:tab/>turnoPasar := (turnoPasar+1) mod 2;</text:p>
      <text:p text:style-name="P33"><text:tab/><text:tab/>wait(mutex);</text:p>
      <text:p text:style-name="P33"><text:tab/>end;</text:p>
      <text:p text:style-name="P33"><text:tab/>signal(mutex);</text:p>
      <text:p text:style-name="P33">end;</text:p>
      <text:p text:style-name="P33"><text:tab/></text:p>
      <text:p text:style-name="P33"><text:tab/></text:p>
      <text:p text:style-name="P33">TURNO_PEATONES = 2: int;</text:p>
      <text:p text:style-name="P33">SIGUIENTE_TURNO = 0: int;</text:p>
      <text:p text:style-name="P33">ANTERIOR_TURNO = 1: int;</text:p>
      <text:p text:style-name="P33">process type peaton()</text:p>
      <text:p text:style-name="P33">begin</text:p>
      <text:p text:style-name="P33"><text:tab/>wait(mutex);</text:p>
      <text:p text:style-name="P33"><text:tab/>while(turno != -1)</text:p>
      <text:p text:style-name="P33"><text:tab/>begin</text:p>
      <text:p text:style-name="P33"><text:tab/><text:tab/>if turno != TURNO_PEATONES || pasando[ANTERIOR_TURNO] != 0 then</text:p>
      <text:p text:style-name="P33"><text:tab/><text:tab/>begin<text:tab/><text:tab/><text:tab/></text:p>
      <text:p text:style-name="P33"><text:tab/><text:tab/><text:tab/>esperando[TURNO_PEATONES]++;</text:p>
      <text:p text:style-name="P33"><text:tab/><text:tab/><text:tab/>signal(mutex);</text:p>
      <text:p text:style-name="P33"><text:tab/><text:tab/><text:tab/>wait(semaforosTurnos[TURNO_PEATONES]);</text:p>
      <text:p text:style-name="P33"><text:tab/><text:tab/><text:tab/>esperando[TURNO_PEATONES]--;</text:p>
      <text:p text:style-name="P33"><text:tab/><text:tab/>end;</text:p>
      <text:p text:style-name="P33"><text:tab/><text:tab/>pasando[TURNO_PEATONES]++;</text:p>
      <text:p text:style-name="P33"><text:tab/><text:tab/>if esperando[TURNO_PEATONES] &gt; 0 <text:s/>and pasando[turnoPasar] &lt; MAX_PASAR_PEATONES then</text:p>
      <text:p text:style-name="P33"><text:tab/><text:tab/><text:tab/>signal(semaforosTurnos[TURNO_PEATONES]);</text:p>
      <text:p text:style-name="P33"><text:tab/><text:tab/>else</text:p>
      <text:p text:style-name="P33"><text:tab/><text:tab/><text:tab/>signal(mutex);</text:p>
      <text:p text:style-name="P33"><text:tab/><text:tab/></text:p>
      <text:p text:style-name="P33"><text:tab/><text:tab/>// pasar </text:p>
      <text:p text:style-name="P33"><text:tab/><text:tab/>sleep(3);</text:p>
      <text:p text:style-name="P33"><text:tab/><text:tab/></text:p>
      <text:p text:style-name="P33"><text:tab/><text:tab/>wait(mutex);</text:p>
      <text:p text:style-name="P33"><text:tab/><text:tab/>pasando[TURNO_PEATONES]--;</text:p>
      <text:p text:style-name="P33"/>
      <text:p text:style-name="P33"><text:tab/><text:tab/>if turno == TURNO_PEATONES then</text:p>
      <text:p text:style-name="P33"><text:tab/><text:tab/><text:tab/>signal(semaforosTurnos[TURNO_PEATONES]);</text:p>
      <text:p text:style-name="P33"><text:soft-page-break/><text:tab/><text:tab/>else if pasando[TURNO_PEATONES] = 0 and turno != TURNO_PEATONES and esperando[turno] &gt; 0 then</text:p>
      <text:p text:style-name="P33"><text:tab/><text:tab/><text:tab/>signal(semaforoTurnos[turno]);</text:p>
      <text:p text:style-name="P33"><text:tab/><text:tab/>else</text:p>
      <text:p text:style-name="P33"><text:tab/><text:tab/><text:tab/>signal(mutex);</text:p>
      <text:p text:style-name="P33"><text:tab/><text:tab/></text:p>
      <text:p text:style-name="P33"><text:tab/><text:tab/>sleep(8);</text:p>
      <text:p text:style-name="P33"><text:tab/><text:tab/>wait(mutex);</text:p>
      <text:p text:style-name="P33"><text:tab/>end;</text:p>
      <text:p text:style-name="P33"><text:tab/>signal(mutex);</text:p>
      <text:p text:style-name="P33">end;</text:p>
      <text:p text:style-name="P33"/>
      <text:p text:style-name="P33">main()</text:p>
      <text:p text:style-name="P33">begin</text:p>
      <text:p text:style-name="P33"><text:tab/>procesosCoches: array[0..100] de process; // De Process consumidor</text:p>
      <text:p text:style-name="P33"><text:tab/>procesosPeatones: array[0..50] de process; // De Process consumidor</text:p>
      <text:p text:style-name="P33"><text:tab/>solución: entero;</text:p>
      <text:p text:style-name="P33">end</text:p>
      <text:p text:style-name="P33">begin</text:p>
      <text:p text:style-name="P33"/>
      <text:p text:style-name="P33"/>
      <text:p text:style-name="P33"><text:tab/>writeln("Comienzo de ejecución");</text:p>
      <text:p text:style-name="P33"/>
      <text:p text:style-name="P33"><text:tab/>// Inicialización de semáforos</text:p>
      <text:p text:style-name="P33"><text:tab/>initial(semaforoEscritura, 1)</text:p>
      <text:p text:style-name="P33"><text:tab/>initial(semaforoConsumidor, 0)</text:p>
      <text:p text:style-name="P33"><text:tab/>for i =0..len(semaforoSumador) do</text:p>
      <text:p text:style-name="P33"><text:tab/><text:tab/>initial(semaforoSumador[i],0)</text:p>
      <text:p text:style-name="P33"/>
      <text:p text:style-name="P33"><text:tab/>// Definimos consumidores,</text:p>
      <text:p text:style-name="P33"><text:tab/>for i = 0 .. len(arrayEscritura)-1 do</text:p>
      <text:p text:style-name="P33"><text:tab/><text:tab/>procesos[i] = consumidor(i, i*11, (i+1)*11-1)</text:p>
      <text:p text:style-name="P33"><text:tab/></text:p>
      <text:p text:style-name="P33"><text:tab/>// lanzar procesos</text:p>
      <text:p text:style-name="P33"><text:tab/>cobegin </text:p>
      <text:p text:style-name="P33"><text:tab/>generador().launch(); // No inicializo porque no argumentos</text:p>
      <text:p text:style-name="P33"><text:tab/>for i = 0 .. len(arrayEscritura)-1 do</text:p>
      <text:p text:style-name="P33"><text:tab/><text:tab/>procesos[i].launch();</text:p>
      <text:p text:style-name="P33"><text:tab/>sumador().launch(); // No inicializo porque no argumentos</text:p>
      <text:p text:style-name="P33"><text:tab/>coend;</text:p>
      <text:p text:style-name="P33"/>
      <text:p text:style-name="P33"><text:tab/>writeln ("Procesos terminados");</text:p>
      <text:p text:style-name="P33">end;</text:p>
      <text:h text:style-name="P68" text:outline-level="3"><text:bookmark-start text:name="__RefHeading___Toc5883_3573721"/>Código Java<text:bookmark-end text:name="__RefHeading___Toc5883_3573721"/></text:h>
      <text:h text:style-name="P72" text:outline-level="4"><text:bookmark-start text:name="__RefHeading___Toc10768_1666581054"/>Semáforo <text:span text:style-name="T43">Carretera</text:span><text:bookmark-end text:name="__RefHeading___Toc10768_1666581054"/></text:h>
      <text:p text:style-name="P82" loext:marker-style-name="T14"><text:span text:style-name="T19">package </text:span><text:span text:style-name="T14">ejercicio2;<text:line-break/><text:line-break/></text:span><text:span text:style-name="T19">import </text:span><text:span text:style-name="T14">java.util.concurrent.Semaphore;<text:line-break/></text:span><text:soft-page-break/><text:span text:style-name="T14"><text:line-break/></text:span><text:span text:style-name="T33">/**<text:line-break/> * La Clase que se encarga principalmente de cambiar de turno, también contiene todas las variables compartidas<text:line-break/> */<text:line-break/></text:span><text:span text:style-name="T19">public class </text:span><text:span text:style-name="T14">SemaforoCarretera </text:span><text:span text:style-name="T19">extends </text:span><text:span text:style-name="T14">Thread {<text:line-break/> <text:s text:c="3"/></text:span><text:span text:style-name="T19">public static final int </text:span><text:span text:style-name="T22">NUM_SEMAFOROS </text:span><text:span text:style-name="T14">= </text:span><text:span text:style-name="T25">3</text:span><text:span text:style-name="T14">;<text:line-break/> <text:s text:c="3"/></text:span><text:span text:style-name="T19">private static final int </text:span><text:span text:style-name="T22">NUM_TURNOS </text:span><text:span text:style-name="T14">= </text:span><text:span text:style-name="T25">3</text:span><text:span text:style-name="T14">;<text:line-break/> <text:s text:c="3"/></text:span><text:span text:style-name="T19">private </text:span><text:span text:style-name="T14">Semaphore </text:span><text:span text:style-name="T24">mutex</text:span><text:span text:style-name="T14">;<text:line-break/> <text:s text:c="3"/></text:span><text:span text:style-name="T19">private int </text:span><text:span text:style-name="T24">turno</text:span><text:span text:style-name="T14">;<text:line-break/> <text:s text:c="3"/></text:span><text:span text:style-name="T29">// Semáforos binarios que se activan cuando es el turno del indice correspondiente<text:line-break/> <text:s text:c="3"/></text:span><text:span text:style-name="T19">private </text:span><text:span text:style-name="T14">Semaphore[] </text:span><text:span text:style-name="T24">semaforosTurnos</text:span><text:span text:style-name="T14">;<text:line-break/> <text:s text:c="3"/></text:span><text:span text:style-name="T29">// Número de procesos esperando que pertenecen al turno del indice correspondiente<text:line-break/> <text:s text:c="3"/></text:span><text:span text:style-name="T19">private int</text:span><text:span text:style-name="T14">[] </text:span><text:span text:style-name="T24">esperando</text:span><text:span text:style-name="T14">;<text:line-break/> <text:s text:c="3"/></text:span><text:span text:style-name="T29">// Número de procesos pasando que pertenecen la turno del indice correspondiente<text:line-break/> <text:s text:c="3"/></text:span><text:span text:style-name="T19">private int</text:span><text:span text:style-name="T14">[] </text:span><text:span text:style-name="T24">pasando</text:span><text:span text:style-name="T14">;<text:line-break/><text:line-break/> <text:s text:c="3"/></text:span><text:span text:style-name="T33">/**<text:line-break/> <text:s text:c="4"/>* Constructor de la Clase, como todas las variables compartidas empiezan siempre en el mismo valor, no es necesario<text:line-break/> <text:s text:c="4"/>* tener ningún parámetro.<text:line-break/> <text:s text:c="4"/>*/<text:line-break/> <text:s text:c="3"/></text:span><text:span text:style-name="T19">public </text:span><text:span text:style-name="T27">SemaforoCarretera</text:span><text:span text:style-name="T14">() {<text:line-break/> <text:s text:c="7"/></text:span><text:span text:style-name="T19">super</text:span><text:span text:style-name="T14">();<text:line-break/> <text:s text:c="7"/></text:span><text:span text:style-name="T19">this</text:span><text:span text:style-name="T14">.</text:span><text:span text:style-name="T24">mutex </text:span><text:span text:style-name="T14">= </text:span><text:span text:style-name="T19">new </text:span><text:span text:style-name="T14">Semaphore(</text:span><text:span text:style-name="T25">1</text:span><text:span text:style-name="T14">);<text:line-break/> <text:s text:c="7"/></text:span><text:span text:style-name="T19">this</text:span><text:span text:style-name="T14">.</text:span><text:span text:style-name="T24">turno </text:span><text:span text:style-name="T14">= </text:span><text:span text:style-name="T25">0</text:span><text:span text:style-name="T14">;<text:line-break/> <text:s text:c="7"/></text:span><text:span text:style-name="T19">this</text:span><text:span text:style-name="T14">.</text:span><text:span text:style-name="T24">semaforosTurnos </text:span><text:span text:style-name="T14">= </text:span><text:span text:style-name="T19">new </text:span><text:span text:style-name="T14">Semaphore[</text:span><text:span text:style-name="T22">NUM_SEMAFOROS</text:span><text:span text:style-name="T14">];<text:line-break/> <text:s text:c="7"/></text:span><text:span text:style-name="T19">this</text:span><text:span text:style-name="T14">.</text:span><text:span text:style-name="T24">esperando </text:span><text:span text:style-name="T14">= </text:span><text:span text:style-name="T19">new int</text:span><text:span text:style-name="T14">[</text:span><text:span text:style-name="T22">NUM_SEMAFOROS</text:span><text:span text:style-name="T14">];<text:line-break/> <text:s text:c="7"/></text:span><text:span text:style-name="T19">this</text:span><text:span text:style-name="T14">.</text:span><text:span text:style-name="T24">pasando </text:span><text:span text:style-name="T14">= </text:span><text:span text:style-name="T19">new int</text:span><text:span text:style-name="T14">[</text:span><text:span text:style-name="T22">NUM_SEMAFOROS</text:span><text:span text:style-name="T14">];<text:line-break/><text:line-break/> <text:s text:c="7"/></text:span><text:span text:style-name="T19">for </text:span><text:span text:style-name="T14">(</text:span><text:span text:style-name="T19">int </text:span><text:span text:style-name="T14">i = </text:span><text:span text:style-name="T25">0</text:span><text:span text:style-name="T14">; i &lt; </text:span><text:span text:style-name="T22">NUM_SEMAFOROS</text:span><text:span text:style-name="T14">; i++) {<text:line-break/> <text:s text:c="11"/></text:span><text:span text:style-name="T19">this</text:span><text:span text:style-name="T14">.</text:span><text:span text:style-name="T24">semaforosTurnos</text:span><text:span text:style-name="T14">[i] = </text:span><text:span text:style-name="T19">new </text:span><text:span text:style-name="T14">Semaphore(</text:span><text:span text:style-name="T25">0</text:span><text:span text:style-name="T14">);<text:line-break/> <text:s text:c="11"/></text:span><text:span text:style-name="T19">this</text:span><text:span text:style-name="T14">.</text:span><text:span text:style-name="T24">esperando</text:span><text:span text:style-name="T14">[i] = </text:span><text:span text:style-name="T25">0</text:span><text:span text:style-name="T14">;<text:line-break/> <text:s text:c="11"/></text:span><text:span text:style-name="T19">this</text:span><text:span text:style-name="T14">.</text:span><text:span text:style-name="T24">pasando</text:span><text:span text:style-name="T14">[i] = </text:span><text:span text:style-name="T25">0</text:span><text:span text:style-name="T14">;<text:line-break/> <text:s text:c="7"/>}<text:line-break/> <text:s text:c="3"/>}<text:line-break/><text:line-break/> <text:s text:c="3"/></text:span><text:span text:style-name="T33">/**<text:line-break/> <text:s text:c="4"/>* Obtener la variable compartida mutex<text:line-break/> <text:s text:c="4"/>*<text:line-break/> <text:s text:c="4"/>* </text:span><text:span text:style-name="T36">@return </text:span><text:span text:style-name="T33">el mutex<text:line-break/> <text:s text:c="4"/>*/<text:line-break/> <text:s text:c="3"/></text:span><text:span text:style-name="T19">public </text:span><text:span text:style-name="T14">Semaphore </text:span><text:span text:style-name="T27">getMutex</text:span><text:span text:style-name="T14">() {<text:line-break/> <text:s text:c="7"/></text:span><text:span text:style-name="T19">return </text:span><text:span text:style-name="T24">mutex</text:span><text:span text:style-name="T14">;<text:line-break/> <text:s text:c="3"/>}<text:line-break/><text:line-break/> <text:s text:c="3"/></text:span><text:span text:style-name="T33">/**<text:line-break/> <text:s text:c="4"/>* Obtener la variable compartida turno<text:line-break/> <text:s text:c="4"/>*<text:line-break/></text:span><text:soft-page-break/><text:span text:style-name="T33"> <text:s text:c="4"/>* </text:span><text:span text:style-name="T36">@return </text:span><text:span text:style-name="T33">el turno<text:line-break/> <text:s text:c="4"/>*/<text:line-break/> <text:s text:c="3"/></text:span><text:span text:style-name="T19">public int </text:span><text:span text:style-name="T27">getTurno</text:span><text:span text:style-name="T14">() {<text:line-break/> <text:s text:c="7"/></text:span><text:span text:style-name="T19">return </text:span><text:span text:style-name="T24">turno</text:span><text:span text:style-name="T14">;<text:line-break/> <text:s text:c="3"/>}<text:line-break/><text:line-break/> <text:s text:c="3"/></text:span><text:span text:style-name="T33">/**<text:line-break/> <text:s text:c="4"/>* Obtener el array de semáforos semaforosTurno<text:line-break/> <text:s text:c="4"/>*<text:line-break/> <text:s text:c="4"/>* </text:span><text:span text:style-name="T36">@return </text:span><text:span text:style-name="T33">semaforosTurnos<text:line-break/> <text:s text:c="4"/>*/<text:line-break/> <text:s text:c="3"/></text:span><text:span text:style-name="T19">public </text:span><text:span text:style-name="T14">Semaphore[] </text:span><text:span text:style-name="T27">getSemaforosTurnos</text:span><text:span text:style-name="T14">() {<text:line-break/> <text:s text:c="7"/></text:span><text:span text:style-name="T19">return </text:span><text:span text:style-name="T24">semaforosTurnos</text:span><text:span text:style-name="T14">;<text:line-break/> <text:s text:c="3"/>}<text:line-break/><text:line-break/> <text:s text:c="3"/></text:span><text:span text:style-name="T33">/**<text:line-break/> <text:s text:c="4"/>* Obtener el array de transeúntes esperando<text:line-break/> <text:s text:c="4"/>*<text:line-break/> <text:s text:c="4"/>* </text:span><text:span text:style-name="T36">@return </text:span><text:span text:style-name="T33">esperando<text:line-break/> <text:s text:c="4"/>*/<text:line-break/> <text:s text:c="3"/></text:span><text:span text:style-name="T19">public int</text:span><text:span text:style-name="T14">[] </text:span><text:span text:style-name="T27">getEsperando</text:span><text:span text:style-name="T14">() {<text:line-break/> <text:s text:c="7"/></text:span><text:span text:style-name="T19">return </text:span><text:span text:style-name="T24">esperando</text:span><text:span text:style-name="T14">;<text:line-break/> <text:s text:c="3"/>}<text:line-break/><text:line-break/> <text:s text:c="3"/></text:span><text:span text:style-name="T33">/**<text:line-break/> <text:s text:c="4"/>* Obtener el array de transeuntes pasando<text:line-break/> <text:s text:c="4"/>*<text:line-break/> <text:s text:c="4"/>* </text:span><text:span text:style-name="T36">@return<text:line-break/> <text:s text:c="4"/></text:span><text:span text:style-name="T33">*/<text:line-break/> <text:s text:c="3"/></text:span><text:span text:style-name="T19">public int</text:span><text:span text:style-name="T14">[] </text:span><text:span text:style-name="T27">getPasando</text:span><text:span text:style-name="T14">() {<text:line-break/> <text:s text:c="7"/></text:span><text:span text:style-name="T19">return </text:span><text:span text:style-name="T24">pasando</text:span><text:span text:style-name="T14">;<text:line-break/> <text:s text:c="3"/>}<text:line-break/><text:line-break/> <text:s text:c="3"/></text:span><text:span text:style-name="T33">/**<text:line-break/> <text:s text:c="4"/>* Código que se ejecuta al lanzar el proceso, su función es cambiar el turno.<text:line-break/> <text:s text:c="4"/>*/<text:line-break/> <text:s text:c="3"/></text:span><text:span text:style-name="T35">@Override<text:line-break/> <text:s text:c="3"/></text:span><text:span text:style-name="T19">public void </text:span><text:span text:style-name="T27">run</text:span><text:span text:style-name="T14">() {<text:line-break/> <text:s text:c="7"/></text:span><text:span text:style-name="T29">// Se espar un tiempo inicial para<text:line-break/> <text:s text:c="7"/></text:span><text:span text:style-name="T19">try </text:span><text:span text:style-name="T14">{<text:line-break/> <text:s text:c="11"/>Thread.</text:span><text:span text:style-name="T18">sleep</text:span><text:span text:style-name="T14">(</text:span><text:span text:style-name="T25">5000</text:span><text:span text:style-name="T14">);<text:line-break/> <text:s text:c="7"/>} </text:span><text:span text:style-name="T19">catch </text:span><text:span text:style-name="T14">(InterruptedException e) {</text:span><text:span text:style-name="T42"><text:line-break/> <text:s text:c="11"/></text:span><text:span text:style-name="T14">e.printStackTrace();<text:line-break/> <text:s text:c="7"/>}<text:line-break/> <text:s text:c="7"/></text:span><text:span text:style-name="T19">for </text:span><text:span text:style-name="T14">(</text:span><text:span text:style-name="T19">int </text:span><text:span text:style-name="T14">i = </text:span><text:span text:style-name="T25">0</text:span><text:span text:style-name="T14">; i &lt; </text:span><text:span text:style-name="T22">NUM_TURNOS</text:span><text:span text:style-name="T14">; i++) {<text:line-break/> <text:s text:c="11"/></text:span><text:span text:style-name="T19">try </text:span><text:span text:style-name="T14">{<text:line-break/> <text:s text:c="15"/></text:span><text:span text:style-name="T19">this</text:span><text:span text:style-name="T14">.</text:span><text:span text:style-name="T24">mutex</text:span><text:span text:style-name="T14">.acquire(); </text:span><text:span text:style-name="T29">// Se acquiere la exclusión mutua para editar la variable compartida turno<text:line-break/><text:line-break/></text:span><text:soft-page-break/><text:span text:style-name="T29"> <text:s text:c="15"/>// Se pasa al siguiente turno<text:line-break/> <text:s text:c="15"/></text:span><text:span text:style-name="T19">this</text:span><text:span text:style-name="T14">.</text:span><text:span text:style-name="T24">turno </text:span><text:span text:style-name="T14">= (</text:span><text:span text:style-name="T19">this</text:span><text:span text:style-name="T14">.</text:span><text:span text:style-name="T24">turno </text:span><text:span text:style-name="T14">+ </text:span><text:span text:style-name="T25">1</text:span><text:span text:style-name="T14">) % </text:span><text:span text:style-name="T25">3</text:span><text:span text:style-name="T14">;<text:line-break/> <text:s text:c="15"/>System.</text:span><text:span text:style-name="T22">out</text:span><text:span text:style-name="T14">.println(</text:span><text:span text:style-name="T31">"~Cambio de Turno nº " </text:span><text:span text:style-name="T14">+ (i + </text:span><text:span text:style-name="T25">1</text:span><text:span text:style-name="T14">) + </text:span><text:span text:style-name="T31">" turno actual " </text:span><text:span text:style-name="T14">+ </text:span><text:span text:style-name="T19">this</text:span><text:span text:style-name="T14">.</text:span><text:span text:style-name="T24">turno</text:span><text:span text:style-name="T14">);<text:line-break/><text:line-break/> <text:s text:c="15"/></text:span><text:span text:style-name="T19">this</text:span><text:span text:style-name="T14">.</text:span><text:span text:style-name="T24">mutex</text:span><text:span text:style-name="T14">.release(); </text:span><text:span text:style-name="T29">// Libera exclusión mutua<text:line-break/> <text:s text:c="15"/></text:span><text:span text:style-name="T14">Thread.</text:span><text:span text:style-name="T18">sleep</text:span><text:span text:style-name="T14">(</text:span><text:span text:style-name="T25">5000</text:span><text:span text:style-name="T14">); </text:span><text:span text:style-name="T29">// Espera a que termine el turno<text:line-break/> <text:s text:c="11"/></text:span><text:span text:style-name="T14">} </text:span><text:span text:style-name="T19">catch </text:span><text:span text:style-name="T14">(InterruptedException e) {</text:span><text:span text:style-name="T42"><text:line-break/> <text:s text:c="15"/></text:span><text:span text:style-name="T14">e.printStackTrace();<text:line-break/> <text:s text:c="11"/>}<text:line-break/> <text:s text:c="7"/>}<text:line-break/> <text:s text:c="7"/></text:span><text:span text:style-name="T29">// Terminamos <text:s/>el programa<text:line-break/> <text:s text:c="7"/></text:span><text:span text:style-name="T19">try </text:span><text:span text:style-name="T14">{<text:line-break/> <text:s text:c="11"/></text:span><text:span text:style-name="T19">this</text:span><text:span text:style-name="T14">.</text:span><text:span text:style-name="T24">mutex</text:span><text:span text:style-name="T14">.acquire();<text:line-break/> <text:s text:c="11"/></text:span><text:span text:style-name="T19">this</text:span><text:span text:style-name="T14">.</text:span><text:span text:style-name="T24">turno </text:span><text:span text:style-name="T14">= -</text:span><text:span text:style-name="T25">1</text:span><text:span text:style-name="T14">; </text:span><text:span text:style-name="T29">// Se cambia el turno a -1 para indicar el fin<text:line-break/> <text:s text:c="11"/></text:span><text:span text:style-name="T14">System.</text:span><text:span text:style-name="T22">out</text:span><text:span text:style-name="T14">.println(</text:span><text:span text:style-name="T31">"~Cambio de Turno a Fin " </text:span><text:span text:style-name="T14">+ </text:span><text:span text:style-name="T19">this</text:span><text:span text:style-name="T14">.</text:span><text:span text:style-name="T24">turno</text:span><text:span text:style-name="T14">);<text:line-break/> <text:s text:c="11"/></text:span><text:span text:style-name="T19">for </text:span><text:span text:style-name="T14">(</text:span><text:span text:style-name="T19">int </text:span><text:span text:style-name="T14">i = </text:span><text:span text:style-name="T25">0</text:span><text:span text:style-name="T14">; i &lt; </text:span><text:span text:style-name="T25">3</text:span><text:span text:style-name="T14">; i++) {<text:line-break/> <text:s text:c="15"/></text:span><text:span text:style-name="T19">if </text:span><text:span text:style-name="T14">(</text:span><text:span text:style-name="T24">semaforosTurnos</text:span><text:span text:style-name="T14">[i].hasQueuedThreads()) {<text:line-break/> <text:s text:c="19"/>System.</text:span><text:span text:style-name="T22">out</text:span><text:span text:style-name="T14">.println(</text:span><text:span text:style-name="T31">"/ Liberando Parados " </text:span><text:span text:style-name="T14">+ i);<text:line-break/> <text:s text:c="19"/></text:span><text:span text:style-name="T29">// Se liberan todos los procesos esperando. Estos comprueban si se ha terminado el programa antes<text:line-break/> <text:s text:c="19"/>// de realizar cualqueir acción. Así que no debe haber ningún problema.<text:line-break/> <text:s text:c="19"/></text:span><text:span text:style-name="T24">semaforosTurnos</text:span><text:span text:style-name="T14">[i].release(</text:span><text:span text:style-name="T24">semaforosTurnos</text:span><text:span text:style-name="T14">[i].getQueueLength());<text:line-break/> <text:s text:c="15"/>}<text:line-break/> <text:s text:c="11"/>}<text:line-break/> <text:s text:c="11"/></text:span><text:span text:style-name="T19">this</text:span><text:span text:style-name="T14">.</text:span><text:span text:style-name="T24">mutex</text:span><text:span text:style-name="T14">.release();<text:line-break/> <text:s text:c="7"/>} </text:span><text:span text:style-name="T19">catch </text:span><text:span text:style-name="T14">(Exception ex){<text:line-break/> <text:s text:c="11"/>ex.printStackTrace();<text:line-break/> <text:s text:c="7"/>}<text:line-break/> <text:s text:c="3"/>}<text:line-break/>}<text:line-break/></text:span></text:p>
      <text:h text:style-name="P75" text:outline-level="4"><text:bookmark-start text:name="__RefHeading___Toc10770_1666581054"/><text:span text:style-name="T64">C</text:span><text:span text:style-name="T69">oche</text:span><text:bookmark-end text:name="__RefHeading___Toc10770_1666581054"/></text:h>
      <text:p text:style-name="P82" loext:marker-style-name="T14"><text:span text:style-name="T19">package </text:span><text:span text:style-name="T14">ejercicio2;<text:line-break/><text:line-break/></text:span><text:span text:style-name="T33">/**<text:line-break/> * Clase que representa al proceso Coche que para por el cruce<text:line-break/> */<text:line-break/></text:span><text:span text:style-name="T19">public class </text:span><text:span text:style-name="T14">Coche </text:span><text:span text:style-name="T19">extends </text:span><text:span text:style-name="T14">Thread {<text:line-break/> <text:s text:c="3"/></text:span><text:span text:style-name="T19">private static final int </text:span><text:span text:style-name="T22">DIRECCIONES </text:span><text:span text:style-name="T14">= </text:span><text:span text:style-name="T25">2</text:span><text:span text:style-name="T14">;<text:line-break/> <text:s text:c="3"/></text:span><text:span text:style-name="T19">private static final int </text:span><text:span text:style-name="T22">TIEMPO_ESPERA </text:span><text:span text:style-name="T14">= </text:span><text:span text:style-name="T25">7000</text:span><text:span text:style-name="T14">;<text:line-break/> <text:s text:c="3"/></text:span><text:span text:style-name="T19">private static final int </text:span><text:span text:style-name="T22">TIEMPO_CRUCE </text:span><text:span text:style-name="T14">= </text:span><text:span text:style-name="T25">500</text:span><text:span text:style-name="T14">;<text:line-break/> <text:s text:c="3"/></text:span><text:span text:style-name="T19">public final static int </text:span><text:span text:style-name="T22">MAX_PASAR_COCHES </text:span><text:span text:style-name="T14">= </text:span><text:span text:style-name="T25">4</text:span><text:span text:style-name="T14">;<text:line-break/><text:line-break/> <text:s text:c="3"/></text:span><text:span text:style-name="T19">private </text:span><text:span text:style-name="T14">SemaforoCarretera </text:span><text:span text:style-name="T24">s</text:span><text:span text:style-name="T14">;<text:line-break/> <text:s text:c="3"/></text:span><text:span text:style-name="T19">private int </text:span><text:span text:style-name="T24">calleInicial</text:span><text:span text:style-name="T14">;<text:line-break/> <text:s text:c="3"/></text:span><text:span text:style-name="T19">private int </text:span><text:span text:style-name="T24">id</text:span><text:span text:style-name="T14">;<text:line-break/><text:line-break/> <text:s text:c="3"/></text:span><text:span text:style-name="T33">/**<text:line-break/></text:span><text:soft-page-break/><text:span text:style-name="T33"> <text:s text:c="4"/>* Contructor del proceso<text:line-break/> <text:s text:c="4"/>*<text:line-break/> <text:s text:c="4"/>* </text:span><text:span text:style-name="T36">@param </text:span><text:span text:style-name="T38">semaforo <text:s text:c="4"/></text:span><text:span text:style-name="T33">referencia al semaforo que cambiar turno y contiene las variables compartidas<text:line-break/> <text:s text:c="4"/>* </text:span><text:span text:style-name="T36">@param </text:span><text:span text:style-name="T38">calleInicial </text:span><text:span text:style-name="T33">la dirección que debe cruzar en un principio<text:line-break/> <text:s text:c="4"/>* </text:span><text:span text:style-name="T36">@param </text:span><text:span text:style-name="T38">id <text:s text:c="10"/></text:span><text:span text:style-name="T33">el id del proceso @class Coche<text:line-break/> <text:s text:c="4"/>*/<text:line-break/> <text:s text:c="3"/></text:span><text:span text:style-name="T19">public </text:span><text:span text:style-name="T27">Coche</text:span><text:span text:style-name="T14">(SemaforoCarretera semaforo, </text:span><text:span text:style-name="T19">int </text:span><text:span text:style-name="T14">calleInicial, </text:span><text:span text:style-name="T19">int </text:span><text:span text:style-name="T14">id) {<text:line-break/> <text:s text:c="7"/></text:span><text:span text:style-name="T19">super</text:span><text:span text:style-name="T14">();<text:line-break/> <text:s text:c="7"/></text:span><text:span text:style-name="T19">this</text:span><text:span text:style-name="T14">.</text:span><text:span text:style-name="T24">s </text:span><text:span text:style-name="T14">= semaforo;<text:line-break/> <text:s text:c="7"/></text:span><text:span text:style-name="T19">this</text:span><text:span text:style-name="T14">.</text:span><text:span text:style-name="T24">calleInicial </text:span><text:span text:style-name="T14">= calleInicial;<text:line-break/> <text:s text:c="7"/></text:span><text:span text:style-name="T19">this</text:span><text:span text:style-name="T14">.</text:span><text:span text:style-name="T24">id </text:span><text:span text:style-name="T14">= id;<text:line-break/> <text:s text:c="3"/>}<text:line-break/><text:line-break/> <text:s text:c="3"/></text:span><text:span text:style-name="T33">/**<text:line-break/> <text:s text:c="4"/>* Método ejecutado por el proceso al ser lanzado<text:line-break/> <text:s text:c="4"/>*/<text:line-break/> <text:s text:c="3"/></text:span><text:span text:style-name="T35">@Override<text:line-break/> <text:s text:c="3"/></text:span><text:span text:style-name="T19">public void </text:span><text:span text:style-name="T27">run</text:span><text:span text:style-name="T14">() {<text:line-break/> <text:s text:c="7"/></text:span><text:span text:style-name="T29">/* NOTE: por motivos de tiempo, se me olvido que esto no estaba comentado, no se ha podido comentar<text:line-break/> <text:s text:c="7"/>correctamente. Por favor, lea la @class Peaton que está comentada y es muy similar<text:line-break/> <text:s text:c="8"/>*/<text:line-break/> <text:s text:c="7"/></text:span><text:span text:style-name="T19">int </text:span><text:span text:style-name="T14">turnoPasar = </text:span><text:span text:style-name="T19">this</text:span><text:span text:style-name="T14">.</text:span><text:span text:style-name="T24">calleInicial</text:span><text:span text:style-name="T14">;<text:line-break/><text:line-break/> <text:s text:c="7"/></text:span><text:span text:style-name="T19">try </text:span><text:span text:style-name="T14">{<text:line-break/> <text:s text:c="11"/></text:span><text:span text:style-name="T24">s</text:span><text:span text:style-name="T14">.getMutex().acquire();<text:line-break/> <text:s text:c="7"/>} </text:span><text:span text:style-name="T19">catch </text:span><text:span text:style-name="T14">(InterruptedException e) {<text:line-break/> <text:s text:c="11"/></text:span><text:span text:style-name="T29">// </text:span><text:span text:style-name="T42">TODO Auto-generated catch block<text:line-break/> <text:s text:c="11"/></text:span><text:span text:style-name="T14">e.printStackTrace();<text:line-break/> <text:s text:c="7"/>}<text:line-break/> <text:s text:c="7"/>System.</text:span><text:span text:style-name="T22">out</text:span><text:span text:style-name="T14">.println(</text:span><text:span text:style-name="T31">"Comienzo ejecución coche:" </text:span><text:span text:style-name="T14">+ </text:span><text:span text:style-name="T24">id</text:span><text:span text:style-name="T14">);<text:line-break/> <text:s text:c="7"/></text:span><text:span text:style-name="T19">while </text:span><text:span text:style-name="T14">(</text:span><text:span text:style-name="T24">s</text:span><text:span text:style-name="T14">.getTurno() != -</text:span><text:span text:style-name="T25">1</text:span><text:span text:style-name="T14">) {<text:line-break/> <text:s text:c="11"/></text:span><text:span text:style-name="T19">if </text:span><text:span text:style-name="T14">(</text:span><text:span text:style-name="T24">s</text:span><text:span text:style-name="T14">.getTurno() != turnoPasar || </text:span><text:span text:style-name="T24">s</text:span><text:span text:style-name="T14">.getPasando()[turnoPasar] &gt;= </text:span><text:span text:style-name="T22">MAX_PASAR_COCHES<text:line-break/> <text:s text:c="19"/></text:span><text:span text:style-name="T14">|| </text:span><text:span text:style-name="T24">s</text:span><text:span text:style-name="T14">.getPasando()[turnoAnterior(turnoPasar)] != </text:span><text:span text:style-name="T25">0</text:span><text:span text:style-name="T14">) {<text:line-break/> <text:s text:c="15"/></text:span><text:span text:style-name="T24">s</text:span><text:span text:style-name="T14">.getEsperando()[turnoPasar]++;<text:line-break/> <text:s text:c="15"/></text:span><text:span text:style-name="T24">s</text:span><text:span text:style-name="T14">.getMutex().release();<text:line-break/> <text:s text:c="15"/></text:span><text:span text:style-name="T19">try </text:span><text:span text:style-name="T14">{<text:line-break/> <text:s text:c="19"/></text:span><text:span text:style-name="T24">s</text:span><text:span text:style-name="T14">.getSemaforosTurnos()[turnoPasar].acquire();<text:line-break/> <text:s text:c="15"/>} </text:span><text:span text:style-name="T19">catch </text:span><text:span text:style-name="T14">(InterruptedException e) {<text:line-break/> <text:s text:c="19"/></text:span><text:span text:style-name="T29">// </text:span><text:span text:style-name="T42">TODO Auto-generated catch block<text:line-break/> <text:s text:c="19"/></text:span><text:span text:style-name="T14">e.printStackTrace();<text:line-break/> <text:s text:c="15"/>}<text:line-break/><text:line-break/> <text:s text:c="15"/></text:span><text:span text:style-name="T24">s</text:span><text:span text:style-name="T14">.getEsperando()[turnoPasar]--;<text:line-break/> <text:s text:c="11"/>}<text:line-break/><text:line-break/> <text:s text:c="11"/></text:span><text:span text:style-name="T19">if </text:span><text:span text:style-name="T14">(</text:span><text:span text:style-name="T24">s</text:span><text:span text:style-name="T14">.getTurno() == -</text:span><text:span text:style-name="T25">1</text:span><text:span text:style-name="T14">) {<text:line-break/> <text:s text:c="15"/>System.</text:span><text:span text:style-name="T22">out</text:span><text:span text:style-name="T14">.println(</text:span><text:span text:style-name="T31">"=Saliendo coche " </text:span><text:span text:style-name="T14">+ </text:span><text:span text:style-name="T24">id</text:span><text:span text:style-name="T14">);<text:line-break/> <text:s text:c="15"/></text:span><text:span text:style-name="T19">break</text:span><text:span text:style-name="T14">;<text:line-break/></text:span><text:soft-page-break/><text:span text:style-name="T14"> <text:s text:c="11"/>}<text:line-break/><text:line-break/> <text:s text:c="11"/></text:span><text:span text:style-name="T24">s</text:span><text:span text:style-name="T14">.getPasando()[turnoPasar]++;<text:line-break/><text:line-break/> <text:s text:c="11"/>System.</text:span><text:span text:style-name="T22">out</text:span><text:span text:style-name="T14">.println(<text:line-break/> <text:s text:c="19"/></text:span><text:span text:style-name="T31">"*Pasando Coche " </text:span><text:span text:style-name="T14">+ </text:span><text:span text:style-name="T24">id </text:span><text:span text:style-name="T14">+ </text:span><text:span text:style-name="T31">" en dirección " </text:span><text:span text:style-name="T14">+ turnoPasar + </text:span><text:span text:style-name="T31">" total " </text:span><text:span text:style-name="T14">+ </text:span><text:span text:style-name="T24">s</text:span><text:span text:style-name="T14">.getPasando()[turnoPasar]);<text:line-break/> <text:s text:c="11"/></text:span><text:span text:style-name="T19">if </text:span><text:span text:style-name="T14">(</text:span><text:span text:style-name="T24">s</text:span><text:span text:style-name="T14">.getEsperando()[turnoPasar] != </text:span><text:span text:style-name="T25">0 </text:span><text:span text:style-name="T14">&amp;&amp; </text:span><text:span text:style-name="T24">s</text:span><text:span text:style-name="T14">.getPasando()[turnoPasar] &lt; </text:span><text:span text:style-name="T22">MAX_PASAR_COCHES</text:span><text:span text:style-name="T14">) {<text:line-break/> <text:s text:c="15"/>System.</text:span><text:span text:style-name="T22">out</text:span><text:span text:style-name="T14">.println(</text:span><text:span text:style-name="T31">"#Coche " </text:span><text:span text:style-name="T14">+ </text:span><text:span text:style-name="T24">id </text:span><text:span text:style-name="T14">+ </text:span><text:span text:style-name="T31">" hace un realease." </text:span><text:span text:style-name="T14">+ </text:span><text:span text:style-name="T24">s</text:span><text:span text:style-name="T14">.getPasando()[turnoPasar]);<text:line-break/> <text:s text:c="15"/></text:span><text:span text:style-name="T24">s</text:span><text:span text:style-name="T14">.getSemaforosTurnos()[turnoPasar].release();<text:line-break/> <text:s text:c="11"/>} </text:span><text:span text:style-name="T19">else </text:span><text:span text:style-name="T14">{<text:line-break/> <text:s text:c="15"/>System.</text:span><text:span text:style-name="T22">out</text:span><text:span text:style-name="T14">.println(</text:span><text:span text:style-name="T31">"%Coche " </text:span><text:span text:style-name="T14">+ </text:span><text:span text:style-name="T24">id </text:span><text:span text:style-name="T14">+ </text:span><text:span text:style-name="T31">" no hace nada." </text:span><text:span text:style-name="T14">+ </text:span><text:span text:style-name="T24">s</text:span><text:span text:style-name="T14">.getPasando()[turnoPasar]);<text:line-break/> <text:s text:c="15"/></text:span><text:span text:style-name="T24">s</text:span><text:span text:style-name="T14">.getMutex().release();<text:line-break/> <text:s text:c="11"/>}<text:line-break/> <text:s text:c="11"/></text:span><text:span text:style-name="T29">// Pasar<text:line-break/> <text:s text:c="11"/></text:span><text:span text:style-name="T19">try </text:span><text:span text:style-name="T14">{<text:line-break/> <text:s text:c="15"/>Thread.</text:span><text:span text:style-name="T18">sleep</text:span><text:span text:style-name="T14">(</text:span><text:span text:style-name="T22">TIEMPO_CRUCE</text:span><text:span text:style-name="T14">);<text:line-break/> <text:s text:c="11"/>} </text:span><text:span text:style-name="T19">catch </text:span><text:span text:style-name="T14">(InterruptedException e) {<text:line-break/> <text:s text:c="15"/></text:span><text:span text:style-name="T29">// </text:span><text:span text:style-name="T42">TODO Auto-generated catch block<text:line-break/> <text:s text:c="15"/></text:span><text:span text:style-name="T14">e.printStackTrace();<text:line-break/> <text:s text:c="11"/>}<text:line-break/> <text:s text:c="11"/></text:span><text:span text:style-name="T29">// Fin Pasar<text:line-break/> <text:s text:c="11"/></text:span><text:span text:style-name="T19">try </text:span><text:span text:style-name="T14">{<text:line-break/> <text:s text:c="15"/></text:span><text:span text:style-name="T24">s</text:span><text:span text:style-name="T14">.getMutex().acquire();<text:line-break/> <text:s text:c="11"/>} </text:span><text:span text:style-name="T19">catch </text:span><text:span text:style-name="T14">(InterruptedException e) {<text:line-break/> <text:s text:c="15"/></text:span><text:span text:style-name="T29">// </text:span><text:span text:style-name="T42">TODO Auto-generated catch block<text:line-break/> <text:s text:c="15"/></text:span><text:span text:style-name="T14">e.printStackTrace();<text:line-break/> <text:s text:c="11"/>}<text:line-break/> <text:s text:c="11"/>System.</text:span><text:span text:style-name="T22">out</text:span><text:span text:style-name="T14">.println(</text:span><text:span text:style-name="T31">"-Ha Pasado Coche " </text:span><text:span text:style-name="T14">+ </text:span><text:span text:style-name="T24">id </text:span><text:span text:style-name="T14">+ </text:span><text:span text:style-name="T31">" en dirección " </text:span><text:span text:style-name="T14">+ turnoPasar);<text:line-break/> <text:s text:c="11"/></text:span><text:span text:style-name="T24">s</text:span><text:span text:style-name="T14">.getPasando()[turnoPasar]--;<text:line-break/> <text:s text:c="11"/></text:span><text:span text:style-name="T19">if </text:span><text:span text:style-name="T14">(</text:span><text:span text:style-name="T24">s</text:span><text:span text:style-name="T14">.getTurno() == turnoPasar &amp;&amp; </text:span><text:span text:style-name="T24">s</text:span><text:span text:style-name="T14">.getEsperando()[turnoPasar] != </text:span><text:span text:style-name="T25">0</text:span><text:span text:style-name="T14">) {<text:line-break/> <text:s text:c="15"/>System.</text:span><text:span text:style-name="T22">out</text:span><text:span text:style-name="T14">.println(</text:span><text:span text:style-name="T31">"##Coche " </text:span><text:span text:style-name="T14">+ </text:span><text:span text:style-name="T24">id </text:span><text:span text:style-name="T14">+ </text:span><text:span text:style-name="T31">" libera tras pasar . " </text:span><text:span text:style-name="T14">+ </text:span><text:span text:style-name="T24">s</text:span><text:span text:style-name="T14">.getPasando()[turnoPasar] + </text:span><text:span text:style-name="T31">" "<text:line-break/> <text:s text:c="23"/></text:span><text:span text:style-name="T14">+ </text:span><text:span text:style-name="T24">s</text:span><text:span text:style-name="T14">.getSemaforosTurnos()[turnoPasar].getQueueLength());<text:line-break/> <text:s text:c="15"/></text:span><text:span text:style-name="T24">s</text:span><text:span text:style-name="T14">.getSemaforosTurnos()[turnoPasar].release();<text:line-break/> <text:s text:c="11"/>} </text:span><text:span text:style-name="T19">else if </text:span><text:span text:style-name="T14">(</text:span><text:span text:style-name="T24">s</text:span><text:span text:style-name="T14">.getPasando()[turnoPasar] == </text:span><text:span text:style-name="T25">0 </text:span><text:span text:style-name="T14">&amp;&amp; turnoPasar != </text:span><text:span text:style-name="T24">s</text:span><text:span text:style-name="T14">.getTurno()<text:line-break/> <text:s text:c="19"/>&amp;&amp; </text:span><text:span text:style-name="T24">s</text:span><text:span text:style-name="T14">.getEsperando()[turnoPasar + </text:span><text:span text:style-name="T25">1</text:span><text:span text:style-name="T14">] &gt; </text:span><text:span text:style-name="T25">0</text:span><text:span text:style-name="T14">) {<text:line-break/> <text:s text:c="15"/>System.</text:span><text:span text:style-name="T22">out</text:span><text:span text:style-name="T14">.println(</text:span><text:span text:style-name="T31">"$Coche " </text:span><text:span text:style-name="T14">+ </text:span><text:span text:style-name="T24">id </text:span><text:span text:style-name="T14">+ </text:span><text:span text:style-name="T31">" libera siguiente Turno. " </text:span><text:span text:style-name="T14">+ </text:span><text:span text:style-name="T24">s</text:span><text:span text:style-name="T14">.getPasando()[turnoPasar]);<text:line-break/> <text:s text:c="15"/></text:span><text:span text:style-name="T24">s</text:span><text:span text:style-name="T14">.getSemaforosTurnos()[turnoPasar + </text:span><text:span text:style-name="T25">1</text:span><text:span text:style-name="T14">].release();<text:line-break/> <text:s text:c="11"/>} </text:span><text:span text:style-name="T19">else </text:span><text:span text:style-name="T14">{<text:line-break/> <text:s text:c="15"/>System.</text:span><text:span text:style-name="T22">out</text:span><text:span text:style-name="T14">.println(</text:span><text:span text:style-name="T31">"%Coche " </text:span><text:span text:style-name="T14">+ </text:span><text:span text:style-name="T24">id </text:span><text:span text:style-name="T14">+ </text:span><text:span text:style-name="T31">" no hace nada"</text:span><text:span text:style-name="T14">);<text:line-break/> <text:s text:c="15"/></text:span><text:span text:style-name="T24">s</text:span><text:span text:style-name="T14">.getMutex().release();<text:line-break/> <text:s text:c="11"/>}<text:line-break/><text:line-break/> <text:s text:c="11"/></text:span><text:span text:style-name="T19">try </text:span><text:span text:style-name="T14">{<text:line-break/> <text:s text:c="15"/>Thread.</text:span><text:span text:style-name="T18">sleep</text:span><text:span text:style-name="T14">(</text:span><text:span text:style-name="T22">TIEMPO_ESPERA</text:span><text:span text:style-name="T14">);<text:line-break/> <text:s text:c="11"/>} </text:span><text:span text:style-name="T19">catch </text:span><text:span text:style-name="T14">(InterruptedException e) {<text:line-break/> <text:s text:c="15"/></text:span><text:span text:style-name="T29">// </text:span><text:span text:style-name="T42">TODO Auto-generated catch block<text:line-break/> <text:s text:c="15"/></text:span><text:span text:style-name="T14">e.printStackTrace();<text:line-break/> <text:s text:c="11"/>}<text:line-break/></text:span><text:soft-page-break/><text:span text:style-name="T14"> <text:s text:c="11"/></text:span><text:span text:style-name="T29">// Cambiar de dirección<text:line-break/> <text:s text:c="11"/></text:span><text:span text:style-name="T14">turnoPasar = (turnoPasar + </text:span><text:span text:style-name="T25">1</text:span><text:span text:style-name="T14">) % </text:span><text:span text:style-name="T22">DIRECCIONES</text:span><text:span text:style-name="T14">;<text:line-break/> <text:s text:c="11"/></text:span><text:span text:style-name="T19">try </text:span><text:span text:style-name="T14">{<text:line-break/> <text:s text:c="15"/></text:span><text:span text:style-name="T24">s</text:span><text:span text:style-name="T14">.getMutex().acquire();<text:line-break/> <text:s text:c="11"/>} </text:span><text:span text:style-name="T19">catch </text:span><text:span text:style-name="T14">(InterruptedException e) {<text:line-break/> <text:s text:c="15"/></text:span><text:span text:style-name="T29">// </text:span><text:span text:style-name="T42">TODO Auto-generated catch block<text:line-break/> <text:s text:c="15"/></text:span><text:span text:style-name="T14">e.printStackTrace();<text:line-break/> <text:s text:c="11"/>}<text:line-break/></text:span><text:span text:style-name="T29">//<text:tab/><text:tab/><text:tab/>System.out.println("Coche"+id +" vuelve a intentar cruzar en dirección "+turnoPasar);<text:line-break/> <text:s text:c="7"/></text:span><text:span text:style-name="T14">}<text:line-break/> <text:s text:c="7"/>System.</text:span><text:span text:style-name="T22">out</text:span><text:span text:style-name="T14">.println(</text:span><text:span text:style-name="T31">"FIN coche " </text:span><text:span text:style-name="T14">+ </text:span><text:span text:style-name="T24">id </text:span><text:span text:style-name="T14">+ </text:span><text:span text:style-name="T31">" " </text:span><text:span text:style-name="T14">+ </text:span><text:span text:style-name="T24">s</text:span><text:span text:style-name="T14">.getMutex().hasQueuedThreads());<text:line-break/> <text:s text:c="7"/></text:span><text:span text:style-name="T24">s</text:span><text:span text:style-name="T14">.getMutex().release();<text:line-break/> <text:s text:c="3"/>}<text:line-break/><text:line-break/> <text:s text:c="3"/></text:span><text:span text:style-name="T33">/**<text:line-break/> <text:s text:c="4"/>* Método auxiliar que calcula en turno anterior al actual<text:line-break/> <text:s text:c="4"/>* </text:span><text:span text:style-name="T36">@param </text:span><text:span text:style-name="T38">turno </text:span><text:span text:style-name="T33">turno actual<text:line-break/> <text:s text:c="4"/>* </text:span><text:span text:style-name="T36">@return </text:span><text:span text:style-name="T33">turno anterior<text:line-break/> <text:s text:c="4"/>*/<text:line-break/> <text:s text:c="3"/></text:span><text:span text:style-name="T19">private int </text:span><text:span text:style-name="T27">turnoAnterior</text:span><text:span text:style-name="T14">(</text:span><text:span text:style-name="T19">int </text:span><text:span text:style-name="T14">turno) {<text:line-break/> <text:s text:c="7"/></text:span><text:span text:style-name="T19">int </text:span><text:span text:style-name="T14">anterior = (turno - </text:span><text:span text:style-name="T25">1</text:span><text:span text:style-name="T14">) % </text:span><text:span text:style-name="T25">3</text:span><text:span text:style-name="T14">;<text:line-break/> <text:s text:c="7"/></text:span><text:span text:style-name="T19">return </text:span><text:span text:style-name="T14">(anterior == -</text:span><text:span text:style-name="T25">1</text:span><text:span text:style-name="T14">) ? </text:span><text:span text:style-name="T25">2 </text:span><text:span text:style-name="T14">: anterior;<text:line-break/> <text:s text:c="3"/>}<text:line-break/><text:line-break/>}<text:line-break/></text:span></text:p>
      <text:h text:style-name="P73" text:outline-level="4"><text:bookmark-start text:name="__RefHeading___Toc10772_1666581054"/>Peatón<text:bookmark-end text:name="__RefHeading___Toc10772_1666581054"/></text:h>
      <text:p text:style-name="P82" loext:marker-style-name="T14"><text:span text:style-name="T19">package </text:span><text:span text:style-name="T14">ejercicio2;<text:line-break/><text:line-break/></text:span><text:span text:style-name="T33">/**<text:line-break/> * Clase que representa a un peatón intentado pasar por el paso de cebra.<text:line-break/> */<text:line-break/></text:span><text:span text:style-name="T19">public class </text:span><text:span text:style-name="T14">Peaton </text:span><text:span text:style-name="T19">extends </text:span><text:span text:style-name="T14">Thread {<text:line-break/> <text:s text:c="3"/></text:span><text:span text:style-name="T19">public final static int </text:span><text:span text:style-name="T22">TURNO_PEATONES </text:span><text:span text:style-name="T14">= </text:span><text:span text:style-name="T25">2</text:span><text:span text:style-name="T14">, </text:span><text:span text:style-name="T22">ANTERIOR_TURNO </text:span><text:span text:style-name="T14">= </text:span><text:span text:style-name="T25">1</text:span><text:span text:style-name="T14">;<text:line-break/> <text:s text:c="3"/></text:span><text:span text:style-name="T19">private static final long </text:span><text:span text:style-name="T22">TIEMPO_CRUCE </text:span><text:span text:style-name="T14">= </text:span><text:span text:style-name="T25">3000</text:span><text:span text:style-name="T14">;<text:line-break/> <text:s text:c="3"/></text:span><text:span text:style-name="T19">private static final long </text:span><text:span text:style-name="T22">TIEMPO_ESPERA </text:span><text:span text:style-name="T14">= </text:span><text:span text:style-name="T25">8000</text:span><text:span text:style-name="T14">;<text:line-break/> <text:s text:c="3"/></text:span><text:span text:style-name="T19">private static final int </text:span><text:span text:style-name="T22">MAX_PASAR_PEATONES </text:span><text:span text:style-name="T14">= </text:span><text:span text:style-name="T25">10</text:span><text:span text:style-name="T14">;<text:line-break/> <text:s text:c="3"/></text:span><text:span text:style-name="T19">private </text:span><text:span text:style-name="T14">SemaforoCarretera </text:span><text:span text:style-name="T24">s</text:span><text:span text:style-name="T14">;<text:line-break/> <text:s text:c="3"/></text:span><text:span text:style-name="T19">private int </text:span><text:span text:style-name="T24">id</text:span><text:span text:style-name="T14">;<text:line-break/><text:line-break/> <text:s text:c="3"/></text:span><text:span text:style-name="T33">/**<text:line-break/> <text:s text:c="4"/>* Contructor de la clase peaton<text:line-break/> <text:s text:c="4"/>*<text:line-break/> <text:s text:c="4"/>* </text:span><text:span text:style-name="T36">@param </text:span><text:span text:style-name="T38">s <text:s/></text:span><text:span text:style-name="T33">la clase que contiene las vairbles compartidas<text:line-break/> <text:s text:c="4"/>* </text:span><text:span text:style-name="T36">@param </text:span><text:span text:style-name="T38">id </text:span><text:span text:style-name="T33">el id del proceso<text:line-break/> <text:s text:c="4"/>*/<text:line-break/> <text:s text:c="3"/></text:span><text:span text:style-name="T19">public </text:span><text:span text:style-name="T27">Peaton</text:span><text:span text:style-name="T14">(SemaforoCarretera s, </text:span><text:span text:style-name="T19">int </text:span><text:span text:style-name="T14">id) {<text:line-break/></text:span><text:soft-page-break/><text:span text:style-name="T14"> <text:s text:c="7"/></text:span><text:span text:style-name="T19">super</text:span><text:span text:style-name="T14">();<text:line-break/> <text:s text:c="7"/></text:span><text:span text:style-name="T19">this</text:span><text:span text:style-name="T14">.</text:span><text:span text:style-name="T24">s </text:span><text:span text:style-name="T14">= s;<text:line-break/> <text:s text:c="7"/></text:span><text:span text:style-name="T19">this</text:span><text:span text:style-name="T14">.</text:span><text:span text:style-name="T24">id </text:span><text:span text:style-name="T14">= id;<text:line-break/> <text:s text:c="3"/>}<text:line-break/><text:line-break/> <text:s text:c="3"/></text:span><text:span text:style-name="T33">/**<text:line-break/> <text:s text:c="4"/>* El método principal donde se ejecuta el código del peatón<text:line-break/> <text:s text:c="4"/>*/<text:line-break/> <text:s text:c="3"/></text:span><text:span text:style-name="T35">@Override<text:line-break/> <text:s text:c="3"/></text:span><text:span text:style-name="T19">public void </text:span><text:span text:style-name="T27">run</text:span><text:span text:style-name="T14">() {<text:line-break/><text:line-break/> <text:s text:c="7"/></text:span><text:span text:style-name="T19">try </text:span><text:span text:style-name="T14">{<text:line-break/> <text:s text:c="11"/></text:span><text:span text:style-name="T24">s</text:span><text:span text:style-name="T14">.getMutex().acquire();<text:line-break/> <text:s text:c="7"/>} </text:span><text:span text:style-name="T19">catch </text:span><text:span text:style-name="T14">(InterruptedException e) {<text:line-break/> <text:s text:c="11"/></text:span><text:span text:style-name="T29">// </text:span><text:span text:style-name="T42">TODO Auto-generated catch block<text:line-break/> <text:s text:c="11"/></text:span><text:span text:style-name="T14">e.printStackTrace();<text:line-break/> <text:s text:c="7"/>}<text:line-break/> <text:s text:c="7"/>System.</text:span><text:span text:style-name="T22">out</text:span><text:span text:style-name="T14">.println(</text:span><text:span text:style-name="T31">"Comienzo ejecución peaton: " </text:span><text:span text:style-name="T14">+ </text:span><text:span text:style-name="T24">id</text:span><text:span text:style-name="T14">);<text:line-break/> <text:s text:c="7"/></text:span><text:span text:style-name="T19">while </text:span><text:span text:style-name="T14">(</text:span><text:span text:style-name="T24">s</text:span><text:span text:style-name="T14">.getTurno() != -</text:span><text:span text:style-name="T25">1</text:span><text:span text:style-name="T14">) {<text:line-break/><text:tab/><text:tab/><text:tab/></text:span><text:span text:style-name="T29">/* Un peaton no puede pasar directamente si se cumple una de las siguiente condiciones:<text:line-break/><text:tab/><text:tab/><text:tab/><text:tab/>1. No es su turno<text:line-break/><text:tab/><text:tab/><text:tab/><text:tab/>2. Ya están pasando el número máximo de Peatones<text:line-break/><text:tab/><text:tab/><text:tab/><text:tab/>3. Hay coches del turno anterior pasando<text:line-break/><text:tab/><text:tab/><text:tab/> */<text:line-break/> <text:s text:c="11"/></text:span><text:span text:style-name="T19">if </text:span><text:span text:style-name="T14">(</text:span><text:span text:style-name="T24">s</text:span><text:span text:style-name="T14">.getTurno() != </text:span><text:span text:style-name="T22">TURNO_PEATONES </text:span><text:span text:style-name="T14">|| </text:span><text:span text:style-name="T24">s</text:span><text:span text:style-name="T14">.getPasando()[</text:span><text:span text:style-name="T22">TURNO_PEATONES</text:span><text:span text:style-name="T14">] == </text:span><text:span text:style-name="T22">MAX_PASAR_PEATONES<text:line-break/> <text:s text:c="19"/></text:span><text:span text:style-name="T14">|| </text:span><text:span text:style-name="T24">s</text:span><text:span text:style-name="T14">.getPasando()[</text:span><text:span text:style-name="T22">ANTERIOR_TURNO</text:span><text:span text:style-name="T14">] != </text:span><text:span text:style-name="T25">0</text:span><text:span text:style-name="T14">) {<text:line-break/> <text:s text:c="15"/></text:span><text:span text:style-name="T29">// En caso de no pasar, se añade a esperando<text:line-break/> <text:s text:c="15"/></text:span><text:span text:style-name="T24">s</text:span><text:span text:style-name="T14">.getEsperando()[</text:span><text:span text:style-name="T22">TURNO_PEATONES</text:span><text:span text:style-name="T14">]++;<text:line-break/> <text:s text:c="15"/></text:span><text:span text:style-name="T24">s</text:span><text:span text:style-name="T14">.getMutex().release(); </text:span><text:span text:style-name="T29">// Se libera el mutex<text:line-break/> <text:s text:c="15"/></text:span><text:span text:style-name="T19">try </text:span><text:span text:style-name="T14">{<text:line-break/> <text:s text:c="19"/></text:span><text:span text:style-name="T24">s</text:span><text:span text:style-name="T14">.getSemaforosTurnos()[</text:span><text:span text:style-name="T22">TURNO_PEATONES</text:span><text:span text:style-name="T14">].acquire(); </text:span><text:span text:style-name="T29">// Aquí se espera<text:line-break/> <text:s text:c="15"/></text:span><text:span text:style-name="T14">} </text:span><text:span text:style-name="T19">catch </text:span><text:span text:style-name="T14">(InterruptedException e) {<text:line-break/> <text:s text:c="19"/>e.printStackTrace();<text:line-break/> <text:s text:c="15"/>}<text:line-break/><text:line-break/> <text:s text:c="15"/></text:span><text:span text:style-name="T29">// Una vez liberado se reduce el número de peatones esperando<text:line-break/> <text:s text:c="15"/></text:span><text:span text:style-name="T24">s</text:span><text:span text:style-name="T14">.getEsperando()[</text:span><text:span text:style-name="T22">TURNO_PEATONES</text:span><text:span text:style-name="T14">]--;<text:line-break/> <text:s text:c="11"/>}<text:line-break/> <text:s text:c="11"/></text:span><text:span text:style-name="T29">// Si se ha terminado la ejecución se puede salir del bucle<text:line-break/> <text:s text:c="11"/></text:span><text:span text:style-name="T19">if </text:span><text:span text:style-name="T14">(</text:span><text:span text:style-name="T24">s</text:span><text:span text:style-name="T14">.getTurno() == -</text:span><text:span text:style-name="T25">1</text:span><text:span text:style-name="T14">) {<text:line-break/> <text:s text:c="15"/>System.</text:span><text:span text:style-name="T22">out</text:span><text:span text:style-name="T14">.println(</text:span><text:span text:style-name="T31">"=Saliendo peaton " </text:span><text:span text:style-name="T14">+ </text:span><text:span text:style-name="T24">id</text:span><text:span text:style-name="T14">);<text:line-break/> <text:s text:c="15"/></text:span><text:span text:style-name="T19">break</text:span><text:span text:style-name="T14">;<text:line-break/> <text:s text:c="11"/>}<text:line-break/> <text:s text:c="11"/></text:span><text:span text:style-name="T29">// Como está pasando se aumenta el núemor de peatones pasando<text:line-break/> <text:s text:c="11"/></text:span><text:span text:style-name="T24">s</text:span><text:span text:style-name="T14">.getPasando()[</text:span><text:span text:style-name="T22">TURNO_PEATONES</text:span><text:span text:style-name="T14">]++;<text:line-break/><text:line-break/> <text:s text:c="11"/>System.</text:span><text:span text:style-name="T22">out</text:span><text:span text:style-name="T14">.println(</text:span><text:span text:style-name="T31">"*Pasando peaton:" </text:span><text:span text:style-name="T14">+ </text:span><text:span text:style-name="T24">id</text:span><text:span text:style-name="T14">);<text:line-break/></text:span><text:soft-page-break/><text:span text:style-name="T14"> <text:s text:c="11"/></text:span><text:span text:style-name="T29">// Si hay más peatones esperando y no se ha llegado todavía al máximo, se liberan más peatones, despertar<text:line-break/> <text:s text:c="11"/>// encadenado<text:line-break/> <text:s text:c="11"/></text:span><text:span text:style-name="T19">if </text:span><text:span text:style-name="T14">(</text:span><text:span text:style-name="T24">s</text:span><text:span text:style-name="T14">.getEsperando()[</text:span><text:span text:style-name="T22">TURNO_PEATONES</text:span><text:span text:style-name="T14">] != </text:span><text:span text:style-name="T25">0 </text:span><text:span text:style-name="T14">&amp;&amp; </text:span><text:span text:style-name="T24">s</text:span><text:span text:style-name="T14">.getPasando()[</text:span><text:span text:style-name="T22">TURNO_PEATONES</text:span><text:span text:style-name="T14">] &lt; </text:span><text:span text:style-name="T22">MAX_PASAR_PEATONES</text:span><text:span text:style-name="T14">) {<text:line-break/> <text:s text:c="15"/>System.</text:span><text:span text:style-name="T22">out</text:span><text:span text:style-name="T14">.println(</text:span><text:span text:style-name="T31">"#Peaton " </text:span><text:span text:style-name="T14">+ </text:span><text:span text:style-name="T24">id </text:span><text:span text:style-name="T14">+ </text:span><text:span text:style-name="T31">" hace un release." </text:span><text:span text:style-name="T14">+ </text:span><text:span text:style-name="T24">s</text:span><text:span text:style-name="T14">.getPasando()[</text:span><text:span text:style-name="T22">TURNO_PEATONES</text:span><text:span text:style-name="T14">]);<text:line-break/> <text:s text:c="15"/></text:span><text:span text:style-name="T29">// Se cede la exclusión mutua al siguiente proceso, por lo que no se tiene que liberar y no se ha tenido<text:line-break/> <text:s text:c="15"/>// que pedir.<text:line-break/> <text:s text:c="15"/></text:span><text:span text:style-name="T24">s</text:span><text:span text:style-name="T14">.getSemaforosTurnos()[</text:span><text:span text:style-name="T22">TURNO_PEATONES</text:span><text:span text:style-name="T14">].release();<text:line-break/> <text:s text:c="11"/>} </text:span><text:span text:style-name="T19">else </text:span><text:span text:style-name="T14">{<text:line-break/> <text:s text:c="15"/></text:span><text:span text:style-name="T29">// Sino se puede despertar ningún otro proceso se libera el mutex.<text:line-break/> <text:s text:c="15"/></text:span><text:span text:style-name="T14">System.</text:span><text:span text:style-name="T22">out</text:span><text:span text:style-name="T14">.println(</text:span><text:span text:style-name="T31">"%Peaton " </text:span><text:span text:style-name="T14">+ </text:span><text:span text:style-name="T24">id </text:span><text:span text:style-name="T14">+ </text:span><text:span text:style-name="T31">" no hace nada." </text:span><text:span text:style-name="T14">+ </text:span><text:span text:style-name="T24">s</text:span><text:span text:style-name="T14">.getPasando()[</text:span><text:span text:style-name="T22">TURNO_PEATONES</text:span><text:span text:style-name="T14">]);<text:line-break/> <text:s text:c="15"/></text:span><text:span text:style-name="T24">s</text:span><text:span text:style-name="T14">.getMutex().release();<text:line-break/> <text:s text:c="11"/>}<text:line-break/> <text:s text:c="11"/></text:span><text:span text:style-name="T29">// Pasar<text:line-break/> <text:s text:c="11"/></text:span><text:span text:style-name="T19">try </text:span><text:span text:style-name="T14">{<text:line-break/> <text:s text:c="15"/>Thread.</text:span><text:span text:style-name="T18">sleep</text:span><text:span text:style-name="T14">(</text:span><text:span text:style-name="T22">TIEMPO_CRUCE</text:span><text:span text:style-name="T14">);<text:line-break/> <text:s text:c="11"/>} </text:span><text:span text:style-name="T19">catch </text:span><text:span text:style-name="T14">(InterruptedException e) {<text:line-break/> <text:s text:c="15"/>e.printStackTrace();<text:line-break/> <text:s text:c="11"/>}<text:line-break/> <text:s text:c="11"/></text:span><text:span text:style-name="T29">// Fin Pasar<text:line-break/> <text:s text:c="11"/></text:span><text:span text:style-name="T19">try </text:span><text:span text:style-name="T14">{<text:line-break/> <text:s text:c="15"/></text:span><text:span text:style-name="T29">// Obtenemos otra vez la exclusión mutua para poder realizar las comprobaciones y actualizar el<text:line-break/> <text:s text:c="15"/>// número de transeuntes pasando.<text:line-break/> <text:s text:c="15"/></text:span><text:span text:style-name="T24">s</text:span><text:span text:style-name="T14">.getMutex().acquire();<text:line-break/> <text:s text:c="11"/>} </text:span><text:span text:style-name="T19">catch </text:span><text:span text:style-name="T14">(InterruptedException e) {<text:line-break/> <text:s text:c="15"/>e.printStackTrace();<text:line-break/> <text:s text:c="11"/>}<text:line-break/> <text:s text:c="11"/>System.</text:span><text:span text:style-name="T22">out</text:span><text:span text:style-name="T14">.println(</text:span><text:span text:style-name="T31">"-Ha pasado peaton: " </text:span><text:span text:style-name="T14">+ </text:span><text:span text:style-name="T24">id</text:span><text:span text:style-name="T14">);<text:line-break/> <text:s text:c="11"/></text:span><text:span text:style-name="T29">// Se reduce el número de transeuntes pasando<text:line-break/> <text:s text:c="11"/></text:span><text:span text:style-name="T24">s</text:span><text:span text:style-name="T14">.getPasando()[</text:span><text:span text:style-name="T22">TURNO_PEATONES</text:span><text:span text:style-name="T14">]--;<text:line-break/> <text:s text:c="11"/></text:span><text:span text:style-name="T29">// Si seguimos en el mismo turno, se puede liberar a un @class Peaton esperando<text:line-break/> <text:s text:c="11"/></text:span><text:span text:style-name="T19">if </text:span><text:span text:style-name="T14">(</text:span><text:span text:style-name="T24">s</text:span><text:span text:style-name="T14">.getTurno() == </text:span><text:span text:style-name="T22">TURNO_PEATONES</text:span><text:span text:style-name="T14">) {<text:line-break/> <text:s text:c="15"/>System.</text:span><text:span text:style-name="T22">out</text:span><text:span text:style-name="T14">.println(</text:span><text:span text:style-name="T31">"## Peaton " </text:span><text:span text:style-name="T14">+ </text:span><text:span text:style-name="T24">id </text:span><text:span text:style-name="T14">+ </text:span><text:span text:style-name="T31">" despierta siguiente"</text:span><text:span text:style-name="T14">);<text:line-break/> <text:s text:c="15"/></text:span><text:span text:style-name="T29">// Cedemos la exclusión mutua por lo que no tenemo que liberar el mutex<text:line-break/> <text:s text:c="15"/></text:span><text:span text:style-name="T24">s</text:span><text:span text:style-name="T14">.getSemaforosTurnos()[</text:span><text:span text:style-name="T22">TURNO_PEATONES</text:span><text:span text:style-name="T14">].release();<text:line-break/> <text:s text:c="15"/></text:span><text:span text:style-name="T29">// Si no quedan peatones pasando y ya ha terminado nuestro turno despertamos un proceso del siguiente turno<text:line-break/> <text:s text:c="11"/></text:span><text:span text:style-name="T14">} </text:span><text:span text:style-name="T19">else if </text:span><text:span text:style-name="T14">(</text:span><text:span text:style-name="T24">s</text:span><text:span text:style-name="T14">.getPasando()[</text:span><text:span text:style-name="T22">TURNO_PEATONES</text:span><text:span text:style-name="T14">] == </text:span><text:span text:style-name="T25">0 </text:span><text:span text:style-name="T14">&amp;&amp; </text:span><text:span text:style-name="T22">TURNO_PEATONES </text:span><text:span text:style-name="T14">!= </text:span><text:span text:style-name="T24">s</text:span><text:span text:style-name="T14">.getTurno()) {<text:line-break/> <text:s text:c="15"/></text:span><text:span text:style-name="T29">// Esta acción solo debe realizarse por el último peatón pasando<text:line-break/> <text:s text:c="15"/></text:span><text:span text:style-name="T14">System.</text:span><text:span text:style-name="T22">out</text:span><text:span text:style-name="T14">.println(</text:span><text:span text:style-name="T31">"$Peaton " </text:span><text:span text:style-name="T14">+ </text:span><text:span text:style-name="T24">id </text:span><text:span text:style-name="T14">+ </text:span><text:span text:style-name="T31">" libera siguiente Turno. " </text:span><text:span text:style-name="T14">+ </text:span><text:span text:style-name="T24">s</text:span><text:span text:style-name="T14">.getPasando()[</text:span><text:span text:style-name="T22">TURNO_PEATONES</text:span><text:span text:style-name="T14">]);<text:line-break/> <text:s text:c="15"/></text:span><text:span text:style-name="T24">s</text:span><text:span text:style-name="T14">.getSemaforosTurnos()[</text:span><text:span text:style-name="T25">0</text:span><text:span text:style-name="T14">].release(); </text:span><text:span text:style-name="T29">// Se cede la exclusión mutua al proceso despertado<text:line-break/> <text:s text:c="11"/></text:span><text:span text:style-name="T14">} </text:span><text:span text:style-name="T19">else </text:span><text:span text:style-name="T14">{<text:line-break/> <text:s text:c="15"/></text:span><text:span text:style-name="T29">// Como no hemos podido ceder la exclusión mutua, la liberamos<text:line-break/> <text:s text:c="15"/></text:span><text:span text:style-name="T14">System.</text:span><text:span text:style-name="T22">out</text:span><text:span text:style-name="T14">.println(</text:span><text:span text:style-name="T31">"%Peaton " </text:span><text:span text:style-name="T14">+ </text:span><text:span text:style-name="T24">id </text:span><text:span text:style-name="T14">+ </text:span><text:span text:style-name="T31">" no hace nada"</text:span><text:span text:style-name="T14">);<text:line-break/> <text:s text:c="15"/></text:span><text:span text:style-name="T24">s</text:span><text:span text:style-name="T14">.getMutex().release();<text:line-break/></text:span><text:soft-page-break/><text:span text:style-name="T14"> <text:s text:c="11"/>}<text:line-break/> <text:s text:c="11"/></text:span><text:span text:style-name="T29">// Se espera un tiempo antes de volver a pasar<text:line-break/> <text:s text:c="11"/></text:span><text:span text:style-name="T19">try </text:span><text:span text:style-name="T14">{<text:line-break/> <text:s text:c="15"/>Thread.</text:span><text:span text:style-name="T18">sleep</text:span><text:span text:style-name="T14">(</text:span><text:span text:style-name="T22">TIEMPO_ESPERA</text:span><text:span text:style-name="T14">);<text:line-break/> <text:s text:c="11"/>} </text:span><text:span text:style-name="T19">catch </text:span><text:span text:style-name="T14">(InterruptedException e) {<text:line-break/> <text:s text:c="15"/>e.printStackTrace();<text:line-break/> <text:s text:c="11"/>}<text:line-break/> <text:s text:c="11"/></text:span><text:span text:style-name="T29">// Se necesita la exclusión mutua para poder realizar las comprobaciones del principio del bucle<text:line-break/> <text:s text:c="11"/></text:span><text:span text:style-name="T19">try </text:span><text:span text:style-name="T14">{<text:line-break/> <text:s text:c="15"/></text:span><text:span text:style-name="T24">s</text:span><text:span text:style-name="T14">.getMutex().acquire();<text:line-break/> <text:s text:c="11"/>} </text:span><text:span text:style-name="T19">catch </text:span><text:span text:style-name="T14">(InterruptedException e) {<text:line-break/> <text:s text:c="15"/>e.printStackTrace();<text:line-break/> <text:s text:c="11"/>}<text:line-break/> <text:s text:c="11"/>System.</text:span><text:span text:style-name="T22">out</text:span><text:span text:style-name="T14">.println(</text:span><text:span text:style-name="T31">"Peaton " </text:span><text:span text:style-name="T14">+ </text:span><text:span text:style-name="T24">id </text:span><text:span text:style-name="T14">+ </text:span><text:span text:style-name="T31">" vuelve a intentar cruzar."</text:span><text:span text:style-name="T14">);<text:line-break/> <text:s text:c="7"/>}<text:line-break/> <text:s text:c="7"/>System.</text:span><text:span text:style-name="T22">out</text:span><text:span text:style-name="T14">.println(</text:span><text:span text:style-name="T31">"FIN peaton " </text:span><text:span text:style-name="T14">+ </text:span><text:span text:style-name="T24">id</text:span><text:span text:style-name="T14">);<text:line-break/> <text:s text:c="7"/></text:span><text:span text:style-name="T24">s</text:span><text:span text:style-name="T14">.getMutex().release(); </text:span><text:span text:style-name="T29">// Liberamos la exclusión mutua para no provocar un deadlock.<text:line-break/> <text:s text:c="3"/></text:span><text:span text:style-name="T14">}<text:line-break/><text:line-break/>}<text:line-break/></text:span></text:p>
      <text:p text:style-name="P29"><text:span text:style-name="T14"/></text:p>
      <text:h text:style-name="P75" text:outline-level="4"><text:bookmark-start text:name="__RefHeading___Toc10774_1666581054"/><text:span text:style-name="T69">Main</text:span><text:bookmark-end text:name="__RefHeading___Toc10774_1666581054"/></text:h>
      <text:p text:style-name="P82" loext:marker-style-name="T14"><text:span text:style-name="T19">package </text:span><text:span text:style-name="T14">ejercicio2;<text:line-break/><text:line-break/><text:line-break/></text:span><text:span text:style-name="T33">/**<text:line-break/> * Clase donde de encuentra el main del ejercicio<text:line-break/> */<text:line-break/></text:span><text:span text:style-name="T19">public class </text:span><text:span text:style-name="T14">Ejercicio2 {<text:line-break/><text:line-break/><text:tab/></text:span><text:span text:style-name="T33">/**<text:line-break/><text:tab/> * El problema<text:line-break/><text:tab/> * </text:span><text:span text:style-name="T36">@param </text:span><text:span text:style-name="T38">args </text:span><text:span text:style-name="T33">no se utiliza<text:line-break/><text:tab/> */<text:line-break/><text:tab/></text:span><text:span text:style-name="T19">public static void </text:span><text:span text:style-name="T27">main</text:span><text:span text:style-name="T14">(String[] args) {<text:line-break/><text:tab/><text:tab/>SemaforoCarretera semaforo = </text:span><text:span text:style-name="T19">new </text:span><text:span text:style-name="T14">SemaforoCarretera(); </text:span><text:span text:style-name="T29">// Semáforo que coordina<text:line-break/><text:tab/><text:tab/></text:span><text:span text:style-name="T14">Coche[] procesosCoches = </text:span><text:span text:style-name="T19">new </text:span><text:span text:style-name="T14">Coche[</text:span><text:span text:style-name="T25">100</text:span><text:span text:style-name="T14">]; </text:span><text:span text:style-name="T29">// Los proceso que simulan coches<text:line-break/><text:tab/><text:tab/></text:span><text:span text:style-name="T14">Peaton[] procesosPeatones = </text:span><text:span text:style-name="T19">new </text:span><text:span text:style-name="T14">Peaton[</text:span><text:span text:style-name="T25">50</text:span><text:span text:style-name="T14">]; </text:span><text:span text:style-name="T29">// Los procesos que simular peatones<text:line-break/><text:line-break/><text:tab/><text:tab/></text:span><text:span text:style-name="T14">System.</text:span><text:span text:style-name="T22">out</text:span><text:span text:style-name="T14">.println(</text:span><text:span text:style-name="T31">"Contruyendo procesos"</text:span><text:span text:style-name="T14">);<text:line-break/><text:tab/><text:tab/></text:span><text:span text:style-name="T29">// Los primeros cincuenta coches empiezan en la dirección Norte-Sur (0)<text:line-break/><text:tab/><text:tab/></text:span><text:span text:style-name="T19">for </text:span><text:span text:style-name="T14">(</text:span><text:span text:style-name="T19">int </text:span><text:span text:style-name="T14">i = </text:span><text:span text:style-name="T25">0</text:span><text:span text:style-name="T14">; i &lt; </text:span><text:span text:style-name="T25">50</text:span><text:span text:style-name="T14">; i++)<text:line-break/><text:tab/><text:tab/><text:tab/>procesosCoches[i] = </text:span><text:span text:style-name="T19">new </text:span><text:span text:style-name="T14">Coche(semaforo, </text:span><text:span text:style-name="T25">0</text:span><text:span text:style-name="T14">, i);<text:line-break/><text:line-break/><text:tab/><text:tab/></text:span><text:span text:style-name="T29">// Los restantes empiezan en la dirección Este-Oeste (1)<text:line-break/><text:tab/><text:tab/></text:span><text:span text:style-name="T19">for </text:span><text:span text:style-name="T14">(</text:span><text:span text:style-name="T19">int </text:span><text:span text:style-name="T14">i = </text:span><text:span text:style-name="T25">50</text:span><text:span text:style-name="T14">; i &lt; </text:span><text:span text:style-name="T25">100</text:span><text:span text:style-name="T14">; i++)<text:line-break/><text:tab/><text:tab/><text:tab/>procesosCoches[i] = </text:span><text:span text:style-name="T19">new </text:span><text:span text:style-name="T14">Coche(semaforo, </text:span><text:span text:style-name="T25">1</text:span><text:span text:style-name="T14">, i);<text:line-break/></text:span><text:soft-page-break/><text:span text:style-name="T14"><text:line-break/><text:tab/><text:tab/></text:span><text:span text:style-name="T29">// Definición de los peatones que pasan por el paso de cebra<text:line-break/><text:tab/><text:tab/></text:span><text:span text:style-name="T19">for </text:span><text:span text:style-name="T14">(</text:span><text:span text:style-name="T19">int </text:span><text:span text:style-name="T14">i = </text:span><text:span text:style-name="T25">0</text:span><text:span text:style-name="T14">; i &lt; </text:span><text:span text:style-name="T25">50</text:span><text:span text:style-name="T14">; i++)<text:line-break/><text:tab/><text:tab/><text:tab/>procesosPeatones[i] = </text:span><text:span text:style-name="T19">new </text:span><text:span text:style-name="T14">Peaton(semaforo, i);<text:line-break/><text:line-break/><text:tab/><text:tab/>System.</text:span><text:span text:style-name="T22">out</text:span><text:span text:style-name="T14">.println(</text:span><text:span text:style-name="T31">"Comenzando Ejecución"</text:span><text:span text:style-name="T14">);<text:line-break/><text:line-break/><text:tab/><text:tab/></text:span><text:span text:style-name="T29">// Lanzamos procesos<text:line-break/><text:tab/><text:tab/></text:span><text:span text:style-name="T14">semaforo.start();<text:line-break/><text:tab/><text:tab/></text:span><text:span text:style-name="T19">for </text:span><text:span text:style-name="T14">(</text:span><text:span text:style-name="T19">int </text:span><text:span text:style-name="T14">i = </text:span><text:span text:style-name="T25">0</text:span><text:span text:style-name="T14">; i &lt; procesosCoches.</text:span><text:span text:style-name="T24">length</text:span><text:span text:style-name="T14">; i++)<text:line-break/><text:tab/><text:tab/><text:tab/>procesosCoches[i].start();<text:line-break/><text:line-break/><text:tab/><text:tab/></text:span><text:span text:style-name="T19">for </text:span><text:span text:style-name="T14">(</text:span><text:span text:style-name="T19">int </text:span><text:span text:style-name="T14">i = </text:span><text:span text:style-name="T25">0</text:span><text:span text:style-name="T14">; i &lt; procesosPeatones.</text:span><text:span text:style-name="T24">length</text:span><text:span text:style-name="T14">; i++)<text:line-break/><text:tab/><text:tab/><text:tab/>procesosPeatones[i].start();<text:line-break/><text:line-break/><text:tab/><text:tab/></text:span><text:span text:style-name="T29">// Esperamos que terminen<text:line-break/><text:tab/><text:tab/></text:span><text:span text:style-name="T19">try </text:span><text:span text:style-name="T14">{<text:line-break/><text:tab/><text:tab/><text:tab/>semaforo.join();<text:line-break/><text:tab/><text:tab/><text:tab/></text:span><text:span text:style-name="T19">for </text:span><text:span text:style-name="T14">(</text:span><text:span text:style-name="T19">int </text:span><text:span text:style-name="T14">i = </text:span><text:span text:style-name="T25">0</text:span><text:span text:style-name="T14">; i &lt; procesosCoches.</text:span><text:span text:style-name="T24">length</text:span><text:span text:style-name="T14">; i++)<text:line-break/><text:tab/><text:tab/><text:tab/><text:tab/>procesosCoches[i].join();<text:line-break/><text:line-break/><text:tab/><text:tab/><text:tab/></text:span><text:span text:style-name="T19">for </text:span><text:span text:style-name="T14">(</text:span><text:span text:style-name="T19">int </text:span><text:span text:style-name="T14">i = </text:span><text:span text:style-name="T25">0</text:span><text:span text:style-name="T14">; i &lt; procesosPeatones.</text:span><text:span text:style-name="T24">length</text:span><text:span text:style-name="T14">; i++)<text:line-break/><text:tab/><text:tab/><text:tab/><text:tab/>procesosPeatones[i].join();<text:line-break/><text:tab/><text:tab/>} </text:span><text:span text:style-name="T19">catch </text:span><text:span text:style-name="T14">(Exception e) {<text:line-break/><text:tab/><text:tab/><text:tab/>e.printStackTrace();<text:line-break/><text:tab/><text:tab/>}<text:line-break/><text:tab/><text:tab/>System.</text:span><text:span text:style-name="T22">out</text:span><text:span text:style-name="T14">.println(</text:span><text:span text:style-name="T31">"</text:span><text:span text:style-name="T19">\n\n</text:span><text:span text:style-name="T31">Fin de la ejecución"</text:span><text:span text:style-name="T14">);<text:line-break/><text:tab/>}<text:line-break/>}<text:line-break/></text:span></text:p>
      <text:h text:style-name="P55" text:outline-level="2"><text:bookmark-start text:name="__RefHeading___Toc10776_1666581054"/>Cuestiones<text:bookmark-end text:name="__RefHeading___Toc10776_1666581054"/></text:h>
      <text:h text:style-name="P71" text:outline-level="3"><text:bookmark-start text:name="__RefHeading___Toc10778_1666581054"/>Cuestión A<text:bookmark-end text:name="__RefHeading___Toc10778_1666581054"/></text:h>
      <text:p text:style-name="P35">¿Qué acciones pueden realizar simultáneamente los hilos?</text:p>
      <text:p text:style-name="P38">Un proceso de transeúnte (de tipo coche o peatón) se puede dividir en cuatro partes según su comportamiento: antes de pasar, pasando, después de pasar y esperando siguiente paso. La primera y la tercera parte consisten de una serie de comprobaciones de la variables compartidas que requieren tener la exclusión mutua (salvo en la parte de la primera donde se espera en <text:span text:style-name="T5">semaforosTurnos[turnoPasar]</text:span>) y se separan de la anterior y siguiente parte por la petición y liberación del mutex, respectivamente. Las otras dos consisten en su mayoría de un comando <text:span text:style-name="T5">sleep</text:span> que simula el transeúnte pasando por el cruce o haciendo cualquier otra cosa en la parte de esperando siguiente paso (en esta parte también se cambia la dirección en el caso de los coches). Es por esto que estas dos <text:soft-page-break/>partes se pueden ejecutar simultáneamente entre sí o consigo mismas, en tantos proceso como se pueda.</text:p>
      <text:p text:style-name="P38">De la misma manera, casi todo el código del proceso <text:span text:style-name="T5">semaforoCarretera</text:span> requiere tener la exclusión mutua, siendo las únicas partes que no lo hacen y que por lo tanto pueden ejecutarse al mismo tiempo que el resto de procesos las de <text:span text:style-name="T5">sleep </text:span>y actualización del contador del bucle <text:span text:style-name="T5">for</text:span>.</text:p>
      <text:h text:style-name="P71" text:outline-level="3"><text:bookmark-start text:name="__RefHeading___Toc10780_1666581054"/>Cuestión B<text:bookmark-end text:name="__RefHeading___Toc10780_1666581054"/></text:h>
      <text:p text:style-name="P35">Explica el papel de los semáforos que has usado para resolver el problema.</text:p>
      <text:p text:style-name="P38">El primer semáforo es el mutex, es un semáforo binario que se encarga de asegurar la exclusión mutua de las variables compartidas. </text:p>
      <text:p text:style-name="P38">Los otros tres son semáforos binarios que se encuentran en un array (<text:span text:style-name="T5">semaforosTurno</text:span>) y sirven para la sincronización de los procesos, cada semáforo representa una dirección o el semáforo que se encontraría en esa dirección en la vida real (de ahí que sean binario, rojo igual a cero y verde igual a 1). Como el cruce solo puede cruzado en una dirección a la vez, solo puede haber un semáforo “activo” a la vez, es decir, un semáforo que se puede poner a 1 a la vez. El comportamiento es parecido al paso de un testigo, cuando el turno cambia, el semáforo le pasa el testigo al siguiente del array. Para asegurarnos que de esto ocurra, cada semáforo despertará al siguiente cuando termine su turno y el último despertará al primero, sino se provocaría un deadlock. Así se puede hacer que los turnos ocurran de manera secuencial: primero norte-sur, a continuación este-oeste, finalmente peatones y vuelta a empezar (aunque cualquier combinación de direcciones sería correcta siempre que ocurran siempre igual, esta a sido la que se simula en esta resolución del problema).</text:p>
      <text:h text:style-name="P71" text:outline-level="3"><text:bookmark-start text:name="__RefHeading___Toc10782_1666581054"/>Cuestión C<text:bookmark-end text:name="__RefHeading___Toc10782_1666581054"/></text:h>
      <text:p text:style-name="P35">¿Puede haber varios vehículos cruzando de Norte a Sur y de Este a Oeste simultáneamente? Justifica tu respuesta.</text:p>
      <text:p text:style-name="P38">No, debido al comportamiento de los semáforos utilizados para controlar la sincronización de procesos, solo se puede cruzar una dirección a la vez. Lo que significa que solo puede haber proceso cruzando de norte a sur o de este a oeste, pero no a la vez.</text:p>
      <text:h text:style-name="P46" text:outline-level="1"><text:bookmark-start text:name="__RefHeading___Toc5885_3573721"/><text:soft-page-break/>Ejercicio 3<text:bookmark-end text:name="__RefHeading___Toc5885_3573721"/></text:h>
      <text:h text:style-name="P52" text:outline-level="2"><text:bookmark-start text:name="__RefHeading___Toc10784_1666581054"/><text:span text:style-name="T41"><text:s/></text:span><text:span text:style-name="T44">Recursos No Compartibles Y Sincronización</text:span><text:bookmark-end text:name="__RefHeading___Toc10784_1666581054"/></text:h>
      <text:p text:style-name="P10">En este problema podemos identifica que se utilizan una serie de máquinas y mesas. Como estas tienen que ser utilizadas por varios procesos clientes, podemos asumir que estos se tratan de recursos no compartidos. Ambos se gestionarán dentro de un monitor.</text:p>
      <text:p text:style-name="P10">Para las máquinas, tenemos un subproblema similar al del problema de las impresoras visto en teoría. Con tres máquinas distintas y una cola común. En el monitor tendremos una cola, una array de booleanos cada uno simbolizando una máquina y un contador con el número de máquinas libres. Cuando no halla ninguna máquina libre, el proceso se meterá a la cola, sino, se le asignará la primera máquina libre. Al liberar, el proceso pasará la máquina libre, esta se marcará como tal en el monitor y se despertará al siguiente proceso, antes de terminar se deberá devolver las colas de las mesas al proceso cliente, para que este pueda seleccionar una e imprimirlas por pantalla.</text:p>
      <text:p text:style-name="P10">Para las mesas, como cada mesa tiene su propia cola, estas funcionan de manera similar a un monitor para la exclusión mutua. Las dos diferencias con un monitor para la exclusión mutua serían: que el id de la mesa a la que se quiere acceder debería ser especificado por al invocar los procesos de petición y liberación y que las variables de tal deberían estar en un array con el que se accedería con el id especificado; y que se tiene que llevar la cuenta de las cantidades de clientes esperando en cada cola para que los clientes que todavía no han elegido mesa puedan coger la cola con menor tiempo de espera como se especifica en el problema. Por lo demás, tendrían la misma estructura que un monitor de exclusión mutua visto en teoría.</text:p>
      <text:p text:style-name="P10">La única condición de sincronización que se puede ver es que los procesos clientes deben primero acceder a una máquina y después a una mesa. Sin embargo, esto se determinará en el código del propio cliente y no se gestiona en el monitor.</text:p>
      <text:p text:style-name="P10">Finalmente, decir que como el problema requiere que se imprima por pantalla, esta también será un recurso no compartido. Para asegurar la exclusión mutua se utilizará un monitor separado igual al monitor <text:span text:style-name="T5">semáforo_binario</text:span> visto en la teoría.</text:p>
      <text:p text:style-name="P10">En resumen, los recursos no compartidos son la máquinas y las mesas que se gestionarán con un monitor, donde las máquinas tendrán una cola compartida para todas y las mesas una cola por mesa. En otro monitor, se asegurará la exclusión mutua de la pantalla.</text:p>
      <text:h text:style-name="P59" text:outline-level="2"><text:bookmark-start text:name="__RefHeading___Toc5887_3573721"/><text:soft-page-break/>Código<text:bookmark-end text:name="__RefHeading___Toc5887_3573721"/></text:h>
      <text:h text:style-name="P62" text:outline-level="3"><text:bookmark-start text:name="__RefHeading___Toc5889_3573721"/>Pseudo<text:span text:style-name="T62">c</text:span>ódigo<text:bookmark-end text:name="__RefHeading___Toc5889_3573721"/></text:h>
      <text:p text:style-name="P34">Monitor banco:</text:p>
      <text:p text:style-name="P34">export irAMáquina, liberarMáquina, esperaMesa, liberarMesa; </text:p>
      <text:p text:style-name="P34">var</text:p>
      <text:p text:style-name="P34"><text:tab/>//// Para las máquinas</text:p>
      <text:p text:style-name="P34"><text:tab/>colaMaquina: Condition; // Cola común para todas las máquina</text:p>
      <text:p text:style-name="P34"><text:tab/>maquinasLibres: array[0..2] de boolean; // Máquinas, si están a true están libres</text:p>
      <text:p text:style-name="P34"><text:tab/>maquinas: int; // Número de máquinas disponibles</text:p>
      <text:p text:style-name="P34"><text:tab/>//// Para las mesas</text:p>
      <text:p text:style-name="P34"><text:tab/>colasMesas: array[0..3] de Condition; // Colas individuales de las mesas</text:p>
      <text:p text:style-name="P34"><text:tab/>// El número de personas esperando en la cola de mesa, si llega a cero es porque la mesa está libre</text:p>
      <text:p text:style-name="P34"><text:tab/>esperandoMesa: array[0..3] de int; </text:p>
      <text:p text:style-name="P34"><text:tab/>mesasLibres: array[0..3] de boolean; // Indican que mesas están libres y cuales no, empiezan todas a true</text:p>
      <text:p text:style-name="P34">begin</text:p>
      <text:p text:style-name="P34"/>
      <text:p text:style-name="P34"><text:tab/>// El cliente intenta coger una máquina. Si no hay libre, espera.</text:p>
      <text:p text:style-name="P34"><text:tab/>procedure irAMáquina():</text:p>
      <text:p text:style-name="P34"><text:tab/>var máquina: int;</text:p>
      <text:p text:style-name="P34"><text:tab/>begin</text:p>
      <text:p text:style-name="P34"><text:tab/><text:tab/>// El cliente comprueba si hay alguien en la cola</text:p>
      <text:p text:style-name="P34"><text:tab/><text:tab/>// o todas las máquina están ocupadas. En caso de estarlo,</text:p>
      <text:p text:style-name="P34"><text:tab/><text:tab/>// se espera</text:p>
      <text:p text:style-name="P34"><text:tab/><text:tab/>if maquinas == 0 then </text:p>
      <text:p text:style-name="P34"><text:tab/><text:tab/><text:tab/>delay(colaMáquina);</text:p>
      <text:p text:style-name="P34"><text:tab/><text:tab/>id = 0;</text:p>
      <text:p text:style-name="P34"><text:tab/><text:tab/>while not(maquinasLibres[id]) do</text:p>
      <text:p text:style-name="P34"><text:tab/><text:tab/><text:tab/>i += 1;</text:p>
      <text:p text:style-name="P34"><text:tab/><text:tab/>maquinasLibres[id] = false;</text:p>
      <text:p text:style-name="P34"><text:tab/><text:tab/>maquinas --;</text:p>
      <text:p text:style-name="P34"/>
      <text:p text:style-name="P34"><text:tab/><text:tab/>return id; // Devolvemos la máquina libre al cliente.</text:p>
      <text:p text:style-name="P34"><text:tab/>end;</text:p>
      <text:p text:style-name="P34"/>
      <text:p text:style-name="P34"/>
      <text:p text:style-name="P34"><text:tab/>// El cliente libera una máquina cuando termina de usarala.</text:p>
      <text:p text:style-name="P34"><text:tab/>procedure liberarMáquina(int máquinaUsada):</text:p>
      <text:p text:style-name="P34"><text:tab/>begin</text:p>
      <text:p text:style-name="P34"><text:tab/><text:tab/>máquinasLibres[máquinaUsada] = true; // Libera la máquina</text:p>
      <text:p text:style-name="P34"><text:tab/><text:tab/>maquinas++;</text:p>
      <text:p text:style-name="P34"><text:tab/><text:tab/>resume(colaMáquina); // Se reanuda la cola de las máquina</text:p>
      <text:p text:style-name="P34"/>
      <text:p text:style-name="P34"><text:tab/><text:tab/>return copy(esperandoEnMáquina); // Le pasamos el estado actual de las mesas para que no </text:p>
      <text:p text:style-name="P34"><text:tab/>end;</text:p>
      <text:p text:style-name="P34"><text:soft-page-break/></text:p>
      <text:p text:style-name="P34"><text:tab/>// Se espera en la cola de la mesa</text:p>
      <text:p text:style-name="P34"><text:tab/>procedure esperarMesa(int cola)</text:p>
      <text:p text:style-name="P34"><text:tab/>begin</text:p>
      <text:p text:style-name="P34"><text:tab/><text:tab/>// Como en Java se puede liberar la cola en orden con el atributo fairness de ReentrantLock</text:p>
      <text:p text:style-name="P34"><text:tab/><text:tab/>// no necesitamos asegurarlo de ninguna otra manera.</text:p>
      <text:p text:style-name="P34"><text:tab/><text:tab/>if not mesasLibres[cola] then</text:p>
      <text:p text:style-name="P34"><text:tab/><text:tab/>begin</text:p>
      <text:p text:style-name="P34"><text:tab/><text:tab/><text:tab/>esperandoMesa[cola]++;</text:p>
      <text:p text:style-name="P34"><text:tab/><text:tab/><text:tab/>delay(colasMesas[cola]);</text:p>
      <text:p text:style-name="P34"><text:tab/><text:tab/><text:tab/>// El "uso de la Mesa" (el sleep) se realiza fuera para evitar bloquear el monitor</text:p>
      <text:p text:style-name="P34"><text:tab/><text:tab/>end else</text:p>
      <text:p text:style-name="P34"><text:tab/><text:tab/><text:tab/>mesasLibres[cola] = false;</text:p>
      <text:p text:style-name="P34"><text:tab/><text:tab/>end;</text:p>
      <text:p text:style-name="P34"><text:tab/>end;</text:p>
      <text:p text:style-name="P34"/>
      <text:p text:style-name="P34"><text:tab/>// Se despierta al siguiente proceso de la colas de mesa</text:p>
      <text:p text:style-name="P34"><text:tab/>procedure liberarMesa(int cola):</text:p>
      <text:p text:style-name="P34"><text:tab/>begin</text:p>
      <text:p text:style-name="P34"><text:tab/><text:tab/>if esperandoMesa[cola] &gt; 0 then</text:p>
      <text:p text:style-name="P34"><text:tab/><text:tab/>begin</text:p>
      <text:p text:style-name="P34"><text:tab/><text:tab/><text:tab/>esperandoMesa[cola]--;</text:p>
      <text:p text:style-name="P34"><text:tab/><text:tab/><text:tab/>resume(colasMesas[cola]);</text:p>
      <text:p text:style-name="P34"><text:tab/><text:tab/>end else</text:p>
      <text:p text:style-name="P34"><text:tab/><text:tab/><text:tab/>mesasLibres[cola] = true;</text:p>
      <text:p text:style-name="P34"><text:tab/><text:tab/>end;</text:p>
      <text:p text:style-name="P34"><text:tab/>end;</text:p>
      <text:p text:style-name="P34">end;</text:p>
      <text:p text:style-name="P34"/>
      <text:p text:style-name="P34">// Se implementa un semáforo binario estándar para el uso de la pantalla</text:p>
      <text:p text:style-name="P34">Monitor Pantalla;</text:p>
      <text:p text:style-name="P34">export esperaPantalla, liberaPantalla;</text:p>
      <text:p text:style-name="P34">var</text:p>
      <text:p text:style-name="P34"><text:tab/>colaPantalla: Condition;</text:p>
      <text:p text:style-name="P34"><text:tab/>pantallaLibre: boolean;</text:p>
      <text:p text:style-name="P34">begin</text:p>
      <text:p text:style-name="P34"><text:tab/>procedure esperaPantalla()</text:p>
      <text:p text:style-name="P34"><text:tab/>begin</text:p>
      <text:p text:style-name="P34"><text:tab/><text:tab/>if pantallaLibre</text:p>
      <text:p text:style-name="P34"><text:tab/><text:tab/>begin</text:p>
      <text:p text:style-name="P34"><text:tab/><text:tab/><text:tab/>delay(colaPantalla);</text:p>
      <text:p text:style-name="P34"><text:tab/><text:tab/>end else</text:p>
      <text:p text:style-name="P34"><text:tab/><text:tab/>begin</text:p>
      <text:p text:style-name="P34"><text:tab/><text:tab/><text:tab/>pantallaLibre=false;</text:p>
      <text:p text:style-name="P34"><text:tab/><text:tab/>end;</text:p>
      <text:p text:style-name="P34"><text:tab/>end;</text:p>
      <text:p text:style-name="P34"><text:tab/></text:p>
      <text:p text:style-name="P34"><text:tab/>procedure liberarPantalla()</text:p>
      <text:p text:style-name="P34"><text:tab/>begin</text:p>
      <text:p text:style-name="P34"><text:tab/><text:tab/>if not empty(colaPantalla) </text:p>
      <text:p text:style-name="P34"><text:soft-page-break/><text:tab/><text:tab/>begin</text:p>
      <text:p text:style-name="P34"><text:tab/><text:tab/><text:tab/>resume(colaPantalla);</text:p>
      <text:p text:style-name="P34"><text:tab/><text:tab/>end else</text:p>
      <text:p text:style-name="P34"><text:tab/><text:tab/><text:tab/>pantallaLibre = true;</text:p>
      <text:p text:style-name="P34"><text:tab/><text:tab/>end;</text:p>
      <text:p text:style-name="P34"><text:tab/>end;</text:p>
      <text:p text:style-name="P34">end;</text:p>
      <text:p text:style-name="P34"/>
      <text:p text:style-name="P34">process type Cliente(banco: Monitor Banco, pantall: Monitor Pantalla):</text:p>
      <text:p text:style-name="P34">begin</text:p>
      <text:p text:style-name="P34"><text:tab/>var x, y: int;</text:p>
      <text:p text:style-name="P34"><text:tab/>var máquinaAsignada : int;</text:p>
      <text:p text:style-name="P34"><text:tab/>var colaMesa : int;</text:p>
      <text:p text:style-name="P34"><text:tab/>var personasEnColaMesas: array[0..3] de int;</text:p>
      <text:p text:style-name="P34">end</text:p>
      <text:p text:style-name="P34">begin</text:p>
      <text:p text:style-name="P34"><text:tab/>// Generar Números Aleatorios X e Y</text:p>
      <text:p text:style-name="P34"><text:tab/>x = rand();</text:p>
      <text:p text:style-name="P34"><text:tab/>y = rand();</text:p>
      <text:p text:style-name="P34"/>
      <text:p text:style-name="P34"><text:tab/>// Utiliza la máquina</text:p>
      <text:p text:style-name="P34"><text:tab/>máquinaAsignada = banco.irAMáquina();</text:p>
      <text:p text:style-name="P34"><text:tab/>sleep(x); // El tiempo que está utilizando Máquina</text:p>
      <text:p text:style-name="P34"><text:tab/>// Liberamos las máquina</text:p>
      <text:p text:style-name="P34"><text:tab/>personasEnColaMesas = banco.liberarMáquina(máquinaUtilizada); // Este proceso también devuelve los tiempos de espera</text:p>
      <text:p text:style-name="P34"/>
      <text:p text:style-name="P34"><text:tab/>colaMesa = menorColaDeMesa(personasEnColaMesas); // Selecciona la cola con menos personas</text:p>
      <text:p text:style-name="P34"/>
      <text:p text:style-name="P34"><text:tab/>// Imprime el mensaje</text:p>
      <text:p text:style-name="P34"><text:tab/>pantalla.esperaPantalla(); // Espera que le den la exclusión mutua</text:p>
      <text:p text:style-name="P34"><text:tab/>writeln(formarMensaje(x,y,máquinaAsignada,personasColaMesa,colaMesa)); // Escribe</text:p>
      <text:p text:style-name="P34"><text:tab/>pantalla.liberarPantalla(); // Libera la pantalla</text:p>
      <text:p text:style-name="P34"/>
      <text:p text:style-name="P34"><text:tab/>// Usar la mesa</text:p>
      <text:p text:style-name="P34"><text:tab/>banco.esperarEnCola(colaMesa); // Espera la exclusión mutua</text:p>
      <text:p text:style-name="P34"><text:tab/>sleep(y); // Simula ser atendido en la mesa</text:p>
      <text:p text:style-name="P34"><text:tab/>banco.liberarCola(colaMesa); // Liberar la mesa</text:p>
      <text:p text:style-name="P34">end;</text:p>
      <text:p text:style-name="P34"/>
      <text:p text:style-name="P34">// Función auxiliar que devuelve el indice de la cola de mesas con menor número de personas esperando</text:p>
      <text:p text:style-name="P34">int function menorColaDeMesa(array de int:colasMesas):</text:p>
      <text:p text:style-name="P34">var</text:p>
      <text:p text:style-name="P34"><text:tab/>indiceDeMenor:int ; // El indice de la cola con menos personas esperando </text:p>
      <text:p text:style-name="P34">begin</text:p>
      <text:p text:style-name="P34"><text:tab/>// Se supone que la menor mesa es la primera y se va comprobando con las demás</text:p>
      <text:p text:style-name="P34"><text:tab/>indiceDeMenor = 0</text:p>
      <text:p text:style-name="P34"><text:tab/>for i:= 1..colasMesas.length - 1 do:</text:p>
      <text:p text:style-name="P34"><text:soft-page-break/><text:tab/>begin</text:p>
      <text:p text:style-name="P34"><text:tab/><text:tab/>// Se comprueba si la cola de indice i es menor que la actual</text:p>
      <text:p text:style-name="P34"><text:tab/><text:tab/>if esperandoMesa[indiceDeMenor] &gt; esperandoMesa[i]</text:p>
      <text:p text:style-name="P34"><text:tab/><text:tab/>begin</text:p>
      <text:p text:style-name="P34"><text:tab/><text:tab/><text:tab/>// De ser menor i se convierte en el nuevo menor</text:p>
      <text:p text:style-name="P34"><text:tab/><text:tab/><text:tab/>indiceDeMenor = i;</text:p>
      <text:p text:style-name="P34"><text:tab/><text:tab/>end;</text:p>
      <text:p text:style-name="P34"><text:tab/>end;</text:p>
      <text:p text:style-name="P34"/>
      <text:p text:style-name="P34"><text:tab/>return indiceDeMenor; // Se devulve el indice de la cola que menos personas tiene</text:p>
      <text:p text:style-name="P34">end;</text:p>
      <text:p text:style-name="P34"/>
      <text:p text:style-name="P34">main()</text:p>
      <text:p text:style-name="P34">begin</text:p>
      <text:p text:style-name="P34">var</text:p>
      <text:p text:style-name="P34"><text:tab/>banco: Monitor Banco;</text:p>
      <text:p text:style-name="P34"><text:tab/>pantall: Monitor Pantalla;</text:p>
      <text:p text:style-name="P34"><text:tab/>clientes: array[0..49] de Cliente;</text:p>
      <text:p text:style-name="P34">end</text:p>
      <text:p text:style-name="P34">begin</text:p>
      <text:p text:style-name="P34"><text:tab/>// Inicializar variables</text:p>
      <text:p text:style-name="P34"><text:tab/>banco = new Monitor Banco();</text:p>
      <text:p text:style-name="P34"><text:tab/>pantalla = new Monitor Pantalla();</text:p>
      <text:p text:style-name="P34"/>
      <text:p text:style-name="P34"><text:tab/>for i := 0 .. 49 do</text:p>
      <text:p text:style-name="P34"><text:tab/>begin</text:p>
      <text:p text:style-name="P34"><text:tab/><text:tab/>cliente[i] = new Cliente(banco, pantalla);</text:p>
      <text:p text:style-name="P34"><text:tab/>end;</text:p>
      <text:p text:style-name="P34"/>
      <text:p text:style-name="P34"><text:tab/>// Lanzar procesos</text:p>
      <text:p text:style-name="P34"><text:tab/>cobegin</text:p>
      <text:p text:style-name="P34"><text:tab/><text:tab/>banco;</text:p>
      <text:p text:style-name="P34"><text:tab/><text:tab/>pantalla;</text:p>
      <text:p text:style-name="P34"><text:tab/><text:tab/>for i := 0 .. 49 do</text:p>
      <text:p text:style-name="P34"><text:tab/><text:tab/>begin</text:p>
      <text:p text:style-name="P34"><text:tab/><text:tab/><text:tab/>cliente[i];</text:p>
      <text:p text:style-name="P34"><text:tab/><text:tab/>end;</text:p>
      <text:p text:style-name="P34"><text:tab/>coend;</text:p>
      <text:p text:style-name="P34"/>
      <text:p text:style-name="P34">end;</text:p>
      <text:h text:style-name="P62" text:outline-level="3"><text:bookmark-start text:name="__RefHeading___Toc5891_3573721"/>Código Java<text:bookmark-end text:name="__RefHeading___Toc5891_3573721"/></text:h>
      <text:p text:style-name="P95"><text:span text:style-name="T54">N</text:span><text:span text:style-name="T53">ota: la asignación de las colas de las mesas se ha realizado en el monitor Banco en vez de en el Cliente como se comenta en el enunciado, porque debido a la implementación de Java, los clientes tendían a acumularse en una cola hasta que se actualizaba. Esto ocurria con cinco o seis procesos a la vez, quedando la cola de la primera mesa llena y el resto vacias.</text:span></text:p>
      <text:h text:style-name="P76" text:outline-level="4"><text:bookmark-start text:name="__RefHeading___Toc28218_3450645550"/><text:soft-page-break/>Banco<text:bookmark-end text:name="__RefHeading___Toc28218_3450645550"/></text:h>
      <text:p text:style-name="P82" loext:marker-style-name="T14"><text:span text:style-name="T19">package </text:span><text:span text:style-name="T14">ejercicio3;<text:line-break/><text:line-break/></text:span><text:span text:style-name="T19">import </text:span><text:span text:style-name="T14">java.util.concurrent.locks.ReentrantLock;<text:line-break/></text:span><text:span text:style-name="T19">import </text:span><text:span text:style-name="T14">java.util.concurrent.locks.Condition;<text:line-break/><text:line-break/></text:span><text:span text:style-name="T33">/**<text:line-break/> * Clase principal del ejercicio 3. Se encarga de coordinar el uso de las máquinas y las mesas como recursos no<text:line-break/> * compartibles<text:line-break/> */<text:line-break/></text:span><text:span text:style-name="T19">public class </text:span><text:span text:style-name="T14">Banco </text:span><text:span text:style-name="T19">extends </text:span><text:span text:style-name="T14">Thread {<text:line-break/> <text:s text:c="3"/></text:span><text:span text:style-name="T33">/**<text:line-break/> <text:s text:c="4"/>* Constante que contiene la cantidad de Máquina presentes<text:line-break/> <text:s text:c="4"/>*/<text:line-break/> <text:s text:c="3"/></text:span><text:span text:style-name="T19">private final static int </text:span><text:span text:style-name="T22">N_MAQUINAS </text:span><text:span text:style-name="T14">= </text:span><text:span text:style-name="T25">3</text:span><text:span text:style-name="T14">;<text:line-break/> <text:s text:c="3"/></text:span><text:span text:style-name="T33">/**<text:line-break/> <text:s text:c="4"/>* Constante que contiene la cantidad de mesas existentes<text:line-break/> <text:s text:c="4"/>*/<text:line-break/> <text:s text:c="3"/></text:span><text:span text:style-name="T19">private final static int </text:span><text:span text:style-name="T22">N_MESAS </text:span><text:span text:style-name="T14">= </text:span><text:span text:style-name="T25">4</text:span><text:span text:style-name="T14">;<text:line-break/> <text:s text:c="3"/></text:span><text:span text:style-name="T33">/**<text:line-break/> <text:s text:c="4"/>* Cerrojo que aseguara la ejecución de los procesos en exclusión mutua<text:line-break/> <text:s text:c="4"/>*/<text:line-break/> <text:s text:c="3"/></text:span><text:span text:style-name="T14">ReentrantLock </text:span><text:span text:style-name="T24">l</text:span><text:span text:style-name="T14">;<text:line-break/> <text:s text:c="3"/></text:span><text:span text:style-name="T29">///// Para las máquinas<text:line-break/> <text:s text:c="3"/></text:span><text:span text:style-name="T33">/**<text:line-break/> <text:s text:c="4"/>* Cola de las máquinas<text:line-break/> <text:s text:c="4"/>*/<text:line-break/> <text:s text:c="3"/></text:span><text:span text:style-name="T14">Condition </text:span><text:span text:style-name="T24">colaMaquina</text:span><text:span text:style-name="T14">;<text:line-break/> <text:s text:c="3"/></text:span><text:span text:style-name="T33">/**<text:line-break/> <text:s text:c="4"/>* Array de booleanos, cuando un elemento se encuentra a true quiere indicar que la máquina del id igual al indice<text:line-break/> <text:s text:c="4"/>* se encuentra libre.<text:line-break/> <text:s text:c="4"/>*/<text:line-break/> <text:s text:c="3"/></text:span><text:span text:style-name="T19">boolean</text:span><text:span text:style-name="T14">[] </text:span><text:span text:style-name="T24">maquinasLibres</text:span><text:span text:style-name="T14">;<text:line-break/> <text:s text:c="3"/></text:span><text:span text:style-name="T33">/**<text:line-break/> <text:s text:c="4"/>* Entero que indica el número de máquinas libres en el momento<text:line-break/> <text:s text:c="4"/>*/<text:line-break/> <text:s text:c="3"/></text:span><text:span text:style-name="T19">int </text:span><text:span text:style-name="T24">maquinas</text:span><text:span text:style-name="T14">;<text:line-break/> <text:s text:c="3"/></text:span><text:span text:style-name="T29">// Para las mesas<text:line-break/> <text:s text:c="3"/></text:span><text:span text:style-name="T33">/**<text:line-break/> <text:s text:c="4"/>* Colas de las mesas, cada mesa tiene su propia cola<text:line-break/> <text:s text:c="4"/>*/<text:line-break/> <text:s text:c="3"/></text:span><text:span text:style-name="T19">final </text:span><text:span text:style-name="T14">Condition[] </text:span><text:span text:style-name="T24">colasMesas</text:span><text:span text:style-name="T14">;<text:line-break/> <text:s text:c="3"/></text:span><text:span text:style-name="T33">/**<text:line-break/> <text:s text:c="4"/>* Número de personas esperando en la cola de mismo índice<text:line-break/> <text:s text:c="4"/>*/<text:line-break/> <text:s text:c="3"/></text:span><text:span text:style-name="T19">int</text:span><text:span text:style-name="T14">[] </text:span><text:span text:style-name="T24">esperandoMesa</text:span><text:span text:style-name="T14">;<text:line-break/></text:span><text:soft-page-break/><text:span text:style-name="T14"> <text:s text:c="3"/></text:span><text:span text:style-name="T33">/**<text:line-break/> <text:s text:c="4"/>* Indica si la mesa relacionada con la cola del mismo índice se encuentra libre<text:line-break/> <text:s text:c="4"/>*/<text:line-break/> <text:s text:c="3"/></text:span><text:span text:style-name="T19">boolean</text:span><text:span text:style-name="T14">[] </text:span><text:span text:style-name="T24">mesasLibres</text:span><text:span text:style-name="T14">;<text:line-break/><text:line-break/> <text:s text:c="3"/></text:span><text:span text:style-name="T33">/**<text:line-break/> <text:s text:c="4"/>* Constructor del Monitor Banco<text:line-break/> <text:s text:c="4"/>*/<text:line-break/> <text:s text:c="3"/></text:span><text:span text:style-name="T19">public </text:span><text:span text:style-name="T27">Banco</text:span><text:span text:style-name="T14">() {<text:line-break/> <text:s text:c="7"/></text:span><text:span text:style-name="T19">this</text:span><text:span text:style-name="T14">.</text:span><text:span text:style-name="T24">l </text:span><text:span text:style-name="T14">= </text:span><text:span text:style-name="T19">new </text:span><text:span text:style-name="T14">ReentrantLock(</text:span><text:span text:style-name="T19">true</text:span><text:span text:style-name="T14">);<text:line-break/> <text:s text:c="7"/></text:span><text:span text:style-name="T19">this</text:span><text:span text:style-name="T14">.</text:span><text:span text:style-name="T24">colaMaquina </text:span><text:span text:style-name="T14">= </text:span><text:span text:style-name="T24">l</text:span><text:span text:style-name="T14">.newCondition();<text:line-break/> <text:s text:c="7"/></text:span><text:span text:style-name="T19">this</text:span><text:span text:style-name="T14">.</text:span><text:span text:style-name="T24">maquinasLibres </text:span><text:span text:style-name="T14">= </text:span><text:span text:style-name="T19">new boolean</text:span><text:span text:style-name="T14">[</text:span><text:span text:style-name="T22">N_MAQUINAS</text:span><text:span text:style-name="T14">];<text:line-break/> <text:s text:c="7"/></text:span><text:span text:style-name="T19">this</text:span><text:span text:style-name="T14">.</text:span><text:span text:style-name="T24">maquinas </text:span><text:span text:style-name="T14">= </text:span><text:span text:style-name="T22">N_MAQUINAS</text:span><text:span text:style-name="T14">;<text:line-break/> <text:s text:c="7"/></text:span><text:span text:style-name="T19">for </text:span><text:span text:style-name="T14">(</text:span><text:span text:style-name="T19">int </text:span><text:span text:style-name="T14">i = </text:span><text:span text:style-name="T25">0</text:span><text:span text:style-name="T14">; i &lt; </text:span><text:span text:style-name="T22">N_MAQUINAS</text:span><text:span text:style-name="T14">; i++)<text:line-break/> <text:s text:c="11"/></text:span><text:span text:style-name="T24">maquinasLibres</text:span><text:span text:style-name="T14">[i] = </text:span><text:span text:style-name="T19">true</text:span><text:span text:style-name="T14">;<text:line-break/><text:line-break/> <text:s text:c="7"/></text:span><text:span text:style-name="T19">this</text:span><text:span text:style-name="T14">.</text:span><text:span text:style-name="T24">colasMesas </text:span><text:span text:style-name="T14">= </text:span><text:span text:style-name="T19">new </text:span><text:span text:style-name="T14">Condition[</text:span><text:span text:style-name="T22">N_MESAS</text:span><text:span text:style-name="T14">];<text:line-break/> <text:s text:c="7"/></text:span><text:span text:style-name="T19">this</text:span><text:span text:style-name="T14">.</text:span><text:span text:style-name="T24">esperandoMesa </text:span><text:span text:style-name="T14">= </text:span><text:span text:style-name="T19">new int</text:span><text:span text:style-name="T14">[</text:span><text:span text:style-name="T22">N_MESAS</text:span><text:span text:style-name="T14">];<text:line-break/> <text:s text:c="7"/></text:span><text:span text:style-name="T19">this</text:span><text:span text:style-name="T14">.</text:span><text:span text:style-name="T24">mesasLibres </text:span><text:span text:style-name="T14">= </text:span><text:span text:style-name="T19">new boolean</text:span><text:span text:style-name="T14">[</text:span><text:span text:style-name="T22">N_MESAS</text:span><text:span text:style-name="T14">];<text:line-break/><text:line-break/> <text:s text:c="7"/></text:span><text:span text:style-name="T19">for </text:span><text:span text:style-name="T14">(</text:span><text:span text:style-name="T19">int </text:span><text:span text:style-name="T14">i = </text:span><text:span text:style-name="T25">0</text:span><text:span text:style-name="T14">; i &lt; </text:span><text:span text:style-name="T22">N_MESAS</text:span><text:span text:style-name="T14">; i++) {<text:line-break/> <text:s text:c="11"/></text:span><text:span text:style-name="T19">this</text:span><text:span text:style-name="T14">.</text:span><text:span text:style-name="T24">colasMesas</text:span><text:span text:style-name="T14">[i] = </text:span><text:span text:style-name="T24">l</text:span><text:span text:style-name="T14">.newCondition();<text:line-break/> <text:s text:c="11"/></text:span><text:span text:style-name="T19">this</text:span><text:span text:style-name="T14">.</text:span><text:span text:style-name="T24">esperandoMesa</text:span><text:span text:style-name="T14">[i] = </text:span><text:span text:style-name="T25">0</text:span><text:span text:style-name="T14">;<text:line-break/> <text:s text:c="11"/></text:span><text:span text:style-name="T19">this</text:span><text:span text:style-name="T14">.</text:span><text:span text:style-name="T24">mesasLibres</text:span><text:span text:style-name="T14">[i] = </text:span><text:span text:style-name="T19">true</text:span><text:span text:style-name="T14">;<text:line-break/> <text:s text:c="7"/>}<text:line-break/> <text:s text:c="3"/>}<text:line-break/><text:line-break/> <text:s text:c="3"/></text:span><text:span text:style-name="T33">/**<text:line-break/> <text:s text:c="4"/>* Método para solicitar la exclusión mutua de una máquina<text:line-break/> <text:s text:c="4"/>*<text:line-break/> <text:s text:c="4"/>* </text:span><text:span text:style-name="T36">@return </text:span><text:span text:style-name="T33">el id de la máquina a utilizar<text:line-break/> <text:s text:c="4"/>*/<text:line-break/> <text:s text:c="3"/></text:span><text:span text:style-name="T19">public int </text:span><text:span text:style-name="T27">irAMaquina</text:span><text:span text:style-name="T14">() {<text:line-break/> <text:s text:c="7"/></text:span><text:span text:style-name="T19">int </text:span><text:span text:style-name="T14">id = </text:span><text:span text:style-name="T25">0</text:span><text:span text:style-name="T14">;<text:line-break/> <text:s text:c="7"/></text:span><text:span text:style-name="T24">l</text:span><text:span text:style-name="T14">.lock();<text:line-break/> <text:s text:c="7"/></text:span><text:span text:style-name="T19">try </text:span><text:span text:style-name="T14">{<text:line-break/> <text:s text:c="11"/></text:span><text:span text:style-name="T19">while </text:span><text:span text:style-name="T14">(</text:span><text:span text:style-name="T24">maquinas </text:span><text:span text:style-name="T14">== </text:span><text:span text:style-name="T25">0</text:span><text:span text:style-name="T14">)<text:line-break/> <text:s text:c="15"/></text:span><text:span text:style-name="T24">colaMaquina</text:span><text:span text:style-name="T14">.await();<text:line-break/><text:line-break/> <text:s text:c="11"/></text:span><text:span text:style-name="T19">while </text:span><text:span text:style-name="T14">(!</text:span><text:span text:style-name="T24">maquinasLibres</text:span><text:span text:style-name="T14">[id])<text:line-break/> <text:s text:c="15"/>id++;<text:line-break/> <text:s text:c="11"/></text:span><text:span text:style-name="T24">maquinasLibres</text:span><text:span text:style-name="T14">[id] = </text:span><text:span text:style-name="T19">false</text:span><text:span text:style-name="T14">;<text:line-break/> <text:s text:c="11"/></text:span><text:span text:style-name="T24">maquinas</text:span><text:span text:style-name="T14">--;<text:line-break/> <text:s text:c="7"/>} </text:span><text:span text:style-name="T19">catch </text:span><text:span text:style-name="T14">(Exception ex) {<text:line-break/> <text:s text:c="11"/>ex.printStackTrace();<text:line-break/> <text:s text:c="7"/>} </text:span><text:span text:style-name="T19">finally </text:span><text:span text:style-name="T14">{<text:line-break/> <text:s text:c="11"/></text:span><text:span text:style-name="T24">l</text:span><text:span text:style-name="T14">.unlock();<text:line-break/> <text:s text:c="7"/>}<text:line-break/> <text:s text:c="7"/></text:span><text:span text:style-name="T19">return </text:span><text:span text:style-name="T14">id;<text:line-break/></text:span><text:soft-page-break/><text:span text:style-name="T14"> <text:s text:c="3"/>}<text:line-break/><text:line-break/> <text:s text:c="3"/></text:span><text:span text:style-name="T33">/**<text:line-break/> <text:s text:c="4"/>* Método para liberar la exclusión mutua de la máquina utilizada<text:line-break/> <text:s text:c="4"/>*<text:line-break/> <text:s text:c="4"/>* </text:span><text:span text:style-name="T36">@param </text:span><text:span text:style-name="T38">id </text:span><text:span text:style-name="T33">el id de la máquina que ha sido utilizada<text:line-break/> <text:s text:c="4"/>*/<text:line-break/> <text:s text:c="3"/></text:span><text:span text:style-name="T19">public void </text:span><text:span text:style-name="T27">liberarMaquina</text:span><text:span text:style-name="T14">(</text:span><text:span text:style-name="T19">int </text:span><text:span text:style-name="T14">id) {<text:line-break/> <text:s text:c="7"/></text:span><text:span text:style-name="T19">int</text:span><text:span text:style-name="T14">[] copiaEsperandoMesa;<text:line-break/> <text:s text:c="7"/></text:span><text:span text:style-name="T24">l</text:span><text:span text:style-name="T14">.lock();<text:line-break/> <text:s text:c="7"/></text:span><text:span text:style-name="T19">try </text:span><text:span text:style-name="T14">{<text:line-break/> <text:s text:c="11"/></text:span><text:span text:style-name="T24">maquinasLibres</text:span><text:span text:style-name="T14">[id] = </text:span><text:span text:style-name="T19">true</text:span><text:span text:style-name="T14">;<text:line-break/> <text:s text:c="11"/></text:span><text:span text:style-name="T24">maquinas</text:span><text:span text:style-name="T14">++;<text:line-break/> <text:s text:c="11"/></text:span><text:span text:style-name="T24">colaMaquina</text:span><text:span text:style-name="T14">.signal();<text:line-break/> <text:s text:c="7"/>} </text:span><text:span text:style-name="T19">catch </text:span><text:span text:style-name="T14">(Exception exception) {<text:line-break/> <text:s text:c="11"/>exception.printStackTrace();<text:line-break/> <text:s text:c="7"/>} </text:span><text:span text:style-name="T19">finally </text:span><text:span text:style-name="T14">{<text:line-break/> <text:s text:c="11"/></text:span><text:span text:style-name="T24">l</text:span><text:span text:style-name="T14">.unlock();<text:line-break/> <text:s text:c="7"/>}<text:line-break/> <text:s text:c="3"/>}<text:line-break/><text:line-break/> <text:s text:c="3"/></text:span><text:span text:style-name="T33">/**<text:line-break/> <text:s text:c="4"/>* Método para pedir cola de mesa, también "reserva" sitio en la cola. Se realiza en banco en vez de en cliente,<text:line-break/> <text:s text:c="4"/>* porque si se hace en cliente se tienden a apilar todos en una sola. Sin embargo, al ejecutarse en Banco, como<text:line-break/> <text:s text:c="4"/>* tiene acceso directo al array de seguiemiento de tiempos de colas, se ejecuta correctamente.<text:line-break/> <text:s text:c="4"/>*<text:line-break/> <text:s text:c="4"/>* </text:span><text:span text:style-name="T36">@return </text:span><text:span text:style-name="T33">un objeto que contiene la cola asignada y el estado de los tiempos en el momento de asignarla.<text:line-break/> <text:s text:c="4"/>*/<text:line-break/> <text:s text:c="3"/></text:span><text:span text:style-name="T19">public </text:span><text:span text:style-name="T14">Mensaje </text:span><text:span text:style-name="T27">solicitudAdelantadaMesa</text:span><text:span text:style-name="T14">() {<text:line-break/> <text:s text:c="7"/></text:span><text:span text:style-name="T24">l</text:span><text:span text:style-name="T14">.lock();<text:line-break/> <text:s text:c="7"/></text:span><text:span text:style-name="T19">int </text:span><text:span text:style-name="T14">mejorCola;<text:line-break/> <text:s text:c="7"/></text:span><text:span text:style-name="T19">int</text:span><text:span text:style-name="T14">[] copiaColas;<text:line-break/> <text:s text:c="7"/></text:span><text:span text:style-name="T19">try </text:span><text:span text:style-name="T14">{<text:line-break/> <text:s text:c="11"/>mejorCola = menorColaDeMesa(</text:span><text:span text:style-name="T24">esperandoMesa</text:span><text:span text:style-name="T14">);<text:line-break/> <text:s text:c="11"/>copiaColas = </text:span><text:span text:style-name="T24">esperandoMesa</text:span><text:span text:style-name="T14">.clone();<text:line-break/> <text:s text:c="11"/></text:span><text:span text:style-name="T24">esperandoMesa</text:span><text:span text:style-name="T14">[mejorCola]++;<text:line-break/> <text:s text:c="7"/>} </text:span><text:span text:style-name="T19">finally </text:span><text:span text:style-name="T14">{<text:line-break/> <text:s text:c="11"/></text:span><text:span text:style-name="T24">l</text:span><text:span text:style-name="T14">.unlock();<text:line-break/> <text:s text:c="7"/>}<text:line-break/> <text:s text:c="7"/></text:span><text:span text:style-name="T19">return new </text:span><text:span text:style-name="T14">Mensaje(copiaColas, mejorCola);<text:line-break/> <text:s text:c="3"/>}<text:line-break/><text:line-break/> <text:s text:c="3"/></text:span><text:span text:style-name="T33">/**<text:line-break/> <text:s text:c="4"/>* Método para solicitar la exclusión mutua de una mesa en concreto<text:line-break/> <text:s text:c="4"/>*<text:line-break/> <text:s text:c="4"/>* </text:span><text:span text:style-name="T36">@param </text:span><text:span text:style-name="T38">id </text:span><text:span text:style-name="T33">el id de la mesa que se quiere utilizar<text:line-break/></text:span><text:soft-page-break/><text:span text:style-name="T33"> <text:s text:c="4"/>*/<text:line-break/> <text:s text:c="3"/></text:span><text:span text:style-name="T19">public void </text:span><text:span text:style-name="T27">esperarMesa</text:span><text:span text:style-name="T14">(</text:span><text:span text:style-name="T19">int </text:span><text:span text:style-name="T14">id) {<text:line-break/> <text:s text:c="7"/></text:span><text:span text:style-name="T24">l</text:span><text:span text:style-name="T14">.lock();<text:line-break/> <text:s text:c="7"/></text:span><text:span text:style-name="T19">try </text:span><text:span text:style-name="T14">{<text:line-break/> <text:s text:c="11"/></text:span><text:span text:style-name="T19">if </text:span><text:span text:style-name="T14">(!</text:span><text:span text:style-name="T24">mesasLibres</text:span><text:span text:style-name="T14">[id]) {<text:line-break/> <text:s text:c="15"/></text:span><text:span text:style-name="T24">colasMesas</text:span><text:span text:style-name="T14">[id].await();<text:line-break/> <text:s text:c="11"/>} </text:span><text:span text:style-name="T19">else </text:span><text:span text:style-name="T14">{<text:line-break/> <text:s text:c="15"/></text:span><text:span text:style-name="T24">esperandoMesa</text:span><text:span text:style-name="T14">[id]--;<text:line-break/> <text:s text:c="15"/></text:span><text:span text:style-name="T24">mesasLibres</text:span><text:span text:style-name="T14">[id] = </text:span><text:span text:style-name="T19">false</text:span><text:span text:style-name="T14">;<text:line-break/> <text:s text:c="11"/>}<text:line-break/> <text:s text:c="7"/>} </text:span><text:span text:style-name="T19">catch </text:span><text:span text:style-name="T14">(Exception ex) {<text:line-break/> <text:s text:c="11"/>ex.printStackTrace();<text:line-break/> <text:s text:c="7"/>} </text:span><text:span text:style-name="T19">finally </text:span><text:span text:style-name="T14">{<text:line-break/> <text:s text:c="11"/></text:span><text:span text:style-name="T24">l</text:span><text:span text:style-name="T14">.unlock();<text:line-break/> <text:s text:c="7"/>}<text:line-break/> <text:s text:c="3"/>}<text:line-break/><text:line-break/> <text:s text:c="3"/></text:span><text:span text:style-name="T33">/**<text:line-break/> <text:s text:c="4"/>* Método para liberar la exclusión mutua de una mesa<text:line-break/> <text:s text:c="4"/>*<text:line-break/> <text:s text:c="4"/>* </text:span><text:span text:style-name="T36">@param </text:span><text:span text:style-name="T38">id </text:span><text:span text:style-name="T33">el id de la mesa de la que se quiere liberar<text:line-break/> <text:s text:c="4"/>*/<text:line-break/> <text:s text:c="3"/></text:span><text:span text:style-name="T19">public void </text:span><text:span text:style-name="T27">liberarMesa</text:span><text:span text:style-name="T14">(</text:span><text:span text:style-name="T19">int </text:span><text:span text:style-name="T14">id) {<text:line-break/> <text:s text:c="7"/></text:span><text:span text:style-name="T24">l</text:span><text:span text:style-name="T14">.lock();<text:line-break/> <text:s text:c="7"/></text:span><text:span text:style-name="T19">try </text:span><text:span text:style-name="T14">{<text:line-break/> <text:s text:c="11"/></text:span><text:span text:style-name="T19">if </text:span><text:span text:style-name="T14">(</text:span><text:span text:style-name="T24">esperandoMesa</text:span><text:span text:style-name="T14">[id] &gt; </text:span><text:span text:style-name="T25">0</text:span><text:span text:style-name="T14">) {<text:line-break/> <text:s text:c="15"/></text:span><text:span text:style-name="T24">esperandoMesa</text:span><text:span text:style-name="T14">[id]--;<text:line-break/> <text:s text:c="15"/></text:span><text:span text:style-name="T24">colasMesas</text:span><text:span text:style-name="T14">[id].signal();<text:line-break/> <text:s text:c="11"/>} </text:span><text:span text:style-name="T19">else </text:span><text:span text:style-name="T14">{<text:line-break/> <text:s text:c="15"/></text:span><text:span text:style-name="T24">mesasLibres</text:span><text:span text:style-name="T14">[id] = </text:span><text:span text:style-name="T19">true</text:span><text:span text:style-name="T14">;<text:line-break/> <text:s text:c="11"/>}<text:line-break/> <text:s text:c="7"/>} </text:span><text:span text:style-name="T19">catch </text:span><text:span text:style-name="T14">(Exception ex) {<text:line-break/> <text:s text:c="11"/>ex.printStackTrace();<text:line-break/> <text:s text:c="7"/>} </text:span><text:span text:style-name="T19">finally </text:span><text:span text:style-name="T14">{<text:line-break/> <text:s text:c="11"/></text:span><text:span text:style-name="T24">l</text:span><text:span text:style-name="T14">.unlock();<text:line-break/> <text:s text:c="7"/>}<text:line-break/> <text:s text:c="3"/>}<text:line-break/><text:line-break/><text:line-break/> <text:s text:c="3"/></text:span><text:span text:style-name="T33">/**<text:line-break/> <text:s text:c="4"/>* Función auxiliar para calcular cuál es la cola con el menor número de personas.<text:line-break/> <text:s text:c="4"/>*<text:line-break/> <text:s text:c="4"/>* </text:span><text:span text:style-name="T36">@param </text:span><text:span text:style-name="T38">personasEnColaMesas </text:span><text:span text:style-name="T33">Array de colas, los valores son el número de personas esperando<text:line-break/> <text:s text:c="4"/>* </text:span><text:span text:style-name="T36">@return </text:span><text:span text:style-name="T33">El indice de la cola con menor número de personas esperando<text:line-break/> <text:s text:c="4"/>*/<text:line-break/> <text:s text:c="3"/></text:span><text:span text:style-name="T19">private int </text:span><text:span text:style-name="T27">menorColaDeMesa</text:span><text:span text:style-name="T14">(</text:span><text:span text:style-name="T19">int</text:span><text:span text:style-name="T14">[] personasEnColaMesas) {<text:line-break/> <text:s text:c="7"/></text:span><text:span text:style-name="T29">// El indice de la cola con menor personas esperando<text:line-break/> <text:s text:c="7"/></text:span><text:span text:style-name="T19">int </text:span><text:span text:style-name="T14">indiceMenor = </text:span><text:span text:style-name="T25">0</text:span><text:span text:style-name="T14">; </text:span><text:span text:style-name="T29">// Suponemos que el primero es el menor y comprobamos a partir de ahí<text:line-break/> <text:s text:c="7"/></text:span><text:span text:style-name="T19">for </text:span><text:span text:style-name="T14">(</text:span><text:span text:style-name="T19">int </text:span><text:span text:style-name="T14">i = </text:span><text:span text:style-name="T25">1</text:span><text:span text:style-name="T14">; i &lt; personasEnColaMesas.</text:span><text:span text:style-name="T24">length</text:span><text:span text:style-name="T14">; i++)<text:line-break/></text:span><text:soft-page-break/><text:span text:style-name="T14"> <text:s text:c="11"/></text:span><text:span text:style-name="T29">// Se comprubea si la mesa de indice i es menor que la actual menor<text:line-break/> <text:s text:c="11"/></text:span><text:span text:style-name="T19">if </text:span><text:span text:style-name="T14">(personasEnColaMesas[indiceMenor] &gt; personasEnColaMesas[i])<text:line-break/> <text:s text:c="15"/></text:span><text:span text:style-name="T29">// En caso de que lo sea, esta se convierte en la nueva menor<text:line-break/> <text:s text:c="15"/></text:span><text:span text:style-name="T14">indiceMenor = i;<text:line-break/><text:line-break/> <text:s text:c="7"/></text:span><text:span text:style-name="T29">// Devolvemos cual es el menor<text:line-break/> <text:s text:c="7"/></text:span><text:span text:style-name="T19">return </text:span><text:span text:style-name="T14">indiceMenor;<text:line-break/> <text:s text:c="3"/>}<text:line-break/>}<text:line-break/></text:span></text:p>
      <text:p text:style-name="P83"/>
      <text:h text:style-name="P76" text:outline-level="4"><text:bookmark-start text:name="__RefHeading___Toc28220_3450645550"/>Cliente<text:bookmark-end text:name="__RefHeading___Toc28220_3450645550"/></text:h>
      <text:p text:style-name="P82" loext:marker-style-name="T14"><text:span text:style-name="T19">package </text:span><text:span text:style-name="T14">ejercicio3;<text:line-break/><text:line-break/></text:span><text:span text:style-name="T33">/**<text:line-break/> * <text:s/>Clase cliente que simula un cliente en un banco para el ejercicio 3<text:line-break/> */<text:line-break/></text:span><text:span text:style-name="T19">public class </text:span><text:span text:style-name="T14">Cliente </text:span><text:span text:style-name="T19">extends </text:span><text:span text:style-name="T14">Thread {<text:line-break/> <text:s text:c="3"/></text:span><text:span text:style-name="T33">/**<text:line-break/> <text:s text:c="4"/>* Id del proceso<text:line-break/> <text:s text:c="4"/>*/<text:line-break/> <text:s text:c="3"/></text:span><text:span text:style-name="T19">private int </text:span><text:span text:style-name="T24">id</text:span><text:span text:style-name="T14">;<text:line-break/> <text:s text:c="3"/></text:span><text:span text:style-name="T33">/**<text:line-break/> <text:s text:c="4"/>* Tiempo de espera en máquina<text:line-break/> <text:s text:c="4"/>*/<text:line-break/> <text:s text:c="3"/></text:span><text:span text:style-name="T19">private int </text:span><text:span text:style-name="T24">x</text:span><text:span text:style-name="T14">;<text:line-break/> <text:s text:c="3"/></text:span><text:span text:style-name="T33">/**<text:line-break/> <text:s text:c="4"/>* Tiempo de espera en Mesa<text:line-break/> <text:s text:c="4"/>*/<text:line-break/> <text:s text:c="3"/></text:span><text:span text:style-name="T19">private int </text:span><text:span text:style-name="T24">y</text:span><text:span text:style-name="T14">;<text:line-break/> <text:s text:c="3"/></text:span><text:span text:style-name="T33">/**<text:line-break/> <text:s text:c="4"/>* Máquina que se le ha asignado<text:line-break/> <text:s text:c="4"/>*/<text:line-break/> <text:s text:c="3"/></text:span><text:span text:style-name="T19">private int </text:span><text:span text:style-name="T24">maquinaAsignada</text:span><text:span text:style-name="T14">;<text:line-break/> <text:s text:c="3"/></text:span><text:span text:style-name="T33">/**<text:line-break/> <text:s text:c="4"/>* Id de la mesa utilizada<text:line-break/> <text:s text:c="4"/>*/<text:line-break/> <text:s text:c="3"/></text:span><text:span text:style-name="T19">private int </text:span><text:span text:style-name="T24">colaMesa</text:span><text:span text:style-name="T14">;<text:line-break/> <text:s text:c="3"/></text:span><text:span text:style-name="T33">/**<text:line-break/> <text:s text:c="4"/>* Copia del estado de las colas a la hora de elegirla mejor<text:line-break/> <text:s text:c="4"/>*/<text:line-break/> <text:s text:c="3"/></text:span><text:span text:style-name="T19">private int</text:span><text:span text:style-name="T14">[] </text:span><text:span text:style-name="T24">personasEnColaMesas</text:span><text:span text:style-name="T14">;<text:line-break/> <text:s text:c="3"/></text:span><text:span text:style-name="T33">/**<text:line-break/> <text:s text:c="4"/>* Puntero al monitor Banco que controla la<text:line-break/> <text:s text:c="4"/>*/<text:line-break/> <text:s text:c="3"/></text:span><text:span text:style-name="T19">private </text:span><text:span text:style-name="T14">Banco </text:span><text:span text:style-name="T24">banco</text:span><text:span text:style-name="T14">;<text:line-break/> <text:s text:c="3"/></text:span><text:span text:style-name="T33">/**<text:line-break/> <text:s text:c="4"/>* Puntero al monitor Pantalla que controla la exclusión mutua de la pantalla<text:line-break/></text:span><text:soft-page-break/><text:span text:style-name="T33"> <text:s text:c="4"/>*/<text:line-break/> <text:s text:c="3"/></text:span><text:span text:style-name="T19">private </text:span><text:span text:style-name="T14">Pantalla </text:span><text:span text:style-name="T24">pantalla</text:span><text:span text:style-name="T14">;<text:line-break/><text:line-break/><text:line-break/> <text:s text:c="3"/></text:span><text:span text:style-name="T33">/** Constructor de la clase Clinete, requiere del id y los punteros a los monitores usado<text:line-break/> <text:s text:c="4"/>*/<text:line-break/> <text:s text:c="3"/></text:span><text:span text:style-name="T19">public </text:span><text:span text:style-name="T27">Cliente</text:span><text:span text:style-name="T14">(</text:span><text:span text:style-name="T19">int </text:span><text:span text:style-name="T14">id, Banco banco, Pantalla pantalla) {<text:line-break/> <text:s text:c="7"/></text:span><text:span text:style-name="T19">this</text:span><text:span text:style-name="T14">.</text:span><text:span text:style-name="T24">id </text:span><text:span text:style-name="T14">= id;<text:line-break/> <text:s text:c="7"/></text:span><text:span text:style-name="T19">this</text:span><text:span text:style-name="T14">.</text:span><text:span text:style-name="T24">banco </text:span><text:span text:style-name="T14">= banco;<text:line-break/> <text:s text:c="7"/></text:span><text:span text:style-name="T19">this</text:span><text:span text:style-name="T14">.</text:span><text:span text:style-name="T24">pantalla </text:span><text:span text:style-name="T14">= pantalla;<text:line-break/> <text:s text:c="7"/></text:span><text:span text:style-name="T19">this</text:span><text:span text:style-name="T14">.</text:span><text:span text:style-name="T24">x </text:span><text:span text:style-name="T14">= (</text:span><text:span text:style-name="T19">int</text:span><text:span text:style-name="T14">) (Math.</text:span><text:span text:style-name="T18">random</text:span><text:span text:style-name="T14">() * </text:span><text:span text:style-name="T25">10000</text:span><text:span text:style-name="T14">) + </text:span><text:span text:style-name="T25">1</text:span><text:span text:style-name="T14">;<text:line-break/> <text:s text:c="7"/></text:span><text:span text:style-name="T19">this</text:span><text:span text:style-name="T14">.</text:span><text:span text:style-name="T24">y </text:span><text:span text:style-name="T14">= (</text:span><text:span text:style-name="T19">int</text:span><text:span text:style-name="T14">) (Math.</text:span><text:span text:style-name="T18">random</text:span><text:span text:style-name="T14">() * </text:span><text:span text:style-name="T25">20000</text:span><text:span text:style-name="T14">) + </text:span><text:span text:style-name="T25">1</text:span><text:span text:style-name="T14">;<text:line-break/> <text:s text:c="3"/>}<text:line-break/><text:line-break/> <text:s text:c="3"/></text:span><text:span text:style-name="T33">/**<text:line-break/> <text:s text:c="4"/>* Método que se ejecuta en concurrencia<text:line-break/> <text:s text:c="4"/>*/<text:line-break/> <text:s text:c="3"/></text:span><text:span text:style-name="T35">@Override<text:line-break/> <text:s text:c="3"/></text:span><text:span text:style-name="T19">public void </text:span><text:span text:style-name="T27">run</text:span><text:span text:style-name="T14">() {<text:line-break/> <text:s text:c="7"/></text:span><text:span text:style-name="T19">super</text:span><text:span text:style-name="T14">.run();<text:line-break/><text:line-break/> <text:s text:c="7"/></text:span><text:span text:style-name="T29">// Utilizar la máquina<text:line-break/> <text:s text:c="7"/></text:span><text:span text:style-name="T24">maquinaAsignada </text:span><text:span text:style-name="T14">= </text:span><text:span text:style-name="T24">banco</text:span><text:span text:style-name="T14">.irAMaquina(); </text:span><text:span text:style-name="T29">// Pedir una máquina<text:line-break/> <text:s text:c="7"/></text:span><text:span text:style-name="T19">try </text:span><text:span text:style-name="T14">{<text:line-break/> <text:s text:c="11"/></text:span><text:span text:style-name="T29">// Simular uso<text:line-break/> <text:s text:c="11"/></text:span><text:span text:style-name="T14">Thread.</text:span><text:span text:style-name="T18">sleep</text:span><text:span text:style-name="T14">(</text:span><text:span text:style-name="T24">x</text:span><text:span text:style-name="T14">);<text:line-break/> <text:s text:c="7"/>} </text:span><text:span text:style-name="T19">catch </text:span><text:span text:style-name="T14">(InterruptedException e) {<text:line-break/> <text:s text:c="11"/></text:span><text:span text:style-name="T19">throw new </text:span><text:span text:style-name="T14">RuntimeException(e);<text:line-break/> <text:s text:c="7"/>}<text:line-break/> <text:s text:c="7"/></text:span><text:span text:style-name="T29">// Liberar máquina y obtener tiempos colas<text:line-break/> <text:s text:c="7"/></text:span><text:span text:style-name="T24">banco</text:span><text:span text:style-name="T14">.liberarMaquina(</text:span><text:span text:style-name="T24">maquinaAsignada</text:span><text:span text:style-name="T14">);<text:line-break/><text:line-break/> <text:s text:c="7"/></text:span><text:span text:style-name="T29">// Obtener la cola con menor tiempo de espera<text:line-break/> <text:s text:c="7"/>// colaMesa = menorColaDeMesa(personasEnColaMesas);<text:line-break/> <text:s text:c="7"/></text:span><text:span text:style-name="T14">Mensaje msj = </text:span><text:span text:style-name="T24">banco</text:span><text:span text:style-name="T14">.solicitudAdelantadaMesa();<text:line-break/> <text:s text:c="7"/></text:span><text:span text:style-name="T24">personasEnColaMesas </text:span><text:span text:style-name="T14">= msj.getColas();<text:line-break/> <text:s text:c="7"/></text:span><text:span text:style-name="T24">colaMesa </text:span><text:span text:style-name="T14">= msj.getColaAsignada();<text:line-break/><text:line-break/> <text:s text:c="7"/></text:span><text:span text:style-name="T24">pantalla</text:span><text:span text:style-name="T14">.esperarPantalla();<text:line-break/> <text:s text:c="7"/>System.</text:span><text:span text:style-name="T22">out</text:span><text:span text:style-name="T14">.println(</text:span><text:span text:style-name="T31">"--------------------------------------------------------------" </text:span><text:span text:style-name="T14">+<text:line-break/> <text:s text:c="15"/></text:span><text:span text:style-name="T31">"</text:span><text:span text:style-name="T19">\n</text:span><text:span text:style-name="T31">Cliente " </text:span><text:span text:style-name="T14">+ </text:span><text:span text:style-name="T24">id </text:span><text:span text:style-name="T14">+ </text:span><text:span text:style-name="T31">" ha solicitado su servicio en la máquina: " </text:span><text:span text:style-name="T14">+ </text:span><text:span text:style-name="T24">maquinaAsignada </text:span><text:span text:style-name="T14">+<text:line-break/> <text:s text:c="15"/></text:span><text:span text:style-name="T31">"</text:span><text:span text:style-name="T19">\n</text:span><text:span text:style-name="T31">Tiempo en solicitar el servicio: " </text:span><text:span text:style-name="T14">+ </text:span><text:span text:style-name="T24">x </text:span><text:span text:style-name="T14">+<text:line-break/> <text:s text:c="15"/></text:span><text:span text:style-name="T31">"</text:span><text:span text:style-name="T19">\n</text:span><text:span text:style-name="T31">Será atendido en la mesa: " </text:span><text:span text:style-name="T14">+ </text:span><text:span text:style-name="T24">colaMesa </text:span><text:span text:style-name="T14">+<text:line-break/> <text:s text:c="15"/></text:span><text:span text:style-name="T31">"</text:span><text:span text:style-name="T19">\n</text:span><text:span text:style-name="T31">Tiempo en la mesa = " </text:span><text:span text:style-name="T14">+ </text:span><text:span text:style-name="T24">y </text:span><text:span text:style-name="T14">+<text:line-break/> <text:s text:c="15"/></text:span><text:span text:style-name="T31">"</text:span><text:span text:style-name="T19">\n</text:span><text:span text:style-name="T31">Tiempo de espera en la mesa1 = " </text:span><text:span text:style-name="T14">+ </text:span><text:span text:style-name="T24">personasEnColaMesas</text:span><text:span text:style-name="T14">[</text:span><text:span text:style-name="T25">0</text:span><text:span text:style-name="T14">] + </text:span><text:span text:style-name="T31">", mesa2 = " </text:span><text:span text:style-name="T14">+ </text:span><text:span text:style-name="T24">personasEnColaMesas</text:span><text:span text:style-name="T14">[</text:span><text:span text:style-name="T25">1</text:span><text:span text:style-name="T14">] +<text:line-break/> <text:s text:c="15"/></text:span><text:span text:style-name="T31">", mesa3 = " </text:span><text:span text:style-name="T14">+ </text:span><text:span text:style-name="T24">personasEnColaMesas</text:span><text:span text:style-name="T14">[</text:span><text:span text:style-name="T25">2</text:span><text:span text:style-name="T14">] + </text:span><text:span text:style-name="T31">", mesa4 = " </text:span><text:span text:style-name="T14">+ </text:span><text:span text:style-name="T24">personasEnColaMesas</text:span><text:span text:style-name="T14">[</text:span><text:span text:style-name="T25">3</text:span><text:span text:style-name="T14">] +<text:line-break/> <text:s text:c="15"/></text:span><text:span text:style-name="T31">"</text:span><text:span text:style-name="T19">\n</text:span><text:span text:style-name="T31">--------------------------------------------------------------"</text:span><text:span text:style-name="T14">);<text:line-break/> <text:s text:c="7"/></text:span><text:span text:style-name="T24">pantalla</text:span><text:span text:style-name="T14">.liberarPantalla();<text:line-break/></text:span><text:soft-page-break/><text:span text:style-name="T14"><text:line-break/><text:line-break/> <text:s text:c="7"/></text:span><text:span text:style-name="T24">banco</text:span><text:span text:style-name="T14">.esperarMesa(</text:span><text:span text:style-name="T24">colaMesa</text:span><text:span text:style-name="T14">);<text:line-break/> <text:s text:c="7"/></text:span><text:span text:style-name="T19">try </text:span><text:span text:style-name="T14">{<text:line-break/> <text:s text:c="11"/></text:span><text:span text:style-name="T29">// Simular uso<text:line-break/> <text:s text:c="11"/></text:span><text:span text:style-name="T14">Thread.</text:span><text:span text:style-name="T18">sleep</text:span><text:span text:style-name="T14">(</text:span><text:span text:style-name="T24">y</text:span><text:span text:style-name="T14">);<text:line-break/> <text:s text:c="7"/>} </text:span><text:span text:style-name="T19">catch </text:span><text:span text:style-name="T14">(InterruptedException e) {<text:line-break/> <text:s text:c="11"/></text:span><text:span text:style-name="T19">throw new </text:span><text:span text:style-name="T14">RuntimeException(e);<text:line-break/> <text:s text:c="7"/>}<text:line-break/> <text:s text:c="7"/></text:span><text:span text:style-name="T24">banco</text:span><text:span text:style-name="T14">.liberarMesa(</text:span><text:span text:style-name="T24">colaMesa</text:span><text:span text:style-name="T14">);<text:line-break/> <text:s text:c="3"/>}<text:line-break/><text:line-break/>}<text:line-break/></text:span></text:p>
      <text:p text:style-name="P84"/>
      <text:h text:style-name="P76" text:outline-level="4"><text:bookmark-start text:name="__RefHeading___Toc28222_3450645550"/>Pantalla<text:bookmark-end text:name="__RefHeading___Toc28222_3450645550"/></text:h>
      <text:p text:style-name="P82" loext:marker-style-name="T14"><text:span text:style-name="T19">package </text:span><text:span text:style-name="T14">ejercicio3;<text:line-break/><text:line-break/></text:span><text:span text:style-name="T19">import </text:span><text:span text:style-name="T14">java.util.concurrent.locks.Condition;<text:line-break/></text:span><text:span text:style-name="T19">import </text:span><text:span text:style-name="T14">java.util.concurrent.locks.ReentrantLock;<text:line-break/><text:line-break/></text:span><text:span text:style-name="T33">/**<text:line-break/> * Clase monitor para controlar la exclusión mutua de la pantalla<text:line-break/> */<text:line-break/></text:span><text:span text:style-name="T19">public class </text:span><text:span text:style-name="T14">Pantalla </text:span><text:span text:style-name="T19">extends </text:span><text:span text:style-name="T14">Thread {<text:line-break/> <text:s text:c="3"/></text:span><text:span text:style-name="T33">/**<text:line-break/> <text:s text:c="4"/>* Cerrojo del monitor<text:line-break/> <text:s text:c="4"/>*/<text:line-break/> <text:s text:c="3"/></text:span><text:span text:style-name="T19">private final </text:span><text:span text:style-name="T14">ReentrantLock </text:span><text:span text:style-name="T24">l</text:span><text:span text:style-name="T14">;<text:line-break/> <text:s text:c="3"/></text:span><text:span text:style-name="T33">/**<text:line-break/> <text:s text:c="4"/>* Cola asociada a la pantalla<text:line-break/> <text:s text:c="4"/>*/<text:line-break/> <text:s text:c="3"/></text:span><text:span text:style-name="T19">private final </text:span><text:span text:style-name="T14">Condition </text:span><text:span text:style-name="T24">pantalla</text:span><text:span text:style-name="T14">;<text:line-break/> <text:s text:c="3"/></text:span><text:span text:style-name="T33">/**<text:line-break/> <text:s text:c="4"/>* Variable que indica si la pantalla se encuentra libre o no<text:line-break/> <text:s text:c="4"/>*/<text:line-break/> <text:s text:c="3"/></text:span><text:span text:style-name="T19">private boolean </text:span><text:span text:style-name="T24">pantallaLibre</text:span><text:span text:style-name="T14">;<text:line-break/> <text:s text:c="3"/></text:span><text:span text:style-name="T33">/**<text:line-break/> <text:s text:c="4"/>* Indica el número de procesos esperando la exclusión mutua. Se utiliza por la falta de la función empty, se podría<text:line-break/> <text:s text:c="4"/>* utilizar l.hasQueuedThreads(), pero no es correcto.<text:line-break/> <text:s text:c="4"/>*/<text:line-break/> <text:s text:c="3"/></text:span><text:span text:style-name="T19">private int </text:span><text:span text:style-name="T24">esperando</text:span><text:span text:style-name="T14">;<text:line-break/><text:line-break/> <text:s text:c="3"/></text:span><text:span text:style-name="T33">/**<text:line-break/> <text:s text:c="4"/>* Cosntructor de la clase<text:line-break/> <text:s text:c="4"/>*/<text:line-break/> <text:s text:c="3"/></text:span><text:span text:style-name="T19">public </text:span><text:span text:style-name="T27">Pantalla</text:span><text:span text:style-name="T14">() {<text:line-break/></text:span><text:soft-page-break/><text:span text:style-name="T14"> <text:s text:c="7"/></text:span><text:span text:style-name="T19">this</text:span><text:span text:style-name="T14">.</text:span><text:span text:style-name="T24">l </text:span><text:span text:style-name="T14">= </text:span><text:span text:style-name="T19">new </text:span><text:span text:style-name="T14">ReentrantLock(</text:span><text:span text:style-name="T19">true</text:span><text:span text:style-name="T14">);<text:line-break/> <text:s text:c="7"/></text:span><text:span text:style-name="T19">this</text:span><text:span text:style-name="T14">.</text:span><text:span text:style-name="T24">pantalla </text:span><text:span text:style-name="T14">= </text:span><text:span text:style-name="T24">l</text:span><text:span text:style-name="T14">.newCondition();<text:line-break/> <text:s text:c="7"/></text:span><text:span text:style-name="T19">this</text:span><text:span text:style-name="T14">.</text:span><text:span text:style-name="T24">pantallaLibre </text:span><text:span text:style-name="T14">= </text:span><text:span text:style-name="T19">true</text:span><text:span text:style-name="T14">;<text:line-break/> <text:s text:c="7"/></text:span><text:span text:style-name="T19">this</text:span><text:span text:style-name="T14">.</text:span><text:span text:style-name="T24">esperando </text:span><text:span text:style-name="T14">= </text:span><text:span text:style-name="T25">0</text:span><text:span text:style-name="T14">;<text:line-break/> <text:s text:c="3"/>}<text:line-break/><text:line-break/> <text:s text:c="3"/></text:span><text:span text:style-name="T33">/**<text:line-break/> <text:s text:c="4"/>* Pedir la exclusión mutua del recurso no compartible Pantalla<text:line-break/> <text:s text:c="4"/>*/<text:line-break/> <text:s text:c="3"/></text:span><text:span text:style-name="T19">public void </text:span><text:span text:style-name="T27">esperarPantalla</text:span><text:span text:style-name="T14">() {<text:line-break/> <text:s text:c="7"/></text:span><text:span text:style-name="T24">l</text:span><text:span text:style-name="T14">.lock();<text:line-break/> <text:s text:c="7"/></text:span><text:span text:style-name="T19">try </text:span><text:span text:style-name="T14">{<text:line-break/> <text:s text:c="11"/></text:span><text:span text:style-name="T19">if </text:span><text:span text:style-name="T14">(!</text:span><text:span text:style-name="T24">pantallaLibre</text:span><text:span text:style-name="T14">) {<text:line-break/> <text:s text:c="15"/></text:span><text:span text:style-name="T24">esperando</text:span><text:span text:style-name="T14">++;<text:line-break/> <text:s text:c="15"/></text:span><text:span text:style-name="T24">pantalla</text:span><text:span text:style-name="T14">.await();<text:line-break/> <text:s text:c="11"/>} </text:span><text:span text:style-name="T19">else </text:span><text:span text:style-name="T14">{<text:line-break/> <text:s text:c="15"/></text:span><text:span text:style-name="T24">pantallaLibre </text:span><text:span text:style-name="T14">= </text:span><text:span text:style-name="T19">false</text:span><text:span text:style-name="T14">;<text:line-break/> <text:s text:c="11"/>}<text:line-break/> <text:s text:c="7"/>} </text:span><text:span text:style-name="T19">catch </text:span><text:span text:style-name="T14">(Exception ex) {<text:line-break/> <text:s text:c="11"/>ex.printStackTrace();<text:line-break/> <text:s text:c="7"/>} </text:span><text:span text:style-name="T19">finally </text:span><text:span text:style-name="T14">{<text:line-break/> <text:s text:c="11"/></text:span><text:span text:style-name="T24">l</text:span><text:span text:style-name="T14">.unlock();<text:line-break/> <text:s text:c="7"/>}<text:line-break/> <text:s text:c="3"/>}<text:line-break/><text:line-break/> <text:s text:c="3"/></text:span><text:span text:style-name="T33">/**<text:line-break/> <text:s text:c="4"/>* Liberar la exclusión mutua del recurso no compartible Pantalla<text:line-break/> <text:s text:c="4"/>*/<text:line-break/> <text:s text:c="3"/></text:span><text:span text:style-name="T19">public void </text:span><text:span text:style-name="T27">liberarPantalla</text:span><text:span text:style-name="T14">() {<text:line-break/> <text:s text:c="7"/></text:span><text:span text:style-name="T24">l</text:span><text:span text:style-name="T14">.lock();<text:line-break/> <text:s text:c="7"/></text:span><text:span text:style-name="T19">try </text:span><text:span text:style-name="T14">{<text:line-break/><text:line-break/> <text:s text:c="11"/></text:span><text:span text:style-name="T19">if </text:span><text:span text:style-name="T14">(</text:span><text:span text:style-name="T24">esperando </text:span><text:span text:style-name="T14">&gt; </text:span><text:span text:style-name="T25">0</text:span><text:span text:style-name="T14">) {<text:line-break/> <text:s text:c="15"/></text:span><text:span text:style-name="T24">esperando</text:span><text:span text:style-name="T14">--;<text:line-break/> <text:s text:c="15"/></text:span><text:span text:style-name="T24">pantalla</text:span><text:span text:style-name="T14">.signal();<text:line-break/> <text:s text:c="11"/>} </text:span><text:span text:style-name="T19">else </text:span><text:span text:style-name="T14">{<text:line-break/> <text:s text:c="15"/></text:span><text:span text:style-name="T24">pantallaLibre </text:span><text:span text:style-name="T14">= </text:span><text:span text:style-name="T19">true</text:span><text:span text:style-name="T14">;<text:line-break/> <text:s text:c="11"/>}<text:line-break/> <text:s text:c="7"/>} </text:span><text:span text:style-name="T19">catch </text:span><text:span text:style-name="T14">(Exception ex) {<text:line-break/> <text:s text:c="11"/>ex.printStackTrace();<text:line-break/> <text:s text:c="7"/>} </text:span><text:span text:style-name="T19">finally </text:span><text:span text:style-name="T14">{<text:line-break/> <text:s text:c="11"/></text:span><text:span text:style-name="T24">l</text:span><text:span text:style-name="T14">.unlock();<text:line-break/> <text:s text:c="7"/>}<text:line-break/> <text:s text:c="3"/>}<text:line-break/>}<text:line-break/><text:line-break/></text:span></text:p>
      <text:h text:style-name="P76" text:outline-level="4"><text:bookmark-start text:name="__RefHeading___Toc28224_3450645550"/><text:soft-page-break/>Mensaje<text:bookmark-end text:name="__RefHeading___Toc28224_3450645550"/></text:h>
      <text:p text:style-name="P82" loext:marker-style-name="T14"><text:span text:style-name="T19">package </text:span><text:span text:style-name="T14">ejercicio3;<text:line-break/><text:line-break/></text:span><text:span text:style-name="T33">/**<text:line-break/> * Clase que se utiliza en vez de un struct, para pasar dos parámetros por un return. Únicamente para pasar info.<text:line-break/> */<text:line-break/></text:span><text:span text:style-name="T19">public class </text:span><text:span text:style-name="T14">Mensaje {<text:line-break/> <text:s text:c="3"/></text:span><text:span text:style-name="T33">/**<text:line-break/> <text:s text:c="4"/>* <text:s/>Copia del estado de las colas en el momento de asignar la mejor<text:line-break/> <text:s text:c="4"/>*/<text:line-break/> <text:s text:c="3"/></text:span><text:span text:style-name="T19">private final int</text:span><text:span text:style-name="T14">[] </text:span><text:span text:style-name="T24">colas</text:span><text:span text:style-name="T14">;<text:line-break/> <text:s text:c="3"/></text:span><text:span text:style-name="T33">/**<text:line-break/> <text:s text:c="4"/>* Cola asignada<text:line-break/> <text:s text:c="4"/>*/<text:line-break/> <text:s text:c="3"/></text:span><text:span text:style-name="T19">private final int </text:span><text:span text:style-name="T24">colaAsignada</text:span><text:span text:style-name="T14">;<text:line-break/><text:line-break/><text:line-break/> <text:s text:c="3"/></text:span><text:span text:style-name="T33">/**<text:line-break/> <text:s text:c="4"/>* Contructor<text:line-break/> <text:s text:c="4"/>* </text:span><text:span text:style-name="T36">@param </text:span><text:span text:style-name="T38">colas </text:span><text:span text:style-name="T33">las colas<text:line-break/> <text:s text:c="4"/>* </text:span><text:span text:style-name="T36">@param </text:span><text:span text:style-name="T38">colaAsignada </text:span><text:span text:style-name="T33">la cola asignada<text:line-break/> <text:s text:c="4"/>*/<text:line-break/> <text:s text:c="3"/></text:span><text:span text:style-name="T19">public </text:span><text:span text:style-name="T27">Mensaje</text:span><text:span text:style-name="T14">(</text:span><text:span text:style-name="T19">int</text:span><text:span text:style-name="T14">[] colas, </text:span><text:span text:style-name="T19">int </text:span><text:span text:style-name="T14">colaAsignada) {<text:line-break/> <text:s text:c="7"/></text:span><text:span text:style-name="T19">this</text:span><text:span text:style-name="T14">.</text:span><text:span text:style-name="T24">colas </text:span><text:span text:style-name="T14">= colas.clone();<text:line-break/> <text:s text:c="7"/></text:span><text:span text:style-name="T19">this</text:span><text:span text:style-name="T14">.</text:span><text:span text:style-name="T24">colaAsignada </text:span><text:span text:style-name="T14">= colaAsignada;<text:line-break/> <text:s text:c="3"/>}<text:line-break/><text:line-break/> <text:s text:c="3"/></text:span><text:span text:style-name="T19">public int</text:span><text:span text:style-name="T14">[] </text:span><text:span text:style-name="T27">getColas</text:span><text:span text:style-name="T14">() {<text:line-break/> <text:s text:c="7"/></text:span><text:span text:style-name="T19">return </text:span><text:span text:style-name="T24">colas</text:span><text:span text:style-name="T14">;<text:line-break/> <text:s text:c="3"/>}<text:line-break/><text:line-break/> <text:s text:c="3"/></text:span><text:span text:style-name="T19">public int </text:span><text:span text:style-name="T27">getColaAsignada</text:span><text:span text:style-name="T14">() {<text:line-break/> <text:s text:c="7"/></text:span><text:span text:style-name="T19">return </text:span><text:span text:style-name="T24">colaAsignada</text:span><text:span text:style-name="T14">;<text:line-break/> <text:s text:c="3"/>}<text:line-break/>}<text:line-break/></text:span></text:p>
      <text:p text:style-name="P83"/>
      <text:h text:style-name="P77" text:outline-level="4"><text:bookmark-start text:name="__RefHeading___Toc28226_3450645550"/><text:span text:style-name="T64">Main</text:span><text:bookmark-end text:name="__RefHeading___Toc28226_3450645550"/></text:h>
      <text:p text:style-name="P82" loext:marker-style-name="T14"><text:span text:style-name="T19">package </text:span><text:span text:style-name="T14">ejercicio3;<text:line-break/><text:line-break/><text:line-break/></text:span><text:span text:style-name="T33">/**<text:line-break/> * Clase donde se contiene el método main del problema<text:line-break/> */<text:line-break/></text:span><text:span text:style-name="T19">public class </text:span><text:span text:style-name="T14">Ejercicio3 {<text:line-break/> <text:s text:c="3"/></text:span><text:span text:style-name="T33">/**<text:line-break/></text:span><text:soft-page-break/><text:span text:style-name="T33"> <text:s text:c="4"/>* El problema<text:line-break/> <text:s text:c="4"/>* </text:span><text:span text:style-name="T36">@param </text:span><text:span text:style-name="T38">args </text:span><text:span text:style-name="T33">mete lo que quieras que no voy a coger nada<text:line-break/> <text:s text:c="4"/>*/<text:line-break/> <text:s text:c="3"/></text:span><text:span text:style-name="T19">public static void </text:span><text:span text:style-name="T27">main</text:span><text:span text:style-name="T14">(String[] args) {<text:line-break/> <text:s text:c="7"/>Banco banco = </text:span><text:span text:style-name="T19">new </text:span><text:span text:style-name="T14">Banco();<text:line-break/> <text:s text:c="7"/>Pantalla pantalla = </text:span><text:span text:style-name="T19">new </text:span><text:span text:style-name="T14">Pantalla();<text:line-break/> <text:s text:c="7"/>Cliente[] clientes = </text:span><text:span text:style-name="T19">new </text:span><text:span text:style-name="T14">Cliente[</text:span><text:span text:style-name="T25">50</text:span><text:span text:style-name="T14">];<text:line-break/><text:line-break/> <text:s text:c="7"/></text:span><text:span text:style-name="T19">for </text:span><text:span text:style-name="T14">(</text:span><text:span text:style-name="T19">int </text:span><text:span text:style-name="T14">i = </text:span><text:span text:style-name="T25">0</text:span><text:span text:style-name="T14">; i &lt; clientes.</text:span><text:span text:style-name="T24">length</text:span><text:span text:style-name="T14">; i++)<text:line-break/> <text:s text:c="11"/>clientes[i] = </text:span><text:span text:style-name="T19">new </text:span><text:span text:style-name="T14">Cliente(i, banco, pantalla);<text:line-break/><text:line-break/> <text:s text:c="7"/>System.</text:span><text:span text:style-name="T22">out</text:span><text:span text:style-name="T14">.println(</text:span><text:span text:style-name="T31">"Inicio de la <text:s/>ejecución</text:span><text:span text:style-name="T19">\n\n</text:span><text:span text:style-name="T31">"</text:span><text:span text:style-name="T14">);<text:line-break/> <text:s text:c="7"/>banco.start();<text:line-break/> <text:s text:c="7"/>pantalla.start();<text:line-break/><text:line-break/> <text:s text:c="7"/></text:span><text:span text:style-name="T19">for </text:span><text:span text:style-name="T14">(Cliente cliente : clientes) cliente.start();<text:line-break/><text:line-break/> <text:s text:c="7"/></text:span><text:span text:style-name="T19">try </text:span><text:span text:style-name="T14">{<text:line-break/> <text:s text:c="11"/></text:span><text:span text:style-name="T19">for </text:span><text:span text:style-name="T14">(Cliente cliente : clientes) cliente.join();<text:line-break/> <text:s text:c="7"/>} </text:span><text:span text:style-name="T19">catch </text:span><text:span text:style-name="T14">(Exception ex) {<text:line-break/> <text:s text:c="11"/>ex.printStackTrace();<text:line-break/> <text:s text:c="7"/>}<text:line-break/><text:line-break/> <text:s text:c="7"/>System.</text:span><text:span text:style-name="T22">out</text:span><text:span text:style-name="T14">.println(</text:span><text:span text:style-name="T31">"</text:span><text:span text:style-name="T19">\n\n</text:span><text:span text:style-name="T31">Fin de la ejecución"</text:span><text:span text:style-name="T14">);<text:line-break/><text:line-break/> <text:s text:c="3"/>}<text:line-break/>}<text:line-break/></text:span></text:p>
      <text:p text:style-name="P83"/>
      <text:h text:style-name="P53" text:outline-level="2"><text:bookmark-start text:name="__RefHeading___Toc10786_1666581054"/>Cuestiones<text:bookmark-end text:name="__RefHeading___Toc10786_1666581054"/></text:h>
      <text:h text:style-name="P69" text:outline-level="3"><text:bookmark-start text:name="__RefHeading___Toc10788_1666581054"/>Cuestión A<text:bookmark-end text:name="__RefHeading___Toc10788_1666581054"/></text:h>
      <text:p text:style-name="P21">Indica si la acción de ser atendido en las mesas es concurrente o en exclusión mutua justificando la respuesta.</text:p>
      <text:p text:style-name="P11">La acción de ser atendido en una mesa se ejecuta en exclusión mutua con todos los clientes que quieren acceder a la misma mesa pero de manera concurrente con las otras mesas. La acción en si misma es la sección crítica, siendo la anterior, <text:span text:style-name="T5">esperarCola</text:span>, el protocolo de entrad y la posterior, <text:span text:style-name="T5">liberarCola</text:span>, el protocolo de salida. Sin embargo, como cada mesa es independiente la una de la otra, se ejecutan concurrentemente entre sí.</text:p>
      <text:h text:style-name="P69" text:outline-level="3"><text:bookmark-start text:name="__RefHeading___Toc10790_1666581054"/>Cuestión B<text:bookmark-end text:name="__RefHeading___Toc10790_1666581054"/></text:h>
      <text:p text:style-name="P9"><text:span text:style-name="T10">¿Qué tipo de monitor Java has usado?. Justifica la respuesta</text:span>.</text:p>
      <text:p text:style-name="P90"><text:soft-page-break/>Se ha utilizado un <text:span text:style-name="T65">monitor con </text:span><text:span text:style-name="T67">ReentrantLock</text:span><text:span text:style-name="T65"> y </text:span><text:span text:style-name="T67">Condition</text:span><text:span text:style-name="T65"> porque se necesitan cinco colas distintas dentro de un solo monitor, una para las máquinas y cuatro para las mesas (una por mesa), cosa que no posible utilizando </text:span><text:span text:style-name="T67">synchronized</text:span><text:span text:style-name="T65">.</text:span></text:p>
      <text:h text:style-name="P69" text:outline-level="3"><text:bookmark-start text:name="__RefHeading___Toc10792_1666581054"/>Cuestión C<text:bookmark-end text:name="__RefHeading___Toc10792_1666581054"/></text:h>
      <text:p text:style-name="P21">En el monitor diseñado, ¿has usado notify/signal o notifyAll/signalAll? Justifica la respuesta.</text:p>
      <text:p text:style-name="P91">Se ha utilizado solo <text:span text:style-name="T68">signal</text:span> y no <text:span text:style-name="T66">signalAll</text:span> porque el monitor se utiliza para proteger la exclusión mutua de una serie de recursos no compartibles que se liberan y ocupan de uno en uno. Cuando se libera, por ejemplo una máquina, solo es necesario que el siguiente cliente en la cola se notifique para que ocupe la que se acaba de liberar, todos los procesos ocupan un solo recurso no compartible y todos liberan un solo recurso no compartido, por lo que, al liberarlo, no es necesario despertar mas que el siguiente que quiera ocuparlo.</text:p>
      <text:h text:style-name="P69" text:outline-level="3"><text:bookmark-start text:name="__RefHeading___Toc10794_1666581054"/>Cuestión D<text:bookmark-end text:name="__RefHeading___Toc10794_1666581054"/></text:h>
      <text:p text:style-name="P21">¿Cómo se ha resuelto la exclusión mutua de la pantalla en este problema?</text:p>
      <text:p text:style-name="P11">Se ha creado un monitor aparte de exclusión mutua. El permiso es dado en el propio monitor, así como la gestión de las colas. Mientras que la impresión se realiza en el <text:span text:style-name="T65">propio cliente</text:span>.</text:p>
      <text:h text:style-name="P48" text:outline-level="1"><text:bookmark-start text:name="__RefHeading___Toc344_2849791591 Copy 1"/>Ejercicio <text:span text:style-name="T11">4</text:span><text:bookmark-end text:name="__RefHeading___Toc344_2849791591 Copy 1"/></text:h>
      <text:h text:style-name="P56" text:outline-level="2"><text:bookmark-start text:name="__RefHeading___Toc5135_3379123473"/>Recursos No Compartibles y Secciones Críticas<text:bookmark-end text:name="__RefHeading___Toc5135_3379123473"/></text:h>
      <text:p text:style-name="P15">Los recursos no compartibles en este algoritmo son las cajas A y B y las pantalla. Los dos primeros lo hacen con buzones centralizados en el controlador, mientras que la pantalla se hace a través de paso de testigo.</text:p>
      <text:p text:style-name="P15">En las cajas tenemos primero una simulación de una cola inicial de solicitud de caja donde se le asigna un tiempo de espera y una caja según este tiempo de espera al proceso Persona. En el pseudocódigo esto se consigue teniendo un buzón centralizado de solicitudes donde las Personas envían sus buzones donde esperan respuesta, de esta manera el controlador puede ir asignando y enviando los resultados a los buzones respuesta recibidos a través del buzón de solicitudes centralizado. De la misma manera se utilizan los buzones de solicitud y liberación de caja. En el de solicitud de caja que solo se lee si la variable booleana de caja dice que esta se encuentra libre, se le da el estado ocupado a la caja, dándole así la exclusión mutua al proceso Persona que envió el buzón de respuesta. Por el contrario, en el buzón liberar solo se lee cuando la caja <text:soft-page-break/>correspondiente se encuentra ocupada y <text:s/>solo le puede enviar mensajes el proceso Persona que actualmente tiene la exclusión mutua.</text:p>
      <text:p text:style-name="P15">Cuando los procesos Persona tienen la exclusión mutua pueden ejecutar la sección critica que se encuentra entre las llamadas de abrir caja y liberar caja que garantizan la exclusión mutua. Como se trata de una simulación solo se duerme el proceso en estas.</text:p>
      <text:p text:style-name="P18">El recurso no compartible pantalla asegura la exclusión mutua mediante paso de testigos. El proceso main envía el primer mensaje. Desde entonces, los procesos Persona solo tiene que ejecutar la sección critica entre las llamadas de recibir mensaje y enviar otro para pasar el testigo al siguiente proceso.</text:p>
      <text:h text:style-name="P54" text:outline-level="2"><text:bookmark-start text:name="__RefHeading___Toc346_2849791591 Copy 1"/>Código<text:bookmark-end text:name="__RefHeading___Toc346_2849791591 Copy 1"/></text:h>
      <text:h text:style-name="P63" text:outline-level="3"><text:bookmark-start text:name="__RefHeading___Toc348_2849791591 Copy 1"/>Pseudo<text:span text:style-name="T63">c</text:span>ódigo<text:bookmark-end text:name="__RefHeading___Toc348_2849791591 Copy 1"/></text:h>
      <text:p text:style-name="P34">process Controlador(procesosRestantes: int, /** todos los buzones de recibir **/ )</text:p>
      <text:p text:style-name="P34">var</text:p>
      <text:p text:style-name="P34"><text:tab/>/****** Buzones de recibir ******/</text:p>
      <text:p text:style-name="P34"><text:tab/>solicitudCaja: mailbox of mailbox of int;</text:p>
      <text:p text:style-name="P34"><text:tab/>// Recibe las solicitudes de los procesos persona que </text:p>
      <text:p text:style-name="P34"><text:tab/>// quieren ser asignados a una caja.</text:p>
      <text:p text:style-name="P34"/>
      <text:p text:style-name="P34"><text:tab/>buzonTerminar: mailbox of mailbox of string;</text:p>
      <text:p text:style-name="P34"><text:tab/>// Recibe mensajes de los procesos que terminan. Va asociado a la variable </text:p>
      <text:p text:style-name="P34"><text:tab/>// procesosRestantes, cada vez que recibe uno, esta se decrementa. Cuando</text:p>
      <text:p text:style-name="P34"><text:tab/>// Llegue a cero el proceso controlador debe terminar.</text:p>
      <text:p text:style-name="P34"/>
      <text:p text:style-name="P34"><text:tab/>// Los siguientes buzones son para el control de la exclusión mutua</text:p>
      <text:p text:style-name="P34"><text:tab/>// Sin embargo la exclusión mutua de la pantall se controla con un buzón</text:p>
      <text:p text:style-name="P34"><text:tab/>// de testigo descentralizado.</text:p>
      <text:p text:style-name="P34"/>
      <text:p text:style-name="P34"><text:tab/>abrirCajaA: mailbox of mailbox of string;</text:p>
      <text:p text:style-name="P34"><text:tab/>// Recibe peticiones de procesos persona que quieren obtener la </text:p>
      <text:p text:style-name="P34"><text:tab/>// exclusión mútua de la caja A</text:p>
      <text:p text:style-name="P34"/>
      <text:p text:style-name="P34"><text:tab/>liberarCajaA: mailbox of mailbox of string;</text:p>
      <text:p text:style-name="P34"><text:tab/>// Recibe mensajes del proceso que tiene la exclusión mútua de la</text:p>
      <text:p text:style-name="P34"><text:tab/>// caja A para liberarla.</text:p>
      <text:p text:style-name="P34"/>
      <text:p text:style-name="P34"><text:tab/>abrirCajaB: mailbox of mailbox of string;</text:p>
      <text:p text:style-name="P34"><text:tab/>// Recibe peticiones de procesos persona que quieren obtener la </text:p>
      <text:p text:style-name="P34"><text:tab/>// exclusión mútua de la caja B.</text:p>
      <text:p text:style-name="P34"/>
      <text:p text:style-name="P34"><text:tab/>liberarCajaB: mailbox of mailbox of string;</text:p>
      <text:p text:style-name="P34"><text:tab/>// Recibe mensajes del proceso que tiene la exclusión mútua de la</text:p>
      <text:p text:style-name="P34"><text:tab/>// caja B para liberarla.</text:p>
      <text:p text:style-name="P34"><text:tab/></text:p>
      <text:p text:style-name="P34"><text:soft-page-break/><text:tab/>/****** Entero ******/</text:p>
      <text:p text:style-name="P34"><text:tab/>procesosRestantes: int;</text:p>
      <text:p text:style-name="P34"><text:tab/>// Lleva la cuenta de los procesos que quedan ejecutando.</text:p>
      <text:p text:style-name="P34"><text:tab/>// Cuando llega a cero se termina el proceso Controlador.</text:p>
      <text:p text:style-name="P34"/>
      <text:p text:style-name="P34"><text:tab/>/****** Booleanos ******/</text:p>
      <text:p text:style-name="P34"><text:tab/>cajaALibre: bool;</text:p>
      <text:p text:style-name="P34"><text:tab/>// Variable para el seguimiento de la exclusión mútua de la Caja A.</text:p>
      <text:p text:style-name="P34"/>
      <text:p text:style-name="P34"><text:tab/>cajaBLibre: bool;</text:p>
      <text:p text:style-name="P34"><text:tab/>// Variable para el seguimiento de la exclusión mútua de la Caja B.</text:p>
      <text:p text:style-name="P34"/>
      <text:p text:style-name="P34"><text:tab/>escrituraLibre: bool;</text:p>
      <text:p text:style-name="P34"><text:tab/>// Variable para el seguimiento de la exclusión mútua de la pantalla.</text:p>
      <text:p text:style-name="P34">begin</text:p>
      <text:p text:style-name="P34"/>
      <text:p text:style-name="P34"><text:tab/>cajaALibre = true;</text:p>
      <text:p text:style-name="P34"><text:tab/>cajaBLibre = true;</text:p>
      <text:p text:style-name="P34"><text:tab/>escrituraLibre = true;</text:p>
      <text:p text:style-name="P34"/>
      <text:p text:style-name="P34"><text:tab/>repeat</text:p>
      <text:p text:style-name="P34"><text:tab/><text:tab/>Select</text:p>
      <text:p text:style-name="P34"><text:tab/><text:tab/><text:tab/><text:tab/>receive(solicitudCaja, buzonRespuesta);</text:p>
      <text:p text:style-name="P34"><text:tab/><text:tab/><text:tab/><text:tab/>// Genera un número entre 1 y 10 que representa el tiempo (en Segundos) a estar en caja</text:p>
      <text:p text:style-name="P34"><text:tab/><text:tab/><text:tab/><text:tab/>tiempoEspera = generarTiempoEspera();</text:p>
      <text:p text:style-name="P34"><text:tab/><text:tab/><text:tab/><text:tab/>// Si el tiempo es mayor o igual al mínimo requerido para la caja A </text:p>
      <text:p text:style-name="P34"><text:tab/><text:tab/><text:tab/><text:tab/>// se le asigna esta de lo contrario será la B.</text:p>
      <text:p text:style-name="P34"><text:tab/><text:tab/><text:tab/><text:tab/>if (tiempoEspera &gt;= TIEMPO_MIN_CAJA_A) </text:p>
      <text:p text:style-name="P34"><text:tab/><text:tab/><text:tab/><text:tab/><text:tab/>// Se envía una respuesta que contiene el tiempo de espera y la caja asignada</text:p>
      <text:p text:style-name="P34"><text:tab/><text:tab/><text:tab/><text:tab/><text:tab/>send(buzonRespuesta, crearMensaje(tiempoEspera, cajaA));</text:p>
      <text:p text:style-name="P34"><text:tab/><text:tab/><text:tab/><text:tab/>else </text:p>
      <text:p text:style-name="P34"><text:tab/><text:tab/><text:tab/><text:tab/><text:tab/>send(buzonRespuesta, crearMensaje(tiempoEspera, cajaB));</text:p>
      <text:p text:style-name="P34"><text:tab/><text:tab/><text:tab/>or</text:p>
      <text:p text:style-name="P34"><text:tab/><text:tab/><text:tab/>when(cajaALibre) =&gt;</text:p>
      <text:p text:style-name="P34"><text:tab/><text:tab/><text:tab/><text:tab/>receive(abrirCajaA, buzonRespuesta);</text:p>
      <text:p text:style-name="P34"><text:tab/><text:tab/><text:tab/><text:tab/>cajaALibre = false;</text:p>
      <text:p text:style-name="P34"><text:tab/><text:tab/><text:tab/><text:tab/>send(buzonRespuesta, "ok");</text:p>
      <text:p text:style-name="P34"><text:tab/><text:tab/><text:tab/>or</text:p>
      <text:p text:style-name="P34"><text:tab/><text:tab/><text:tab/>when(!cajaALibre) =&gt;</text:p>
      <text:p text:style-name="P34"><text:tab/><text:tab/><text:tab/><text:tab/>receive(liberarCajaA, buzonRespuesta);</text:p>
      <text:p text:style-name="P34"><text:tab/><text:tab/><text:tab/><text:tab/>cajaALibre = true;</text:p>
      <text:p text:style-name="P34"><text:tab/><text:tab/><text:tab/><text:tab/>// No es necesario notificar la liberación</text:p>
      <text:p text:style-name="P34"><text:tab/><text:tab/><text:tab/>or</text:p>
      <text:p text:style-name="P34"><text:tab/><text:tab/><text:tab/>when(cajaBLibre) =&gt;</text:p>
      <text:p text:style-name="P34"><text:tab/><text:tab/><text:tab/><text:tab/>receive(abrirCajaB, buzonRespuesta);</text:p>
      <text:p text:style-name="P34"><text:tab/><text:tab/><text:tab/><text:tab/>cajaBLibre = false;</text:p>
      <text:p text:style-name="P34"><text:tab/><text:tab/><text:tab/><text:tab/>send(buzonRespuesta, "ok");</text:p>
      <text:p text:style-name="P34"><text:soft-page-break/><text:tab/><text:tab/><text:tab/>or</text:p>
      <text:p text:style-name="P34"><text:tab/><text:tab/><text:tab/>when(!cajaBLibre) =&gt;</text:p>
      <text:p text:style-name="P34"><text:tab/><text:tab/><text:tab/><text:tab/>receive(liberarCajaB, buzonRespuesta);</text:p>
      <text:p text:style-name="P34"><text:tab/><text:tab/><text:tab/><text:tab/>cajaBLibre = true;</text:p>
      <text:p text:style-name="P34"><text:tab/><text:tab/><text:tab/><text:tab/>// No es necesario notificar la liberación</text:p>
      <text:p text:style-name="P34"><text:tab/><text:tab/><text:tab/>or</text:p>
      <text:p text:style-name="P34"><text:tab/><text:tab/><text:tab/><text:tab/>receive(buzonTerminar, msj);</text:p>
      <text:p text:style-name="P34"><text:tab/><text:tab/><text:tab/><text:tab/>procesosRestantes--;</text:p>
      <text:p text:style-name="P34"><text:tab/><text:tab/>end;</text:p>
      <text:p text:style-name="P34"><text:tab/>until procesosRestantes == 0 ;</text:p>
      <text:p text:style-name="P34">end;</text:p>
      <text:p text:style-name="P34"/>
      <text:p text:style-name="P34">process persona (id, /*Buzones del controlador*/, /*Buzones de la persona*/)</text:p>
      <text:p text:style-name="P34">var</text:p>
      <text:p text:style-name="P34"><text:tab/>/****** Buzones del controlador ******/</text:p>
      <text:p text:style-name="P34"><text:tab/>solicitudCaja: mailbox of mailbox of int;</text:p>
      <text:p text:style-name="P34"><text:tab/>abrirCajaA: mailbox of mailbox of string;</text:p>
      <text:p text:style-name="P34"><text:tab/>liberarCajaA: mailbox of mailbox of string;</text:p>
      <text:p text:style-name="P34"><text:tab/>abrirCajaB: mailbox of mailbox of string;</text:p>
      <text:p text:style-name="P34"><text:tab/>liberarCajaB: mailbox of mailbox of string;</text:p>
      <text:p text:style-name="P34"><text:tab/>buzonTerminar: mailbox of mailbox of string;</text:p>
      <text:p text:style-name="P34"/>
      <text:p text:style-name="P34"><text:tab/>/****** Buzones de la persona ******/</text:p>
      <text:p text:style-name="P34"><text:tab/>respuestaSolicitudCaja: mailbox of string;</text:p>
      <text:p text:style-name="P34"><text:tab/>respuestaAbrirCajaA: mailbox of string;</text:p>
      <text:p text:style-name="P34"><text:tab/>respuestaAbrirCajaB: mailbox of string;</text:p>
      <text:p text:style-name="P34"><text:tab/>respuestaSolicitudEscritura: mailbox of string;</text:p>
      <text:p text:style-name="P34"><text:tab/>respuestaLiberaEscritura: mailbox of string;</text:p>
      <text:p text:style-name="P34"/>
      <text:p text:style-name="P34"><text:tab/>/****** Buzón control del a exclusión mutua pantalla con testigo ******/</text:p>
      <text:p text:style-name="P34"><text:tab/>mutexEscritura: mailbox of mailbox of string;</text:p>
      <text:p text:style-name="P34"><text:tab/>// Este buzón sirve para el control de la exclusión mutua mediante paso de testigo.</text:p>
      <text:p text:style-name="P34"/>
      <text:p text:style-name="P34"><text:tab/>id: int; </text:p>
      <text:p text:style-name="P34"><text:tab/>// El id del proceso</text:p>
      <text:p text:style-name="P34"/>
      <text:p text:style-name="P34"><text:tab/>caja: string; // También puede ser un enum</text:p>
      <text:p text:style-name="P34"><text:tab/>// Guardamos la caja utilizada para imprimir en el mensaje más tarde </text:p>
      <text:p text:style-name="P34"/>
      <text:p text:style-name="P34"><text:tab/>tiempoPago: int;</text:p>
      <text:p text:style-name="P34"><text:tab/>// El tiempo que pasa la persona en caja.</text:p>
      <text:p text:style-name="P34"><text:tab/></text:p>
      <text:p text:style-name="P34">begin</text:p>
      <text:p text:style-name="P34"><text:tab/>for i := 0..N_REPETICIONES do </text:p>
      <text:p text:style-name="P34"><text:tab/>begin</text:p>
      <text:p text:style-name="P34"><text:tab/><text:tab/>///// 1 Realiza la compra</text:p>
      <text:p text:style-name="P34"><text:tab/><text:tab/>sleep(rand());</text:p>
      <text:p text:style-name="P34"><text:tab/><text:tab/></text:p>
      <text:p text:style-name="P34"><text:tab/><text:tab/>///// 2 Solicita una Caja</text:p>
      <text:p text:style-name="P34"><text:tab/><text:tab/>send(solicitudCaja, respuestaSolicitudCaja);</text:p>
      <text:p text:style-name="P34"><text:tab/><text:tab/>receive(respuestaSolicitudCaja, msj);</text:p>
      <text:p text:style-name="P34"><text:soft-page-break/><text:tab/><text:tab/>// Como solicitud caja tiene que devolver dos argumentos y el buzon solo puede enviar uno,</text:p>
      <text:p text:style-name="P34"><text:tab/><text:tab/>// Se ha elegido codificarlos en un mensaje. Se podrían poner juntos en un struct, pero eso</text:p>
      <text:p text:style-name="P34"><text:tab/><text:tab/>// sería más dificil de traducir en Java.</text:p>
      <text:p text:style-name="P34"><text:tab/><text:tab/>tiempoPago, caja = decodificarMensaje(msj); </text:p>
      <text:p text:style-name="P34"/>
      <text:p text:style-name="P34"><text:tab/><text:tab/>///// 3 y 4 realiza el pago en una caja y las libera</text:p>
      <text:p text:style-name="P34"><text:tab/><text:tab/>// Solicitas exclusión mutua de la caja correspondiente</text:p>
      <text:p text:style-name="P34"><text:tab/><text:tab/>if (caja = "A")</text:p>
      <text:p text:style-name="P34"><text:tab/><text:tab/>begin</text:p>
      <text:p text:style-name="P34"><text:tab/><text:tab/><text:tab/>send(abrirCajaA, respuestaAbrirCajaA);</text:p>
      <text:p text:style-name="P34"><text:tab/><text:tab/><text:tab/>receive(respuestaAbrirCajaA, msj);</text:p>
      <text:p text:style-name="P34"><text:tab/><text:tab/><text:tab/>sleep(tiempoPago); // Simular realizar pago en caja</text:p>
      <text:p text:style-name="P34"><text:tab/><text:tab/><text:tab/>send(liberarCajaA, respuestaLiberarCajaA);</text:p>
      <text:p text:style-name="P34"><text:tab/><text:tab/>end else </text:p>
      <text:p text:style-name="P34"><text:tab/><text:tab/>begin</text:p>
      <text:p text:style-name="P34"><text:tab/><text:tab/><text:tab/>send(abrirCajaB, respuestaAbrirCajaB);</text:p>
      <text:p text:style-name="P34"><text:tab/><text:tab/><text:tab/>receive(respuestaAbrirCajaB, msj);</text:p>
      <text:p text:style-name="P34"><text:tab/><text:tab/><text:tab/>sleep(tiempoPago); // Simular realizar pago en caja</text:p>
      <text:p text:style-name="P34"><text:tab/><text:tab/><text:tab/>send(liberarCajaB, respuestaLiberarCajaB);</text:p>
      <text:p text:style-name="P34"><text:tab/><text:tab/>end;</text:p>
      <text:p text:style-name="P34"><text:tab/><text:tab/></text:p>
      <text:p text:style-name="P34"><text:tab/><text:tab/>///// 5 Imprime en pantalla información</text:p>
      <text:p text:style-name="P34"><text:tab/><text:tab/></text:p>
      <text:p text:style-name="P34"><text:tab/><text:tab/>receive(mutexEscritura, testigo); // Solicita la exlucisón mutua</text:p>
      <text:p text:style-name="P34"/>
      <text:p text:style-name="P34"><text:tab/><text:tab/>// Imprime por pantalla la información del pago</text:p>
      <text:p text:style-name="P34"><text:tab/><text:tab/>// informaciónDelPago forma el mensaje según enunciado</text:p>
      <text:p text:style-name="P34"><text:tab/><text:tab/>print(informaciónDelPago(id, caja, tiempoPago); </text:p>
      <text:p text:style-name="P34"/>
      <text:p text:style-name="P34"><text:tab/><text:tab/>send(mutexEscritura, testigo); // Liberar exclusión mutua</text:p>
      <text:p text:style-name="P34"><text:tab/>end;</text:p>
      <text:p text:style-name="P34"/>
      <text:p text:style-name="P34"><text:tab/>send(buzonTerminar, "ok");</text:p>
      <text:p text:style-name="P34">end;</text:p>
      <text:p text:style-name="P34"/>
      <text:p text:style-name="P34">main()</text:p>
      <text:p text:style-name="P34">var</text:p>
      <text:p text:style-name="P34"><text:tab/>/****** Buzones del controlador ******/</text:p>
      <text:p text:style-name="P34"><text:tab/>solicitudCaja: mailbox of mailbox of int;</text:p>
      <text:p text:style-name="P34"><text:tab/>abrirCajaA: mailbox of mailbox of string;</text:p>
      <text:p text:style-name="P34"><text:tab/>liberarCajaA: mailbox of mailbox of string;</text:p>
      <text:p text:style-name="P34"><text:tab/>abrirCajaB: mailbox of mailbox of string;</text:p>
      <text:p text:style-name="P34"><text:tab/>liberarCajaB: mailbox of mailbox of string;</text:p>
      <text:p text:style-name="P34"><text:tab/>buzonTerminar: mailbox of mailbox of string;</text:p>
      <text:p text:style-name="P34"/>
      <text:p text:style-name="P34"><text:tab/>/****** Buzones de la persona ******/</text:p>
      <text:p text:style-name="P34"><text:tab/>respuestaSolicitudCaja: array[0..29] of mailbox of string;</text:p>
      <text:p text:style-name="P34"><text:tab/>respuestaAbrirCajaA: array[0..29] of mailbox of string;</text:p>
      <text:p text:style-name="P34"><text:tab/>respuestaAbrirCajaB: array[0..29] of mailbox of string;</text:p>
      <text:p text:style-name="P34"/>
      <text:p text:style-name="P34"><text:soft-page-break/><text:tab/>/****** Buzón control del a exclusión mutua pantalla con testigo ******/</text:p>
      <text:p text:style-name="P34"><text:tab/>mutexEscritura: mailbox of mailbox of string;</text:p>
      <text:p text:style-name="P34"/>
      <text:p text:style-name="P34"><text:tab/>controlador: process Controlador;</text:p>
      <text:p text:style-name="P34"><text:tab/>clientes: array[0.. N_CLIENTES-1] of process Persona;</text:p>
      <text:p text:style-name="P34">begin</text:p>
      <text:p text:style-name="P34"><text:tab/>/*Realiza la inicialización de los buzones aquí*/</text:p>
      <text:p text:style-name="P34"><text:tab/>// Se obvia porque es muy simple</text:p>
      <text:p text:style-name="P34"/>
      <text:p text:style-name="P34"><text:tab/>writeln("Definiendo procesos");</text:p>
      <text:p text:style-name="P34"/>
      <text:p text:style-name="P34"><text:tab/>controlador = Controlador(solicitudCaja,</text:p>
      <text:p text:style-name="P34"><text:tab/><text:tab/><text:tab/><text:tab/>abrirCajaA,</text:p>
      <text:p text:style-name="P34"><text:tab/><text:tab/><text:tab/><text:tab/>liberarCajaA,</text:p>
      <text:p text:style-name="P34"><text:tab/><text:tab/><text:tab/><text:tab/>abrirCajaB,</text:p>
      <text:p text:style-name="P34"><text:tab/><text:tab/><text:tab/><text:tab/>liberarCajaB,</text:p>
      <text:p text:style-name="P34"><text:tab/><text:tab/><text:tab/><text:tab/>buzonTerminar,</text:p>
      <text:p text:style-name="P34"><text:tab/><text:tab/><text:tab/><text:tab/>N_CLIENTES);</text:p>
      <text:p text:style-name="P34"/>
      <text:p text:style-name="P34"><text:tab/>for i:= 0..N_CLIENTES-1 do</text:p>
      <text:p text:style-name="P34"><text:tab/>begin </text:p>
      <text:p text:style-name="P34"><text:tab/>clientes[i] = Cliente(i, </text:p>
      <text:p text:style-name="P34"><text:tab/><text:tab/><text:tab/>solicitudCaja,</text:p>
      <text:p text:style-name="P34"><text:tab/><text:tab/><text:tab/>abrirCajaA,</text:p>
      <text:p text:style-name="P34"><text:tab/><text:tab/><text:tab/>liberarCajaA,</text:p>
      <text:p text:style-name="P34"><text:tab/><text:tab/><text:tab/>abrirCajaB,</text:p>
      <text:p text:style-name="P34"><text:tab/><text:tab/><text:tab/>liberarCajaB,</text:p>
      <text:p text:style-name="P34"><text:tab/><text:tab/><text:tab/>solicitudEscritura,</text:p>
      <text:p text:style-name="P34"><text:tab/><text:tab/><text:tab/>liberaEscritura,</text:p>
      <text:p text:style-name="P34"><text:tab/><text:tab/><text:tab/>buzonTerminar,</text:p>
      <text:p text:style-name="P34"><text:tab/><text:tab/><text:tab/>respuestaSolicitudCaja[i],</text:p>
      <text:p text:style-name="P34"><text:tab/><text:tab/><text:tab/>respuestaAbrirCajaA[i], </text:p>
      <text:p text:style-name="P34"><text:tab/><text:tab/><text:tab/>respuestaAbrirCajaB[i],</text:p>
      <text:p text:style-name="P34"><text:tab/><text:tab/><text:tab/>mutexEscritura);</text:p>
      <text:p text:style-name="P34"><text:tab/>end;</text:p>
      <text:p text:style-name="P34"/>
      <text:p text:style-name="P34"><text:tab/>writeln("Comenzando ejecución");</text:p>
      <text:p text:style-name="P34"><text:tab/></text:p>
      <text:p text:style-name="P34"><text:tab/>// Se envia el primer testigo desde el main.</text:p>
      <text:p text:style-name="P34"><text:tab/>send(mutexEscritura, testigo);</text:p>
      <text:p text:style-name="P34"><text:tab/></text:p>
      <text:p text:style-name="P34"><text:tab/>// Lanzamos los procesos</text:p>
      <text:p text:style-name="P34"><text:tab/>cobegin</text:p>
      <text:p text:style-name="P34"><text:tab/><text:tab/>controlador;</text:p>
      <text:p text:style-name="P34"><text:tab/><text:tab/>for c in clientes do</text:p>
      <text:p text:style-name="P34"><text:tab/><text:tab/><text:tab/>c;</text:p>
      <text:p text:style-name="P34"><text:tab/><text:tab/>end;</text:p>
      <text:p text:style-name="P34"><text:tab/>coend;</text:p>
      <text:p text:style-name="P34"/>
      <text:p text:style-name="P34"><text:tab/>writeln("Ejecución terminada");</text:p>
      <text:p text:style-name="P34">end;</text:p>
      <text:p text:style-name="P34"/>
      <text:h text:style-name="P64" text:outline-level="3"><text:bookmark-start text:name="__RefHeading___Toc350_2849791591 Copy 1"/><text:soft-page-break/>Código Java<text:bookmark-end text:name="__RefHeading___Toc350_2849791591 Copy 1"/></text:h>
      <text:h text:style-name="P79" text:outline-level="4"><text:bookmark-start text:name="__RefHeading___Toc5131_3379123473"/><text:span text:style-name="T11">Controlador</text:span><text:bookmark-end text:name="__RefHeading___Toc5131_3379123473"/></text:h>
      <text:p text:style-name="P82" loext:marker-style-name="T14"><text:span text:style-name="T19">package </text:span><text:span text:style-name="T14">ejercicio4;<text:line-break/><text:line-break/></text:span><text:span text:style-name="T19">import </text:span><text:span text:style-name="T14">messagepassing.MailBox;<text:line-break/></text:span><text:span text:style-name="T19">import </text:span><text:span text:style-name="T14">messagepassing.Selector;<text:line-break/><text:line-break/></text:span><text:span text:style-name="T33">/**<text:line-break/> * Clase principal del problema. Asigna personas a caja y controla la exclusión mutua de estas.<text:line-break/> */<text:line-break/></text:span><text:span text:style-name="T19">public class </text:span><text:span text:style-name="T14">Controlador </text:span><text:span text:style-name="T19">extends </text:span><text:span text:style-name="T14">Thread {<text:line-break/> <text:s text:c="3"/></text:span><text:span text:style-name="T33">/**<text:line-break/> <text:s text:c="4"/>* El tiempo máximo que puede estar una @class Persona en una caja<text:line-break/> <text:s text:c="4"/>*/<text:line-break/> <text:s text:c="3"/></text:span><text:span text:style-name="T19">private static final int </text:span><text:span text:style-name="T22">MAX_TIEMPO </text:span><text:span text:style-name="T14">= </text:span><text:span text:style-name="T25">10</text:span><text:span text:style-name="T14">;<text:line-break/> <text:s text:c="3"/></text:span><text:span text:style-name="T33">/**<text:line-break/> <text:s text:c="4"/>* El timepo mínimo que puede estar una @class Persona en una Caja<text:line-break/> <text:s text:c="4"/>*/<text:line-break/> <text:s text:c="3"/></text:span><text:span text:style-name="T19">private static final int </text:span><text:span text:style-name="T22">MIN_TIEMPO </text:span><text:span text:style-name="T14">= </text:span><text:span text:style-name="T25">1</text:span><text:span text:style-name="T14">;<text:line-break/> <text:s text:c="3"/></text:span><text:span text:style-name="T33">/**<text:line-break/> <text:s text:c="4"/>* El tiempo mínimo que se debe estimar que una persona estará par que se le asigne la caja A<text:line-break/> <text:s text:c="4"/>*/<text:line-break/> <text:s text:c="3"/></text:span><text:span text:style-name="T19">private static final int </text:span><text:span text:style-name="T22">MIN_TIEMPO_A </text:span><text:span text:style-name="T14">= </text:span><text:span text:style-name="T25">5</text:span><text:span text:style-name="T14">;<text:line-break/> <text:s text:c="3"/></text:span><text:span text:style-name="T33">/**<text:line-break/> <text:s text:c="4"/>* String de respuesta cuando esta da igual<text:line-break/> <text:s text:c="4"/>*/<text:line-break/> <text:s text:c="3"/></text:span><text:span text:style-name="T19">private static final </text:span><text:span text:style-name="T14">String </text:span><text:span text:style-name="T22">OK </text:span><text:span text:style-name="T14">= </text:span><text:span text:style-name="T31">"ok"</text:span><text:span text:style-name="T14">;<text:line-break/> <text:s text:c="3"/></text:span><text:span text:style-name="T33">/**<text:line-break/> <text:s text:c="4"/>* El separador para el mensaje que contiene dos datos<text:line-break/> <text:s text:c="4"/>*/<text:line-break/> <text:s text:c="3"/></text:span><text:span text:style-name="T19">public static final </text:span><text:span text:style-name="T14">String </text:span><text:span text:style-name="T22">SEPARADOR </text:span><text:span text:style-name="T14">= </text:span><text:span text:style-name="T31">","</text:span><text:span text:style-name="T14">;<text:line-break/> <text:s text:c="3"/></text:span><text:span text:style-name="T33">/**<text:line-break/> <text:s text:c="4"/>* String que indica la caja A<text:line-break/> <text:s text:c="4"/>*/<text:line-break/> <text:s text:c="3"/></text:span><text:span text:style-name="T19">public static final </text:span><text:span text:style-name="T14">String </text:span><text:span text:style-name="T22">CAJA_A </text:span><text:span text:style-name="T14">= </text:span><text:span text:style-name="T31">"A"</text:span><text:span text:style-name="T14">;<text:line-break/> <text:s text:c="3"/></text:span><text:span text:style-name="T33">/**<text:line-break/> <text:s text:c="4"/>* String que indica la caja B<text:line-break/> <text:s text:c="4"/>*/<text:line-break/> <text:s text:c="3"/></text:span><text:span text:style-name="T19">public static final </text:span><text:span text:style-name="T14">String </text:span><text:span text:style-name="T22">CAJA_B </text:span><text:span text:style-name="T14">= </text:span><text:span text:style-name="T31">"B"</text:span><text:span text:style-name="T14">;<text:line-break/> <text:s text:c="3"/></text:span><text:span text:style-name="T33">/****** Buzones de recibir ******/<text:line-break/> <text:s text:c="3"/>/**<text:line-break/> <text:s text:c="4"/>* Recibe las solicitudes de los procesos persona que quieren ser asignados a una caja.<text:line-break/> <text:s text:c="4"/>*/<text:line-break/> <text:s text:c="3"/></text:span><text:span text:style-name="T19">private final </text:span><text:span text:style-name="T14">MailBox </text:span><text:span text:style-name="T24">solicitudCaja</text:span><text:span text:style-name="T14">;<text:line-break/> <text:s text:c="3"/></text:span><text:span text:style-name="T33">/**<text:line-break/> <text:s text:c="4"/>* Recibe mensajes de los procesos que terminan. Va asociado a la variable procesosRestantes, cada vez que recibe<text:line-break/></text:span><text:soft-page-break/><text:span text:style-name="T33"> <text:s text:c="4"/>* uno, esta se decrementa. Cuando llegue a cero el proceso controlador debe terminar.<text:line-break/> <text:s text:c="4"/>*/<text:line-break/> <text:s text:c="3"/></text:span><text:span text:style-name="T19">private final </text:span><text:span text:style-name="T14">MailBox </text:span><text:span text:style-name="T24">buzonTerminar</text:span><text:span text:style-name="T14">;<text:line-break/><text:line-break/> <text:s text:c="3"/></text:span><text:span text:style-name="T29">// Los siguientes buzones son para el control de la exclusión mutua<text:line-break/> <text:s text:c="3"/>// Sin embargo la exclusión mutua de la pantalla se controla con un buzón<text:line-break/> <text:s text:c="3"/>// de testigo descentralizado.<text:line-break/><text:line-break/> <text:s text:c="3"/></text:span><text:span text:style-name="T33">/**<text:line-break/> <text:s text:c="4"/>* Recibe peticiones de procesos persona que quieren obtener la exclusión mútua de la caja A.<text:line-break/> <text:s text:c="4"/>*/<text:line-break/> <text:s text:c="3"/></text:span><text:span text:style-name="T19">private final </text:span><text:span text:style-name="T14">MailBox </text:span><text:span text:style-name="T24">abrirCajaA</text:span><text:span text:style-name="T14">;<text:line-break/><text:line-break/> <text:s text:c="3"/></text:span><text:span text:style-name="T33">/**<text:line-break/> <text:s text:c="4"/>* Recibe mensajes del proceso que tiene la exclusión mútua de la caja A para liberarla.<text:line-break/> <text:s text:c="4"/>*/<text:line-break/> <text:s text:c="3"/></text:span><text:span text:style-name="T19">private final </text:span><text:span text:style-name="T14">MailBox </text:span><text:span text:style-name="T24">liberarCajaA</text:span><text:span text:style-name="T14">;<text:line-break/><text:line-break/> <text:s text:c="3"/></text:span><text:span text:style-name="T33">/**<text:line-break/> <text:s text:c="4"/>* Recibe peticiones de procesos persona que quieren obtener la exclusión mútua de la caja B.<text:line-break/> <text:s text:c="4"/>*/<text:line-break/> <text:s text:c="3"/></text:span><text:span text:style-name="T19">private final </text:span><text:span text:style-name="T14">MailBox </text:span><text:span text:style-name="T24">abrirCajaB</text:span><text:span text:style-name="T14">;<text:line-break/><text:line-break/> <text:s text:c="3"/></text:span><text:span text:style-name="T33">/**<text:line-break/> <text:s text:c="4"/>* Recibe mensajes del proceso que tiene la exclusión mútua de la caja B para liberarla.<text:line-break/> <text:s text:c="4"/>*/<text:line-break/> <text:s text:c="3"/></text:span><text:span text:style-name="T19">private final </text:span><text:span text:style-name="T14">MailBox </text:span><text:span text:style-name="T24">liberarCajaB</text:span><text:span text:style-name="T14">;<text:line-break/><text:line-break/> <text:s text:c="3"/></text:span><text:span text:style-name="T33">/****** Buzones de respuetas******/<text:line-break/> <text:s text:c="3"/></text:span><text:span text:style-name="T29">// Como en Java la clase MailBox que representa un buzón no se puede pasar como parámetro por MailBox, se debe tener<text:line-break/> <text:s text:c="3"/>// los buzones respuesta ya presentes en la clase. De esta manera, simplemente se puede pasar el id del proceso y<text:line-break/> <text:s text:c="3"/>// responder al buzón con la posición igual a este id, que será el de dicho proceso.<text:line-break/><text:line-break/> <text:s text:c="3"/></text:span><text:span text:style-name="T33">/**<text:line-break/> <text:s text:c="4"/>* Para responder a las peticiones de SolicitudCaja.<text:line-break/> <text:s text:c="4"/>*/<text:line-break/> <text:s text:c="3"/></text:span><text:span text:style-name="T19">private final </text:span><text:span text:style-name="T14">MailBox[] </text:span><text:span text:style-name="T24">respuestaSolicitudCaja</text:span><text:span text:style-name="T14">;<text:line-break/><text:line-break/> <text:s text:c="3"/></text:span><text:span text:style-name="T33">/**<text:line-break/> <text:s text:c="4"/>* Para responder a las peticiones de AbrirCajaA.<text:line-break/> <text:s text:c="4"/>*/<text:line-break/> <text:s text:c="3"/></text:span><text:span text:style-name="T19">private final </text:span><text:span text:style-name="T14">MailBox[] </text:span><text:span text:style-name="T24">respuestaAbrirCajaA</text:span><text:span text:style-name="T14">;<text:line-break/><text:line-break/> <text:s text:c="3"/></text:span><text:span text:style-name="T33">/**<text:line-break/> <text:s text:c="4"/>* Para responder a las peticiones de AbrirCajaB.<text:line-break/> <text:s text:c="4"/>*/<text:line-break/> <text:s text:c="3"/></text:span><text:span text:style-name="T19">private final </text:span><text:span text:style-name="T14">MailBox[] </text:span><text:span text:style-name="T24">respuestaAbrirCajaB</text:span><text:span text:style-name="T14">;<text:line-break/></text:span><text:soft-page-break/><text:span text:style-name="T14"><text:line-break/> <text:s text:c="3"/></text:span><text:span text:style-name="T33">/****** Selector******/<text:line-break/> <text:s text:c="3"/>/**<text:line-break/> <text:s text:c="4"/>* Objeto necesario para implementar un selector que nos permita escuchar las peticioens de varios buzones de<text:line-break/> <text:s text:c="4"/>* recibir al mismo tiempo.<text:line-break/> <text:s text:c="4"/>*/<text:line-break/> <text:s text:c="3"/></text:span><text:span text:style-name="T19">private final </text:span><text:span text:style-name="T14">Selector </text:span><text:span text:style-name="T24">selector</text:span><text:span text:style-name="T14">;<text:line-break/><text:line-break/> <text:s text:c="3"/></text:span><text:span text:style-name="T33">/****** Entero ******/<text:line-break/> <text:s text:c="3"/>/**<text:line-break/> <text:s text:c="4"/>* Lleva la cuenta de los procesos que quedan ejecutando. Cuando llega a cero se termina el proceso<text:line-break/> <text:s text:c="4"/>* </text:span><text:span text:style-name="T36">@class </text:span><text:span text:style-name="T33">ejercicio4.Controlador .<text:line-break/> <text:s text:c="4"/>*/<text:line-break/> <text:s text:c="3"/></text:span><text:span text:style-name="T19">private int </text:span><text:span text:style-name="T24">procesosRestantes</text:span><text:span text:style-name="T14">;<text:line-break/><text:line-break/> <text:s text:c="3"/></text:span><text:span text:style-name="T33">/****** Booleanos ******/<text:line-break/> <text:s text:c="3"/>/**<text:line-break/> <text:s text:c="4"/>* Variable para el seguimiento de la exclusión mútua de la Caja A.<text:line-break/> <text:s text:c="4"/>*/<text:line-break/> <text:s text:c="3"/></text:span><text:span text:style-name="T19">private boolean </text:span><text:span text:style-name="T24">cajaALibre</text:span><text:span text:style-name="T14">;<text:line-break/><text:line-break/> <text:s text:c="3"/></text:span><text:span text:style-name="T33">/**<text:line-break/> <text:s text:c="4"/>* Variable para el seguimiento de la exclusión mútua de la Caja B.<text:line-break/> <text:s text:c="4"/>*/<text:line-break/> <text:s text:c="3"/></text:span><text:span text:style-name="T19">private boolean </text:span><text:span text:style-name="T24">cajaBLibre</text:span><text:span text:style-name="T14">;<text:line-break/><text:line-break/> <text:s text:c="3"/></text:span><text:span text:style-name="T33">/**<text:line-break/> <text:s text:c="4"/>* Contructor del proceso Controlador<text:line-break/> <text:s text:c="4"/>* </text:span><text:span text:style-name="T36">@param </text:span><text:span text:style-name="T38">solicitudCaja </text:span><text:span text:style-name="T33">buzón en el que recibe las solicitudes de caja<text:line-break/> <text:s text:c="4"/>* </text:span><text:span text:style-name="T36">@param </text:span><text:span text:style-name="T38">buzonTerminar </text:span><text:span text:style-name="T33">buzón en el que se informa que un proceso ha terminado<text:line-break/> <text:s text:c="4"/>* </text:span><text:span text:style-name="T36">@param </text:span><text:span text:style-name="T38">abrirCajaA </text:span><text:span text:style-name="T33">buzón en el que se solicita la exclusión muta de la Caja A<text:line-break/> <text:s text:c="4"/>* </text:span><text:span text:style-name="T36">@param </text:span><text:span text:style-name="T38">liberarCajaA </text:span><text:span text:style-name="T33">buzón en el que se libera la exclusión mutua de la Caja A<text:line-break/> <text:s text:c="4"/>* </text:span><text:span text:style-name="T36">@param </text:span><text:span text:style-name="T38">abrirCajaB </text:span><text:span text:style-name="T33">buzón en el que se solicita la exblusión mutua de la Caja B<text:line-break/> <text:s text:c="4"/>* </text:span><text:span text:style-name="T36">@param </text:span><text:span text:style-name="T38">liberarCajaB </text:span><text:span text:style-name="T33">buzón en el que se libera la exclusión mutua de la Caja B<text:line-break/> <text:s text:c="4"/>* </text:span><text:span text:style-name="T36">@param </text:span><text:span text:style-name="T38">respuestaSolicitudCaja </text:span><text:span text:style-name="T33">array de buzones de respuesta para cuando se solicita una caja<text:line-break/> <text:s text:c="4"/>* </text:span><text:span text:style-name="T36">@param </text:span><text:span text:style-name="T38">respuestaAbrirCajaA </text:span><text:span text:style-name="T33">array de buzones de respuesta para cuando se pide la exclusión mutua de la Caja A<text:line-break/> <text:s text:c="4"/>* </text:span><text:span text:style-name="T36">@param </text:span><text:span text:style-name="T38">respuestaAbrirCajaB </text:span><text:span text:style-name="T33">array de buzones de respuesta para cuando se pide la exclusión mutua de la Caja B<text:line-break/> <text:s text:c="4"/>* </text:span><text:span text:style-name="T36">@param </text:span><text:span text:style-name="T38">procesosRestantes </text:span><text:span text:style-name="T33">número de procesos con los que se empieza la ejecución<text:line-break/> <text:s text:c="4"/>*/<text:line-break/> <text:s text:c="3"/></text:span><text:span text:style-name="T19">public </text:span><text:span text:style-name="T27">Controlador</text:span><text:span text:style-name="T14">(MailBox solicitudCaja, MailBox buzonTerminar, MailBox abrirCajaA, MailBox liberarCajaA,<text:line-break/> <text:s text:c="22"/>MailBox abrirCajaB, MailBox liberarCajaB, MailBox[] respuestaSolicitudCaja,<text:line-break/> <text:s text:c="22"/>MailBox[] respuestaAbrirCajaA, MailBox[] respuestaAbrirCajaB, </text:span><text:span text:style-name="T19">int </text:span><text:span text:style-name="T14">procesosRestantes) {<text:line-break/> <text:s text:c="7"/></text:span><text:span text:style-name="T19">this</text:span><text:span text:style-name="T14">.</text:span><text:span text:style-name="T24">solicitudCaja </text:span><text:span text:style-name="T14">= solicitudCaja;<text:line-break/> <text:s text:c="7"/></text:span><text:span text:style-name="T19">this</text:span><text:span text:style-name="T14">.</text:span><text:span text:style-name="T24">buzonTerminar </text:span><text:span text:style-name="T14">= buzonTerminar;<text:line-break/> <text:s text:c="7"/></text:span><text:span text:style-name="T19">this</text:span><text:span text:style-name="T14">.</text:span><text:span text:style-name="T24">abrirCajaA </text:span><text:span text:style-name="T14">= abrirCajaA;<text:line-break/></text:span><text:soft-page-break/><text:span text:style-name="T14"> <text:s text:c="7"/></text:span><text:span text:style-name="T19">this</text:span><text:span text:style-name="T14">.</text:span><text:span text:style-name="T24">liberarCajaA </text:span><text:span text:style-name="T14">= liberarCajaA;<text:line-break/> <text:s text:c="7"/></text:span><text:span text:style-name="T19">this</text:span><text:span text:style-name="T14">.</text:span><text:span text:style-name="T24">abrirCajaB </text:span><text:span text:style-name="T14">= abrirCajaB;<text:line-break/> <text:s text:c="7"/></text:span><text:span text:style-name="T19">this</text:span><text:span text:style-name="T14">.</text:span><text:span text:style-name="T24">liberarCajaB </text:span><text:span text:style-name="T14">= liberarCajaB;<text:line-break/> <text:s text:c="7"/></text:span><text:span text:style-name="T19">this</text:span><text:span text:style-name="T14">.</text:span><text:span text:style-name="T24">respuestaSolicitudCaja </text:span><text:span text:style-name="T14">= respuestaSolicitudCaja;<text:line-break/> <text:s text:c="7"/></text:span><text:span text:style-name="T19">this</text:span><text:span text:style-name="T14">.</text:span><text:span text:style-name="T24">respuestaAbrirCajaA </text:span><text:span text:style-name="T14">= respuestaAbrirCajaA;<text:line-break/> <text:s text:c="7"/></text:span><text:span text:style-name="T19">this</text:span><text:span text:style-name="T14">.</text:span><text:span text:style-name="T24">respuestaAbrirCajaB </text:span><text:span text:style-name="T14">= respuestaAbrirCajaB;<text:line-break/> <text:s text:c="7"/></text:span><text:span text:style-name="T19">this</text:span><text:span text:style-name="T14">.</text:span><text:span text:style-name="T24">procesosRestantes </text:span><text:span text:style-name="T14">= procesosRestantes;<text:line-break/> <text:s text:c="7"/></text:span><text:span text:style-name="T29">// Las cajas compartidas están libres<text:line-break/> <text:s text:c="7"/></text:span><text:span text:style-name="T19">this</text:span><text:span text:style-name="T14">.</text:span><text:span text:style-name="T24">cajaALibre </text:span><text:span text:style-name="T14">= </text:span><text:span text:style-name="T19">true</text:span><text:span text:style-name="T14">;<text:line-break/> <text:s text:c="7"/></text:span><text:span text:style-name="T19">this</text:span><text:span text:style-name="T14">.</text:span><text:span text:style-name="T24">cajaBLibre </text:span><text:span text:style-name="T14">= </text:span><text:span text:style-name="T19">true</text:span><text:span text:style-name="T14">;<text:line-break/> <text:s text:c="7"/></text:span><text:span text:style-name="T29">// Definir el selector<text:line-break/> <text:s text:c="7"/></text:span><text:span text:style-name="T19">this</text:span><text:span text:style-name="T14">.</text:span><text:span text:style-name="T24">selector </text:span><text:span text:style-name="T14">= </text:span><text:span text:style-name="T19">new </text:span><text:span text:style-name="T14">Selector();<text:line-break/> <text:s text:c="7"/></text:span><text:span text:style-name="T19">this</text:span><text:span text:style-name="T14">.</text:span><text:span text:style-name="T24">selector</text:span><text:span text:style-name="T14">.addSelectable(</text:span><text:span text:style-name="T19">this</text:span><text:span text:style-name="T14">.</text:span><text:span text:style-name="T24">solicitudCaja</text:span><text:span text:style-name="T14">, </text:span><text:span text:style-name="T19">false</text:span><text:span text:style-name="T14">);<text:line-break/> <text:s text:c="7"/></text:span><text:span text:style-name="T19">this</text:span><text:span text:style-name="T14">.</text:span><text:span text:style-name="T24">selector</text:span><text:span text:style-name="T14">.addSelectable(</text:span><text:span text:style-name="T19">this</text:span><text:span text:style-name="T14">.</text:span><text:span text:style-name="T24">abrirCajaA</text:span><text:span text:style-name="T14">, </text:span><text:span text:style-name="T19">false</text:span><text:span text:style-name="T14">);<text:line-break/> <text:s text:c="7"/></text:span><text:span text:style-name="T19">this</text:span><text:span text:style-name="T14">.</text:span><text:span text:style-name="T24">selector</text:span><text:span text:style-name="T14">.addSelectable(</text:span><text:span text:style-name="T19">this</text:span><text:span text:style-name="T14">.</text:span><text:span text:style-name="T24">liberarCajaA</text:span><text:span text:style-name="T14">, </text:span><text:span text:style-name="T19">false</text:span><text:span text:style-name="T14">);<text:line-break/> <text:s text:c="7"/></text:span><text:span text:style-name="T19">this</text:span><text:span text:style-name="T14">.</text:span><text:span text:style-name="T24">selector</text:span><text:span text:style-name="T14">.addSelectable(</text:span><text:span text:style-name="T19">this</text:span><text:span text:style-name="T14">.</text:span><text:span text:style-name="T24">abrirCajaB</text:span><text:span text:style-name="T14">, </text:span><text:span text:style-name="T19">false</text:span><text:span text:style-name="T14">);<text:line-break/> <text:s text:c="7"/></text:span><text:span text:style-name="T19">this</text:span><text:span text:style-name="T14">.</text:span><text:span text:style-name="T24">selector</text:span><text:span text:style-name="T14">.addSelectable(</text:span><text:span text:style-name="T19">this</text:span><text:span text:style-name="T14">.</text:span><text:span text:style-name="T24">liberarCajaB</text:span><text:span text:style-name="T14">, </text:span><text:span text:style-name="T19">false</text:span><text:span text:style-name="T14">);<text:line-break/> <text:s text:c="7"/></text:span><text:span text:style-name="T19">this</text:span><text:span text:style-name="T14">.</text:span><text:span text:style-name="T24">selector</text:span><text:span text:style-name="T14">.addSelectable(</text:span><text:span text:style-name="T19">this</text:span><text:span text:style-name="T14">.</text:span><text:span text:style-name="T24">buzonTerminar</text:span><text:span text:style-name="T14">, </text:span><text:span text:style-name="T19">false</text:span><text:span text:style-name="T14">);<text:line-break/> <text:s text:c="3"/>}<text:line-break/><text:line-break/> <text:s text:c="3"/></text:span><text:span text:style-name="T33">/**<text:line-break/> <text:s text:c="4"/>* Método que se ejecuta cuando le lanza el proceso.<text:line-break/> <text:s text:c="4"/>*/<text:line-break/> <text:s text:c="3"/></text:span><text:span text:style-name="T35">@Override<text:line-break/> <text:s text:c="3"/></text:span><text:span text:style-name="T19">public void </text:span><text:span text:style-name="T27">run</text:span><text:span text:style-name="T14">() {<text:line-break/> <text:s text:c="7"/></text:span><text:span text:style-name="T29">// Definimos las variables locales a utilizar en este metodo<text:line-break/> <text:s text:c="7"/></text:span><text:span text:style-name="T14">Integer id; </text:span><text:span text:style-name="T29">// El id del proceso que se está comunicando con el controlador<text:line-break/> <text:s text:c="7"/></text:span><text:span text:style-name="T19">int </text:span><text:span text:style-name="T14">tiempoEspera; </text:span><text:span text:style-name="T29">// El tiempo de espera estimado para la solicitud de caja<text:line-break/> <text:s text:c="7"/></text:span><text:span text:style-name="T14">String caja; </text:span><text:span text:style-name="T29">// Variable auxiliar para contener la caja asignada a la solicitud de caja<text:line-break/><text:line-break/> <text:s text:c="7"/></text:span><text:span text:style-name="T19">do </text:span><text:span text:style-name="T14">{<text:line-break/> <text:s text:c="11"/></text:span><text:span text:style-name="T29">// Denifinimos las guardas del selector, se han puesto en orden del según su aparición en el switch<text:line-break/> <text:s text:c="11"/></text:span><text:span text:style-name="T24">solicitudCaja</text:span><text:span text:style-name="T14">.setGuardValue(</text:span><text:span text:style-name="T19">true</text:span><text:span text:style-name="T14">); <text:s text:c="13"/></text:span><text:span text:style-name="T29">// 1<text:line-break/> <text:s text:c="11"/></text:span><text:span text:style-name="T24">abrirCajaA</text:span><text:span text:style-name="T14">.setGuardValue(</text:span><text:span text:style-name="T24">cajaALibre</text:span><text:span text:style-name="T14">); <text:s text:c="10"/></text:span><text:span text:style-name="T29">// 2<text:line-break/> <text:s text:c="11"/></text:span><text:span text:style-name="T24">liberarCajaA</text:span><text:span text:style-name="T14">.setGuardValue(!</text:span><text:span text:style-name="T24">cajaALibre</text:span><text:span text:style-name="T14">); <text:s text:c="7"/></text:span><text:span text:style-name="T29">// 3<text:line-break/> <text:s text:c="11"/></text:span><text:span text:style-name="T24">abrirCajaB</text:span><text:span text:style-name="T14">.setGuardValue(</text:span><text:span text:style-name="T24">cajaBLibre</text:span><text:span text:style-name="T14">); <text:s text:c="10"/></text:span><text:span text:style-name="T29">// 4<text:line-break/> <text:s text:c="11"/></text:span><text:span text:style-name="T24">liberarCajaB</text:span><text:span text:style-name="T14">.setGuardValue(!</text:span><text:span text:style-name="T24">cajaBLibre</text:span><text:span text:style-name="T14">); <text:s text:c="7"/></text:span><text:span text:style-name="T29">// 5<text:line-break/> <text:s text:c="11"/></text:span><text:span text:style-name="T24">buzonTerminar</text:span><text:span text:style-name="T14">.setGuardValue(</text:span><text:span text:style-name="T19">true</text:span><text:span text:style-name="T14">); <text:s text:c="13"/></text:span><text:span text:style-name="T29">// 6<text:line-break/><text:line-break/> <text:s text:c="11"/></text:span><text:span text:style-name="T19">switch </text:span><text:span text:style-name="T14">(</text:span><text:span text:style-name="T24">selector</text:span><text:span text:style-name="T14">.selectOrBlock()) {<text:line-break/> <text:s text:c="15"/></text:span><text:span text:style-name="T19">case </text:span><text:span text:style-name="T25">1</text:span><text:span text:style-name="T14">:<text:line-break/> <text:s text:c="19"/>id = (Integer) </text:span><text:span text:style-name="T24">solicitudCaja</text:span><text:span text:style-name="T14">.receive(); </text:span><text:span text:style-name="T29">// Se obtiene el id del proceso persona según el mensaje<text:line-break/> <text:s text:c="19"/></text:span><text:span text:style-name="T14">tiempoEspera = generarTiempoEspera(); </text:span><text:span text:style-name="T29">// Se estima el tiempo que va a tardar<text:line-break/><text:line-break/> <text:s text:c="19"/>// Se le asigna una caja según el tiempo de pago<text:line-break/> <text:s text:c="19"/></text:span><text:span text:style-name="T19">if </text:span><text:span text:style-name="T14">(tiempoEspera &gt;= </text:span><text:span text:style-name="T22">MIN_TIEMPO_A</text:span><text:span text:style-name="T14">) caja = </text:span><text:span text:style-name="T22">CAJA_A</text:span><text:span text:style-name="T14">;<text:line-break/> <text:s text:c="19"/></text:span><text:span text:style-name="T19">else </text:span><text:span text:style-name="T14">caja = </text:span><text:span text:style-name="T22">CAJA_B</text:span><text:span text:style-name="T14">;<text:line-break/></text:span><text:soft-page-break/><text:span text:style-name="T14"><text:line-break/> <text:s text:c="19"/></text:span><text:span text:style-name="T29">// Se le responde al proceso que solicitó con los datos estimados<text:line-break/> <text:s text:c="19"/></text:span><text:span text:style-name="T24">respuestaSolicitudCaja</text:span><text:span text:style-name="T14">[id].send(crearMensaje(tiempoEspera, caja));<text:line-break/> <text:s text:c="19"/></text:span><text:span text:style-name="T19">break</text:span><text:span text:style-name="T14">;<text:line-break/> <text:s text:c="15"/></text:span><text:span text:style-name="T19">case </text:span><text:span text:style-name="T25">2</text:span><text:span text:style-name="T14">:<text:line-break/> <text:s text:c="19"/>id = (Integer) </text:span><text:span text:style-name="T24">abrirCajaA</text:span><text:span text:style-name="T14">.receive(); </text:span><text:span text:style-name="T29">// Se obtiene el id del proceso persona según el mensaje<text:line-break/><text:line-break/> <text:s text:c="19"/>// Se le asigna el valor false a la cajaA para que ningún otro proceso pueda pedirla<text:line-break/> <text:s text:c="19"/></text:span><text:span text:style-name="T24">cajaALibre </text:span><text:span text:style-name="T14">= </text:span><text:span text:style-name="T19">false</text:span><text:span text:style-name="T14">;<text:line-break/><text:line-break/> <text:s text:c="19"/></text:span><text:span text:style-name="T29">// Se le responde al proceso que preguntó para que sepa que la operación ha terminado<text:line-break/> <text:s text:c="19"/></text:span><text:span text:style-name="T24">respuestaAbrirCajaA</text:span><text:span text:style-name="T14">[id].send(</text:span><text:span text:style-name="T22">OK</text:span><text:span text:style-name="T14">);<text:line-break/> <text:s text:c="19"/></text:span><text:span text:style-name="T19">break</text:span><text:span text:style-name="T14">;<text:line-break/> <text:s text:c="15"/></text:span><text:span text:style-name="T19">case </text:span><text:span text:style-name="T25">3</text:span><text:span text:style-name="T14">:<text:line-break/> <text:s text:c="19"/></text:span><text:span text:style-name="T24">liberarCajaA</text:span><text:span text:style-name="T14">.receive(); </text:span><text:span text:style-name="T29">// Se obtiene el id del proceso persona según el mensaje<text:line-break/><text:line-break/> <text:s text:c="19"/>// Se le asigna el valor true a la cajaA para liberla<text:line-break/> <text:s text:c="19"/></text:span><text:span text:style-name="T24">cajaALibre </text:span><text:span text:style-name="T14">= </text:span><text:span text:style-name="T19">true</text:span><text:span text:style-name="T14">;<text:line-break/><text:line-break/> <text:s text:c="19"/></text:span><text:span text:style-name="T19">break</text:span><text:span text:style-name="T14">;<text:line-break/> <text:s text:c="15"/></text:span><text:span text:style-name="T19">case </text:span><text:span text:style-name="T25">4</text:span><text:span text:style-name="T14">:<text:line-break/> <text:s text:c="19"/></text:span><text:span text:style-name="T24">abrirCajaB</text:span><text:span text:style-name="T14">.receive(); </text:span><text:span text:style-name="T29">// Se obtiene el id del proceso persona según el mensaje<text:line-break/><text:line-break/> <text:s text:c="19"/>// Se le asigna el valor false a la cajaB para que ningún otro proceso pueda pedirla<text:line-break/> <text:s text:c="19"/></text:span><text:span text:style-name="T24">cajaBLibre </text:span><text:span text:style-name="T14">= </text:span><text:span text:style-name="T19">false</text:span><text:span text:style-name="T14">;<text:line-break/><text:line-break/> <text:s text:c="19"/></text:span><text:span text:style-name="T19">break</text:span><text:span text:style-name="T14">;<text:line-break/> <text:s text:c="15"/></text:span><text:span text:style-name="T19">case </text:span><text:span text:style-name="T25">5</text:span><text:span text:style-name="T14">:<text:line-break/> <text:s text:c="19"/></text:span><text:span text:style-name="T24">liberarCajaB</text:span><text:span text:style-name="T14">.receive();</text:span><text:span text:style-name="T29">// Se obtiene el id del proceso persona según el mensaje<text:line-break/><text:line-break/> <text:s text:c="19"/>// Se le asigna el valor true a la cajaA para liberla<text:line-break/> <text:s text:c="19"/></text:span><text:span text:style-name="T24">cajaBLibre </text:span><text:span text:style-name="T14">= </text:span><text:span text:style-name="T19">true</text:span><text:span text:style-name="T14">;<text:line-break/><text:line-break/> <text:s text:c="19"/></text:span><text:span text:style-name="T19">break</text:span><text:span text:style-name="T14">;<text:line-break/> <text:s text:c="15"/></text:span><text:span text:style-name="T19">case </text:span><text:span text:style-name="T25">6</text:span><text:span text:style-name="T14">:<text:line-break/> <text:s text:c="19"/></text:span><text:span text:style-name="T24">buzonTerminar</text:span><text:span text:style-name="T14">.receive(); </text:span><text:span text:style-name="T29">// Se recibe un mensaje cuando un proceso persona termina<text:line-break/> <text:s text:c="19"/></text:span><text:span text:style-name="T24">procesosRestantes</text:span><text:span text:style-name="T14">--; </text:span><text:span text:style-name="T29">// Se actualiza el número de procesos que siguen activos<text:line-break/> <text:s text:c="11"/></text:span><text:span text:style-name="T14">}<text:line-break/> <text:s text:c="11"/></text:span><text:span text:style-name="T29">// Se termina el proceso controlador cuando el número de procesos cliente sea cero.<text:line-break/> <text:s text:c="7"/></text:span><text:span text:style-name="T14">} </text:span><text:span text:style-name="T19">while </text:span><text:span text:style-name="T14">(</text:span><text:span text:style-name="T24">procesosRestantes </text:span><text:span text:style-name="T14">!= </text:span><text:span text:style-name="T25">0</text:span><text:span text:style-name="T14">);<text:line-break/> <text:s text:c="3"/>}<text:line-break/><text:line-break/> <text:s text:c="3"/></text:span><text:span text:style-name="T33">/**<text:line-break/> <text:s text:c="4"/>* Codifica los argumentos en un mensaje de String para poder pasar varios valores por MailBox sin tener que crear<text:line-break/> <text:s text:c="4"/>* un objeto serializable. Este mensaje debe ser "decodificado" por el proceso que lo recibe.<text:line-break/> <text:s text:c="4"/>*<text:line-break/> <text:s text:c="4"/>* </text:span><text:span text:style-name="T36">@param </text:span><text:span text:style-name="T38">tiempoEspera </text:span><text:span text:style-name="T33">tiempo en segundos que el proceso debe espera en caja<text:line-break/> <text:s text:c="4"/>* </text:span><text:span text:style-name="T36">@param </text:span><text:span text:style-name="T38">caja <text:s text:c="8"/></text:span><text:span text:style-name="T33">caja asignada<text:line-break/></text:span><text:soft-page-break/><text:span text:style-name="T33"> <text:s text:c="4"/>* </text:span><text:span text:style-name="T36">@return </text:span><text:span text:style-name="T33">un string que contiene el tiempo y la caja asignada segados por un separador<text:line-break/> <text:s text:c="4"/>*/<text:line-break/> <text:s text:c="3"/></text:span><text:span text:style-name="T19">private </text:span><text:span text:style-name="T14">String </text:span><text:span text:style-name="T27">crearMensaje</text:span><text:span text:style-name="T14">(Integer tiempoEspera, String caja) {<text:line-break/> <text:s text:c="7"/></text:span><text:span text:style-name="T19">return </text:span><text:span text:style-name="T14">tiempoEspera.toString() + </text:span><text:span text:style-name="T22">SEPARADOR </text:span><text:span text:style-name="T14">+ caja;<text:line-break/> <text:s text:c="3"/>}<text:line-break/><text:line-break/> <text:s text:c="3"/></text:span><text:span text:style-name="T33">/**<text:line-break/> <text:s text:c="4"/>* Genera un número aleatorio entre MAX_TIEMPO y MIN_TIEMPO que representa el tiempo en segundos que un proceso<text:line-break/> <text:s text:c="4"/>* tardará en pasar por caja<text:line-break/> <text:s text:c="4"/>*<text:line-break/> <text:s text:c="4"/>* </text:span><text:span text:style-name="T36">@return </text:span><text:span text:style-name="T33">un número entero aleatorio entre MAX_TIMEPO y MIN_TIEMPO<text:line-break/> <text:s text:c="4"/>*/<text:line-break/> <text:s text:c="3"/></text:span><text:span text:style-name="T19">public </text:span><text:span text:style-name="T14">Integer </text:span><text:span text:style-name="T27">generarTiempoEspera</text:span><text:span text:style-name="T14">() {<text:line-break/> <text:s text:c="7"/></text:span><text:span text:style-name="T19">return </text:span><text:span text:style-name="T14">(</text:span><text:span text:style-name="T19">int</text:span><text:span text:style-name="T14">) (Math.</text:span><text:span text:style-name="T18">random</text:span><text:span text:style-name="T14">() * (</text:span><text:span text:style-name="T22">MAX_TIEMPO </text:span><text:span text:style-name="T14">- </text:span><text:span text:style-name="T22">MIN_TIEMPO </text:span><text:span text:style-name="T14">+ </text:span><text:span text:style-name="T25">1</text:span><text:span text:style-name="T14">)) + </text:span><text:span text:style-name="T22">MIN_TIEMPO</text:span><text:span text:style-name="T14">;<text:line-break/> <text:s text:c="3"/>}<text:line-break/>}<text:line-break/></text:span></text:p>
      <text:h text:style-name="P74" text:outline-level="4"><text:bookmark-start text:name="__RefHeading___Toc5133_3379123473"/><text:span text:style-name="T11">Persona</text:span><text:bookmark-end text:name="__RefHeading___Toc5133_3379123473"/></text:h>
      <text:p text:style-name="P82" loext:marker-style-name="T14"><text:span text:style-name="T19">package </text:span><text:span text:style-name="T14">ejercicio4;<text:line-break/><text:line-break/></text:span><text:span text:style-name="T19">import </text:span><text:span text:style-name="T14">messagepassing.MailBox;<text:line-break/><text:line-break/></text:span><text:span text:style-name="T33">/**<text:line-break/> * Clase que simula una persona en un supermercado<text:line-break/> */<text:line-break/></text:span><text:span text:style-name="T19">public class </text:span><text:span text:style-name="T14">Persona </text:span><text:span text:style-name="T19">extends </text:span><text:span text:style-name="T14">Thread {<text:line-break/> <text:s text:c="3"/></text:span><text:span text:style-name="T33">/**<text:line-break/> <text:s text:c="4"/>* Número de veces que se tiene que repetir el proceso<text:line-break/> <text:s text:c="4"/>*/<text:line-break/> <text:s text:c="3"/></text:span><text:span text:style-name="T19">private static final int </text:span><text:span text:style-name="T22">N_REPETICIONES </text:span><text:span text:style-name="T14">= </text:span><text:span text:style-name="T25">5</text:span><text:span text:style-name="T14">;<text:line-break/> <text:s text:c="3"/></text:span><text:span text:style-name="T33">/**<text:line-break/> <text:s text:c="4"/>* Número de milisegundos en un segundo<text:line-break/> <text:s text:c="4"/>*/<text:line-break/> <text:s text:c="3"/></text:span><text:span text:style-name="T19">public static final int </text:span><text:span text:style-name="T22">MILIS_A_SEGUNDOS </text:span><text:span text:style-name="T14">= </text:span><text:span text:style-name="T25">1000</text:span><text:span text:style-name="T14">;<text:line-break/> <text:s text:c="3"/></text:span><text:span text:style-name="T33">/**<text:line-break/> <text:s text:c="4"/>* Respuesta a un mensaje cuando no importa el contenido<text:line-break/> <text:s text:c="4"/>*/<text:line-break/> <text:s text:c="3"/></text:span><text:span text:style-name="T19">public static final </text:span><text:span text:style-name="T14">String </text:span><text:span text:style-name="T22">OK </text:span><text:span text:style-name="T14">= </text:span><text:span text:style-name="T31">"ok"</text:span><text:span text:style-name="T14">;<text:line-break/> <text:s text:c="3"/></text:span><text:span text:style-name="T33">/****** Buzones de enviar ******/<text:line-break/> <text:s text:c="3"/>/**<text:line-break/> <text:s text:c="4"/>* Recibe las solicitudes de los procesos persona que quieren ser asignados a una caja.<text:line-break/> <text:s text:c="4"/>*/<text:line-break/> <text:s text:c="3"/></text:span><text:span text:style-name="T19">private final </text:span><text:span text:style-name="T14">MailBox </text:span><text:span text:style-name="T24">solicitudCaja</text:span><text:span text:style-name="T14">;<text:line-break/> <text:s text:c="3"/></text:span><text:span text:style-name="T33">/**<text:line-break/> <text:s text:c="4"/>* Recibe mensajes de los procesos que terminan. Va asociado a la variable procesosRestantes, cada vez que recibe<text:line-break/> <text:s text:c="4"/>* uno, esta se decrementa. Cuando Llegue a cero el proceso controlador debe terminar.<text:line-break/></text:span><text:soft-page-break/><text:span text:style-name="T33"> <text:s text:c="4"/>*/<text:line-break/> <text:s text:c="3"/></text:span><text:span text:style-name="T19">private final </text:span><text:span text:style-name="T14">MailBox </text:span><text:span text:style-name="T24">buzonTerminar</text:span><text:span text:style-name="T14">;<text:line-break/><text:line-break/> <text:s text:c="3"/></text:span><text:span text:style-name="T29">// Los siguientes buzones son para el control de la exclusión mutua<text:line-break/> <text:s text:c="3"/>// Sin embargo la exclusión mutua de la pantall se controla con un buzón<text:line-break/> <text:s text:c="3"/>// de testigo descentralizado.<text:line-break/> <text:s text:c="3"/></text:span><text:span text:style-name="T33">/**<text:line-break/> <text:s text:c="4"/>* Recibe peiciones de procesos persona que quieren obtener la exclusión mútua de la caja A.<text:line-break/> <text:s text:c="4"/>*/<text:line-break/> <text:s text:c="3"/></text:span><text:span text:style-name="T19">private final </text:span><text:span text:style-name="T14">MailBox </text:span><text:span text:style-name="T24">abrirCajaA</text:span><text:span text:style-name="T14">;<text:line-break/><text:line-break/> <text:s text:c="3"/></text:span><text:span text:style-name="T33">/**<text:line-break/> <text:s text:c="4"/>* Recibe mensajes del proceso que tiene la exclusión mútua de la caja A para liberarla.<text:line-break/> <text:s text:c="4"/>*/<text:line-break/> <text:s text:c="3"/></text:span><text:span text:style-name="T19">private final </text:span><text:span text:style-name="T14">MailBox </text:span><text:span text:style-name="T24">liberarCajaA</text:span><text:span text:style-name="T14">;<text:line-break/><text:line-break/> <text:s text:c="3"/></text:span><text:span text:style-name="T33">/**<text:line-break/> <text:s text:c="4"/>* Recibe peticiones de procesos persona que quieren obtener la exclusión mútua de la caja B.<text:line-break/> <text:s text:c="4"/>*/<text:line-break/> <text:s text:c="3"/></text:span><text:span text:style-name="T19">private final </text:span><text:span text:style-name="T14">MailBox </text:span><text:span text:style-name="T24">abrirCajaB</text:span><text:span text:style-name="T14">;<text:line-break/><text:line-break/> <text:s text:c="3"/></text:span><text:span text:style-name="T33">/**<text:line-break/> <text:s text:c="4"/>* Recibe mensajes del proceso que tiene la exclusión mútua de la caja B para liberarla.<text:line-break/> <text:s text:c="4"/>*/<text:line-break/> <text:s text:c="3"/></text:span><text:span text:style-name="T19">private final </text:span><text:span text:style-name="T14">MailBox </text:span><text:span text:style-name="T24">liberarCajaB</text:span><text:span text:style-name="T14">;<text:line-break/><text:line-break/> <text:s text:c="3"/></text:span><text:span text:style-name="T33">/****** Buzones de recibir******/<text:line-break/> <text:s text:c="3"/></text:span><text:span text:style-name="T29">// Como en Java la clase MailBox que representa un buzón no se puede pasar como parámetro por MailBox, se debe tener<text:line-break/> <text:s text:c="3"/>// los buzones respuesta ya presentes en la clase. De esta manera, simplemente se puede pasar el id del proceso y<text:line-break/> <text:s text:c="3"/>// responder al buzón con la posición igual a este id, que será el de dicho proceso.<text:line-break/><text:line-break/> <text:s text:c="3"/></text:span><text:span text:style-name="T33">/**<text:line-break/> <text:s text:c="4"/>* Para responder a las peticiones de SolicitudCaja.<text:line-break/> <text:s text:c="4"/>*/<text:line-break/> <text:s text:c="3"/></text:span><text:span text:style-name="T19">private final </text:span><text:span text:style-name="T14">MailBox </text:span><text:span text:style-name="T24">respuestaSolicitudCaja</text:span><text:span text:style-name="T14">;<text:line-break/><text:line-break/> <text:s text:c="3"/></text:span><text:span text:style-name="T33">/**<text:line-break/> <text:s text:c="4"/>* Para responder a las peticiones de AbrirCajaA.<text:line-break/> <text:s text:c="4"/>*/<text:line-break/> <text:s text:c="3"/></text:span><text:span text:style-name="T19">private final </text:span><text:span text:style-name="T14">MailBox </text:span><text:span text:style-name="T24">respuestaAbrirCajaA</text:span><text:span text:style-name="T14">;<text:line-break/><text:line-break/> <text:s text:c="3"/></text:span><text:span text:style-name="T33">/**<text:line-break/> <text:s text:c="4"/>* Para responder a las peticiones de AbrirCajaB.<text:line-break/> <text:s text:c="4"/>*/<text:line-break/> <text:s text:c="3"/></text:span><text:span text:style-name="T19">private final </text:span><text:span text:style-name="T14">MailBox </text:span><text:span text:style-name="T24">respuestaAbrirCajaB</text:span><text:span text:style-name="T14">;<text:line-break/><text:line-break/> <text:s text:c="3"/></text:span><text:span text:style-name="T33">/****** Buzón control del a exclusión mutua pantalla con testigo ******/<text:line-break/></text:span><text:soft-page-break/><text:span text:style-name="T33"> <text:s text:c="3"/>/**<text:line-break/> <text:s text:c="4"/>* Este buzón sirve para el control de la exclusión mutua mediante paso de testigo.<text:line-break/> <text:s text:c="4"/>*/<text:line-break/> <text:s text:c="3"/></text:span><text:span text:style-name="T19">private final </text:span><text:span text:style-name="T14">MailBox </text:span><text:span text:style-name="T24">mutexEscritura</text:span><text:span text:style-name="T14">;<text:line-break/><text:line-break/> <text:s text:c="3"/></text:span><text:span text:style-name="T33">/**<text:line-break/> <text:s text:c="4"/>*El id del proceso<text:line-break/> <text:s text:c="4"/>*/<text:line-break/> <text:s text:c="3"/></text:span><text:span text:style-name="T19">private final </text:span><text:span text:style-name="T14">Integer </text:span><text:span text:style-name="T24">id</text:span><text:span text:style-name="T14">;<text:line-break/><text:line-break/><text:line-break/> <text:s text:c="3"/></text:span><text:span text:style-name="T33">/**<text:line-break/> <text:s text:c="4"/>* Guardamos la caja utilizada para imprimir en el mensaje más tarde<text:line-break/> <text:s text:c="4"/>*/<text:line-break/> <text:s text:c="3"/></text:span><text:span text:style-name="T19">private </text:span><text:span text:style-name="T14">String </text:span><text:span text:style-name="T24">caja</text:span><text:span text:style-name="T14">; </text:span><text:span text:style-name="T29">// También puede ser un enum<text:line-break/><text:line-break/> <text:s text:c="3"/></text:span><text:span text:style-name="T33">/**<text:line-break/> <text:s text:c="4"/>* El tiempo que pasa la persona en caja.<text:line-break/> <text:s text:c="4"/>*/<text:line-break/> <text:s text:c="3"/></text:span><text:span text:style-name="T19">private </text:span><text:span text:style-name="T14">Integer </text:span><text:span text:style-name="T24">tiempoPago</text:span><text:span text:style-name="T14">;<text:line-break/><text:line-break/> <text:s text:c="3"/></text:span><text:span text:style-name="T33">/**<text:line-break/> <text:s text:c="4"/>* Contructor de la clase<text:line-break/> <text:s text:c="4"/>* </text:span><text:span text:style-name="T36">@param </text:span><text:span text:style-name="T38">id </text:span><text:span text:style-name="T33">el id del proceso<text:line-break/> <text:s text:c="4"/>* </text:span><text:span text:style-name="T36">@param </text:span><text:span text:style-name="T38">solicitudCaja </text:span><text:span text:style-name="T33">buzón en el que realizar la solicitud de la caja<text:line-break/> <text:s text:c="4"/>* </text:span><text:span text:style-name="T36">@param </text:span><text:span text:style-name="T38">buzonTerminar </text:span><text:span text:style-name="T33">buzón en el que notificar el final de la ejecución<text:line-break/> <text:s text:c="4"/>* </text:span><text:span text:style-name="T36">@param </text:span><text:span text:style-name="T38">abrirCajaA </text:span><text:span text:style-name="T33">buzón en el que solicitar la exclusión mutua de la caja A<text:line-break/> <text:s text:c="4"/>* </text:span><text:span text:style-name="T36">@param </text:span><text:span text:style-name="T38">liberarCajaA </text:span><text:span text:style-name="T33">buzón en el que notificar la liberación de la exblusión mutua de la caja A<text:line-break/> <text:s text:c="4"/>* </text:span><text:span text:style-name="T36">@param </text:span><text:span text:style-name="T38">abrirCajaB </text:span><text:span text:style-name="T33">buzón en el que solicitar la exclusión mutua de la caja B<text:line-break/> <text:s text:c="4"/>* </text:span><text:span text:style-name="T36">@param </text:span><text:span text:style-name="T38">liberarCajaB </text:span><text:span text:style-name="T33">buzón en el que notificar la liberación de la exblusión mutua de la caja B<text:line-break/> <text:s text:c="4"/>* </text:span><text:span text:style-name="T36">@param </text:span><text:span text:style-name="T38">respuestaSolicitudCaja </text:span><text:span text:style-name="T33">buzón en que recibir la respuesta del controlador a solitudCaja<text:line-break/> <text:s text:c="4"/>* </text:span><text:span text:style-name="T36">@param </text:span><text:span text:style-name="T38">respuestaAbrirCajaA </text:span><text:span text:style-name="T33">buzón en que recibir la respuesta del controlador a abrirCajaA<text:line-break/> <text:s text:c="4"/>* </text:span><text:span text:style-name="T36">@param </text:span><text:span text:style-name="T38">respuestaAbrirCajaB </text:span><text:span text:style-name="T33">buzón en que recibir la respuesta del controlador a abrirCajaB<text:line-break/> <text:s text:c="4"/>* </text:span><text:span text:style-name="T36">@param </text:span><text:span text:style-name="T38">mutexEscritura </text:span><text:span text:style-name="T33">buzón de paso de testigo para el control de la exclusión mutua de la escritura en pantalla<text:line-break/> <text:s text:c="4"/>*/<text:line-break/> <text:s text:c="3"/></text:span><text:span text:style-name="T19">public </text:span><text:span text:style-name="T27">Persona</text:span><text:span text:style-name="T14">(Integer id, MailBox solicitudCaja, MailBox buzonTerminar, MailBox abrirCajaA, MailBox liberarCajaA, MailBox abrirCajaB, MailBox liberarCajaB, MailBox respuestaSolicitudCaja, MailBox respuestaAbrirCajaA, <text:s/>MailBox respuestaAbrirCajaB, <text:s/>MailBox mutexEscritura) {<text:line-break/> <text:s text:c="7"/></text:span><text:span text:style-name="T19">this</text:span><text:span text:style-name="T14">.</text:span><text:span text:style-name="T24">id </text:span><text:span text:style-name="T14">= id;<text:line-break/> <text:s text:c="7"/></text:span><text:span text:style-name="T19">this</text:span><text:span text:style-name="T14">.</text:span><text:span text:style-name="T24">solicitudCaja </text:span><text:span text:style-name="T14">= solicitudCaja;<text:line-break/> <text:s text:c="7"/></text:span><text:span text:style-name="T19">this</text:span><text:span text:style-name="T14">.</text:span><text:span text:style-name="T24">buzonTerminar </text:span><text:span text:style-name="T14">= buzonTerminar;<text:line-break/> <text:s text:c="7"/></text:span><text:span text:style-name="T19">this</text:span><text:span text:style-name="T14">.</text:span><text:span text:style-name="T24">abrirCajaA </text:span><text:span text:style-name="T14">= abrirCajaA;<text:line-break/> <text:s text:c="7"/></text:span><text:span text:style-name="T19">this</text:span><text:span text:style-name="T14">.</text:span><text:span text:style-name="T24">liberarCajaA </text:span><text:span text:style-name="T14">= liberarCajaA;<text:line-break/> <text:s text:c="7"/></text:span><text:span text:style-name="T19">this</text:span><text:span text:style-name="T14">.</text:span><text:span text:style-name="T24">abrirCajaB </text:span><text:span text:style-name="T14">= abrirCajaB;<text:line-break/> <text:s text:c="7"/></text:span><text:span text:style-name="T19">this</text:span><text:span text:style-name="T14">.</text:span><text:span text:style-name="T24">liberarCajaB </text:span><text:span text:style-name="T14">= liberarCajaB;<text:line-break/> <text:s text:c="7"/></text:span><text:span text:style-name="T19">this</text:span><text:span text:style-name="T14">.</text:span><text:span text:style-name="T24">respuestaSolicitudCaja </text:span><text:span text:style-name="T14">= respuestaSolicitudCaja;<text:line-break/> <text:s text:c="7"/></text:span><text:span text:style-name="T19">this</text:span><text:span text:style-name="T14">.</text:span><text:span text:style-name="T24">respuestaAbrirCajaA </text:span><text:span text:style-name="T14">= respuestaAbrirCajaA;<text:line-break/> <text:s text:c="7"/></text:span><text:span text:style-name="T19">this</text:span><text:span text:style-name="T14">.</text:span><text:span text:style-name="T24">respuestaAbrirCajaB </text:span><text:span text:style-name="T14">= respuestaAbrirCajaB;<text:line-break/></text:span><text:soft-page-break/><text:span text:style-name="T14"> <text:s text:c="7"/></text:span><text:span text:style-name="T19">this</text:span><text:span text:style-name="T14">.</text:span><text:span text:style-name="T24">mutexEscritura </text:span><text:span text:style-name="T14">= mutexEscritura;<text:line-break/> <text:s text:c="3"/>}<text:line-break/><text:line-break/> <text:s text:c="3"/></text:span><text:span text:style-name="T33">/**<text:line-break/> <text:s text:c="4"/>* Método auxiliar que genera un tiempo que la persona va a utilizar para pasearse por la tienda<text:line-break/> <text:s text:c="4"/>* </text:span><text:span text:style-name="T36">@return </text:span><text:span text:style-name="T33">el tiempo a pasearse por la tienda<text:line-break/> <text:s text:c="4"/>*/<text:line-break/> <text:s text:c="3"/></text:span><text:span text:style-name="T19">private </text:span><text:span text:style-name="T14">Integer </text:span><text:span text:style-name="T27">tiempoPaseoPorLaTienda</text:span><text:span text:style-name="T14">() {<text:line-break/> <text:s text:c="7"/></text:span><text:span text:style-name="T19">return </text:span><text:span text:style-name="T14">((</text:span><text:span text:style-name="T19">int</text:span><text:span text:style-name="T14">) (Math.</text:span><text:span text:style-name="T18">random</text:span><text:span text:style-name="T14">() * </text:span><text:span text:style-name="T25">10</text:span><text:span text:style-name="T14">)+</text:span><text:span text:style-name="T25">1</text:span><text:span text:style-name="T14">) * </text:span><text:span text:style-name="T22">MILIS_A_SEGUNDOS</text:span><text:span text:style-name="T14">;<text:line-break/> <text:s text:c="3"/>}<text:line-break/><text:line-break/> <text:s text:c="3"/></text:span><text:span text:style-name="T35">@Override<text:line-break/> <text:s text:c="3"/></text:span><text:span text:style-name="T19">public void </text:span><text:span text:style-name="T27">run</text:span><text:span text:style-name="T14">() {<text:line-break/> <text:s text:c="7"/></text:span><text:span text:style-name="T19">for </text:span><text:span text:style-name="T14">(</text:span><text:span text:style-name="T19">int </text:span><text:span text:style-name="T14">i = </text:span><text:span text:style-name="T25">0</text:span><text:span text:style-name="T14">; i &lt; </text:span><text:span text:style-name="T22">N_REPETICIONES</text:span><text:span text:style-name="T14">; i++) {<text:line-break/><text:line-break/> <text:s text:c="11"/></text:span><text:span text:style-name="T29">///// 1 Realiza la compra<text:line-break/> <text:s text:c="11"/></text:span><text:span text:style-name="T19">try </text:span><text:span text:style-name="T14">{<text:line-break/> <text:s text:c="15"/></text:span><text:span text:style-name="T29">// Este tiempo de espera simula a la persona paseando por la tienda o algo<text:line-break/> <text:s text:c="15"/></text:span><text:span text:style-name="T14">Thread.</text:span><text:span text:style-name="T18">sleep</text:span><text:span text:style-name="T14">(tiempoPaseoPorLaTienda());<text:line-break/> <text:s text:c="11"/>} </text:span><text:span text:style-name="T19">catch </text:span><text:span text:style-name="T14">(Exception ignored) {}<text:line-break/><text:line-break/> <text:s text:c="11"/></text:span><text:span text:style-name="T29">///// 2 Solicita una Caja<text:line-break/> <text:s text:c="11"/></text:span><text:span text:style-name="T24">solicitudCaja</text:span><text:span text:style-name="T14">.send(</text:span><text:span text:style-name="T24">id</text:span><text:span text:style-name="T14">); </text:span><text:span text:style-name="T29">// Se hace una solicitud de caja<text:line-break/> <text:s text:c="11"/>// Se espera la respuesta que es un mensaje que contiene el tiempo de espera en caja y la caja asignada<text:line-break/> <text:s text:c="11"/></text:span><text:span text:style-name="T14">String respuestaSolicitud = </text:span><text:span text:style-name="T24">respuestaSolicitudCaja</text:span><text:span text:style-name="T14">.receive().toString();<text:line-break/><text:line-break/> <text:s text:c="11"/></text:span><text:span text:style-name="T29">// Este Método separa el mensaje escrito en String e inserta los valores en las variables tiempoPago y caja<text:line-break/> <text:s text:c="11"/></text:span><text:span text:style-name="T14">decodificarMensaje(respuestaSolicitud);<text:line-break/><text:line-break/> <text:s text:c="11"/></text:span><text:span text:style-name="T29">///// 3 y 4 realiza el pago en una caja y las libera<text:line-break/> <text:s text:c="11"/>// Solicitas exclusión mutua de la caja correspondiente<text:line-break/> <text:s text:c="11"/></text:span><text:span text:style-name="T19">if </text:span><text:span text:style-name="T14">(</text:span><text:span text:style-name="T24">caja</text:span><text:span text:style-name="T14">.equals(Controlador.</text:span><text:span text:style-name="T22">CAJA_A</text:span><text:span text:style-name="T14">)) {<text:line-break/> <text:s text:c="15"/></text:span><text:span text:style-name="T24">abrirCajaA</text:span><text:span text:style-name="T14">.send(</text:span><text:span text:style-name="T24">id</text:span><text:span text:style-name="T14">); </text:span><text:span text:style-name="T29">// Solicita exclusión mutua<text:line-break/> <text:s text:c="15"/></text:span><text:span text:style-name="T24">respuestaAbrirCajaA</text:span><text:span text:style-name="T14">.receive(); </text:span><text:span text:style-name="T29">// Se espera la respuesta<text:line-break/> <text:s text:c="15"/></text:span><text:span text:style-name="T19">try </text:span><text:span text:style-name="T14">{<text:line-break/> <text:s text:c="19"/>Thread.</text:span><text:span text:style-name="T18">sleep</text:span><text:span text:style-name="T14">(</text:span><text:span text:style-name="T24">tiempoPago </text:span><text:span text:style-name="T14">* </text:span><text:span text:style-name="T22">MILIS_A_SEGUNDOS</text:span><text:span text:style-name="T14">); </text:span><text:span text:style-name="T29">// Se espera el tiempo de pago<text:line-break/> <text:s text:c="15"/></text:span><text:span text:style-name="T14">} </text:span><text:span text:style-name="T19">catch </text:span><text:span text:style-name="T14">(Exception ignored) {<text:line-break/> <text:s text:c="15"/>}<text:line-break/><text:line-break/> <text:s text:c="15"/></text:span><text:span text:style-name="T24">liberarCajaA</text:span><text:span text:style-name="T14">.send(</text:span><text:span text:style-name="T24">id</text:span><text:span text:style-name="T14">); </text:span><text:span text:style-name="T29">// Se envia petición de liberaciópn de la exclusión mutua<text:line-break/> <text:s text:c="11"/></text:span><text:span text:style-name="T14">} </text:span><text:span text:style-name="T19">else </text:span><text:span text:style-name="T14">{<text:line-break/> <text:s text:c="15"/></text:span><text:span text:style-name="T24">abrirCajaB</text:span><text:span text:style-name="T14">.send(</text:span><text:span text:style-name="T24">id</text:span><text:span text:style-name="T14">); </text:span><text:span text:style-name="T29">// Solicita exclusión mutua<text:line-break/> <text:s text:c="15"/></text:span><text:span text:style-name="T24">respuestaAbrirCajaB</text:span><text:span text:style-name="T14">.receive(); </text:span><text:span text:style-name="T29">// Se espera la respuesta<text:line-break/> <text:s text:c="15"/></text:span><text:span text:style-name="T19">try </text:span><text:span text:style-name="T14">{<text:line-break/> <text:s text:c="19"/>Thread.</text:span><text:span text:style-name="T18">sleep</text:span><text:span text:style-name="T14">(</text:span><text:span text:style-name="T24">tiempoPago </text:span><text:span text:style-name="T14">* </text:span><text:span text:style-name="T22">MILIS_A_SEGUNDOS</text:span><text:span text:style-name="T14">); </text:span><text:span text:style-name="T29">// Se espera el tiempo de pago<text:line-break/> <text:s text:c="15"/></text:span><text:span text:style-name="T14">} </text:span><text:span text:style-name="T19">catch </text:span><text:span text:style-name="T14">(Exception ignored) {<text:line-break/> <text:s text:c="15"/>}<text:line-break/></text:span><text:soft-page-break/><text:span text:style-name="T14"><text:line-break/> <text:s text:c="15"/></text:span><text:span text:style-name="T24">liberarCajaB</text:span><text:span text:style-name="T14">.send(</text:span><text:span text:style-name="T24">id</text:span><text:span text:style-name="T14">); </text:span><text:span text:style-name="T29">// Se envia petición de liberaciópn de la exclusión mutua<text:line-break/> <text:s text:c="11"/></text:span><text:span text:style-name="T14">}<text:line-break/><text:line-break/> <text:s text:c="11"/></text:span><text:span text:style-name="T29">///// 5 Imprime en pantalla información<text:line-break/> <text:s text:c="11"/></text:span><text:span text:style-name="T24">mutexEscritura</text:span><text:span text:style-name="T14">.receive(); </text:span><text:span text:style-name="T29">// Solicita la exlucisón mutua<text:line-break/><text:line-break/> <text:s text:c="11"/>// Imprime por pantalla la información del pago<text:line-break/> <text:s text:c="11"/>// informaciónDelPago forma el mensaje según enunciado<text:line-break/> <text:s text:c="11"/></text:span><text:span text:style-name="T14">System.</text:span><text:span text:style-name="T22">out</text:span><text:span text:style-name="T14">.println(informacionDelPago());<text:line-break/><text:line-break/> <text:s text:c="11"/></text:span><text:span text:style-name="T24">mutexEscritura</text:span><text:span text:style-name="T14">.send(</text:span><text:span text:style-name="T22">OK</text:span><text:span text:style-name="T14">); </text:span><text:span text:style-name="T29">// Solicita la exlucisón mutua<text:line-break/> <text:s text:c="7"/></text:span><text:span text:style-name="T14">}<text:line-break/> <text:s text:c="7"/></text:span><text:span text:style-name="T24">buzonTerminar</text:span><text:span text:style-name="T14">.send(</text:span><text:span text:style-name="T22">OK</text:span><text:span text:style-name="T14">); </text:span><text:span text:style-name="T29">// Se informa al controlador cuando se termina de el proceso<text:line-break/> <text:s text:c="3"/></text:span><text:span text:style-name="T14">}<text:line-break/><text:line-break/> <text:s text:c="3"/></text:span><text:span text:style-name="T33">/**<text:line-break/> <text:s text:c="4"/>* Método auxiliar para formar el mensaje a mostrar por pantalla<text:line-break/> <text:s text:c="4"/>* </text:span><text:span text:style-name="T36">@return </text:span><text:span text:style-name="T33">el mensaje bien formateado con la información requerida<text:line-break/> <text:s text:c="4"/>*/<text:line-break/> <text:s text:c="3"/></text:span><text:span text:style-name="T19">private </text:span><text:span text:style-name="T14">String </text:span><text:span text:style-name="T27">informacionDelPago</text:span><text:span text:style-name="T14">() {<text:line-break/> <text:s text:c="7"/></text:span><text:span text:style-name="T19">return </text:span><text:span text:style-name="T31">"</text:span><text:span text:style-name="T19">\n</text:span><text:span text:style-name="T31">ejercicio4.Persona " </text:span><text:span text:style-name="T14">+ </text:span><text:span text:style-name="T24">id </text:span><text:span text:style-name="T14">+ </text:span><text:span text:style-name="T31">" ha usado la caja " </text:span><text:span text:style-name="T14">+ </text:span><text:span text:style-name="T24">caja </text:span><text:span text:style-name="T14">+ </text:span><text:span text:style-name="T31">"</text:span><text:span text:style-name="T19">\n</text:span><text:span text:style-name="T31">Tiempo de pago = " </text:span><text:span text:style-name="T14">+ </text:span><text:span text:style-name="T24">tiempoPago<text:line-break/> <text:s text:c="15"/></text:span><text:span text:style-name="T14">+ </text:span><text:span text:style-name="T31">"</text:span><text:span text:style-name="T19">\n\t</text:span><text:span text:style-name="T31">Thread.sleep(" </text:span><text:span text:style-name="T14">+ </text:span><text:span text:style-name="T24">tiempoPago </text:span><text:span text:style-name="T14">+ </text:span><text:span text:style-name="T31">")</text:span><text:span text:style-name="T19">\n</text:span><text:span text:style-name="T31">" </text:span><text:span text:style-name="T14">+ </text:span><text:span text:style-name="T31">"ejercicio4.Persona " </text:span><text:span text:style-name="T14">+ </text:span><text:span text:style-name="T24">id </text:span><text:span text:style-name="T14">+ </text:span><text:span text:style-name="T31">" liberando la caja " </text:span><text:span text:style-name="T14">+ </text:span><text:span text:style-name="T24">caja</text:span><text:span text:style-name="T14">;<text:line-break/> <text:s text:c="3"/>}<text:line-break/><text:line-break/> <text:s text:c="3"/></text:span><text:span text:style-name="T33">/**<text:line-break/> <text:s text:c="4"/>* Método auxiliar que decodifica el mensaje devuelto por respuestaSolicitudCaja<text:line-break/> <text:s text:c="4"/>* </text:span><text:span text:style-name="T36">@param </text:span><text:span text:style-name="T38">respuestaSolicitud </text:span><text:span text:style-name="T33">el mensaje devuelto por la respuesta de solicitudCaja<text:line-break/> <text:s text:c="4"/>*/<text:line-break/> <text:s text:c="3"/></text:span><text:span text:style-name="T19">private void </text:span><text:span text:style-name="T27">decodificarMensaje</text:span><text:span text:style-name="T14">(String respuestaSolicitud) {<text:line-break/> <text:s text:c="7"/>String[] elementos = respuestaSolicitud.split(Controlador.</text:span><text:span text:style-name="T22">SEPARADOR</text:span><text:span text:style-name="T14">); </text:span><text:span text:style-name="T29">// Se separa los elementos por el separador<text:line-break/> <text:s text:c="7"/>// Se castea el primero a integer, este representa el tiempo de pago<text:line-break/> <text:s text:c="7"/></text:span><text:span text:style-name="T19">this</text:span><text:span text:style-name="T14">.</text:span><text:span text:style-name="T24">tiempoPago </text:span><text:span text:style-name="T14">= Integer.</text:span><text:span text:style-name="T18">valueOf</text:span><text:span text:style-name="T14">(elementos[</text:span><text:span text:style-name="T25">0</text:span><text:span text:style-name="T14">]);<text:line-break/> <text:s text:c="7"/></text:span><text:span text:style-name="T19">this</text:span><text:span text:style-name="T14">.</text:span><text:span text:style-name="T24">caja </text:span><text:span text:style-name="T14">= elementos[</text:span><text:span text:style-name="T25">1</text:span><text:span text:style-name="T14">]; </text:span><text:span text:style-name="T29">// Este valor representa la caja a la que se le ha asignado el proceso<text:line-break/> <text:s text:c="3"/></text:span><text:span text:style-name="T14">}<text:line-break/>}<text:line-break/></text:span></text:p>
      <text:p text:style-name="P86"/>
      <text:h text:style-name="P78" text:outline-level="4"><text:bookmark-start text:name="__RefHeading___Toc5129_3379123473"/><text:span text:style-name="T53">Main</text:span><text:bookmark-end text:name="__RefHeading___Toc5129_3379123473"/></text:h>
      <text:p text:style-name="P85" loext:marker-style-name="T14"><text:span text:style-name="T21">package </text:span><text:span text:style-name="T17">ejercicio4;<text:line-break/><text:line-break/></text:span><text:span text:style-name="T20">import </text:span><text:span text:style-name="T17">messagepassing.MailBox;<text:line-break/><text:line-break/></text:span><text:span text:style-name="T34">/**<text:line-break/> * Clase donde se ejecuta el main<text:line-break/></text:span><text:soft-page-break/><text:span text:style-name="T34"> */<text:line-break/></text:span><text:span text:style-name="T20">public class </text:span><text:span text:style-name="T17">Ejercicio4 {<text:line-break/> <text:s text:c="3"/></text:span><text:span text:style-name="T34">/**<text:line-break/> <text:s text:c="4"/>* Número de procesos cliente al principio de la ejecución del programa.<text:line-break/> <text:s text:c="4"/>*/<text:line-break/> <text:s text:c="3"/></text:span><text:span text:style-name="T20">private static final int </text:span><text:span text:style-name="T23">N_CLIENTES </text:span><text:span text:style-name="T17">= </text:span><text:span text:style-name="T26">30</text:span><text:span text:style-name="T17">;<text:line-break/><text:line-break/> <text:s text:c="3"/></text:span><text:span text:style-name="T34">/**<text:line-break/> <text:s text:c="4"/>* El problema<text:line-break/> <text:s text:c="4"/>*<text:line-break/> <text:s text:c="4"/>* </text:span><text:span text:style-name="T37">@param </text:span><text:span text:style-name="T39">args </text:span><text:span text:style-name="T34">no se usa<text:line-break/> <text:s text:c="4"/>*/<text:line-break/> <text:s text:c="3"/></text:span><text:span text:style-name="T20">public static void </text:span><text:span text:style-name="T28">main</text:span><text:span text:style-name="T17">(String[] args) {<text:line-break/> <text:s text:c="7"/></text:span><text:span text:style-name="T30">/* Buzones de escritura para ejercicio4.Controlador */<text:line-break/> <text:s text:c="7"/></text:span><text:span text:style-name="T17">MailBox solicitudCaja = </text:span><text:span text:style-name="T20">new </text:span><text:span text:style-name="T17">MailBox();<text:line-break/> <text:s text:c="7"/></text:span><text:span text:style-name="T30">// Recibe las solicitudes de los procesos persona que<text:line-break/> <text:s text:c="7"/>// quieren ser asignados a una caja.<text:line-break/><text:line-break/> <text:s text:c="7"/></text:span><text:span text:style-name="T17">MailBox buzonTerminar = </text:span><text:span text:style-name="T20">new </text:span><text:span text:style-name="T17">MailBox();<text:line-break/> <text:s text:c="7"/></text:span><text:span text:style-name="T30">// Recibe mensajes de los procesos que terminan. Va asociado a la variable<text:line-break/> <text:s text:c="7"/>// procesosRestantes, cada vez que recibe uno, esta se decrementa. Cuando<text:line-break/> <text:s text:c="7"/>// Llegue a cero el proceso controlador debe terminar.<text:line-break/><text:line-break/> <text:s text:c="7"/>// Los siguientes buzones son para el control de la exclusión mutua<text:line-break/> <text:s text:c="7"/>// Sin embargo la exclusión mutua de la pantall se controla con un buzón<text:line-break/> <text:s text:c="7"/>// de testigo descentralizado.<text:line-break/><text:line-break/> <text:s text:c="7"/></text:span><text:span text:style-name="T17">MailBox abrirCajaA = </text:span><text:span text:style-name="T20">new </text:span><text:span text:style-name="T17">MailBox();<text:line-break/> <text:s text:c="7"/></text:span><text:span text:style-name="T30">// Recibe peticiones de procesos persona que quieren obtener la<text:line-break/> <text:s text:c="7"/>// exclusión mútua de la caja A<text:line-break/><text:line-break/> <text:s text:c="7"/></text:span><text:span text:style-name="T17">MailBox liberarCajaA = </text:span><text:span text:style-name="T20">new </text:span><text:span text:style-name="T17">MailBox();<text:line-break/> <text:s text:c="7"/></text:span><text:span text:style-name="T30">// Recibe mensajes del proceso que tiene la exclusión mútua de la<text:line-break/> <text:s text:c="7"/>// caja A para liberarla.<text:line-break/><text:line-break/> <text:s text:c="7"/></text:span><text:span text:style-name="T17">MailBox abrirCajaB = </text:span><text:span text:style-name="T20">new </text:span><text:span text:style-name="T17">MailBox();<text:line-break/> <text:s text:c="7"/></text:span><text:span text:style-name="T30">// Recibe peticiones de procesos persona que quieren obtener la<text:line-break/> <text:s text:c="7"/>// exclusión mútua de la caja B.<text:line-break/><text:line-break/> <text:s text:c="7"/></text:span><text:span text:style-name="T17">MailBox liberarCajaB = </text:span><text:span text:style-name="T20">new </text:span><text:span text:style-name="T17">MailBox();<text:line-break/> <text:s text:c="7"/></text:span><text:span text:style-name="T30">// Recibe mensajes del proceso que tiene la exclusión mútua de la<text:line-break/> <text:s text:c="7"/>// caja B para liberarla.<text:line-break/><text:line-break/> <text:s text:c="7"/>/* Buzones de escritura para ejercicio4.Persona */<text:line-break/> <text:s text:c="7"/>// Como en Java la clase MailBox que representa un buzón no se puede pasar como parámetro por MailBox, se debe tener<text:line-break/> <text:s text:c="7"/>// los buzones respuesta ya presentes en la clase. De esta manera, simplemente se puede pasar el id del proceso y<text:line-break/> <text:s text:c="7"/>// responder al buzón con la posición igual a este id, que será el de dicho proceso.<text:line-break/></text:span><text:soft-page-break/><text:span text:style-name="T30"><text:line-break/> <text:s text:c="7"/></text:span><text:span text:style-name="T17">MailBox[] respuestaSolicitudCaja = </text:span><text:span text:style-name="T20">new </text:span><text:span text:style-name="T17">MailBox[</text:span><text:span text:style-name="T23">N_CLIENTES</text:span><text:span text:style-name="T17">];<text:line-break/> <text:s text:c="7"/></text:span><text:span text:style-name="T30">// Para responder a las peticiones de SolicitudCaja<text:line-break/><text:line-break/> <text:s text:c="7"/></text:span><text:span text:style-name="T17">MailBox[] respuestaAbrirCajaA = </text:span><text:span text:style-name="T20">new </text:span><text:span text:style-name="T17">MailBox[</text:span><text:span text:style-name="T23">N_CLIENTES</text:span><text:span text:style-name="T17">];<text:line-break/> <text:s text:c="7"/></text:span><text:span text:style-name="T30">// Para responder a las peticiones de AbrirCajaA<text:line-break/><text:line-break/> <text:s text:c="7"/></text:span><text:span text:style-name="T17">MailBox[] respuestaLiberarCajaA = </text:span><text:span text:style-name="T20">new </text:span><text:span text:style-name="T17">MailBox[</text:span><text:span text:style-name="T23">N_CLIENTES</text:span><text:span text:style-name="T17">];<text:line-break/> <text:s text:c="7"/></text:span><text:span text:style-name="T30">// Para responder a las peticiones de LiberarCajaA;<text:line-break/><text:line-break/> <text:s text:c="7"/></text:span><text:span text:style-name="T17">MailBox[] respuestaAbrirCajaB = </text:span><text:span text:style-name="T20">new </text:span><text:span text:style-name="T17">MailBox[</text:span><text:span text:style-name="T23">N_CLIENTES</text:span><text:span text:style-name="T17">];<text:line-break/> <text:s text:c="7"/></text:span><text:span text:style-name="T30">// Para responder a las peticiones de AbrirCajaB;<text:line-break/><text:line-break/> <text:s text:c="7"/></text:span><text:span text:style-name="T17">MailBox[] respuestaLiberarCajaB = </text:span><text:span text:style-name="T20">new </text:span><text:span text:style-name="T17">MailBox[</text:span><text:span text:style-name="T23">N_CLIENTES</text:span><text:span text:style-name="T17">];<text:line-break/> <text:s text:c="7"/></text:span><text:span text:style-name="T30">// Para responder a las peticiones de LiberarCajaB;<text:line-break/><text:line-break/> <text:s text:c="7"/></text:span><text:span text:style-name="T17">MailBox mutexEscritura = </text:span><text:span text:style-name="T20">new </text:span><text:span text:style-name="T17">MailBox();<text:line-break/><text:line-break/> <text:s text:c="7"/></text:span><text:span text:style-name="T30">/* Clases de procesos */<text:line-break/> <text:s text:c="7"/></text:span><text:span text:style-name="T17">Controlador controlador;<text:line-break/> <text:s text:c="7"/>Persona[] clientes;<text:line-break/><text:line-break/> <text:s text:c="7"/>System.</text:span><text:span text:style-name="T23">out</text:span><text:span text:style-name="T17">.println(</text:span><text:span text:style-name="T32">"Definiendo clases."</text:span><text:span text:style-name="T17">);<text:line-break/><text:line-break/> <text:s text:c="7"/></text:span><text:span text:style-name="T20">for </text:span><text:span text:style-name="T17">(</text:span><text:span text:style-name="T20">int </text:span><text:span text:style-name="T17">i = </text:span><text:span text:style-name="T26">0</text:span><text:span text:style-name="T17">; i &lt; </text:span><text:span text:style-name="T23">N_CLIENTES</text:span><text:span text:style-name="T17">; i++) {<text:line-break/> <text:s text:c="11"/>respuestaSolicitudCaja[i] = </text:span><text:span text:style-name="T20">new </text:span><text:span text:style-name="T17">MailBox();<text:line-break/> <text:s text:c="11"/>respuestaAbrirCajaA[i] = </text:span><text:span text:style-name="T20">new </text:span><text:span text:style-name="T17">MailBox();<text:line-break/> <text:s text:c="11"/>respuestaLiberarCajaA[i] = </text:span><text:span text:style-name="T20">new </text:span><text:span text:style-name="T17">MailBox();<text:line-break/> <text:s text:c="11"/>respuestaAbrirCajaB[i] = </text:span><text:span text:style-name="T20">new </text:span><text:span text:style-name="T17">MailBox();<text:line-break/> <text:s text:c="11"/>respuestaLiberarCajaB[i] = </text:span><text:span text:style-name="T20">new </text:span><text:span text:style-name="T17">MailBox();<text:line-break/> <text:s text:c="7"/>}<text:line-break/><text:line-break/> <text:s text:c="7"/>controlador = </text:span><text:span text:style-name="T20">new </text:span><text:span text:style-name="T17">Controlador(solicitudCaja, buzonTerminar, abrirCajaA, liberarCajaA, abrirCajaB, liberarCajaB,<text:line-break/> <text:s text:c="15"/>respuestaSolicitudCaja, respuestaAbrirCajaA, respuestaLiberarCajaA, </text:span><text:span text:style-name="T23">N_CLIENTES</text:span><text:span text:style-name="T17">);<text:line-break/><text:line-break/> <text:s text:c="7"/>clientes = </text:span><text:span text:style-name="T20">new </text:span><text:span text:style-name="T17">Persona[</text:span><text:span text:style-name="T23">N_CLIENTES</text:span><text:span text:style-name="T17">];<text:line-break/> <text:s text:c="7"/></text:span><text:span text:style-name="T20">for </text:span><text:span text:style-name="T17">(</text:span><text:span text:style-name="T20">int </text:span><text:span text:style-name="T17">i = </text:span><text:span text:style-name="T26">0</text:span><text:span text:style-name="T17">; i &lt; </text:span><text:span text:style-name="T23">N_CLIENTES</text:span><text:span text:style-name="T17">; i++)<text:line-break/> <text:s text:c="11"/>clientes[i] = </text:span><text:span text:style-name="T20">new </text:span><text:span text:style-name="T17">Persona(i, solicitudCaja, buzonTerminar, abrirCajaA, liberarCajaA, abrirCajaB,<text:line-break/> <text:s text:c="19"/>liberarCajaB, respuestaSolicitudCaja[i], respuestaAbrirCajaA[i], respuestaAbrirCajaB[i],<text:line-break/> <text:s text:c="19"/>mutexEscritura);<text:line-break/><text:line-break/> <text:s text:c="7"/>System.</text:span><text:span text:style-name="T23">out</text:span><text:span text:style-name="T17">.println(</text:span><text:span text:style-name="T32">"Comezando Ejecución"</text:span><text:span text:style-name="T17">);<text:line-break/> <text:s text:c="7"/></text:span><text:span text:style-name="T30">// Se envia el primer testigo desde el main.<text:line-break/> <text:s text:c="7"/></text:span><text:span text:style-name="T17">mutexEscritura.send(</text:span><text:span text:style-name="T32">"ok"</text:span><text:span text:style-name="T17">);<text:line-break/> <text:s text:c="7"/></text:span><text:span text:style-name="T30">// Lanzamos los procesos<text:line-break/> <text:s text:c="7"/></text:span><text:span text:style-name="T17">controlador.start();<text:line-break/> <text:s text:c="7"/></text:span><text:span text:style-name="T20">for </text:span><text:span text:style-name="T17">(Persona p : clientes)<text:line-break/> <text:s text:c="11"/>p.start();<text:line-break/></text:span><text:soft-page-break/><text:span text:style-name="T17"><text:line-break/> <text:s text:c="7"/></text:span><text:span text:style-name="T20">try </text:span><text:span text:style-name="T17">{<text:line-break/> <text:s text:c="11"/>controlador.join();<text:line-break/> <text:s text:c="11"/></text:span><text:span text:style-name="T20">for </text:span><text:span text:style-name="T17">(Persona p : clientes)<text:line-break/> <text:s text:c="15"/>p.join();<text:line-break/> <text:s text:c="7"/>} </text:span><text:span text:style-name="T20">catch </text:span><text:span text:style-name="T17">(Exception ex) {<text:line-break/> <text:s text:c="11"/>ex.printStackTrace();<text:line-break/> <text:s text:c="7"/>}<text:line-break/><text:line-break/> <text:s text:c="7"/>System.</text:span><text:span text:style-name="T23">out</text:span><text:span text:style-name="T17">.println(</text:span><text:span text:style-name="T32">"Ejecución terminada"</text:span><text:span text:style-name="T17">);<text:line-break/> <text:s text:c="3"/>}<text:line-break/>}</text:span></text:p>
      <text:h text:style-name="P57" text:outline-level="2"><text:bookmark-start text:name="__RefHeading___Toc10796_1666581054"/>Cuestiones<text:bookmark-end text:name="__RefHeading___Toc10796_1666581054"/></text:h>
      <text:h text:style-name="P70" text:outline-level="3"><text:bookmark-start text:name="__RefHeading___Toc10798_1666581054"/>Cuestión A<text:bookmark-end text:name="__RefHeading___Toc10798_1666581054"/></text:h>
      <text:p text:style-name="P22">¿Se pueden usar simultáneamente las dos cajas? Justifica la respuesta.</text:p>
      <text:p text:style-name="P7">Sí, se pueden utilizar ambas cajas simultáneamente, porque el buzón que recibe las peticiones de la exclusión mutua, así como las variables que se utilizan para seguirla, son diferentes. </text:p>
      <text:p text:style-name="P7">Por lo que si existieran dos procesos, cada uno asignado a una caja y asumiendo que ambas estuvieran libres, podrían ejecutarse simultáneamente. Si bien, en caso de que ambos procesos hicieran las petición al mismo tiempo, se tendría<text:span text:style-name="T59">n que otorgar la exclusión mutua de cada caja de forma secuencial y el uso de estas de manera simultanea.</text:span></text:p>
      <text:h text:style-name="P70" text:outline-level="3"><text:bookmark-start text:name="__RefHeading___Toc10800_1666581054"/>Cuestión B<text:bookmark-end text:name="__RefHeading___Toc10800_1666581054"/></text:h>
      <text:p text:style-name="P23">¿Cómo has resuelto la exclusión mutua de la pantalla?</text:p>
      <text:p text:style-name="P24">Se ha utilizado un buzón en los procesos clientes que aseguran la exclusión mutua por medio de paso de testigo. <text:span text:style-name="T60">Solo se pasa un testigo en el método main del programa, por lo que solo un proceso puede tenerlo y cuando lo tienen pueden acceder a la sección critica, asegurando la exclusión mutua.</text:span> Como no se trata de una caja, este no es necesario incluirlo en el <text:span text:style-name="T60">controlador, aunque se podría incluir de la misma manera </text:span><text:span text:style-name="T61">que las cajas</text:span><text:span text:style-name="T6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sine Nerd Font Mono" svg:font-family="'Cousine Nerd Font Mono'" style:font-pitch="fixed"/>
    <style:font-face style:name="JetBrains Mono" svg:font-family="'JetBrains Mono'" style:font-pitch="fixed"/>
    <style:font-face style:name="JetBrains Mono1" svg:font-family="'JetBrains Mono'" style:font-family-generic="roman" style:font-pitch="variable"/>
    <style:font-face style:name="JetBrainsMono NF" svg:font-family="'JetBrainsMono NF'" style:font-pitch="fixed"/>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ext-properties style:font-name="Liberation Sans"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17393" officeooo:paragraph-rsid="0029b662"/>
    </style:style>
    <style:style style:name="MT1" style:family="text">
      <style:text-properties officeooo:rsid="002ada16"/>
    </style:style>
    <style:style style:name="MT2" style:family="text">
      <style:text-properties fo:color="#7f7f7f" loext:opacity="100%" style:font-name="arial" fo:font-size="10pt" officeooo:rsid="002ada16"/>
    </style:style>
    <style:style style:name="MT3" style:family="text">
      <style:text-properties fo:color="#7f7f7f" loext:opacity="100%" style:font-name="arial" fo:font-size="10pt" officeooo:rsid="0029b662"/>
    </style:style>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text:span>º <text:span text:style-name="MT1">Curso</text:span><text:tab/><text:span text:style-name="MT1">Universidad de Murcia</text:span><text:tab/><text:span text:style-name="MT2">10</text:span>/<text:span text:style-name="MT3">0</text:span><text:span text:style-name="MT2">2</text:span><text:span text:style-name="MT3">/</text:span>202<text:span text:style-name="MT1">4</text:span></text:p>
      </style:header>
      <style:footer>
        <text:p text:style-name="Footer"><text:tab/><text:span text:style-name="MT4"><text:page-number text:select-page="current">3</text:page-number></text:span></text:p>
      </style:footer>
    </style:master-page>
    <style:master-page style:name="Index"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6:47:14.540000000</meta:creation-date>
    <meta:editing-duration>PT9H36M31S</meta:editing-duration>
    <meta:editing-cycles>63</meta:editing-cycles>
    <meta:generator>LibreOffice/7.6.6.3$Linux_X86_64 LibreOffice_project/60$Build-3</meta:generator>
    <dc:title>PlantillaDAM2</dc:title>
    <dc:date>2024-05-05T22:37:02.326045433</dc:date>
    <meta:document-statistic meta:table-count="0" meta:image-count="0" meta:object-count="0" meta:page-count="63" meta:paragraph-count="844" meta:word-count="13218" meta:character-count="98652" meta:non-whitespace-character-count="74571"/>
    <meta:template xlink:type="simple" xlink:actuate="onRequest" xlink:title="PlantillaDAM2" xlink:href="../../../../AppData/Roaming/LibreOffice/4/user/template/PlantillaDAM2.ott" meta:date="2024-02-10T16:47:14.317000000"/>
  </office:meta>
</office:document-meta>
</file>